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47232" style:apply-style-name="Accent_20_1" style:base-cell-address="'02_26-2'.B1"/>
    </style:style>
  </office:automatic-styles>
  <office:body>
    <office:spreadsheet>
      <table:calculation-settings table:automatic-find-labels="false" table:use-regular-expressions="false" table:use-wildcards="true"/>
      <table:table table:name="02_26-2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number-columns-repeated="3"/>
          <table:table-cell office:value-type="float" office:value="47232" calcext:value-type="float">
            <text:p>47232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]+[.A2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A3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+[.A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+[.A5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+[.A6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]+[.A7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]+[.A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]+[.A9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]+[.A10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]+[.A11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]+[.A12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]+[.A13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]+[.A14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]+[.A15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]+[.A16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]+[.A17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]+[.A18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]+[.A19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]+[.A20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]+[.A21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[.A22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2]+[.A23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3]+[.A24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]+[.A25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5]+[.A26]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]+[.A27]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]+[.A28]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8]+[.A29]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9]+[.A30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0]+[.A31]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1]+[.A32]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]+[.A33]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3]+[.A34]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]+[.A35]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]+[.A36]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]+[.A37]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7]+[.A38]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8]+[.A39]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9]+[.A40]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0]+[.A41]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1]+[.A42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2]+[.A43]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3]+[.A44]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4]+[.A45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5]+[.A46]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6]+[.A47]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7]+[.A48]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8]+[.A49]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9]+[.A50]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0]+[.A51]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1]+[.A52]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2]+[.A53]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3]+[.A54]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4]+[.A55]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5]+[.A56]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6]+[.A57]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7]+[.A58]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8]+[.A59]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9]+[.A60]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0]+[.A61]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1]+[.A62]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2]+[.A63]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3]+[.A64]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4]+[.A65]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5]+[.A66]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6]+[.A67]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7]+[.A68]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8]+[.A69]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9]+[.A70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0]+[.A71]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1]+[.A72]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2]+[.A73]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3]+[.A74]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4]+[.A75]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5]+[.A76]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6]+[.A77]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7]+[.A78]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8]+[.A79]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9]+[.A80]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0]+[.A81]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1]+[.A82]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2]+[.A83]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3]+[.A84]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4]+[.A85]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5]+[.A86]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6]+[.A87]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7]+[.A88]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8]+[.A89]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9]+[.A90]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0]+[.A91]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1]+[.A92]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2]+[.A93]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3]+[.A94]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4]+[.A95]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5]+[.A96]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6]+[.A97]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7]+[.A98]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8]+[.A99]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9]+[.A100]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0]+[.A101]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1]+[.A102]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2]+[.A103]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3]+[.A104]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4]+[.A105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5]+[.A106]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6]+[.A107]"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7]+[.A108]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8]+[.A109]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9]+[.A110]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0]+[.A111]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1]+[.A112]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2]+[.A113]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3]+[.A114]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4]+[.A115]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5]+[.A116]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6]+[.A117]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7]+[.A118]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8]+[.A119]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9]+[.A120]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0]+[.A121]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1]+[.A122]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2]+[.A123]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3]+[.A124]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4]+[.A125]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5]+[.A126]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6]+[.A127]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7]+[.A128]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8]+[.A129]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9]+[.A130]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0]+[.A131]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1]+[.A132]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2]+[.A133]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3]+[.A134]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4]+[.A135]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5]+[.A136]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6]+[.A137]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7]+[.A138]"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8]+[.A139]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9]+[.A140]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0]+[.A141]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1]+[.A142]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2]+[.A143]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3]+[.A144]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4]+[.A145]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5]+[.A146]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6]+[.A147]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7]+[.A148]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8]+[.A149]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9]+[.A150]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0]+[.A151]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1]+[.A152]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2]+[.A153]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3]+[.A154]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4]+[.A155]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5]+[.A156]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6]+[.A157]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7]+[.A158]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8]+[.A159]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9]+[.A160]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0]+[.A161]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1]+[.A162]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2]+[.A163]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3]+[.A164]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4]+[.A165]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5]+[.A166]"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6]+[.A167]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7]+[.A168]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8]+[.A169]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9]+[.A170]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0]+[.A171]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1]+[.A172]"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2]+[.A173]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3]+[.A174]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4]+[.A175]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5]+[.A176]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6]+[.A177]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7]+[.A178]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8]+[.A179]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9]+[.A180]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0]+[.A181]"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1]+[.A182]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2]+[.A183]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3]+[.A184]"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4]+[.A185]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5]+[.A186]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6]+[.A187]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7]+[.A188]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8]+[.A189]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9]+[.A190]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0]+[.A191]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1]+[.A192]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2]+[.A193]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3]+[.A194]"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4]+[.A195]"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5]+[.A196]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6]+[.A197]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7]+[.A198]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8]+[.A199]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9]+[.A200]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0]+[.A201]"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1]+[.A202]"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2]+[.A203]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3]+[.A204]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4]+[.A205]" office:value-type="float" office:value="205" calcext:value-type="float">
            <text:p>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5]+[.A206]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6]+[.A207]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7]+[.A208]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8]+[.A209]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9]+[.A210]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0]+[.A211]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1]+[.A212]"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2]+[.A213]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3]+[.A214]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4]+[.A215]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5]+[.A216]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6]+[.A217]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7]+[.A218]"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8]+[.A219]"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9]+[.A220]"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20]+[.A221]" office:value-type="float" office:value="221" calcext:value-type="float">
            <text:p>2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21]+[.A222]"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22]+[.A223]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23]+[.A224]"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24]+[.A225]"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25]+[.A226]" office:value-type="float" office:value="226" calcext:value-type="float">
            <text:p>2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26]+[.A227]"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27]+[.A228]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28]+[.A229]" office:value-type="float" office:value="229" calcext:value-type="float">
            <text:p>22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29]+[.A230]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30]+[.A231]"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31]+[.A232]"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32]+[.A233]" office:value-type="float" office:value="233" calcext:value-type="float">
            <text:p>2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33]+[.A234]"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34]+[.A235]"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35]+[.A236]"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36]+[.A237]"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37]+[.A238]"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38]+[.A239]"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39]+[.A240]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0]+[.A241]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1]+[.A242]"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2]+[.A243]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3]+[.A244]"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4]+[.A245]"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5]+[.A246]" office:value-type="float" office:value="246" calcext:value-type="float">
            <text:p>24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6]+[.A247]"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7]+[.A248]"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8]+[.A249]"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9]+[.A250]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50]+[.A251]"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51]+[.A252]" office:value-type="float" office:value="252" calcext:value-type="float">
            <text:p>2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52]+[.A253]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53]+[.A254]" office:value-type="float" office:value="254" calcext:value-type="float">
            <text:p>25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54]+[.A255]"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55]+[.A256]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56]+[.A257]"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57]+[.A258]" office:value-type="float" office:value="258" calcext:value-type="float">
            <text:p>2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58]+[.A259]"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59]+[.A260]"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0]+[.A261]" office:value-type="float" office:value="261" calcext:value-type="float">
            <text:p>26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1]+[.A262]"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2]+[.A263]"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3]+[.A264]" office:value-type="float" office:value="264" calcext:value-type="float">
            <text:p>2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4]+[.A265]"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5]+[.A266]"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6]+[.A267]"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7]+[.A268]" office:value-type="float" office:value="268" calcext:value-type="float">
            <text:p>2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8]+[.A269]"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9]+[.A270]"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0]+[.A271]"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1]+[.A272]"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2]+[.A273]"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3]+[.A274]"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4]+[.A275]"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5]+[.A276]"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6]+[.A277]" office:value-type="float" office:value="277" calcext:value-type="float">
            <text:p>2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7]+[.A278]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8]+[.A279]"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9]+[.A280]"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80]+[.A281]"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81]+[.A282]"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82]+[.A283]" office:value-type="float" office:value="283" calcext:value-type="float">
            <text:p>28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83]+[.A284]"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84]+[.A285]" office:value-type="float" office:value="285" calcext:value-type="float">
            <text:p>28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85]+[.A286]" office:value-type="float" office:value="286" calcext:value-type="float">
            <text:p>28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86]+[.A287]"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87]+[.A288]"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88]+[.A289]" office:value-type="float" office:value="289" calcext:value-type="float">
            <text:p>28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89]+[.A290]"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90]+[.A291]"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91]+[.A292]"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92]+[.A293]" office:value-type="float" office:value="293" calcext:value-type="float">
            <text:p>29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93]+[.A294]" office:value-type="float" office:value="294" calcext:value-type="float">
            <text:p>2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94]+[.A295]"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95]+[.A296]"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96]+[.A297]" office:value-type="float" office:value="297" calcext:value-type="float">
            <text:p>29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97]+[.A298]"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98]+[.A299]"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99]+[.A300]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00]+[.A301]" office:value-type="float" office:value="301" calcext:value-type="float">
            <text:p>3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01]+[.A302]"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02]+[.A303]" office:value-type="float" office:value="303" calcext:value-type="float">
            <text:p>3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03]+[.A304]"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04]+[.A305]"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05]+[.A306]"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06]+[.A307]" office:value-type="float" office:value="307" calcext:value-type="float">
            <text:p>3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07]+[.A308]"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08]+[.A309]"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09]+[.A310]" office:value-type="float" office:value="310" calcext:value-type="float">
            <text:p>3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10]+[.A311]" office:value-type="float" office:value="311" calcext:value-type="float">
            <text:p>3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11]+[.A312]" office:value-type="float" office:value="312" calcext:value-type="float">
            <text:p>3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12]+[.A313]"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13]+[.A314]"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14]+[.A315]"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15]+[.A316]" office:value-type="float" office:value="316" calcext:value-type="float">
            <text:p>3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16]+[.A317]" office:value-type="float" office:value="317" calcext:value-type="float">
            <text:p>31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17]+[.A318]" office:value-type="float" office:value="318" calcext:value-type="float">
            <text:p>3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18]+[.A319]" office:value-type="float" office:value="319" calcext:value-type="float">
            <text:p>31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19]+[.A320]"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0]+[.A321]" office:value-type="float" office:value="321" calcext:value-type="float">
            <text:p>3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1]+[.A322]" office:value-type="float" office:value="322" calcext:value-type="float">
            <text:p>3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2]+[.A323]"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3]+[.A324]" office:value-type="float" office:value="324" calcext:value-type="float">
            <text:p>3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4]+[.A325]"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5]+[.A326]"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6]+[.A327]"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7]+[.A328]" office:value-type="float" office:value="328" calcext:value-type="float">
            <text:p>3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8]+[.A329]" office:value-type="float" office:value="329" calcext:value-type="float">
            <text:p>32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9]+[.A330]"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30]+[.A331]" office:value-type="float" office:value="331" calcext:value-type="float">
            <text:p>3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31]+[.A332]" office:value-type="float" office:value="332" calcext:value-type="float">
            <text:p>3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32]+[.A333]" office:value-type="float" office:value="333" calcext:value-type="float">
            <text:p>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33]+[.A334]"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34]+[.A335]"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35]+[.A336]"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36]+[.A337]" office:value-type="float" office:value="337" calcext:value-type="float">
            <text:p>33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37]+[.A338]" office:value-type="float" office:value="338" calcext:value-type="float">
            <text:p>3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38]+[.A339]" office:value-type="float" office:value="339" calcext:value-type="float">
            <text:p>3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39]+[.A340]"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0]+[.A341]"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1]+[.A342]" office:value-type="float" office:value="342" calcext:value-type="float">
            <text:p>3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2]+[.A343]" office:value-type="float" office:value="343" calcext:value-type="float">
            <text:p>34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3]+[.A344]"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4]+[.A345]"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5]+[.A346]" office:value-type="float" office:value="346" calcext:value-type="float">
            <text:p>34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6]+[.A347]" office:value-type="float" office:value="347" calcext:value-type="float">
            <text:p>34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7]+[.A348]"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8]+[.A349]" office:value-type="float" office:value="349" calcext:value-type="float">
            <text:p>3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9]+[.A350]"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0]+[.A351]"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1]+[.A352]" office:value-type="float" office:value="352" calcext:value-type="float">
            <text:p>3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2]+[.A353]"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3]+[.A354]"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4]+[.A355]" office:value-type="float" office:value="355" calcext:value-type="float">
            <text:p>3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5]+[.A356]" office:value-type="float" office:value="356" calcext:value-type="float">
            <text:p>3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6]+[.A357]" office:value-type="float" office:value="357" calcext:value-type="float">
            <text:p>3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7]+[.A358]" office:value-type="float" office:value="358" calcext:value-type="float">
            <text:p>3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8]+[.A359]"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9]+[.A360]"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0]+[.A361]" office:value-type="float" office:value="361" calcext:value-type="float">
            <text:p>36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1]+[.A362]" office:value-type="float" office:value="362" calcext:value-type="float">
            <text:p>36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2]+[.A363]" office:value-type="float" office:value="363" calcext:value-type="float">
            <text:p>36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3]+[.A364]" office:value-type="float" office:value="364" calcext:value-type="float">
            <text:p>3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4]+[.A365]" office:value-type="float" office:value="365" calcext:value-type="float">
            <text:p>3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5]+[.A366]" office:value-type="float" office:value="366" calcext:value-type="float">
            <text:p>36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6]+[.A367]" office:value-type="float" office:value="367" calcext:value-type="float">
            <text:p>3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7]+[.A368]"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8]+[.A369]" office:value-type="float" office:value="369" calcext:value-type="float">
            <text:p>3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9]+[.A370]"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70]+[.A371]" office:value-type="float" office:value="371" calcext:value-type="float">
            <text:p>37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71]+[.A372]" office:value-type="float" office:value="372" calcext:value-type="float">
            <text:p>3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72]+[.A373]" office:value-type="float" office:value="373" calcext:value-type="float">
            <text:p>3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73]+[.A374]" office:value-type="float" office:value="374" calcext:value-type="float">
            <text:p>3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74]+[.A375]"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75]+[.A376]"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76]+[.A377]" office:value-type="float" office:value="377" calcext:value-type="float">
            <text:p>3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77]+[.A378]" office:value-type="float" office:value="378" calcext:value-type="float">
            <text:p>3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78]+[.A379]" office:value-type="float" office:value="379" calcext:value-type="float">
            <text:p>3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79]+[.A380]" office:value-type="float" office:value="380" calcext:value-type="float">
            <text:p>3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80]+[.A381]" office:value-type="float" office:value="381" calcext:value-type="float">
            <text:p>3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81]+[.A382]" office:value-type="float" office:value="382" calcext:value-type="float">
            <text:p>38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82]+[.A383]" office:value-type="float" office:value="383" calcext:value-type="float">
            <text:p>38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83]+[.A384]"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84]+[.A385]" office:value-type="float" office:value="385" calcext:value-type="float">
            <text:p>38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85]+[.A386]" office:value-type="float" office:value="386" calcext:value-type="float">
            <text:p>38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86]+[.A387]" office:value-type="float" office:value="387" calcext:value-type="float">
            <text:p>3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87]+[.A388]" office:value-type="float" office:value="388" calcext:value-type="float">
            <text:p>3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88]+[.A389]" office:value-type="float" office:value="389" calcext:value-type="float">
            <text:p>38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89]+[.A390]" office:value-type="float" office:value="390" calcext:value-type="float">
            <text:p>39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90]+[.A391]"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91]+[.A392]" office:value-type="float" office:value="392" calcext:value-type="float">
            <text:p>3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92]+[.A393]" office:value-type="float" office:value="393" calcext:value-type="float">
            <text:p>39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93]+[.A394]" office:value-type="float" office:value="394" calcext:value-type="float">
            <text:p>3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94]+[.A395]" office:value-type="float" office:value="395" calcext:value-type="float">
            <text:p>3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95]+[.A396]" office:value-type="float" office:value="396" calcext:value-type="float">
            <text:p>3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96]+[.A397]" office:value-type="float" office:value="397" calcext:value-type="float">
            <text:p>39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97]+[.A398]"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98]+[.A399]"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99]+[.A400]"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00]+[.A401]"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01]+[.A402]" office:value-type="float" office:value="402" calcext:value-type="float">
            <text:p>40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02]+[.A403]" office:value-type="float" office:value="403" calcext:value-type="float">
            <text:p>4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03]+[.A404]" office:value-type="float" office:value="404" calcext:value-type="float">
            <text:p>4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04]+[.A405]" office:value-type="float" office:value="405" calcext:value-type="float">
            <text:p>4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05]+[.A406]" office:value-type="float" office:value="406" calcext:value-type="float">
            <text:p>4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06]+[.A407]" office:value-type="float" office:value="407" calcext:value-type="float">
            <text:p>4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07]+[.A408]" office:value-type="float" office:value="408" calcext:value-type="float">
            <text:p>4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08]+[.A409]" office:value-type="float" office:value="409" calcext:value-type="float">
            <text:p>4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09]+[.A410]"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10]+[.A411]" office:value-type="float" office:value="411" calcext:value-type="float">
            <text:p>4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11]+[.A412]" office:value-type="float" office:value="412" calcext:value-type="float">
            <text:p>4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12]+[.A413]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13]+[.A414]" office:value-type="float" office:value="414" calcext:value-type="float">
            <text:p>41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14]+[.A415]" office:value-type="float" office:value="415" calcext:value-type="float">
            <text:p>4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15]+[.A416]" office:value-type="float" office:value="416" calcext:value-type="float">
            <text:p>4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16]+[.A417]" office:value-type="float" office:value="417" calcext:value-type="float">
            <text:p>4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17]+[.A418]" office:value-type="float" office:value="419" calcext:value-type="float">
            <text:p>4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18]+[.A419]" office:value-type="float" office:value="421" calcext:value-type="float">
            <text:p>4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19]+[.A420]" office:value-type="float" office:value="423" calcext:value-type="float">
            <text:p>4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20]+[.A421]"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21]+[.A422]" office:value-type="float" office:value="427" calcext:value-type="float">
            <text:p>4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22]+[.A423]"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23]+[.A424]" office:value-type="float" office:value="431" calcext:value-type="float">
            <text:p>4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24]+[.A425]" office:value-type="float" office:value="433" calcext:value-type="float">
            <text:p>4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25]+[.A426]" office:value-type="float" office:value="435" calcext:value-type="float">
            <text:p>4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26]+[.A427]" office:value-type="float" office:value="437" calcext:value-type="float">
            <text:p>4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27]+[.A428]" office:value-type="float" office:value="439" calcext:value-type="float">
            <text:p>4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28]+[.A429]" office:value-type="float" office:value="441" calcext:value-type="float">
            <text:p>4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29]+[.A430]" office:value-type="float" office:value="443" calcext:value-type="float">
            <text:p>4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30]+[.A431]" office:value-type="float" office:value="445" calcext:value-type="float">
            <text:p>4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31]+[.A432]" office:value-type="float" office:value="447" calcext:value-type="float">
            <text:p>4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32]+[.A433]" office:value-type="float" office:value="449" calcext:value-type="float">
            <text:p>4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33]+[.A434]" office:value-type="float" office:value="451" calcext:value-type="float">
            <text:p>4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34]+[.A435]" office:value-type="float" office:value="453" calcext:value-type="float">
            <text:p>4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35]+[.A436]" office:value-type="float" office:value="455" calcext:value-type="float">
            <text:p>4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36]+[.A437]" office:value-type="float" office:value="457" calcext:value-type="float">
            <text:p>4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37]+[.A438]" office:value-type="float" office:value="459" calcext:value-type="float">
            <text:p>4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38]+[.A439]" office:value-type="float" office:value="461" calcext:value-type="float">
            <text:p>4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39]+[.A440]" office:value-type="float" office:value="463" calcext:value-type="float">
            <text:p>4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40]+[.A441]" office:value-type="float" office:value="465" calcext:value-type="float">
            <text:p>4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41]+[.A442]" office:value-type="float" office:value="467" calcext:value-type="float">
            <text:p>4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42]+[.A443]" office:value-type="float" office:value="469" calcext:value-type="float">
            <text:p>4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43]+[.A444]" office:value-type="float" office:value="471" calcext:value-type="float">
            <text:p>4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44]+[.A445]" office:value-type="float" office:value="473" calcext:value-type="float">
            <text:p>4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45]+[.A446]" office:value-type="float" office:value="475" calcext:value-type="float">
            <text:p>4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46]+[.A447]" office:value-type="float" office:value="477" calcext:value-type="float">
            <text:p>4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47]+[.A448]" office:value-type="float" office:value="479" calcext:value-type="float">
            <text:p>4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48]+[.A449]" office:value-type="float" office:value="481" calcext:value-type="float">
            <text:p>4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49]+[.A450]" office:value-type="float" office:value="483" calcext:value-type="float">
            <text:p>4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50]+[.A451]" office:value-type="float" office:value="485" calcext:value-type="float">
            <text:p>4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51]+[.A452]" office:value-type="float" office:value="487" calcext:value-type="float">
            <text:p>4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52]+[.A453]" office:value-type="float" office:value="489" calcext:value-type="float">
            <text:p>4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53]+[.A454]" office:value-type="float" office:value="491" calcext:value-type="float">
            <text:p>4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54]+[.A455]" office:value-type="float" office:value="493" calcext:value-type="float">
            <text:p>4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55]+[.A456]" office:value-type="float" office:value="495" calcext:value-type="float">
            <text:p>4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56]+[.A457]" office:value-type="float" office:value="497" calcext:value-type="float">
            <text:p>4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57]+[.A458]" office:value-type="float" office:value="499" calcext:value-type="float">
            <text:p>4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58]+[.A459]" office:value-type="float" office:value="501" calcext:value-type="float">
            <text:p>5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59]+[.A460]"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60]+[.A461]"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61]+[.A462]"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62]+[.A463]"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63]+[.A464]" office:value-type="float" office:value="511" calcext:value-type="float">
            <text:p>5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64]+[.A465]" office:value-type="float" office:value="513" calcext:value-type="float">
            <text:p>5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65]+[.A466]"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66]+[.A467]" office:value-type="float" office:value="517" calcext:value-type="float">
            <text:p>5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67]+[.A468]"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68]+[.A469]" office:value-type="float" office:value="521" calcext:value-type="float">
            <text:p>5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69]+[.A470]" office:value-type="float" office:value="523" calcext:value-type="float">
            <text:p>5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70]+[.A471]"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71]+[.A472]" office:value-type="float" office:value="527" calcext:value-type="float">
            <text:p>5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72]+[.A473]" office:value-type="float" office:value="529" calcext:value-type="float">
            <text:p>5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73]+[.A474]" office:value-type="float" office:value="531" calcext:value-type="float">
            <text:p>5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74]+[.A475]"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75]+[.A476]" office:value-type="float" office:value="535" calcext:value-type="float">
            <text:p>5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76]+[.A477]" office:value-type="float" office:value="537" calcext:value-type="float">
            <text:p>5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77]+[.A478]" office:value-type="float" office:value="539" calcext:value-type="float">
            <text:p>5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78]+[.A479]" office:value-type="float" office:value="541" calcext:value-type="float">
            <text:p>5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79]+[.A480]"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80]+[.A481]" office:value-type="float" office:value="545" calcext:value-type="float">
            <text:p>5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81]+[.A482]" office:value-type="float" office:value="547" calcext:value-type="float">
            <text:p>5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82]+[.A483]" office:value-type="float" office:value="549" calcext:value-type="float">
            <text:p>5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83]+[.A484]" office:value-type="float" office:value="551" calcext:value-type="float">
            <text:p>5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84]+[.A485]" office:value-type="float" office:value="553" calcext:value-type="float">
            <text:p>5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85]+[.A486]" office:value-type="float" office:value="555" calcext:value-type="float">
            <text:p>5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86]+[.A487]" office:value-type="float" office:value="557" calcext:value-type="float">
            <text:p>5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87]+[.A488]" office:value-type="float" office:value="559" calcext:value-type="float">
            <text:p>5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88]+[.A489]" office:value-type="float" office:value="561" calcext:value-type="float">
            <text:p>5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89]+[.A490]" office:value-type="float" office:value="563" calcext:value-type="float">
            <text:p>5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90]+[.A491]"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91]+[.A492]" office:value-type="float" office:value="567" calcext:value-type="float">
            <text:p>5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92]+[.A493]"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93]+[.A494]"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94]+[.A495]" office:value-type="float" office:value="573" calcext:value-type="float">
            <text:p>5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95]+[.A496]" office:value-type="float" office:value="575" calcext:value-type="float">
            <text:p>5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96]+[.A497]" office:value-type="float" office:value="577" calcext:value-type="float">
            <text:p>5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97]+[.A498]" office:value-type="float" office:value="579" calcext:value-type="float">
            <text:p>5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98]+[.A499]"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99]+[.A500]" office:value-type="float" office:value="583" calcext:value-type="float">
            <text:p>5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00]+[.A501]" office:value-type="float" office:value="585" calcext:value-type="float">
            <text:p>5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01]+[.A502]" office:value-type="float" office:value="587" calcext:value-type="float">
            <text:p>5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02]+[.A503]"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03]+[.A504]" office:value-type="float" office:value="591" calcext:value-type="float">
            <text:p>5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04]+[.A505]" office:value-type="float" office:value="593" calcext:value-type="float">
            <text:p>5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05]+[.A506]" office:value-type="float" office:value="595" calcext:value-type="float">
            <text:p>5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06]+[.A507]" office:value-type="float" office:value="597" calcext:value-type="float">
            <text:p>5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07]+[.A508]"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08]+[.A509]" office:value-type="float" office:value="601" calcext:value-type="float">
            <text:p>6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09]+[.A510]" office:value-type="float" office:value="603" calcext:value-type="float">
            <text:p>6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10]+[.A511]" office:value-type="float" office:value="605" calcext:value-type="float">
            <text:p>6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11]+[.A512]" office:value-type="float" office:value="607" calcext:value-type="float">
            <text:p>6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12]+[.A513]" office:value-type="float" office:value="609" calcext:value-type="float">
            <text:p>6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13]+[.A514]" office:value-type="float" office:value="611" calcext:value-type="float">
            <text:p>6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14]+[.A515]" office:value-type="float" office:value="613" calcext:value-type="float">
            <text:p>6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15]+[.A516]" office:value-type="float" office:value="615" calcext:value-type="float">
            <text:p>6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16]+[.A517]" office:value-type="float" office:value="617" calcext:value-type="float">
            <text:p>6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17]+[.A518]" office:value-type="float" office:value="619" calcext:value-type="float">
            <text:p>6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18]+[.A519]" office:value-type="float" office:value="621" calcext:value-type="float">
            <text:p>6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19]+[.A520]" office:value-type="float" office:value="623" calcext:value-type="float">
            <text:p>6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20]+[.A521]" office:value-type="float" office:value="625" calcext:value-type="float">
            <text:p>6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21]+[.A522]" office:value-type="float" office:value="627" calcext:value-type="float">
            <text:p>6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22]+[.A523]" office:value-type="float" office:value="629" calcext:value-type="float">
            <text:p>6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23]+[.A524]" office:value-type="float" office:value="631" calcext:value-type="float">
            <text:p>6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24]+[.A525]" office:value-type="float" office:value="633" calcext:value-type="float">
            <text:p>6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25]+[.A526]"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26]+[.A527]" office:value-type="float" office:value="637" calcext:value-type="float">
            <text:p>6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27]+[.A528]" office:value-type="float" office:value="639" calcext:value-type="float">
            <text:p>6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28]+[.A529]" office:value-type="float" office:value="641" calcext:value-type="float">
            <text:p>6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29]+[.A530]" office:value-type="float" office:value="643" calcext:value-type="float">
            <text:p>6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30]+[.A531]" office:value-type="float" office:value="645" calcext:value-type="float">
            <text:p>6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31]+[.A532]" office:value-type="float" office:value="647" calcext:value-type="float">
            <text:p>6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32]+[.A533]" office:value-type="float" office:value="649" calcext:value-type="float">
            <text:p>6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33]+[.A534]" office:value-type="float" office:value="651" calcext:value-type="float">
            <text:p>6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34]+[.A535]" office:value-type="float" office:value="653" calcext:value-type="float">
            <text:p>6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35]+[.A536]" office:value-type="float" office:value="655" calcext:value-type="float">
            <text:p>6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36]+[.A537]" office:value-type="float" office:value="657" calcext:value-type="float">
            <text:p>6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37]+[.A538]" office:value-type="float" office:value="659" calcext:value-type="float">
            <text:p>6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38]+[.A539]" office:value-type="float" office:value="661" calcext:value-type="float">
            <text:p>6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39]+[.A540]" office:value-type="float" office:value="663" calcext:value-type="float">
            <text:p>6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40]+[.A541]" office:value-type="float" office:value="665" calcext:value-type="float">
            <text:p>6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41]+[.A542]" office:value-type="float" office:value="667" calcext:value-type="float">
            <text:p>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42]+[.A543]" office:value-type="float" office:value="669" calcext:value-type="float">
            <text:p>6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43]+[.A544]" office:value-type="float" office:value="671" calcext:value-type="float">
            <text:p>6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44]+[.A545]" office:value-type="float" office:value="673" calcext:value-type="float">
            <text:p>6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45]+[.A546]" office:value-type="float" office:value="675" calcext:value-type="float">
            <text:p>6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46]+[.A547]" office:value-type="float" office:value="677" calcext:value-type="float">
            <text:p>6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47]+[.A548]" office:value-type="float" office:value="679" calcext:value-type="float">
            <text:p>6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48]+[.A549]" office:value-type="float" office:value="681" calcext:value-type="float">
            <text:p>6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49]+[.A550]" office:value-type="float" office:value="683" calcext:value-type="float">
            <text:p>6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50]+[.A551]" office:value-type="float" office:value="685" calcext:value-type="float">
            <text:p>6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51]+[.A552]" office:value-type="float" office:value="687" calcext:value-type="float">
            <text:p>6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52]+[.A553]" office:value-type="float" office:value="689" calcext:value-type="float">
            <text:p>6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53]+[.A554]" office:value-type="float" office:value="691" calcext:value-type="float">
            <text:p>6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54]+[.A555]" office:value-type="float" office:value="693" calcext:value-type="float">
            <text:p>6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55]+[.A556]" office:value-type="float" office:value="695" calcext:value-type="float">
            <text:p>6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56]+[.A557]" office:value-type="float" office:value="697" calcext:value-type="float">
            <text:p>6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57]+[.A558]" office:value-type="float" office:value="699" calcext:value-type="float">
            <text:p>6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58]+[.A559]" office:value-type="float" office:value="701" calcext:value-type="float">
            <text:p>7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59]+[.A560]" office:value-type="float" office:value="703" calcext:value-type="float">
            <text:p>7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60]+[.A561]" office:value-type="float" office:value="705" calcext:value-type="float">
            <text:p>7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61]+[.A562]" office:value-type="float" office:value="707" calcext:value-type="float">
            <text:p>7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62]+[.A563]" office:value-type="float" office:value="709" calcext:value-type="float">
            <text:p>7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63]+[.A564]" office:value-type="float" office:value="711" calcext:value-type="float">
            <text:p>7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64]+[.A565]" office:value-type="float" office:value="713" calcext:value-type="float">
            <text:p>7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65]+[.A566]"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66]+[.A567]" office:value-type="float" office:value="717" calcext:value-type="float">
            <text:p>7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67]+[.A568]" office:value-type="float" office:value="719" calcext:value-type="float">
            <text:p>7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68]+[.A569]" office:value-type="float" office:value="721" calcext:value-type="float">
            <text:p>7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69]+[.A570]" office:value-type="float" office:value="723" calcext:value-type="float">
            <text:p>7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70]+[.A571]" office:value-type="float" office:value="725" calcext:value-type="float">
            <text:p>7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71]+[.A572]" office:value-type="float" office:value="727" calcext:value-type="float">
            <text:p>7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72]+[.A573]" office:value-type="float" office:value="729" calcext:value-type="float">
            <text:p>7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73]+[.A574]" office:value-type="float" office:value="731" calcext:value-type="float">
            <text:p>7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74]+[.A575]" office:value-type="float" office:value="733" calcext:value-type="float">
            <text:p>7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75]+[.A576]" office:value-type="float" office:value="735" calcext:value-type="float">
            <text:p>7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76]+[.A577]" office:value-type="float" office:value="737" calcext:value-type="float">
            <text:p>7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77]+[.A578]" office:value-type="float" office:value="739" calcext:value-type="float">
            <text:p>7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78]+[.A579]" office:value-type="float" office:value="741" calcext:value-type="float">
            <text:p>7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79]+[.A580]" office:value-type="float" office:value="743" calcext:value-type="float">
            <text:p>7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80]+[.A581]" office:value-type="float" office:value="745" calcext:value-type="float">
            <text:p>7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81]+[.A582]" office:value-type="float" office:value="747" calcext:value-type="float">
            <text:p>7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82]+[.A583]" office:value-type="float" office:value="749" calcext:value-type="float">
            <text:p>7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83]+[.A584]" office:value-type="float" office:value="751" calcext:value-type="float">
            <text:p>7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84]+[.A585]" office:value-type="float" office:value="753" calcext:value-type="float">
            <text:p>7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85]+[.A586]" office:value-type="float" office:value="755" calcext:value-type="float">
            <text:p>7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86]+[.A587]" office:value-type="float" office:value="757" calcext:value-type="float">
            <text:p>7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87]+[.A588]" office:value-type="float" office:value="759" calcext:value-type="float">
            <text:p>7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88]+[.A589]" office:value-type="float" office:value="761" calcext:value-type="float">
            <text:p>7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89]+[.A590]" office:value-type="float" office:value="763" calcext:value-type="float">
            <text:p>7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90]+[.A591]" office:value-type="float" office:value="765" calcext:value-type="float">
            <text:p>7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91]+[.A592]" office:value-type="float" office:value="767" calcext:value-type="float">
            <text:p>7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92]+[.A593]" office:value-type="float" office:value="769" calcext:value-type="float">
            <text:p>7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93]+[.A594]" office:value-type="float" office:value="771" calcext:value-type="float">
            <text:p>7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94]+[.A595]" office:value-type="float" office:value="773" calcext:value-type="float">
            <text:p>7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95]+[.A596]" office:value-type="float" office:value="775" calcext:value-type="float">
            <text:p>7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96]+[.A597]" office:value-type="float" office:value="777" calcext:value-type="float">
            <text:p>7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97]+[.A598]" office:value-type="float" office:value="779" calcext:value-type="float">
            <text:p>7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98]+[.A599]" office:value-type="float" office:value="781" calcext:value-type="float">
            <text:p>7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99]+[.A600]" office:value-type="float" office:value="783" calcext:value-type="float">
            <text:p>7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00]+[.A601]" office:value-type="float" office:value="785" calcext:value-type="float">
            <text:p>7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01]+[.A602]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02]+[.A603]" office:value-type="float" office:value="789" calcext:value-type="float">
            <text:p>7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03]+[.A604]" office:value-type="float" office:value="791" calcext:value-type="float">
            <text:p>7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04]+[.A605]" office:value-type="float" office:value="793" calcext:value-type="float">
            <text:p>7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05]+[.A606]" office:value-type="float" office:value="795" calcext:value-type="float">
            <text:p>7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06]+[.A607]" office:value-type="float" office:value="797" calcext:value-type="float">
            <text:p>7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07]+[.A608]" office:value-type="float" office:value="799" calcext:value-type="float">
            <text:p>7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08]+[.A609]" office:value-type="float" office:value="801" calcext:value-type="float">
            <text:p>8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09]+[.A610]" office:value-type="float" office:value="803" calcext:value-type="float">
            <text:p>8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10]+[.A611]" office:value-type="float" office:value="805" calcext:value-type="float">
            <text:p>8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11]+[.A612]" office:value-type="float" office:value="807" calcext:value-type="float">
            <text:p>8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12]+[.A613]" office:value-type="float" office:value="809" calcext:value-type="float">
            <text:p>8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13]+[.A614]" office:value-type="float" office:value="811" calcext:value-type="float">
            <text:p>8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14]+[.A615]" office:value-type="float" office:value="813" calcext:value-type="float">
            <text:p>8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15]+[.A616]" office:value-type="float" office:value="815" calcext:value-type="float">
            <text:p>8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16]+[.A617]" office:value-type="float" office:value="817" calcext:value-type="float">
            <text:p>8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17]+[.A618]" office:value-type="float" office:value="819" calcext:value-type="float">
            <text:p>8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18]+[.A619]" office:value-type="float" office:value="821" calcext:value-type="float">
            <text:p>8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19]+[.A620]" office:value-type="float" office:value="823" calcext:value-type="float">
            <text:p>8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20]+[.A621]" office:value-type="float" office:value="825" calcext:value-type="float">
            <text:p>8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21]+[.A622]" office:value-type="float" office:value="827" calcext:value-type="float">
            <text:p>8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22]+[.A623]" office:value-type="float" office:value="829" calcext:value-type="float">
            <text:p>8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23]+[.A624]" office:value-type="float" office:value="831" calcext:value-type="float">
            <text:p>8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24]+[.A625]" office:value-type="float" office:value="833" calcext:value-type="float">
            <text:p>8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25]+[.A626]" office:value-type="float" office:value="835" calcext:value-type="float">
            <text:p>8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26]+[.A627]" office:value-type="float" office:value="837" calcext:value-type="float">
            <text:p>8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27]+[.A628]" office:value-type="float" office:value="839" calcext:value-type="float">
            <text:p>8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28]+[.A629]" office:value-type="float" office:value="841" calcext:value-type="float">
            <text:p>8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29]+[.A630]" office:value-type="float" office:value="843" calcext:value-type="float">
            <text:p>8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30]+[.A631]" office:value-type="float" office:value="845" calcext:value-type="float">
            <text:p>8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31]+[.A632]" office:value-type="float" office:value="847" calcext:value-type="float">
            <text:p>8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32]+[.A633]" office:value-type="float" office:value="849" calcext:value-type="float">
            <text:p>8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33]+[.A634]" office:value-type="float" office:value="851" calcext:value-type="float">
            <text:p>8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34]+[.A635]" office:value-type="float" office:value="853" calcext:value-type="float">
            <text:p>8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35]+[.A636]" office:value-type="float" office:value="855" calcext:value-type="float">
            <text:p>8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36]+[.A637]" office:value-type="float" office:value="857" calcext:value-type="float">
            <text:p>8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37]+[.A638]" office:value-type="float" office:value="859" calcext:value-type="float">
            <text:p>8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38]+[.A639]" office:value-type="float" office:value="861" calcext:value-type="float">
            <text:p>8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39]+[.A640]" office:value-type="float" office:value="863" calcext:value-type="float">
            <text:p>8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40]+[.A641]" office:value-type="float" office:value="865" calcext:value-type="float">
            <text:p>8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41]+[.A642]" office:value-type="float" office:value="867" calcext:value-type="float">
            <text:p>8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42]+[.A643]" office:value-type="float" office:value="869" calcext:value-type="float">
            <text:p>8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43]+[.A644]" office:value-type="float" office:value="871" calcext:value-type="float">
            <text:p>8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44]+[.A645]" office:value-type="float" office:value="873" calcext:value-type="float">
            <text:p>8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45]+[.A646]" office:value-type="float" office:value="875" calcext:value-type="float">
            <text:p>8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46]+[.A647]" office:value-type="float" office:value="877" calcext:value-type="float">
            <text:p>8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47]+[.A648]" office:value-type="float" office:value="879" calcext:value-type="float">
            <text:p>8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48]+[.A649]" office:value-type="float" office:value="881" calcext:value-type="float">
            <text:p>8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49]+[.A650]" office:value-type="float" office:value="883" calcext:value-type="float">
            <text:p>8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50]+[.A651]" office:value-type="float" office:value="885" calcext:value-type="float">
            <text:p>8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51]+[.A652]" office:value-type="float" office:value="887" calcext:value-type="float">
            <text:p>8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52]+[.A653]" office:value-type="float" office:value="889" calcext:value-type="float">
            <text:p>8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53]+[.A654]" office:value-type="float" office:value="891" calcext:value-type="float">
            <text:p>8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54]+[.A655]" office:value-type="float" office:value="893" calcext:value-type="float">
            <text:p>8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55]+[.A656]" office:value-type="float" office:value="895" calcext:value-type="float">
            <text:p>8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56]+[.A657]" office:value-type="float" office:value="897" calcext:value-type="float">
            <text:p>8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57]+[.A658]" office:value-type="float" office:value="899" calcext:value-type="float">
            <text:p>8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58]+[.A659]" office:value-type="float" office:value="901" calcext:value-type="float">
            <text:p>9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59]+[.A660]" office:value-type="float" office:value="903" calcext:value-type="float">
            <text:p>9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60]+[.A661]" office:value-type="float" office:value="905" calcext:value-type="float">
            <text:p>9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61]+[.A662]" office:value-type="float" office:value="907" calcext:value-type="float">
            <text:p>9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62]+[.A663]" office:value-type="float" office:value="909" calcext:value-type="float">
            <text:p>9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63]+[.A664]" office:value-type="float" office:value="911" calcext:value-type="float">
            <text:p>9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64]+[.A665]" office:value-type="float" office:value="913" calcext:value-type="float">
            <text:p>9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65]+[.A666]" office:value-type="float" office:value="915" calcext:value-type="float">
            <text:p>9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66]+[.A667]" office:value-type="float" office:value="917" calcext:value-type="float">
            <text:p>9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67]+[.A668]" office:value-type="float" office:value="919" calcext:value-type="float">
            <text:p>9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68]+[.A669]" office:value-type="float" office:value="921" calcext:value-type="float">
            <text:p>9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69]+[.A670]" office:value-type="float" office:value="923" calcext:value-type="float">
            <text:p>9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70]+[.A671]" office:value-type="float" office:value="925" calcext:value-type="float">
            <text:p>9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71]+[.A672]" office:value-type="float" office:value="927" calcext:value-type="float">
            <text:p>9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72]+[.A673]" office:value-type="float" office:value="929" calcext:value-type="float">
            <text:p>9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73]+[.A674]" office:value-type="float" office:value="931" calcext:value-type="float">
            <text:p>9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74]+[.A675]" office:value-type="float" office:value="933" calcext:value-type="float">
            <text:p>9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75]+[.A676]" office:value-type="float" office:value="935" calcext:value-type="float">
            <text:p>9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76]+[.A677]" office:value-type="float" office:value="937" calcext:value-type="float">
            <text:p>9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77]+[.A678]" office:value-type="float" office:value="939" calcext:value-type="float">
            <text:p>9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78]+[.A679]" office:value-type="float" office:value="941" calcext:value-type="float">
            <text:p>9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79]+[.A680]" office:value-type="float" office:value="943" calcext:value-type="float">
            <text:p>9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80]+[.A681]" office:value-type="float" office:value="945" calcext:value-type="float">
            <text:p>9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81]+[.A682]" office:value-type="float" office:value="947" calcext:value-type="float">
            <text:p>9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82]+[.A683]" office:value-type="float" office:value="949" calcext:value-type="float">
            <text:p>9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83]+[.A684]" office:value-type="float" office:value="951" calcext:value-type="float">
            <text:p>9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84]+[.A685]" office:value-type="float" office:value="953" calcext:value-type="float">
            <text:p>9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85]+[.A686]" office:value-type="float" office:value="955" calcext:value-type="float">
            <text:p>9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86]+[.A687]" office:value-type="float" office:value="957" calcext:value-type="float">
            <text:p>9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87]+[.A688]" office:value-type="float" office:value="959" calcext:value-type="float">
            <text:p>9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88]+[.A689]" office:value-type="float" office:value="961" calcext:value-type="float">
            <text:p>9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89]+[.A690]" office:value-type="float" office:value="963" calcext:value-type="float">
            <text:p>9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0]+[.A691]" office:value-type="float" office:value="965" calcext:value-type="float">
            <text:p>9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1]+[.A692]" office:value-type="float" office:value="967" calcext:value-type="float">
            <text:p>9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2]+[.A693]" office:value-type="float" office:value="969" calcext:value-type="float">
            <text:p>9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3]+[.A694]" office:value-type="float" office:value="971" calcext:value-type="float">
            <text:p>9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4]+[.A695]" office:value-type="float" office:value="973" calcext:value-type="float">
            <text:p>9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5]+[.A696]" office:value-type="float" office:value="975" calcext:value-type="float">
            <text:p>9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6]+[.A697]" office:value-type="float" office:value="977" calcext:value-type="float">
            <text:p>9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7]+[.A698]" office:value-type="float" office:value="979" calcext:value-type="float">
            <text:p>9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8]+[.A699]" office:value-type="float" office:value="981" calcext:value-type="float">
            <text:p>9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9]+[.A700]" office:value-type="float" office:value="983" calcext:value-type="float">
            <text:p>9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00]+[.A701]" office:value-type="float" office:value="985" calcext:value-type="float">
            <text:p>9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01]+[.A702]" office:value-type="float" office:value="987" calcext:value-type="float">
            <text:p>9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02]+[.A703]" office:value-type="float" office:value="989" calcext:value-type="float">
            <text:p>9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03]+[.A704]" office:value-type="float" office:value="991" calcext:value-type="float">
            <text:p>9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04]+[.A705]" office:value-type="float" office:value="993" calcext:value-type="float">
            <text:p>9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05]+[.A706]" office:value-type="float" office:value="995" calcext:value-type="float">
            <text:p>9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06]+[.A707]" office:value-type="float" office:value="997" calcext:value-type="float">
            <text:p>9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07]+[.A708]"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08]+[.A709]"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09]+[.A710]" office:value-type="float" office:value="1003" calcext:value-type="float">
            <text:p>10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10]+[.A711]" office:value-type="float" office:value="1005" calcext:value-type="float">
            <text:p>10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11]+[.A712]" office:value-type="float" office:value="1007" calcext:value-type="float">
            <text:p>10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12]+[.A713]" office:value-type="float" office:value="1009" calcext:value-type="float">
            <text:p>10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13]+[.A714]" office:value-type="float" office:value="1011" calcext:value-type="float">
            <text:p>10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14]+[.A715]" office:value-type="float" office:value="1013" calcext:value-type="float">
            <text:p>10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15]+[.A716]" office:value-type="float" office:value="1015" calcext:value-type="float">
            <text:p>10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16]+[.A717]" office:value-type="float" office:value="1017" calcext:value-type="float">
            <text:p>10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17]+[.A718]" office:value-type="float" office:value="1019" calcext:value-type="float">
            <text:p>10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18]+[.A719]" office:value-type="float" office:value="1021" calcext:value-type="float">
            <text:p>10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19]+[.A720]"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20]+[.A721]" office:value-type="float" office:value="1025" calcext:value-type="float">
            <text:p>10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21]+[.A722]"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22]+[.A723]" office:value-type="float" office:value="1029" calcext:value-type="float">
            <text:p>10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23]+[.A724]" office:value-type="float" office:value="1031" calcext:value-type="float">
            <text:p>10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24]+[.A725]" office:value-type="float" office:value="1033" calcext:value-type="float">
            <text:p>10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25]+[.A726]" office:value-type="float" office:value="1035" calcext:value-type="float">
            <text:p>10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26]+[.A727]" office:value-type="float" office:value="1037" calcext:value-type="float">
            <text:p>10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27]+[.A728]" office:value-type="float" office:value="1039" calcext:value-type="float">
            <text:p>10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28]+[.A729]" office:value-type="float" office:value="1041" calcext:value-type="float">
            <text:p>10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29]+[.A730]" office:value-type="float" office:value="1043" calcext:value-type="float">
            <text:p>10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30]+[.A731]" office:value-type="float" office:value="1045" calcext:value-type="float">
            <text:p>10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31]+[.A732]" office:value-type="float" office:value="1047" calcext:value-type="float">
            <text:p>10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32]+[.A733]" office:value-type="float" office:value="1049" calcext:value-type="float">
            <text:p>10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33]+[.A734]" office:value-type="float" office:value="1051" calcext:value-type="float">
            <text:p>10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34]+[.A735]" office:value-type="float" office:value="1053" calcext:value-type="float">
            <text:p>10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35]+[.A736]"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36]+[.A737]"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37]+[.A738]" office:value-type="float" office:value="1059" calcext:value-type="float">
            <text:p>10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38]+[.A739]" office:value-type="float" office:value="1061" calcext:value-type="float">
            <text:p>10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39]+[.A740]" office:value-type="float" office:value="1063" calcext:value-type="float">
            <text:p>10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40]+[.A741]" office:value-type="float" office:value="1065" calcext:value-type="float">
            <text:p>10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41]+[.A742]" office:value-type="float" office:value="1067" calcext:value-type="float">
            <text:p>10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42]+[.A743]"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43]+[.A744]" office:value-type="float" office:value="1071" calcext:value-type="float">
            <text:p>10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44]+[.A745]" office:value-type="float" office:value="1073" calcext:value-type="float">
            <text:p>10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45]+[.A746]" office:value-type="float" office:value="1075" calcext:value-type="float">
            <text:p>10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46]+[.A747]" office:value-type="float" office:value="1077" calcext:value-type="float">
            <text:p>10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47]+[.A748]" office:value-type="float" office:value="1079" calcext:value-type="float">
            <text:p>10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48]+[.A749]" office:value-type="float" office:value="1081" calcext:value-type="float">
            <text:p>10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49]+[.A750]" office:value-type="float" office:value="1083" calcext:value-type="float">
            <text:p>10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50]+[.A751]"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51]+[.A752]" office:value-type="float" office:value="1087" calcext:value-type="float">
            <text:p>10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52]+[.A753]" office:value-type="float" office:value="1089" calcext:value-type="float">
            <text:p>10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53]+[.A754]" office:value-type="float" office:value="1091" calcext:value-type="float">
            <text:p>10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54]+[.A755]" office:value-type="float" office:value="1093" calcext:value-type="float">
            <text:p>10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55]+[.A756]"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56]+[.A757]" office:value-type="float" office:value="1097" calcext:value-type="float">
            <text:p>10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57]+[.A758]" office:value-type="float" office:value="1099" calcext:value-type="float">
            <text:p>10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58]+[.A759]" office:value-type="float" office:value="1101" calcext:value-type="float">
            <text:p>11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59]+[.A760]" office:value-type="float" office:value="1103" calcext:value-type="float">
            <text:p>11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60]+[.A761]" office:value-type="float" office:value="1105" calcext:value-type="float">
            <text:p>11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61]+[.A762]" office:value-type="float" office:value="1107" calcext:value-type="float">
            <text:p>11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62]+[.A763]" office:value-type="float" office:value="1109" calcext:value-type="float">
            <text:p>11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63]+[.A764]"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64]+[.A765]" office:value-type="float" office:value="1113" calcext:value-type="float">
            <text:p>11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65]+[.A766]" office:value-type="float" office:value="1115" calcext:value-type="float">
            <text:p>11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66]+[.A767]" office:value-type="float" office:value="1117" calcext:value-type="float">
            <text:p>11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67]+[.A768]" office:value-type="float" office:value="1119" calcext:value-type="float">
            <text:p>11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68]+[.A769]" office:value-type="float" office:value="1121" calcext:value-type="float">
            <text:p>11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69]+[.A770]"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70]+[.A771]" office:value-type="float" office:value="1125" calcext:value-type="float">
            <text:p>11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71]+[.A772]" office:value-type="float" office:value="1127" calcext:value-type="float">
            <text:p>11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72]+[.A773]" office:value-type="float" office:value="1129" calcext:value-type="float">
            <text:p>11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73]+[.A774]" office:value-type="float" office:value="1131" calcext:value-type="float">
            <text:p>11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74]+[.A775]" office:value-type="float" office:value="1133" calcext:value-type="float">
            <text:p>11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75]+[.A776]" office:value-type="float" office:value="1135" calcext:value-type="float">
            <text:p>11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76]+[.A777]" office:value-type="float" office:value="1137" calcext:value-type="float">
            <text:p>11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77]+[.A778]" office:value-type="float" office:value="1139" calcext:value-type="float">
            <text:p>11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78]+[.A779]" office:value-type="float" office:value="1141" calcext:value-type="float">
            <text:p>11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79]+[.A780]" office:value-type="float" office:value="1143" calcext:value-type="float">
            <text:p>11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80]+[.A781]" office:value-type="float" office:value="1145" calcext:value-type="float">
            <text:p>11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81]+[.A782]" office:value-type="float" office:value="1147" calcext:value-type="float">
            <text:p>11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82]+[.A783]" office:value-type="float" office:value="1149" calcext:value-type="float">
            <text:p>11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83]+[.A784]" office:value-type="float" office:value="1151" calcext:value-type="float">
            <text:p>11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84]+[.A785]" office:value-type="float" office:value="1153" calcext:value-type="float">
            <text:p>11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85]+[.A786]" office:value-type="float" office:value="1155" calcext:value-type="float">
            <text:p>11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86]+[.A787]" office:value-type="float" office:value="1157" calcext:value-type="float">
            <text:p>11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87]+[.A788]" office:value-type="float" office:value="1159" calcext:value-type="float">
            <text:p>11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88]+[.A789]" office:value-type="float" office:value="1161" calcext:value-type="float">
            <text:p>11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89]+[.A790]" office:value-type="float" office:value="1163" calcext:value-type="float">
            <text:p>11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90]+[.A791]" office:value-type="float" office:value="1165" calcext:value-type="float">
            <text:p>11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91]+[.A792]" office:value-type="float" office:value="1167" calcext:value-type="float">
            <text:p>11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92]+[.A793]"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93]+[.A794]" office:value-type="float" office:value="1171" calcext:value-type="float">
            <text:p>11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94]+[.A795]" office:value-type="float" office:value="1173" calcext:value-type="float">
            <text:p>11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95]+[.A796]" office:value-type="float" office:value="1175" calcext:value-type="float">
            <text:p>11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96]+[.A797]" office:value-type="float" office:value="1177" calcext:value-type="float">
            <text:p>11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97]+[.A798]" office:value-type="float" office:value="1179" calcext:value-type="float">
            <text:p>11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98]+[.A799]" office:value-type="float" office:value="1181" calcext:value-type="float">
            <text:p>11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99]+[.A800]" office:value-type="float" office:value="1183" calcext:value-type="float">
            <text:p>11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00]+[.A801]" office:value-type="float" office:value="1185" calcext:value-type="float">
            <text:p>11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01]+[.A802]" office:value-type="float" office:value="1187" calcext:value-type="float">
            <text:p>11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02]+[.A803]" office:value-type="float" office:value="1189" calcext:value-type="float">
            <text:p>11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03]+[.A804]" office:value-type="float" office:value="1191" calcext:value-type="float">
            <text:p>11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04]+[.A805]" office:value-type="float" office:value="1193" calcext:value-type="float">
            <text:p>11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05]+[.A806]" office:value-type="float" office:value="1195" calcext:value-type="float">
            <text:p>11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06]+[.A807]" office:value-type="float" office:value="1197" calcext:value-type="float">
            <text:p>11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07]+[.A808]" office:value-type="float" office:value="1199" calcext:value-type="float">
            <text:p>11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08]+[.A809]" office:value-type="float" office:value="1201" calcext:value-type="float">
            <text:p>12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09]+[.A810]" office:value-type="float" office:value="1203" calcext:value-type="float">
            <text:p>12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10]+[.A811]" office:value-type="float" office:value="1205" calcext:value-type="float">
            <text:p>12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11]+[.A812]" office:value-type="float" office:value="1207" calcext:value-type="float">
            <text:p>12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12]+[.A813]" office:value-type="float" office:value="1209" calcext:value-type="float">
            <text:p>12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13]+[.A814]" office:value-type="float" office:value="1211" calcext:value-type="float">
            <text:p>12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14]+[.A815]" office:value-type="float" office:value="1213" calcext:value-type="float">
            <text:p>12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15]+[.A816]" office:value-type="float" office:value="1215" calcext:value-type="float">
            <text:p>12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16]+[.A817]" office:value-type="float" office:value="1217" calcext:value-type="float">
            <text:p>12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17]+[.A818]" office:value-type="float" office:value="1219" calcext:value-type="float">
            <text:p>12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18]+[.A819]" office:value-type="float" office:value="1221" calcext:value-type="float">
            <text:p>12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19]+[.A820]" office:value-type="float" office:value="1223" calcext:value-type="float">
            <text:p>12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20]+[.A821]" office:value-type="float" office:value="1225" calcext:value-type="float">
            <text:p>12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21]+[.A822]" office:value-type="float" office:value="1227" calcext:value-type="float">
            <text:p>12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22]+[.A823]" office:value-type="float" office:value="1229" calcext:value-type="float">
            <text:p>12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23]+[.A824]" office:value-type="float" office:value="1231" calcext:value-type="float">
            <text:p>12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24]+[.A825]" office:value-type="float" office:value="1233" calcext:value-type="float">
            <text:p>12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25]+[.A826]" office:value-type="float" office:value="1235" calcext:value-type="float">
            <text:p>12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26]+[.A827]" office:value-type="float" office:value="1237" calcext:value-type="float">
            <text:p>12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27]+[.A828]" office:value-type="float" office:value="1239" calcext:value-type="float">
            <text:p>12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28]+[.A829]" office:value-type="float" office:value="1241" calcext:value-type="float">
            <text:p>12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29]+[.A830]" office:value-type="float" office:value="1243" calcext:value-type="float">
            <text:p>12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30]+[.A831]" office:value-type="float" office:value="1245" calcext:value-type="float">
            <text:p>12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31]+[.A832]" office:value-type="float" office:value="1247" calcext:value-type="float">
            <text:p>12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32]+[.A833]" office:value-type="float" office:value="1249" calcext:value-type="float">
            <text:p>12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33]+[.A834]" office:value-type="float" office:value="1251" calcext:value-type="float">
            <text:p>12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34]+[.A835]" office:value-type="float" office:value="1253" calcext:value-type="float">
            <text:p>12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35]+[.A836]" office:value-type="float" office:value="1255" calcext:value-type="float">
            <text:p>12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36]+[.A837]" office:value-type="float" office:value="1257" calcext:value-type="float">
            <text:p>125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37]+[.A838]" office:value-type="float" office:value="1259" calcext:value-type="float">
            <text:p>12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38]+[.A839]" office:value-type="float" office:value="1261" calcext:value-type="float">
            <text:p>12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39]+[.A840]" office:value-type="float" office:value="1263" calcext:value-type="float">
            <text:p>12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40]+[.A841]" office:value-type="float" office:value="1265" calcext:value-type="float">
            <text:p>12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41]+[.A842]" office:value-type="float" office:value="1267" calcext:value-type="float">
            <text:p>12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42]+[.A843]" office:value-type="float" office:value="1269" calcext:value-type="float">
            <text:p>12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43]+[.A844]" office:value-type="float" office:value="1271" calcext:value-type="float">
            <text:p>12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44]+[.A845]" office:value-type="float" office:value="1273" calcext:value-type="float">
            <text:p>12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45]+[.A846]" office:value-type="float" office:value="1275" calcext:value-type="float">
            <text:p>12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46]+[.A847]" office:value-type="float" office:value="1277" calcext:value-type="float">
            <text:p>12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47]+[.A848]" office:value-type="float" office:value="1279" calcext:value-type="float">
            <text:p>12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48]+[.A849]" office:value-type="float" office:value="1281" calcext:value-type="float">
            <text:p>128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49]+[.A850]" office:value-type="float" office:value="1283" calcext:value-type="float">
            <text:p>12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50]+[.A851]" office:value-type="float" office:value="1285" calcext:value-type="float">
            <text:p>12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51]+[.A852]" office:value-type="float" office:value="1287" calcext:value-type="float">
            <text:p>12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52]+[.A853]" office:value-type="float" office:value="1289" calcext:value-type="float">
            <text:p>12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53]+[.A854]" office:value-type="float" office:value="1291" calcext:value-type="float">
            <text:p>12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54]+[.A855]" office:value-type="float" office:value="1293" calcext:value-type="float">
            <text:p>129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55]+[.A856]" office:value-type="float" office:value="1295" calcext:value-type="float">
            <text:p>12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56]+[.A857]" office:value-type="float" office:value="1297" calcext:value-type="float">
            <text:p>12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57]+[.A858]" office:value-type="float" office:value="1299" calcext:value-type="float">
            <text:p>12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58]+[.A859]" office:value-type="float" office:value="1301" calcext:value-type="float">
            <text:p>13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59]+[.A860]" office:value-type="float" office:value="1303" calcext:value-type="float">
            <text:p>13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60]+[.A861]" office:value-type="float" office:value="1305" calcext:value-type="float">
            <text:p>13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61]+[.A862]" office:value-type="float" office:value="1307" calcext:value-type="float">
            <text:p>13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62]+[.A863]" office:value-type="float" office:value="1309" calcext:value-type="float">
            <text:p>130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63]+[.A864]" office:value-type="float" office:value="1311" calcext:value-type="float">
            <text:p>13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64]+[.A865]" office:value-type="float" office:value="1313" calcext:value-type="float">
            <text:p>13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65]+[.A866]" office:value-type="float" office:value="1315" calcext:value-type="float">
            <text:p>13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66]+[.A867]" office:value-type="float" office:value="1317" calcext:value-type="float">
            <text:p>13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67]+[.A868]" office:value-type="float" office:value="1319" calcext:value-type="float">
            <text:p>13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68]+[.A869]" office:value-type="float" office:value="1321" calcext:value-type="float">
            <text:p>13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69]+[.A870]" office:value-type="float" office:value="1323" calcext:value-type="float">
            <text:p>13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70]+[.A871]" office:value-type="float" office:value="1325" calcext:value-type="float">
            <text:p>13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71]+[.A872]" office:value-type="float" office:value="1327" calcext:value-type="float">
            <text:p>132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72]+[.A873]" office:value-type="float" office:value="1329" calcext:value-type="float">
            <text:p>132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73]+[.A874]" office:value-type="float" office:value="1331" calcext:value-type="float">
            <text:p>13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74]+[.A875]" office:value-type="float" office:value="1333" calcext:value-type="float">
            <text:p>1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75]+[.A876]" office:value-type="float" office:value="1335" calcext:value-type="float">
            <text:p>13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76]+[.A877]" office:value-type="float" office:value="1337" calcext:value-type="float">
            <text:p>13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77]+[.A878]" office:value-type="float" office:value="1339" calcext:value-type="float">
            <text:p>13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78]+[.A879]" office:value-type="float" office:value="1341" calcext:value-type="float">
            <text:p>13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79]+[.A880]" office:value-type="float" office:value="1343" calcext:value-type="float">
            <text:p>13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80]+[.A881]" office:value-type="float" office:value="1345" calcext:value-type="float">
            <text:p>134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81]+[.A882]" office:value-type="float" office:value="1348" calcext:value-type="float">
            <text:p>134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82]+[.A883]" office:value-type="float" office:value="1351" calcext:value-type="float">
            <text:p>135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83]+[.A884]" office:value-type="float" office:value="1354" calcext:value-type="float">
            <text:p>135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84]+[.A885]" office:value-type="float" office:value="1357" calcext:value-type="float">
            <text:p>135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85]+[.A886]" office:value-type="float" office:value="1360" calcext:value-type="float">
            <text:p>136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86]+[.A887]" office:value-type="float" office:value="1363" calcext:value-type="float">
            <text:p>136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87]+[.A888]" office:value-type="float" office:value="1366" calcext:value-type="float">
            <text:p>136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88]+[.A889]" office:value-type="float" office:value="1369" calcext:value-type="float">
            <text:p>136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89]+[.A890]" office:value-type="float" office:value="1372" calcext:value-type="float">
            <text:p>137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90]+[.A891]" office:value-type="float" office:value="1375" calcext:value-type="float">
            <text:p>13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91]+[.A892]" office:value-type="float" office:value="1378" calcext:value-type="float">
            <text:p>137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92]+[.A893]" office:value-type="float" office:value="1381" calcext:value-type="float">
            <text:p>138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93]+[.A894]" office:value-type="float" office:value="1384" calcext:value-type="float">
            <text:p>138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94]+[.A895]" office:value-type="float" office:value="1387" calcext:value-type="float">
            <text:p>138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95]+[.A896]" office:value-type="float" office:value="1390" calcext:value-type="float">
            <text:p>139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96]+[.A897]" office:value-type="float" office:value="1393" calcext:value-type="float">
            <text:p>139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97]+[.A898]" office:value-type="float" office:value="1396" calcext:value-type="float">
            <text:p>139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98]+[.A899]" office:value-type="float" office:value="1399" calcext:value-type="float">
            <text:p>13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899]+[.A900]" office:value-type="float" office:value="1402" calcext:value-type="float">
            <text:p>140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00]+[.A901]" office:value-type="float" office:value="1405" calcext:value-type="float">
            <text:p>14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01]+[.A902]" office:value-type="float" office:value="1408" calcext:value-type="float">
            <text:p>140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02]+[.A903]" office:value-type="float" office:value="1411" calcext:value-type="float">
            <text:p>141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03]+[.A904]" office:value-type="float" office:value="1414" calcext:value-type="float">
            <text:p>141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04]+[.A905]" office:value-type="float" office:value="1417" calcext:value-type="float">
            <text:p>141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05]+[.A906]" office:value-type="float" office:value="1420" calcext:value-type="float">
            <text:p>14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06]+[.A907]" office:value-type="float" office:value="1423" calcext:value-type="float">
            <text:p>14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07]+[.A908]" office:value-type="float" office:value="1426" calcext:value-type="float">
            <text:p>142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08]+[.A909]" office:value-type="float" office:value="1429" calcext:value-type="float">
            <text:p>142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09]+[.A910]" office:value-type="float" office:value="1432" calcext:value-type="float">
            <text:p>14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10]+[.A911]" office:value-type="float" office:value="1435" calcext:value-type="float">
            <text:p>14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11]+[.A912]" office:value-type="float" office:value="1438" calcext:value-type="float">
            <text:p>143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12]+[.A913]" office:value-type="float" office:value="1441" calcext:value-type="float">
            <text:p>144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13]+[.A914]" office:value-type="float" office:value="1444" calcext:value-type="float">
            <text:p>144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14]+[.A915]" office:value-type="float" office:value="1447" calcext:value-type="float">
            <text:p>144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15]+[.A916]" office:value-type="float" office:value="1450" calcext:value-type="float">
            <text:p>14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16]+[.A917]" office:value-type="float" office:value="1453" calcext:value-type="float">
            <text:p>145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17]+[.A918]" office:value-type="float" office:value="1456" calcext:value-type="float">
            <text:p>145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18]+[.A919]" office:value-type="float" office:value="1459" calcext:value-type="float">
            <text:p>14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19]+[.A920]" office:value-type="float" office:value="1462" calcext:value-type="float">
            <text:p>146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20]+[.A921]" office:value-type="float" office:value="1465" calcext:value-type="float">
            <text:p>146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21]+[.A922]" office:value-type="float" office:value="1468" calcext:value-type="float">
            <text:p>146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22]+[.A923]" office:value-type="float" office:value="1471" calcext:value-type="float">
            <text:p>147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23]+[.A924]" office:value-type="float" office:value="1474" calcext:value-type="float">
            <text:p>147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24]+[.A925]" office:value-type="float" office:value="1477" calcext:value-type="float">
            <text:p>14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25]+[.A926]" office:value-type="float" office:value="1480" calcext:value-type="float">
            <text:p>148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26]+[.A927]" office:value-type="float" office:value="1483" calcext:value-type="float">
            <text:p>148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27]+[.A928]" office:value-type="float" office:value="1486" calcext:value-type="float">
            <text:p>148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28]+[.A929]" office:value-type="float" office:value="1489" calcext:value-type="float">
            <text:p>148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29]+[.A930]" office:value-type="float" office:value="1492" calcext:value-type="float">
            <text:p>149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30]+[.A931]" office:value-type="float" office:value="1495" calcext:value-type="float">
            <text:p>149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31]+[.A932]" office:value-type="float" office:value="1498" calcext:value-type="float">
            <text:p>149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32]+[.A933]" office:value-type="float" office:value="1501" calcext:value-type="float">
            <text:p>15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33]+[.A934]" office:value-type="float" office:value="1504" calcext:value-type="float">
            <text:p>150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34]+[.A935]" office:value-type="float" office:value="1507" calcext:value-type="float">
            <text:p>150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35]+[.A936]" office:value-type="float" office:value="1510" calcext:value-type="float">
            <text:p>15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36]+[.A937]" office:value-type="float" office:value="1513" calcext:value-type="float">
            <text:p>151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37]+[.A938]" office:value-type="float" office:value="1516" calcext:value-type="float">
            <text:p>151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38]+[.A939]" office:value-type="float" office:value="1519" calcext:value-type="float">
            <text:p>151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39]+[.A940]" office:value-type="float" office:value="1522" calcext:value-type="float">
            <text:p>15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40]+[.A941]" office:value-type="float" office:value="1525" calcext:value-type="float">
            <text:p>15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41]+[.A942]" office:value-type="float" office:value="1528" calcext:value-type="float">
            <text:p>152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42]+[.A943]" office:value-type="float" office:value="1531" calcext:value-type="float">
            <text:p>153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43]+[.A944]" office:value-type="float" office:value="1534" calcext:value-type="float">
            <text:p>15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44]+[.A945]" office:value-type="float" office:value="1537" calcext:value-type="float">
            <text:p>15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45]+[.A946]" office:value-type="float" office:value="1540" calcext:value-type="float">
            <text:p>154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46]+[.A947]" office:value-type="float" office:value="1543" calcext:value-type="float">
            <text:p>154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47]+[.A948]" office:value-type="float" office:value="1546" calcext:value-type="float">
            <text:p>154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48]+[.A949]" office:value-type="float" office:value="1549" calcext:value-type="float">
            <text:p>154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49]+[.A950]" office:value-type="float" office:value="1552" calcext:value-type="float">
            <text:p>155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50]+[.A951]" office:value-type="float" office:value="1555" calcext:value-type="float">
            <text:p>15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51]+[.A952]" office:value-type="float" office:value="1558" calcext:value-type="float">
            <text:p>155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52]+[.A953]" office:value-type="float" office:value="1561" calcext:value-type="float">
            <text:p>156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53]+[.A954]" office:value-type="float" office:value="1564" calcext:value-type="float">
            <text:p>156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54]+[.A955]" office:value-type="float" office:value="1567" calcext:value-type="float">
            <text:p>15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55]+[.A956]" office:value-type="float" office:value="1570" calcext:value-type="float">
            <text:p>157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56]+[.A957]" office:value-type="float" office:value="1573" calcext:value-type="float">
            <text:p>157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57]+[.A958]" office:value-type="float" office:value="1576" calcext:value-type="float">
            <text:p>157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58]+[.A959]" office:value-type="float" office:value="1579" calcext:value-type="float">
            <text:p>157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59]+[.A960]" office:value-type="float" office:value="1582" calcext:value-type="float">
            <text:p>158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60]+[.A961]" office:value-type="float" office:value="1585" calcext:value-type="float">
            <text:p>158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61]+[.A962]" office:value-type="float" office:value="1588" calcext:value-type="float">
            <text:p>158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62]+[.A963]" office:value-type="float" office:value="1591" calcext:value-type="float">
            <text:p>15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63]+[.A964]" office:value-type="float" office:value="1594" calcext:value-type="float">
            <text:p>159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64]+[.A965]" office:value-type="float" office:value="1597" calcext:value-type="float">
            <text:p>159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65]+[.A966]" office:value-type="float" office:value="1600" calcext:value-type="float">
            <text:p>16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66]+[.A967]" office:value-type="float" office:value="1603" calcext:value-type="float">
            <text:p>16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67]+[.A968]" office:value-type="float" office:value="1606" calcext:value-type="float">
            <text:p>160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68]+[.A969]" office:value-type="float" office:value="1609" calcext:value-type="float">
            <text:p>160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69]+[.A970]" office:value-type="float" office:value="1612" calcext:value-type="float">
            <text:p>16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70]+[.A971]" office:value-type="float" office:value="1615" calcext:value-type="float">
            <text:p>16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71]+[.A972]" office:value-type="float" office:value="1618" calcext:value-type="float">
            <text:p>161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72]+[.A973]" office:value-type="float" office:value="1621" calcext:value-type="float">
            <text:p>162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73]+[.A974]" office:value-type="float" office:value="1624" calcext:value-type="float">
            <text:p>162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74]+[.A975]" office:value-type="float" office:value="1627" calcext:value-type="float">
            <text:p>16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75]+[.A976]" office:value-type="float" office:value="1630" calcext:value-type="float">
            <text:p>16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76]+[.A977]" office:value-type="float" office:value="1633" calcext:value-type="float">
            <text:p>16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77]+[.A978]" office:value-type="float" office:value="1636" calcext:value-type="float">
            <text:p>16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78]+[.A979]" office:value-type="float" office:value="1639" calcext:value-type="float">
            <text:p>163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79]+[.A980]" office:value-type="float" office:value="1642" calcext:value-type="float">
            <text:p>16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80]+[.A981]" office:value-type="float" office:value="1645" calcext:value-type="float">
            <text:p>164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81]+[.A982]" office:value-type="float" office:value="1648" calcext:value-type="float">
            <text:p>164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82]+[.A983]" office:value-type="float" office:value="1651" calcext:value-type="float">
            <text:p>165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83]+[.A984]" office:value-type="float" office:value="1654" calcext:value-type="float">
            <text:p>165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84]+[.A985]" office:value-type="float" office:value="1657" calcext:value-type="float">
            <text:p>165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85]+[.A986]" office:value-type="float" office:value="1660" calcext:value-type="float">
            <text:p>166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86]+[.A987]" office:value-type="float" office:value="1663" calcext:value-type="float">
            <text:p>166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87]+[.A988]" office:value-type="float" office:value="1666" calcext:value-type="float">
            <text:p>166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88]+[.A989]" office:value-type="float" office:value="1669" calcext:value-type="float">
            <text:p>166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89]+[.A990]" office:value-type="float" office:value="1672" calcext:value-type="float">
            <text:p>167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90]+[.A991]" office:value-type="float" office:value="1675" calcext:value-type="float">
            <text:p>16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91]+[.A992]" office:value-type="float" office:value="1678" calcext:value-type="float">
            <text:p>167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92]+[.A993]" office:value-type="float" office:value="1681" calcext:value-type="float">
            <text:p>168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93]+[.A994]" office:value-type="float" office:value="1684" calcext:value-type="float">
            <text:p>168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94]+[.A995]" office:value-type="float" office:value="1687" calcext:value-type="float">
            <text:p>168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95]+[.A996]" office:value-type="float" office:value="1690" calcext:value-type="float">
            <text:p>169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96]+[.A997]" office:value-type="float" office:value="1693" calcext:value-type="float">
            <text:p>169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97]+[.A998]" office:value-type="float" office:value="1696" calcext:value-type="float">
            <text:p>169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98]+[.A999]" office:value-type="float" office:value="1699" calcext:value-type="float">
            <text:p>16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99]+[.A1000]" office:value-type="float" office:value="1702" calcext:value-type="float">
            <text:p>170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00]+[.A1001]" office:value-type="float" office:value="1705" calcext:value-type="float">
            <text:p>17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01]+[.A1002]" office:value-type="float" office:value="1708" calcext:value-type="float">
            <text:p>170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02]+[.A1003]" office:value-type="float" office:value="1711" calcext:value-type="float">
            <text:p>171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03]+[.A1004]" office:value-type="float" office:value="1714" calcext:value-type="float">
            <text:p>171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04]+[.A1005]" office:value-type="float" office:value="1717" calcext:value-type="float">
            <text:p>171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05]+[.A1006]" office:value-type="float" office:value="1720" calcext:value-type="float">
            <text:p>17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06]+[.A1007]" office:value-type="float" office:value="1723" calcext:value-type="float">
            <text:p>17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07]+[.A1008]" office:value-type="float" office:value="1726" calcext:value-type="float">
            <text:p>172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08]+[.A1009]" office:value-type="float" office:value="1729" calcext:value-type="float">
            <text:p>172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09]+[.A1010]" office:value-type="float" office:value="1732" calcext:value-type="float">
            <text:p>17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10]+[.A1011]" office:value-type="float" office:value="1735" calcext:value-type="float">
            <text:p>17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11]+[.A1012]" office:value-type="float" office:value="1738" calcext:value-type="float">
            <text:p>173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12]+[.A1013]" office:value-type="float" office:value="1741" calcext:value-type="float">
            <text:p>174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13]+[.A1014]" office:value-type="float" office:value="1744" calcext:value-type="float">
            <text:p>174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14]+[.A1015]" office:value-type="float" office:value="1747" calcext:value-type="float">
            <text:p>174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15]+[.A1016]" office:value-type="float" office:value="1750" calcext:value-type="float">
            <text:p>17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16]+[.A1017]" office:value-type="float" office:value="1753" calcext:value-type="float">
            <text:p>175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17]+[.A1018]" office:value-type="float" office:value="1756" calcext:value-type="float">
            <text:p>175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18]+[.A1019]" office:value-type="float" office:value="1759" calcext:value-type="float">
            <text:p>17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19]+[.A1020]" office:value-type="float" office:value="1762" calcext:value-type="float">
            <text:p>176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20]+[.A1021]" office:value-type="float" office:value="1765" calcext:value-type="float">
            <text:p>176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21]+[.A1022]" office:value-type="float" office:value="1768" calcext:value-type="float">
            <text:p>176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22]+[.A1023]" office:value-type="float" office:value="1771" calcext:value-type="float">
            <text:p>177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23]+[.A1024]" office:value-type="float" office:value="1774" calcext:value-type="float">
            <text:p>177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24]+[.A1025]" office:value-type="float" office:value="1777" calcext:value-type="float">
            <text:p>17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25]+[.A1026]" office:value-type="float" office:value="1780" calcext:value-type="float">
            <text:p>178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26]+[.A1027]" office:value-type="float" office:value="1783" calcext:value-type="float">
            <text:p>178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27]+[.A1028]" office:value-type="float" office:value="1786" calcext:value-type="float">
            <text:p>178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28]+[.A1029]" office:value-type="float" office:value="1789" calcext:value-type="float">
            <text:p>178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29]+[.A1030]" office:value-type="float" office:value="1792" calcext:value-type="float">
            <text:p>179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30]+[.A1031]" office:value-type="float" office:value="1795" calcext:value-type="float">
            <text:p>179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31]+[.A1032]" office:value-type="float" office:value="1798" calcext:value-type="float">
            <text:p>179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32]+[.A1033]" office:value-type="float" office:value="1801" calcext:value-type="float">
            <text:p>18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33]+[.A1034]" office:value-type="float" office:value="1804" calcext:value-type="float">
            <text:p>180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34]+[.A1035]" office:value-type="float" office:value="1807" calcext:value-type="float">
            <text:p>180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35]+[.A1036]" office:value-type="float" office:value="1810" calcext:value-type="float">
            <text:p>18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36]+[.A1037]" office:value-type="float" office:value="1813" calcext:value-type="float">
            <text:p>181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37]+[.A1038]" office:value-type="float" office:value="1816" calcext:value-type="float">
            <text:p>181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38]+[.A1039]" office:value-type="float" office:value="1819" calcext:value-type="float">
            <text:p>181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39]+[.A1040]" office:value-type="float" office:value="1822" calcext:value-type="float">
            <text:p>18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40]+[.A1041]" office:value-type="float" office:value="1825" calcext:value-type="float">
            <text:p>18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41]+[.A1042]" office:value-type="float" office:value="1828" calcext:value-type="float">
            <text:p>182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42]+[.A1043]" office:value-type="float" office:value="1831" calcext:value-type="float">
            <text:p>183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43]+[.A1044]" office:value-type="float" office:value="1834" calcext:value-type="float">
            <text:p>18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44]+[.A1045]" office:value-type="float" office:value="1837" calcext:value-type="float">
            <text:p>18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45]+[.A1046]" office:value-type="float" office:value="1840" calcext:value-type="float">
            <text:p>184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46]+[.A1047]" office:value-type="float" office:value="1843" calcext:value-type="float">
            <text:p>184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47]+[.A1048]" office:value-type="float" office:value="1846" calcext:value-type="float">
            <text:p>184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48]+[.A1049]" office:value-type="float" office:value="1849" calcext:value-type="float">
            <text:p>184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49]+[.A1050]" office:value-type="float" office:value="1852" calcext:value-type="float">
            <text:p>185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50]+[.A1051]" office:value-type="float" office:value="1855" calcext:value-type="float">
            <text:p>18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51]+[.A1052]" office:value-type="float" office:value="1858" calcext:value-type="float">
            <text:p>185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52]+[.A1053]" office:value-type="float" office:value="1861" calcext:value-type="float">
            <text:p>186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53]+[.A1054]" office:value-type="float" office:value="1864" calcext:value-type="float">
            <text:p>186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54]+[.A1055]" office:value-type="float" office:value="1867" calcext:value-type="float">
            <text:p>18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55]+[.A1056]" office:value-type="float" office:value="1870" calcext:value-type="float">
            <text:p>187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56]+[.A1057]" office:value-type="float" office:value="1873" calcext:value-type="float">
            <text:p>187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57]+[.A1058]" office:value-type="float" office:value="1876" calcext:value-type="float">
            <text:p>187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58]+[.A1059]" office:value-type="float" office:value="1879" calcext:value-type="float">
            <text:p>187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59]+[.A1060]" office:value-type="float" office:value="1882" calcext:value-type="float">
            <text:p>188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60]+[.A1061]" office:value-type="float" office:value="1885" calcext:value-type="float">
            <text:p>188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61]+[.A1062]" office:value-type="float" office:value="1888" calcext:value-type="float">
            <text:p>188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62]+[.A1063]" office:value-type="float" office:value="1891" calcext:value-type="float">
            <text:p>18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63]+[.A1064]" office:value-type="float" office:value="1894" calcext:value-type="float">
            <text:p>189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64]+[.A1065]" office:value-type="float" office:value="1897" calcext:value-type="float">
            <text:p>189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65]+[.A1066]" office:value-type="float" office:value="1900" calcext:value-type="float">
            <text:p>19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66]+[.A1067]" office:value-type="float" office:value="1903" calcext:value-type="float">
            <text:p>19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67]+[.A1068]" office:value-type="float" office:value="1906" calcext:value-type="float">
            <text:p>190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68]+[.A1069]" office:value-type="float" office:value="1909" calcext:value-type="float">
            <text:p>190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69]+[.A1070]" office:value-type="float" office:value="1912" calcext:value-type="float">
            <text:p>19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70]+[.A1071]" office:value-type="float" office:value="1915" calcext:value-type="float">
            <text:p>19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71]+[.A1072]" office:value-type="float" office:value="1918" calcext:value-type="float">
            <text:p>191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72]+[.A1073]" office:value-type="float" office:value="1921" calcext:value-type="float">
            <text:p>192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73]+[.A1074]" office:value-type="float" office:value="1924" calcext:value-type="float">
            <text:p>192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74]+[.A1075]" office:value-type="float" office:value="1927" calcext:value-type="float">
            <text:p>19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75]+[.A1076]" office:value-type="float" office:value="1930" calcext:value-type="float">
            <text:p>19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76]+[.A1077]" office:value-type="float" office:value="1933" calcext:value-type="float">
            <text:p>19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77]+[.A1078]" office:value-type="float" office:value="1936" calcext:value-type="float">
            <text:p>19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78]+[.A1079]" office:value-type="float" office:value="1939" calcext:value-type="float">
            <text:p>193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79]+[.A1080]" office:value-type="float" office:value="1942" calcext:value-type="float">
            <text:p>19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80]+[.A1081]" office:value-type="float" office:value="1945" calcext:value-type="float">
            <text:p>194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81]+[.A1082]" office:value-type="float" office:value="1948" calcext:value-type="float">
            <text:p>194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82]+[.A1083]" office:value-type="float" office:value="1951" calcext:value-type="float">
            <text:p>195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83]+[.A1084]" office:value-type="float" office:value="1954" calcext:value-type="float">
            <text:p>195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84]+[.A1085]" office:value-type="float" office:value="1957" calcext:value-type="float">
            <text:p>195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85]+[.A1086]" office:value-type="float" office:value="1960" calcext:value-type="float">
            <text:p>196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86]+[.A1087]" office:value-type="float" office:value="1963" calcext:value-type="float">
            <text:p>196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87]+[.A1088]" office:value-type="float" office:value="1966" calcext:value-type="float">
            <text:p>196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88]+[.A1089]" office:value-type="float" office:value="1969" calcext:value-type="float">
            <text:p>196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89]+[.A1090]" office:value-type="float" office:value="1972" calcext:value-type="float">
            <text:p>197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90]+[.A1091]" office:value-type="float" office:value="1975" calcext:value-type="float">
            <text:p>19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91]+[.A1092]" office:value-type="float" office:value="1978" calcext:value-type="float">
            <text:p>197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92]+[.A1093]" office:value-type="float" office:value="1981" calcext:value-type="float">
            <text:p>198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93]+[.A1094]" office:value-type="float" office:value="1984" calcext:value-type="float">
            <text:p>198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94]+[.A1095]" office:value-type="float" office:value="1987" calcext:value-type="float">
            <text:p>198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95]+[.A1096]" office:value-type="float" office:value="1990" calcext:value-type="float">
            <text:p>199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96]+[.A1097]" office:value-type="float" office:value="1993" calcext:value-type="float">
            <text:p>199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97]+[.A1098]"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98]+[.A1099]" office:value-type="float" office:value="1999" calcext:value-type="float">
            <text:p>19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99]+[.A1100]" office:value-type="float" office:value="2002" calcext:value-type="float">
            <text:p>200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00]+[.A1101]"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01]+[.A1102]"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02]+[.A1103]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03]+[.A1104]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04]+[.A1105]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05]+[.A1106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06]+[.A1107]" office:value-type="float" office:value="2023" calcext:value-type="float">
            <text:p>20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07]+[.A1108]" office:value-type="float" office:value="2026" calcext:value-type="float">
            <text:p>202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08]+[.A1109]"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09]+[.A1110]" office:value-type="float" office:value="2032" calcext:value-type="float">
            <text:p>20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10]+[.A1111]" office:value-type="float" office:value="2035" calcext:value-type="float">
            <text:p>20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11]+[.A1112]"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12]+[.A1113]" office:value-type="float" office:value="2041" calcext:value-type="float">
            <text:p>204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13]+[.A1114]" office:value-type="float" office:value="2044" calcext:value-type="float">
            <text:p>204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14]+[.A1115]" office:value-type="float" office:value="2047" calcext:value-type="float">
            <text:p>204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15]+[.A1116]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16]+[.A1117]" office:value-type="float" office:value="2053" calcext:value-type="float">
            <text:p>205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17]+[.A1118]" office:value-type="float" office:value="2056" calcext:value-type="float">
            <text:p>205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18]+[.A1119]" office:value-type="float" office:value="2059" calcext:value-type="float">
            <text:p>20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19]+[.A1120]" office:value-type="float" office:value="2062" calcext:value-type="float">
            <text:p>206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20]+[.A1121]" office:value-type="float" office:value="2065" calcext:value-type="float">
            <text:p>206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21]+[.A1122]" office:value-type="float" office:value="2068" calcext:value-type="float">
            <text:p>206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22]+[.A1123]" office:value-type="float" office:value="2071" calcext:value-type="float">
            <text:p>207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23]+[.A1124]" office:value-type="float" office:value="2074" calcext:value-type="float">
            <text:p>207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24]+[.A1125]" office:value-type="float" office:value="2077" calcext:value-type="float">
            <text:p>20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25]+[.A1126]" office:value-type="float" office:value="2080" calcext:value-type="float">
            <text:p>208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26]+[.A1127]" office:value-type="float" office:value="2083" calcext:value-type="float">
            <text:p>208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27]+[.A1128]" office:value-type="float" office:value="2086" calcext:value-type="float">
            <text:p>208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28]+[.A1129]" office:value-type="float" office:value="2089" calcext:value-type="float">
            <text:p>208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29]+[.A1130]" office:value-type="float" office:value="2092" calcext:value-type="float">
            <text:p>209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30]+[.A1131]" office:value-type="float" office:value="2095" calcext:value-type="float">
            <text:p>209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31]+[.A1132]" office:value-type="float" office:value="2098" calcext:value-type="float">
            <text:p>209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32]+[.A1133]" office:value-type="float" office:value="2101" calcext:value-type="float">
            <text:p>21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33]+[.A1134]" office:value-type="float" office:value="2104" calcext:value-type="float">
            <text:p>210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34]+[.A1135]" office:value-type="float" office:value="2107" calcext:value-type="float">
            <text:p>210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35]+[.A1136]" office:value-type="float" office:value="2110" calcext:value-type="float">
            <text:p>21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36]+[.A1137]" office:value-type="float" office:value="2113" calcext:value-type="float">
            <text:p>211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37]+[.A1138]" office:value-type="float" office:value="2116" calcext:value-type="float">
            <text:p>211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38]+[.A1139]" office:value-type="float" office:value="2119" calcext:value-type="float">
            <text:p>211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39]+[.A1140]" office:value-type="float" office:value="2122" calcext:value-type="float">
            <text:p>21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40]+[.A1141]" office:value-type="float" office:value="2125" calcext:value-type="float">
            <text:p>21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41]+[.A1142]" office:value-type="float" office:value="2128" calcext:value-type="float">
            <text:p>212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42]+[.A1143]" office:value-type="float" office:value="2131" calcext:value-type="float">
            <text:p>213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43]+[.A1144]" office:value-type="float" office:value="2134" calcext:value-type="float">
            <text:p>21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44]+[.A1145]" office:value-type="float" office:value="2137" calcext:value-type="float">
            <text:p>21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45]+[.A1146]" office:value-type="float" office:value="2140" calcext:value-type="float">
            <text:p>214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46]+[.A1147]" office:value-type="float" office:value="2143" calcext:value-type="float">
            <text:p>214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47]+[.A1148]" office:value-type="float" office:value="2146" calcext:value-type="float">
            <text:p>214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48]+[.A1149]" office:value-type="float" office:value="2149" calcext:value-type="float">
            <text:p>214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49]+[.A1150]" office:value-type="float" office:value="2152" calcext:value-type="float">
            <text:p>215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50]+[.A1151]" office:value-type="float" office:value="2155" calcext:value-type="float">
            <text:p>21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51]+[.A1152]" office:value-type="float" office:value="2158" calcext:value-type="float">
            <text:p>215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52]+[.A1153]" office:value-type="float" office:value="2161" calcext:value-type="float">
            <text:p>216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53]+[.A1154]" office:value-type="float" office:value="2164" calcext:value-type="float">
            <text:p>216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54]+[.A1155]" office:value-type="float" office:value="2167" calcext:value-type="float">
            <text:p>21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55]+[.A1156]" office:value-type="float" office:value="2170" calcext:value-type="float">
            <text:p>217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56]+[.A1157]" office:value-type="float" office:value="2173" calcext:value-type="float">
            <text:p>217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57]+[.A1158]" office:value-type="float" office:value="2176" calcext:value-type="float">
            <text:p>217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58]+[.A1159]" office:value-type="float" office:value="2179" calcext:value-type="float">
            <text:p>217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59]+[.A1160]" office:value-type="float" office:value="2182" calcext:value-type="float">
            <text:p>218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60]+[.A1161]" office:value-type="float" office:value="2185" calcext:value-type="float">
            <text:p>218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61]+[.A1162]" office:value-type="float" office:value="2188" calcext:value-type="float">
            <text:p>218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62]+[.A1163]" office:value-type="float" office:value="2191" calcext:value-type="float">
            <text:p>21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63]+[.A1164]" office:value-type="float" office:value="2194" calcext:value-type="float">
            <text:p>219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64]+[.A1165]" office:value-type="float" office:value="2197" calcext:value-type="float">
            <text:p>219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65]+[.A1166]" office:value-type="float" office:value="2200" calcext:value-type="float">
            <text:p>22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66]+[.A1167]" office:value-type="float" office:value="2203" calcext:value-type="float">
            <text:p>22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67]+[.A1168]" office:value-type="float" office:value="2206" calcext:value-type="float">
            <text:p>220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68]+[.A1169]" office:value-type="float" office:value="2209" calcext:value-type="float">
            <text:p>220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69]+[.A1170]" office:value-type="float" office:value="2212" calcext:value-type="float">
            <text:p>22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70]+[.A1171]" office:value-type="float" office:value="2215" calcext:value-type="float">
            <text:p>22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71]+[.A1172]" office:value-type="float" office:value="2218" calcext:value-type="float">
            <text:p>221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72]+[.A1173]" office:value-type="float" office:value="2221" calcext:value-type="float">
            <text:p>222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73]+[.A1174]" office:value-type="float" office:value="2224" calcext:value-type="float">
            <text:p>222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74]+[.A1175]" office:value-type="float" office:value="2227" calcext:value-type="float">
            <text:p>22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75]+[.A1176]" office:value-type="float" office:value="2230" calcext:value-type="float">
            <text:p>22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76]+[.A1177]" office:value-type="float" office:value="2233" calcext:value-type="float">
            <text:p>22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77]+[.A1178]" office:value-type="float" office:value="2236" calcext:value-type="float">
            <text:p>22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78]+[.A1179]" office:value-type="float" office:value="2239" calcext:value-type="float">
            <text:p>223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79]+[.A1180]" office:value-type="float" office:value="2242" calcext:value-type="float">
            <text:p>22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80]+[.A1181]" office:value-type="float" office:value="2245" calcext:value-type="float">
            <text:p>224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81]+[.A1182]" office:value-type="float" office:value="2248" calcext:value-type="float">
            <text:p>224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82]+[.A1183]" office:value-type="float" office:value="2251" calcext:value-type="float">
            <text:p>225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83]+[.A1184]" office:value-type="float" office:value="2254" calcext:value-type="float">
            <text:p>225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84]+[.A1185]" office:value-type="float" office:value="2257" calcext:value-type="float">
            <text:p>22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85]+[.A1186]" office:value-type="float" office:value="2261" calcext:value-type="float">
            <text:p>226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86]+[.A1187]" office:value-type="float" office:value="2265" calcext:value-type="float">
            <text:p>22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87]+[.A1188]" office:value-type="float" office:value="2269" calcext:value-type="float">
            <text:p>22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88]+[.A1189]" office:value-type="float" office:value="2273" calcext:value-type="float">
            <text:p>227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89]+[.A1190]" office:value-type="float" office:value="2277" calcext:value-type="float">
            <text:p>22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90]+[.A1191]" office:value-type="float" office:value="2281" calcext:value-type="float">
            <text:p>228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91]+[.A1192]" office:value-type="float" office:value="2285" calcext:value-type="float">
            <text:p>22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92]+[.A1193]" office:value-type="float" office:value="2289" calcext:value-type="float">
            <text:p>22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93]+[.A1194]" office:value-type="float" office:value="2293" calcext:value-type="float">
            <text:p>229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94]+[.A1195]" office:value-type="float" office:value="2297" calcext:value-type="float">
            <text:p>22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95]+[.A1196]" office:value-type="float" office:value="2301" calcext:value-type="float">
            <text:p>23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96]+[.A1197]" office:value-type="float" office:value="2305" calcext:value-type="float">
            <text:p>23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97]+[.A1198]" office:value-type="float" office:value="2309" calcext:value-type="float">
            <text:p>23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98]+[.A1199]" office:value-type="float" office:value="2313" calcext:value-type="float">
            <text:p>23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99]+[.A1200]" office:value-type="float" office:value="2317" calcext:value-type="float">
            <text:p>231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00]+[.A1201]" office:value-type="float" office:value="2321" calcext:value-type="float">
            <text:p>23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01]+[.A1202]" office:value-type="float" office:value="2325" calcext:value-type="float">
            <text:p>23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02]+[.A1203]" office:value-type="float" office:value="2329" calcext:value-type="float">
            <text:p>232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03]+[.A1204]" office:value-type="float" office:value="2333" calcext:value-type="float">
            <text:p>233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04]+[.A1205]" office:value-type="float" office:value="2337" calcext:value-type="float">
            <text:p>23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05]+[.A1206]" office:value-type="float" office:value="2341" calcext:value-type="float">
            <text:p>23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06]+[.A1207]" office:value-type="float" office:value="2345" calcext:value-type="float">
            <text:p>23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07]+[.A1208]" office:value-type="float" office:value="2349" calcext:value-type="float">
            <text:p>234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08]+[.A1209]" office:value-type="float" office:value="2353" calcext:value-type="float">
            <text:p>235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09]+[.A1210]" office:value-type="float" office:value="2357" calcext:value-type="float">
            <text:p>23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10]+[.A1211]" office:value-type="float" office:value="2361" calcext:value-type="float">
            <text:p>236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11]+[.A1212]" office:value-type="float" office:value="2365" calcext:value-type="float">
            <text:p>23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12]+[.A1213]" office:value-type="float" office:value="2369" calcext:value-type="float">
            <text:p>23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13]+[.A1214]" office:value-type="float" office:value="2373" calcext:value-type="float">
            <text:p>237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14]+[.A1215]" office:value-type="float" office:value="2377" calcext:value-type="float">
            <text:p>23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15]+[.A1216]" office:value-type="float" office:value="2381" calcext:value-type="float">
            <text:p>238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16]+[.A1217]" office:value-type="float" office:value="2385" calcext:value-type="float">
            <text:p>23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17]+[.A1218]" office:value-type="float" office:value="2389" calcext:value-type="float">
            <text:p>23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18]+[.A1219]" office:value-type="float" office:value="2393" calcext:value-type="float">
            <text:p>239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19]+[.A1220]" office:value-type="float" office:value="2397" calcext:value-type="float">
            <text:p>23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20]+[.A1221]" office:value-type="float" office:value="2401" calcext:value-type="float">
            <text:p>24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21]+[.A1222]" office:value-type="float" office:value="2405" calcext:value-type="float">
            <text:p>24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22]+[.A1223]" office:value-type="float" office:value="2409" calcext:value-type="float">
            <text:p>24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23]+[.A1224]" office:value-type="float" office:value="2413" calcext:value-type="float">
            <text:p>24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24]+[.A1225]" office:value-type="float" office:value="2417" calcext:value-type="float">
            <text:p>241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25]+[.A1226]" office:value-type="float" office:value="2421" calcext:value-type="float">
            <text:p>24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26]+[.A1227]" office:value-type="float" office:value="2425" calcext:value-type="float">
            <text:p>24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27]+[.A1228]" office:value-type="float" office:value="2429" calcext:value-type="float">
            <text:p>242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28]+[.A1229]" office:value-type="float" office:value="2433" calcext:value-type="float">
            <text:p>243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29]+[.A1230]" office:value-type="float" office:value="2437" calcext:value-type="float">
            <text:p>24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30]+[.A1231]" office:value-type="float" office:value="2441" calcext:value-type="float">
            <text:p>24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31]+[.A1232]" office:value-type="float" office:value="2445" calcext:value-type="float">
            <text:p>24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32]+[.A1233]" office:value-type="float" office:value="2449" calcext:value-type="float">
            <text:p>244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33]+[.A1234]" office:value-type="float" office:value="2453" calcext:value-type="float">
            <text:p>245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34]+[.A1235]" office:value-type="float" office:value="2457" calcext:value-type="float">
            <text:p>24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35]+[.A1236]" office:value-type="float" office:value="2461" calcext:value-type="float">
            <text:p>246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36]+[.A1237]" office:value-type="float" office:value="2465" calcext:value-type="float">
            <text:p>24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37]+[.A1238]" office:value-type="float" office:value="2469" calcext:value-type="float">
            <text:p>24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38]+[.A1239]" office:value-type="float" office:value="2473" calcext:value-type="float">
            <text:p>247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39]+[.A1240]" office:value-type="float" office:value="2477" calcext:value-type="float">
            <text:p>24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40]+[.A1241]" office:value-type="float" office:value="2481" calcext:value-type="float">
            <text:p>248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41]+[.A1242]" office:value-type="float" office:value="2485" calcext:value-type="float">
            <text:p>24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42]+[.A1243]" office:value-type="float" office:value="2489" calcext:value-type="float">
            <text:p>24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43]+[.A1244]" office:value-type="float" office:value="2493" calcext:value-type="float">
            <text:p>249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44]+[.A1245]" office:value-type="float" office:value="2497" calcext:value-type="float">
            <text:p>24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45]+[.A1246]" office:value-type="float" office:value="2501" calcext:value-type="float">
            <text:p>25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46]+[.A1247]" office:value-type="float" office:value="2505" calcext:value-type="float">
            <text:p>25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47]+[.A1248]" office:value-type="float" office:value="2509" calcext:value-type="float">
            <text:p>25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48]+[.A1249]" office:value-type="float" office:value="2513" calcext:value-type="float">
            <text:p>25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49]+[.A1250]" office:value-type="float" office:value="2517" calcext:value-type="float">
            <text:p>251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50]+[.A1251]" office:value-type="float" office:value="2521" calcext:value-type="float">
            <text:p>25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51]+[.A1252]" office:value-type="float" office:value="2525" calcext:value-type="float">
            <text:p>25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52]+[.A1253]" office:value-type="float" office:value="2529" calcext:value-type="float">
            <text:p>252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53]+[.A1254]" office:value-type="float" office:value="2533" calcext:value-type="float">
            <text:p>253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54]+[.A1255]" office:value-type="float" office:value="2537" calcext:value-type="float">
            <text:p>25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55]+[.A1256]" office:value-type="float" office:value="2541" calcext:value-type="float">
            <text:p>25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56]+[.A1257]" office:value-type="float" office:value="2545" calcext:value-type="float">
            <text:p>25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57]+[.A1258]" office:value-type="float" office:value="2549" calcext:value-type="float">
            <text:p>254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58]+[.A1259]" office:value-type="float" office:value="2553" calcext:value-type="float">
            <text:p>255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59]+[.A1260]" office:value-type="float" office:value="2557" calcext:value-type="float">
            <text:p>25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60]+[.A1261]" office:value-type="float" office:value="2561" calcext:value-type="float">
            <text:p>256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61]+[.A1262]" office:value-type="float" office:value="2565" calcext:value-type="float">
            <text:p>25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62]+[.A1263]" office:value-type="float" office:value="2569" calcext:value-type="float">
            <text:p>25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63]+[.A1264]" office:value-type="float" office:value="2573" calcext:value-type="float">
            <text:p>257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64]+[.A1265]" office:value-type="float" office:value="2577" calcext:value-type="float">
            <text:p>25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65]+[.A1266]" office:value-type="float" office:value="2581" calcext:value-type="float">
            <text:p>258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66]+[.A1267]" office:value-type="float" office:value="2585" calcext:value-type="float">
            <text:p>25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67]+[.A1268]" office:value-type="float" office:value="2589" calcext:value-type="float">
            <text:p>25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68]+[.A1269]" office:value-type="float" office:value="2593" calcext:value-type="float">
            <text:p>259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69]+[.A1270]" office:value-type="float" office:value="2597" calcext:value-type="float">
            <text:p>25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70]+[.A1271]" office:value-type="float" office:value="2601" calcext:value-type="float">
            <text:p>26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71]+[.A1272]" office:value-type="float" office:value="2605" calcext:value-type="float">
            <text:p>26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72]+[.A1273]" office:value-type="float" office:value="2609" calcext:value-type="float">
            <text:p>26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73]+[.A1274]" office:value-type="float" office:value="2613" calcext:value-type="float">
            <text:p>26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74]+[.A1275]" office:value-type="float" office:value="2617" calcext:value-type="float">
            <text:p>261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75]+[.A1276]" office:value-type="float" office:value="2621" calcext:value-type="float">
            <text:p>26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76]+[.A1277]" office:value-type="float" office:value="2625" calcext:value-type="float">
            <text:p>26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77]+[.A1278]" office:value-type="float" office:value="2629" calcext:value-type="float">
            <text:p>262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78]+[.A1279]" office:value-type="float" office:value="2633" calcext:value-type="float">
            <text:p>263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79]+[.A1280]" office:value-type="float" office:value="2637" calcext:value-type="float">
            <text:p>26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80]+[.A1281]" office:value-type="float" office:value="2641" calcext:value-type="float">
            <text:p>26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81]+[.A1282]" office:value-type="float" office:value="2645" calcext:value-type="float">
            <text:p>26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82]+[.A1283]" office:value-type="float" office:value="2649" calcext:value-type="float">
            <text:p>264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83]+[.A1284]" office:value-type="float" office:value="2653" calcext:value-type="float">
            <text:p>265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84]+[.A1285]" office:value-type="float" office:value="2657" calcext:value-type="float">
            <text:p>26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85]+[.A1286]" office:value-type="float" office:value="2661" calcext:value-type="float">
            <text:p>266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86]+[.A1287]" office:value-type="float" office:value="2665" calcext:value-type="float">
            <text:p>26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87]+[.A1288]" office:value-type="float" office:value="2669" calcext:value-type="float">
            <text:p>26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88]+[.A1289]" office:value-type="float" office:value="2673" calcext:value-type="float">
            <text:p>267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89]+[.A1290]" office:value-type="float" office:value="2677" calcext:value-type="float">
            <text:p>26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90]+[.A1291]" office:value-type="float" office:value="2681" calcext:value-type="float">
            <text:p>268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91]+[.A1292]" office:value-type="float" office:value="2685" calcext:value-type="float">
            <text:p>26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92]+[.A1293]" office:value-type="float" office:value="2689" calcext:value-type="float">
            <text:p>26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93]+[.A1294]" office:value-type="float" office:value="2693" calcext:value-type="float">
            <text:p>269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94]+[.A1295]" office:value-type="float" office:value="2697" calcext:value-type="float">
            <text:p>26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95]+[.A1296]" office:value-type="float" office:value="2701" calcext:value-type="float">
            <text:p>27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96]+[.A1297]" office:value-type="float" office:value="2705" calcext:value-type="float">
            <text:p>27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97]+[.A1298]" office:value-type="float" office:value="2709" calcext:value-type="float">
            <text:p>27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98]+[.A1299]" office:value-type="float" office:value="2713" calcext:value-type="float">
            <text:p>27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99]+[.A1300]" office:value-type="float" office:value="2717" calcext:value-type="float">
            <text:p>271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00]+[.A1301]" office:value-type="float" office:value="2721" calcext:value-type="float">
            <text:p>27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01]+[.A1302]" office:value-type="float" office:value="2725" calcext:value-type="float">
            <text:p>27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02]+[.A1303]" office:value-type="float" office:value="2729" calcext:value-type="float">
            <text:p>272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03]+[.A1304]" office:value-type="float" office:value="2733" calcext:value-type="float">
            <text:p>273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04]+[.A1305]" office:value-type="float" office:value="2737" calcext:value-type="float">
            <text:p>27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05]+[.A1306]" office:value-type="float" office:value="2741" calcext:value-type="float">
            <text:p>27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06]+[.A1307]" office:value-type="float" office:value="2745" calcext:value-type="float">
            <text:p>27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07]+[.A1308]" office:value-type="float" office:value="2749" calcext:value-type="float">
            <text:p>274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08]+[.A1309]" office:value-type="float" office:value="2753" calcext:value-type="float">
            <text:p>275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09]+[.A1310]" office:value-type="float" office:value="2757" calcext:value-type="float">
            <text:p>27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10]+[.A1311]" office:value-type="float" office:value="2761" calcext:value-type="float">
            <text:p>276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11]+[.A1312]" office:value-type="float" office:value="2765" calcext:value-type="float">
            <text:p>27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12]+[.A1313]" office:value-type="float" office:value="2769" calcext:value-type="float">
            <text:p>27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13]+[.A1314]" office:value-type="float" office:value="2773" calcext:value-type="float">
            <text:p>277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14]+[.A1315]" office:value-type="float" office:value="2777" calcext:value-type="float">
            <text:p>27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15]+[.A1316]" office:value-type="float" office:value="2781" calcext:value-type="float">
            <text:p>278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16]+[.A1317]" office:value-type="float" office:value="2785" calcext:value-type="float">
            <text:p>27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17]+[.A1318]" office:value-type="float" office:value="2789" calcext:value-type="float">
            <text:p>27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18]+[.A1319]" office:value-type="float" office:value="2793" calcext:value-type="float">
            <text:p>279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19]+[.A1320]" office:value-type="float" office:value="2797" calcext:value-type="float">
            <text:p>27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20]+[.A1321]" office:value-type="float" office:value="2801" calcext:value-type="float">
            <text:p>28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21]+[.A1322]" office:value-type="float" office:value="2805" calcext:value-type="float">
            <text:p>28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22]+[.A1323]" office:value-type="float" office:value="2809" calcext:value-type="float">
            <text:p>28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23]+[.A1324]" office:value-type="float" office:value="2813" calcext:value-type="float">
            <text:p>28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24]+[.A1325]" office:value-type="float" office:value="2817" calcext:value-type="float">
            <text:p>281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25]+[.A1326]" office:value-type="float" office:value="2821" calcext:value-type="float">
            <text:p>28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26]+[.A1327]" office:value-type="float" office:value="2825" calcext:value-type="float">
            <text:p>28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27]+[.A1328]" office:value-type="float" office:value="2829" calcext:value-type="float">
            <text:p>282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28]+[.A1329]" office:value-type="float" office:value="2833" calcext:value-type="float">
            <text:p>283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29]+[.A1330]" office:value-type="float" office:value="2837" calcext:value-type="float">
            <text:p>28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30]+[.A1331]" office:value-type="float" office:value="2841" calcext:value-type="float">
            <text:p>28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31]+[.A1332]" office:value-type="float" office:value="2845" calcext:value-type="float">
            <text:p>28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32]+[.A1333]" office:value-type="float" office:value="2849" calcext:value-type="float">
            <text:p>284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33]+[.A1334]" office:value-type="float" office:value="2853" calcext:value-type="float">
            <text:p>285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34]+[.A1335]" office:value-type="float" office:value="2857" calcext:value-type="float">
            <text:p>28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35]+[.A1336]" office:value-type="float" office:value="2861" calcext:value-type="float">
            <text:p>286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36]+[.A1337]" office:value-type="float" office:value="2865" calcext:value-type="float">
            <text:p>28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37]+[.A1338]" office:value-type="float" office:value="2869" calcext:value-type="float">
            <text:p>28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38]+[.A1339]" office:value-type="float" office:value="2873" calcext:value-type="float">
            <text:p>287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39]+[.A1340]" office:value-type="float" office:value="2877" calcext:value-type="float">
            <text:p>28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40]+[.A1341]" office:value-type="float" office:value="2881" calcext:value-type="float">
            <text:p>288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41]+[.A1342]" office:value-type="float" office:value="2885" calcext:value-type="float">
            <text:p>28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42]+[.A1343]" office:value-type="float" office:value="2889" calcext:value-type="float">
            <text:p>28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43]+[.A1344]" office:value-type="float" office:value="2893" calcext:value-type="float">
            <text:p>289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44]+[.A1345]" office:value-type="float" office:value="2897" calcext:value-type="float">
            <text:p>28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45]+[.A1346]" office:value-type="float" office:value="2901" calcext:value-type="float">
            <text:p>29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46]+[.A1347]" office:value-type="float" office:value="2905" calcext:value-type="float">
            <text:p>29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47]+[.A1348]" office:value-type="float" office:value="2909" calcext:value-type="float">
            <text:p>29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48]+[.A1349]" office:value-type="float" office:value="2913" calcext:value-type="float">
            <text:p>29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49]+[.A1350]" office:value-type="float" office:value="2917" calcext:value-type="float">
            <text:p>291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50]+[.A1351]" office:value-type="float" office:value="2921" calcext:value-type="float">
            <text:p>29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51]+[.A1352]" office:value-type="float" office:value="2925" calcext:value-type="float">
            <text:p>29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52]+[.A1353]" office:value-type="float" office:value="2929" calcext:value-type="float">
            <text:p>292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53]+[.A1354]" office:value-type="float" office:value="2933" calcext:value-type="float">
            <text:p>293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54]+[.A1355]" office:value-type="float" office:value="2937" calcext:value-type="float">
            <text:p>29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55]+[.A1356]" office:value-type="float" office:value="2941" calcext:value-type="float">
            <text:p>29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56]+[.A1357]" office:value-type="float" office:value="2945" calcext:value-type="float">
            <text:p>29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57]+[.A1358]" office:value-type="float" office:value="2949" calcext:value-type="float">
            <text:p>294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58]+[.A1359]" office:value-type="float" office:value="2953" calcext:value-type="float">
            <text:p>295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59]+[.A1360]" office:value-type="float" office:value="2957" calcext:value-type="float">
            <text:p>29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60]+[.A1361]" office:value-type="float" office:value="2961" calcext:value-type="float">
            <text:p>296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61]+[.A1362]" office:value-type="float" office:value="2965" calcext:value-type="float">
            <text:p>29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62]+[.A1363]" office:value-type="float" office:value="2969" calcext:value-type="float">
            <text:p>29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63]+[.A1364]" office:value-type="float" office:value="2973" calcext:value-type="float">
            <text:p>297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64]+[.A1365]" office:value-type="float" office:value="2977" calcext:value-type="float">
            <text:p>29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65]+[.A1366]" office:value-type="float" office:value="2981" calcext:value-type="float">
            <text:p>298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66]+[.A1367]" office:value-type="float" office:value="2985" calcext:value-type="float">
            <text:p>29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67]+[.A1368]" office:value-type="float" office:value="2989" calcext:value-type="float">
            <text:p>29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68]+[.A1369]" office:value-type="float" office:value="2993" calcext:value-type="float">
            <text:p>299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69]+[.A1370]" office:value-type="float" office:value="2997" calcext:value-type="float">
            <text:p>29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70]+[.A1371]" office:value-type="float" office:value="3001" calcext:value-type="float">
            <text:p>30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71]+[.A1372]" office:value-type="float" office:value="3005" calcext:value-type="float">
            <text:p>30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72]+[.A1373]" office:value-type="float" office:value="3009" calcext:value-type="float">
            <text:p>30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73]+[.A1374]" office:value-type="float" office:value="3013" calcext:value-type="float">
            <text:p>30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74]+[.A1375]" office:value-type="float" office:value="3017" calcext:value-type="float">
            <text:p>301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75]+[.A1376]" office:value-type="float" office:value="3021" calcext:value-type="float">
            <text:p>30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76]+[.A1377]" office:value-type="float" office:value="3025" calcext:value-type="float">
            <text:p>30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77]+[.A1378]" office:value-type="float" office:value="3029" calcext:value-type="float">
            <text:p>302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78]+[.A1379]" office:value-type="float" office:value="3033" calcext:value-type="float">
            <text:p>303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79]+[.A1380]" office:value-type="float" office:value="3037" calcext:value-type="float">
            <text:p>30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80]+[.A1381]" office:value-type="float" office:value="3041" calcext:value-type="float">
            <text:p>30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81]+[.A1382]" office:value-type="float" office:value="3045" calcext:value-type="float">
            <text:p>30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82]+[.A1383]" office:value-type="float" office:value="3049" calcext:value-type="float">
            <text:p>304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83]+[.A1384]" office:value-type="float" office:value="3053" calcext:value-type="float">
            <text:p>305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84]+[.A1385]" office:value-type="float" office:value="3057" calcext:value-type="float">
            <text:p>30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85]+[.A1386]" office:value-type="float" office:value="3061" calcext:value-type="float">
            <text:p>306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86]+[.A1387]" office:value-type="float" office:value="3065" calcext:value-type="float">
            <text:p>30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87]+[.A1388]" office:value-type="float" office:value="3069" calcext:value-type="float">
            <text:p>30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88]+[.A1389]" office:value-type="float" office:value="3073" calcext:value-type="float">
            <text:p>307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89]+[.A1390]" office:value-type="float" office:value="3077" calcext:value-type="float">
            <text:p>30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90]+[.A1391]" office:value-type="float" office:value="3081" calcext:value-type="float">
            <text:p>308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91]+[.A1392]" office:value-type="float" office:value="3085" calcext:value-type="float">
            <text:p>30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92]+[.A1393]" office:value-type="float" office:value="3089" calcext:value-type="float">
            <text:p>30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93]+[.A1394]" office:value-type="float" office:value="3093" calcext:value-type="float">
            <text:p>309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94]+[.A1395]" office:value-type="float" office:value="3097" calcext:value-type="float">
            <text:p>30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95]+[.A1396]" office:value-type="float" office:value="3101" calcext:value-type="float">
            <text:p>31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96]+[.A1397]" office:value-type="float" office:value="3105" calcext:value-type="float">
            <text:p>31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97]+[.A1398]" office:value-type="float" office:value="3109" calcext:value-type="float">
            <text:p>31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98]+[.A1399]" office:value-type="float" office:value="3113" calcext:value-type="float">
            <text:p>31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99]+[.A1400]" office:value-type="float" office:value="3117" calcext:value-type="float">
            <text:p>311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00]+[.A1401]" office:value-type="float" office:value="3121" calcext:value-type="float">
            <text:p>31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01]+[.A1402]" office:value-type="float" office:value="3125" calcext:value-type="float">
            <text:p>31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02]+[.A1403]" office:value-type="float" office:value="3129" calcext:value-type="float">
            <text:p>312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03]+[.A1404]" office:value-type="float" office:value="3133" calcext:value-type="float">
            <text:p>313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04]+[.A1405]" office:value-type="float" office:value="3137" calcext:value-type="float">
            <text:p>31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05]+[.A1406]" office:value-type="float" office:value="3141" calcext:value-type="float">
            <text:p>31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06]+[.A1407]" office:value-type="float" office:value="3145" calcext:value-type="float">
            <text:p>31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07]+[.A1408]" office:value-type="float" office:value="3149" calcext:value-type="float">
            <text:p>314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08]+[.A1409]" office:value-type="float" office:value="3153" calcext:value-type="float">
            <text:p>315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09]+[.A1410]" office:value-type="float" office:value="3157" calcext:value-type="float">
            <text:p>31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10]+[.A1411]" office:value-type="float" office:value="3161" calcext:value-type="float">
            <text:p>316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11]+[.A1412]" office:value-type="float" office:value="3165" calcext:value-type="float">
            <text:p>31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12]+[.A1413]" office:value-type="float" office:value="3169" calcext:value-type="float">
            <text:p>31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13]+[.A1414]" office:value-type="float" office:value="3173" calcext:value-type="float">
            <text:p>317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14]+[.A1415]" office:value-type="float" office:value="3177" calcext:value-type="float">
            <text:p>31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15]+[.A1416]" office:value-type="float" office:value="3181" calcext:value-type="float">
            <text:p>318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16]+[.A1417]" office:value-type="float" office:value="3185" calcext:value-type="float">
            <text:p>31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17]+[.A1418]" office:value-type="float" office:value="3189" calcext:value-type="float">
            <text:p>31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18]+[.A1419]" office:value-type="float" office:value="3193" calcext:value-type="float">
            <text:p>319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19]+[.A1420]" office:value-type="float" office:value="3197" calcext:value-type="float">
            <text:p>31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20]+[.A1421]" office:value-type="float" office:value="3201" calcext:value-type="float">
            <text:p>32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21]+[.A1422]" office:value-type="float" office:value="3205" calcext:value-type="float">
            <text:p>32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22]+[.A1423]" office:value-type="float" office:value="3209" calcext:value-type="float">
            <text:p>32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23]+[.A1424]" office:value-type="float" office:value="3213" calcext:value-type="float">
            <text:p>32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24]+[.A1425]" office:value-type="float" office:value="3217" calcext:value-type="float">
            <text:p>321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25]+[.A1426]" office:value-type="float" office:value="3221" calcext:value-type="float">
            <text:p>32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26]+[.A1427]" office:value-type="float" office:value="3225" calcext:value-type="float">
            <text:p>32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27]+[.A1428]" office:value-type="float" office:value="3229" calcext:value-type="float">
            <text:p>322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28]+[.A1429]" office:value-type="float" office:value="3233" calcext:value-type="float">
            <text:p>323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29]+[.A1430]" office:value-type="float" office:value="3237" calcext:value-type="float">
            <text:p>32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30]+[.A1431]" office:value-type="float" office:value="3241" calcext:value-type="float">
            <text:p>32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31]+[.A1432]" office:value-type="float" office:value="3245" calcext:value-type="float">
            <text:p>32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32]+[.A1433]" office:value-type="float" office:value="3249" calcext:value-type="float">
            <text:p>324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33]+[.A1434]" office:value-type="float" office:value="3253" calcext:value-type="float">
            <text:p>325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34]+[.A1435]" office:value-type="float" office:value="3257" calcext:value-type="float">
            <text:p>32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35]+[.A1436]" office:value-type="float" office:value="3261" calcext:value-type="float">
            <text:p>326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36]+[.A1437]" office:value-type="float" office:value="3265" calcext:value-type="float">
            <text:p>32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37]+[.A1438]" office:value-type="float" office:value="3269" calcext:value-type="float">
            <text:p>32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38]+[.A1439]" office:value-type="float" office:value="3273" calcext:value-type="float">
            <text:p>327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39]+[.A1440]" office:value-type="float" office:value="3277" calcext:value-type="float">
            <text:p>32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40]+[.A1441]" office:value-type="float" office:value="3281" calcext:value-type="float">
            <text:p>328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41]+[.A1442]" office:value-type="float" office:value="3285" calcext:value-type="float">
            <text:p>32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42]+[.A1443]" office:value-type="float" office:value="3289" calcext:value-type="float">
            <text:p>32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43]+[.A1444]" office:value-type="float" office:value="3293" calcext:value-type="float">
            <text:p>329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44]+[.A1445]" office:value-type="float" office:value="3297" calcext:value-type="float">
            <text:p>32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45]+[.A1446]" office:value-type="float" office:value="3301" calcext:value-type="float">
            <text:p>33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46]+[.A1447]" office:value-type="float" office:value="3305" calcext:value-type="float">
            <text:p>33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47]+[.A1448]" office:value-type="float" office:value="3309" calcext:value-type="float">
            <text:p>33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48]+[.A1449]" office:value-type="float" office:value="3313" calcext:value-type="float">
            <text:p>33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49]+[.A1450]" office:value-type="float" office:value="3317" calcext:value-type="float">
            <text:p>331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50]+[.A1451]" office:value-type="float" office:value="3321" calcext:value-type="float">
            <text:p>33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51]+[.A1452]" office:value-type="float" office:value="3325" calcext:value-type="float">
            <text:p>33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52]+[.A1453]" office:value-type="float" office:value="3329" calcext:value-type="float">
            <text:p>332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53]+[.A1454]" office:value-type="float" office:value="3333" calcext:value-type="float">
            <text:p>333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54]+[.A1455]" office:value-type="float" office:value="3337" calcext:value-type="float">
            <text:p>33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55]+[.A1456]" office:value-type="float" office:value="3341" calcext:value-type="float">
            <text:p>33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56]+[.A1457]" office:value-type="float" office:value="3345" calcext:value-type="float">
            <text:p>33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57]+[.A1458]" office:value-type="float" office:value="3349" calcext:value-type="float">
            <text:p>334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58]+[.A1459]" office:value-type="float" office:value="3353" calcext:value-type="float">
            <text:p>335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59]+[.A1460]" office:value-type="float" office:value="3357" calcext:value-type="float">
            <text:p>33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60]+[.A1461]" office:value-type="float" office:value="3361" calcext:value-type="float">
            <text:p>336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61]+[.A1462]" office:value-type="float" office:value="3365" calcext:value-type="float">
            <text:p>33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62]+[.A1463]" office:value-type="float" office:value="3369" calcext:value-type="float">
            <text:p>33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63]+[.A1464]" office:value-type="float" office:value="3373" calcext:value-type="float">
            <text:p>337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64]+[.A1465]" office:value-type="float" office:value="3377" calcext:value-type="float">
            <text:p>33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65]+[.A1466]" office:value-type="float" office:value="3382" calcext:value-type="float">
            <text:p>338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66]+[.A1467]" office:value-type="float" office:value="3387" calcext:value-type="float">
            <text:p>33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67]+[.A1468]" office:value-type="float" office:value="3392" calcext:value-type="float">
            <text:p>33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68]+[.A1469]" office:value-type="float" office:value="3397" calcext:value-type="float">
            <text:p>33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69]+[.A1470]" office:value-type="float" office:value="3402" calcext:value-type="float">
            <text:p>34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70]+[.A1471]" office:value-type="float" office:value="3407" calcext:value-type="float">
            <text:p>34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71]+[.A1472]" office:value-type="float" office:value="3412" calcext:value-type="float">
            <text:p>34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72]+[.A1473]" office:value-type="float" office:value="3417" calcext:value-type="float">
            <text:p>34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73]+[.A1474]" office:value-type="float" office:value="3422" calcext:value-type="float">
            <text:p>342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74]+[.A1475]" office:value-type="float" office:value="3427" calcext:value-type="float">
            <text:p>342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75]+[.A1476]" office:value-type="float" office:value="3432" calcext:value-type="float">
            <text:p>34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76]+[.A1477]" office:value-type="float" office:value="3437" calcext:value-type="float">
            <text:p>34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77]+[.A1478]" office:value-type="float" office:value="3442" calcext:value-type="float">
            <text:p>344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78]+[.A1479]" office:value-type="float" office:value="3447" calcext:value-type="float">
            <text:p>34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79]+[.A1480]" office:value-type="float" office:value="3452" calcext:value-type="float">
            <text:p>345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80]+[.A1481]" office:value-type="float" office:value="3457" calcext:value-type="float">
            <text:p>345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81]+[.A1482]" office:value-type="float" office:value="3462" calcext:value-type="float">
            <text:p>346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82]+[.A1483]" office:value-type="float" office:value="3467" calcext:value-type="float">
            <text:p>346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83]+[.A1484]" office:value-type="float" office:value="3472" calcext:value-type="float">
            <text:p>34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84]+[.A1485]" office:value-type="float" office:value="3477" calcext:value-type="float">
            <text:p>34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85]+[.A1486]" office:value-type="float" office:value="3482" calcext:value-type="float">
            <text:p>348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86]+[.A1487]" office:value-type="float" office:value="3487" calcext:value-type="float">
            <text:p>34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87]+[.A1488]" office:value-type="float" office:value="3492" calcext:value-type="float">
            <text:p>34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88]+[.A1489]" office:value-type="float" office:value="3497" calcext:value-type="float">
            <text:p>34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89]+[.A1490]" office:value-type="float" office:value="3502" calcext:value-type="float">
            <text:p>35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90]+[.A1491]" office:value-type="float" office:value="3507" calcext:value-type="float">
            <text:p>35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91]+[.A1492]" office:value-type="float" office:value="3512" calcext:value-type="float">
            <text:p>35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92]+[.A1493]" office:value-type="float" office:value="3517" calcext:value-type="float">
            <text:p>35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93]+[.A1494]" office:value-type="float" office:value="3522" calcext:value-type="float">
            <text:p>352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94]+[.A1495]" office:value-type="float" office:value="3527" calcext:value-type="float">
            <text:p>352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95]+[.A1496]" office:value-type="float" office:value="3532" calcext:value-type="float">
            <text:p>35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96]+[.A1497]" office:value-type="float" office:value="3537" calcext:value-type="float">
            <text:p>35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97]+[.A1498]" office:value-type="float" office:value="3542" calcext:value-type="float">
            <text:p>354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98]+[.A1499]" office:value-type="float" office:value="3547" calcext:value-type="float">
            <text:p>35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99]+[.A1500]" office:value-type="float" office:value="3552" calcext:value-type="float">
            <text:p>355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00]+[.A1501]" office:value-type="float" office:value="3557" calcext:value-type="float">
            <text:p>355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01]+[.A1502]" office:value-type="float" office:value="3562" calcext:value-type="float">
            <text:p>356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02]+[.A1503]" office:value-type="float" office:value="3567" calcext:value-type="float">
            <text:p>356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03]+[.A1504]" office:value-type="float" office:value="3572" calcext:value-type="float">
            <text:p>35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04]+[.A1505]" office:value-type="float" office:value="3577" calcext:value-type="float">
            <text:p>35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05]+[.A1506]" office:value-type="float" office:value="3582" calcext:value-type="float">
            <text:p>358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06]+[.A1507]" office:value-type="float" office:value="3587" calcext:value-type="float">
            <text:p>35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07]+[.A1508]" office:value-type="float" office:value="3592" calcext:value-type="float">
            <text:p>35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08]+[.A1509]" office:value-type="float" office:value="3597" calcext:value-type="float">
            <text:p>35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09]+[.A1510]" office:value-type="float" office:value="3602" calcext:value-type="float">
            <text:p>36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10]+[.A1511]" office:value-type="float" office:value="3607" calcext:value-type="float">
            <text:p>36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11]+[.A1512]" office:value-type="float" office:value="3612" calcext:value-type="float">
            <text:p>36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12]+[.A1513]" office:value-type="float" office:value="3617" calcext:value-type="float">
            <text:p>36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13]+[.A1514]" office:value-type="float" office:value="3622" calcext:value-type="float">
            <text:p>362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14]+[.A1515]" office:value-type="float" office:value="3627" calcext:value-type="float">
            <text:p>362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15]+[.A1516]" office:value-type="float" office:value="3632" calcext:value-type="float">
            <text:p>36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16]+[.A1517]" office:value-type="float" office:value="3637" calcext:value-type="float">
            <text:p>36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17]+[.A1518]" office:value-type="float" office:value="3642" calcext:value-type="float">
            <text:p>364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18]+[.A1519]" office:value-type="float" office:value="3647" calcext:value-type="float">
            <text:p>36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19]+[.A1520]" office:value-type="float" office:value="3652" calcext:value-type="float">
            <text:p>365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20]+[.A1521]" office:value-type="float" office:value="3657" calcext:value-type="float">
            <text:p>365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21]+[.A1522]" office:value-type="float" office:value="3662" calcext:value-type="float">
            <text:p>366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22]+[.A1523]" office:value-type="float" office:value="3667" calcext:value-type="float">
            <text:p>366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23]+[.A1524]" office:value-type="float" office:value="3672" calcext:value-type="float">
            <text:p>36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24]+[.A1525]" office:value-type="float" office:value="3677" calcext:value-type="float">
            <text:p>36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25]+[.A1526]" office:value-type="float" office:value="3682" calcext:value-type="float">
            <text:p>368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26]+[.A1527]" office:value-type="float" office:value="3687" calcext:value-type="float">
            <text:p>36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27]+[.A1528]" office:value-type="float" office:value="3692" calcext:value-type="float">
            <text:p>36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28]+[.A1529]" office:value-type="float" office:value="3697" calcext:value-type="float">
            <text:p>36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29]+[.A1530]" office:value-type="float" office:value="3702" calcext:value-type="float">
            <text:p>37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30]+[.A1531]" office:value-type="float" office:value="3707" calcext:value-type="float">
            <text:p>37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31]+[.A1532]" office:value-type="float" office:value="3712" calcext:value-type="float">
            <text:p>37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32]+[.A1533]" office:value-type="float" office:value="3717" calcext:value-type="float">
            <text:p>37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33]+[.A1534]" office:value-type="float" office:value="3722" calcext:value-type="float">
            <text:p>372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34]+[.A1535]" office:value-type="float" office:value="3727" calcext:value-type="float">
            <text:p>372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35]+[.A1536]" office:value-type="float" office:value="3732" calcext:value-type="float">
            <text:p>37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36]+[.A1537]" office:value-type="float" office:value="3737" calcext:value-type="float">
            <text:p>37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37]+[.A1538]" office:value-type="float" office:value="3742" calcext:value-type="float">
            <text:p>374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38]+[.A1539]" office:value-type="float" office:value="3747" calcext:value-type="float">
            <text:p>37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39]+[.A1540]" office:value-type="float" office:value="3752" calcext:value-type="float">
            <text:p>375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40]+[.A1541]" office:value-type="float" office:value="3757" calcext:value-type="float">
            <text:p>375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41]+[.A1542]" office:value-type="float" office:value="3762" calcext:value-type="float">
            <text:p>376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42]+[.A1543]" office:value-type="float" office:value="3767" calcext:value-type="float">
            <text:p>376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43]+[.A1544]" office:value-type="float" office:value="3772" calcext:value-type="float">
            <text:p>37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44]+[.A1545]" office:value-type="float" office:value="3777" calcext:value-type="float">
            <text:p>37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45]+[.A1546]" office:value-type="float" office:value="3782" calcext:value-type="float">
            <text:p>378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46]+[.A1547]" office:value-type="float" office:value="3787" calcext:value-type="float">
            <text:p>37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47]+[.A1548]" office:value-type="float" office:value="3792" calcext:value-type="float">
            <text:p>37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48]+[.A1549]" office:value-type="float" office:value="3797" calcext:value-type="float">
            <text:p>37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49]+[.A1550]" office:value-type="float" office:value="3802" calcext:value-type="float">
            <text:p>38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50]+[.A1551]" office:value-type="float" office:value="3807" calcext:value-type="float">
            <text:p>38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51]+[.A1552]" office:value-type="float" office:value="3812" calcext:value-type="float">
            <text:p>38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52]+[.A1553]" office:value-type="float" office:value="3817" calcext:value-type="float">
            <text:p>38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53]+[.A1554]" office:value-type="float" office:value="3822" calcext:value-type="float">
            <text:p>382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54]+[.A1555]" office:value-type="float" office:value="3827" calcext:value-type="float">
            <text:p>382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55]+[.A1556]" office:value-type="float" office:value="3832" calcext:value-type="float">
            <text:p>38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56]+[.A1557]" office:value-type="float" office:value="3837" calcext:value-type="float">
            <text:p>38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57]+[.A1558]" office:value-type="float" office:value="3842" calcext:value-type="float">
            <text:p>384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58]+[.A1559]" office:value-type="float" office:value="3847" calcext:value-type="float">
            <text:p>38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59]+[.A1560]" office:value-type="float" office:value="3852" calcext:value-type="float">
            <text:p>385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60]+[.A1561]" office:value-type="float" office:value="3857" calcext:value-type="float">
            <text:p>385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61]+[.A1562]" office:value-type="float" office:value="3862" calcext:value-type="float">
            <text:p>386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62]+[.A1563]" office:value-type="float" office:value="3867" calcext:value-type="float">
            <text:p>386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63]+[.A1564]" office:value-type="float" office:value="3872" calcext:value-type="float">
            <text:p>38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64]+[.A1565]" office:value-type="float" office:value="3877" calcext:value-type="float">
            <text:p>38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65]+[.A1566]" office:value-type="float" office:value="3882" calcext:value-type="float">
            <text:p>388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66]+[.A1567]" office:value-type="float" office:value="3887" calcext:value-type="float">
            <text:p>38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67]+[.A1568]" office:value-type="float" office:value="3892" calcext:value-type="float">
            <text:p>38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68]+[.A1569]" office:value-type="float" office:value="3897" calcext:value-type="float">
            <text:p>38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69]+[.A1570]" office:value-type="float" office:value="3902" calcext:value-type="float">
            <text:p>39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70]+[.A1571]" office:value-type="float" office:value="3907" calcext:value-type="float">
            <text:p>39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71]+[.A1572]" office:value-type="float" office:value="3912" calcext:value-type="float">
            <text:p>39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72]+[.A1573]" office:value-type="float" office:value="3917" calcext:value-type="float">
            <text:p>39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73]+[.A1574]" office:value-type="float" office:value="3922" calcext:value-type="float">
            <text:p>392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74]+[.A1575]" office:value-type="float" office:value="3927" calcext:value-type="float">
            <text:p>392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75]+[.A1576]" office:value-type="float" office:value="3932" calcext:value-type="float">
            <text:p>39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76]+[.A1577]" office:value-type="float" office:value="3937" calcext:value-type="float">
            <text:p>39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77]+[.A1578]" office:value-type="float" office:value="3942" calcext:value-type="float">
            <text:p>394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78]+[.A1579]" office:value-type="float" office:value="3947" calcext:value-type="float">
            <text:p>39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79]+[.A1580]" office:value-type="float" office:value="3952" calcext:value-type="float">
            <text:p>395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80]+[.A1581]" office:value-type="float" office:value="3957" calcext:value-type="float">
            <text:p>395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81]+[.A1582]" office:value-type="float" office:value="3962" calcext:value-type="float">
            <text:p>396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82]+[.A1583]" office:value-type="float" office:value="3967" calcext:value-type="float">
            <text:p>396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83]+[.A1584]" office:value-type="float" office:value="3972" calcext:value-type="float">
            <text:p>39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84]+[.A1585]" office:value-type="float" office:value="3977" calcext:value-type="float">
            <text:p>39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85]+[.A1586]" office:value-type="float" office:value="3982" calcext:value-type="float">
            <text:p>398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86]+[.A1587]" office:value-type="float" office:value="3987" calcext:value-type="float">
            <text:p>39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87]+[.A1588]" office:value-type="float" office:value="3992" calcext:value-type="float">
            <text:p>39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88]+[.A1589]" office:value-type="float" office:value="3997" calcext:value-type="float">
            <text:p>39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89]+[.A1590]" office:value-type="float" office:value="4002" calcext:value-type="float">
            <text:p>40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90]+[.A1591]" office:value-type="float" office:value="4007" calcext:value-type="float">
            <text:p>40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91]+[.A1592]" office:value-type="float" office:value="4012" calcext:value-type="float">
            <text:p>40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92]+[.A1593]" office:value-type="float" office:value="4017" calcext:value-type="float">
            <text:p>40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93]+[.A1594]" office:value-type="float" office:value="4022" calcext:value-type="float">
            <text:p>402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94]+[.A1595]" office:value-type="float" office:value="4027" calcext:value-type="float">
            <text:p>402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95]+[.A1596]" office:value-type="float" office:value="4032" calcext:value-type="float">
            <text:p>40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96]+[.A1597]" office:value-type="float" office:value="4037" calcext:value-type="float">
            <text:p>40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97]+[.A1598]" office:value-type="float" office:value="4042" calcext:value-type="float">
            <text:p>404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98]+[.A1599]" office:value-type="float" office:value="4047" calcext:value-type="float">
            <text:p>40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599]+[.A1600]" office:value-type="float" office:value="4052" calcext:value-type="float">
            <text:p>405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00]+[.A1601]" office:value-type="float" office:value="4057" calcext:value-type="float">
            <text:p>405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01]+[.A1602]" office:value-type="float" office:value="4062" calcext:value-type="float">
            <text:p>406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02]+[.A1603]" office:value-type="float" office:value="4067" calcext:value-type="float">
            <text:p>406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03]+[.A1604]" office:value-type="float" office:value="4072" calcext:value-type="float">
            <text:p>40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04]+[.A1605]" office:value-type="float" office:value="4077" calcext:value-type="float">
            <text:p>40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05]+[.A1606]" office:value-type="float" office:value="4082" calcext:value-type="float">
            <text:p>408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06]+[.A1607]" office:value-type="float" office:value="4087" calcext:value-type="float">
            <text:p>40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07]+[.A1608]" office:value-type="float" office:value="4092" calcext:value-type="float">
            <text:p>40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08]+[.A1609]" office:value-type="float" office:value="4097" calcext:value-type="float">
            <text:p>40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09]+[.A1610]" office:value-type="float" office:value="4102" calcext:value-type="float">
            <text:p>41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10]+[.A1611]" office:value-type="float" office:value="4107" calcext:value-type="float">
            <text:p>41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11]+[.A1612]" office:value-type="float" office:value="4112" calcext:value-type="float">
            <text:p>41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12]+[.A1613]" office:value-type="float" office:value="4117" calcext:value-type="float">
            <text:p>41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13]+[.A1614]" office:value-type="float" office:value="4122" calcext:value-type="float">
            <text:p>412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14]+[.A1615]" office:value-type="float" office:value="4127" calcext:value-type="float">
            <text:p>412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15]+[.A1616]" office:value-type="float" office:value="4132" calcext:value-type="float">
            <text:p>41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16]+[.A1617]" office:value-type="float" office:value="4137" calcext:value-type="float">
            <text:p>41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17]+[.A1618]" office:value-type="float" office:value="4142" calcext:value-type="float">
            <text:p>414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18]+[.A1619]" office:value-type="float" office:value="4147" calcext:value-type="float">
            <text:p>41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19]+[.A1620]" office:value-type="float" office:value="4152" calcext:value-type="float">
            <text:p>415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20]+[.A1621]" office:value-type="float" office:value="4157" calcext:value-type="float">
            <text:p>415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21]+[.A1622]" office:value-type="float" office:value="4162" calcext:value-type="float">
            <text:p>416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22]+[.A1623]" office:value-type="float" office:value="4167" calcext:value-type="float">
            <text:p>416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23]+[.A1624]" office:value-type="float" office:value="4172" calcext:value-type="float">
            <text:p>41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24]+[.A1625]" office:value-type="float" office:value="4177" calcext:value-type="float">
            <text:p>41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25]+[.A1626]" office:value-type="float" office:value="4182" calcext:value-type="float">
            <text:p>418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26]+[.A1627]" office:value-type="float" office:value="4187" calcext:value-type="float">
            <text:p>41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27]+[.A1628]" office:value-type="float" office:value="4192" calcext:value-type="float">
            <text:p>419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28]+[.A1629]" office:value-type="float" office:value="4197" calcext:value-type="float">
            <text:p>419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29]+[.A1630]" office:value-type="float" office:value="4202" calcext:value-type="float">
            <text:p>42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30]+[.A1631]" office:value-type="float" office:value="4207" calcext:value-type="float">
            <text:p>42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31]+[.A1632]" office:value-type="float" office:value="4212" calcext:value-type="float">
            <text:p>421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32]+[.A1633]" office:value-type="float" office:value="4218" calcext:value-type="float">
            <text:p>421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33]+[.A1634]" office:value-type="float" office:value="4224" calcext:value-type="float">
            <text:p>422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34]+[.A1635]" office:value-type="float" office:value="4230" calcext:value-type="float">
            <text:p>423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35]+[.A1636]" office:value-type="float" office:value="4236" calcext:value-type="float">
            <text:p>42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36]+[.A1637]" office:value-type="float" office:value="4242" calcext:value-type="float">
            <text:p>424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37]+[.A1638]" office:value-type="float" office:value="4248" calcext:value-type="float">
            <text:p>424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38]+[.A1639]" office:value-type="float" office:value="4254" calcext:value-type="float">
            <text:p>425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39]+[.A1640]" office:value-type="float" office:value="4260" calcext:value-type="float">
            <text:p>426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40]+[.A1641]" office:value-type="float" office:value="4266" calcext:value-type="float">
            <text:p>426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41]+[.A1642]" office:value-type="float" office:value="4272" calcext:value-type="float">
            <text:p>427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42]+[.A1643]" office:value-type="float" office:value="4278" calcext:value-type="float">
            <text:p>427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43]+[.A1644]" office:value-type="float" office:value="4284" calcext:value-type="float">
            <text:p>428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44]+[.A1645]" office:value-type="float" office:value="4290" calcext:value-type="float">
            <text:p>429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45]+[.A1646]" office:value-type="float" office:value="4296" calcext:value-type="float">
            <text:p>429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46]+[.A1647]" office:value-type="float" office:value="4302" calcext:value-type="float">
            <text:p>43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47]+[.A1648]" office:value-type="float" office:value="4308" calcext:value-type="float">
            <text:p>430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48]+[.A1649]" office:value-type="float" office:value="4314" calcext:value-type="float">
            <text:p>431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49]+[.A1650]" office:value-type="float" office:value="4320" calcext:value-type="float">
            <text:p>432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50]+[.A1651]" office:value-type="float" office:value="4326" calcext:value-type="float">
            <text:p>432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51]+[.A1652]" office:value-type="float" office:value="4332" calcext:value-type="float">
            <text:p>433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52]+[.A1653]" office:value-type="float" office:value="4338" calcext:value-type="float">
            <text:p>433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53]+[.A1654]" office:value-type="float" office:value="4344" calcext:value-type="float">
            <text:p>434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54]+[.A1655]" office:value-type="float" office:value="4350" calcext:value-type="float">
            <text:p>435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55]+[.A1656]" office:value-type="float" office:value="4356" calcext:value-type="float">
            <text:p>435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56]+[.A1657]" office:value-type="float" office:value="4362" calcext:value-type="float">
            <text:p>436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57]+[.A1658]" office:value-type="float" office:value="4368" calcext:value-type="float">
            <text:p>436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58]+[.A1659]" office:value-type="float" office:value="4374" calcext:value-type="float">
            <text:p>437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59]+[.A1660]" office:value-type="float" office:value="4380" calcext:value-type="float">
            <text:p>438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60]+[.A1661]" office:value-type="float" office:value="4386" calcext:value-type="float">
            <text:p>438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61]+[.A1662]" office:value-type="float" office:value="4392" calcext:value-type="float">
            <text:p>439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62]+[.A1663]" office:value-type="float" office:value="4398" calcext:value-type="float">
            <text:p>439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63]+[.A1664]" office:value-type="float" office:value="4404" calcext:value-type="float">
            <text:p>440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64]+[.A1665]" office:value-type="float" office:value="4410" calcext:value-type="float">
            <text:p>441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65]+[.A1666]" office:value-type="float" office:value="4416" calcext:value-type="float">
            <text:p>441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66]+[.A1667]" office:value-type="float" office:value="4422" calcext:value-type="float">
            <text:p>442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67]+[.A1668]" office:value-type="float" office:value="4428" calcext:value-type="float">
            <text:p>442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68]+[.A1669]" office:value-type="float" office:value="4434" calcext:value-type="float">
            <text:p>443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69]+[.A1670]" office:value-type="float" office:value="4440" calcext:value-type="float">
            <text:p>444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70]+[.A1671]" office:value-type="float" office:value="4446" calcext:value-type="float">
            <text:p>444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71]+[.A1672]" office:value-type="float" office:value="4452" calcext:value-type="float">
            <text:p>445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72]+[.A1673]" office:value-type="float" office:value="4458" calcext:value-type="float">
            <text:p>445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73]+[.A1674]" office:value-type="float" office:value="4464" calcext:value-type="float">
            <text:p>446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74]+[.A1675]" office:value-type="float" office:value="4470" calcext:value-type="float">
            <text:p>447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75]+[.A1676]" office:value-type="float" office:value="4476" calcext:value-type="float">
            <text:p>447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76]+[.A1677]" office:value-type="float" office:value="4482" calcext:value-type="float">
            <text:p>448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77]+[.A1678]" office:value-type="float" office:value="4488" calcext:value-type="float">
            <text:p>448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78]+[.A1679]" office:value-type="float" office:value="4494" calcext:value-type="float">
            <text:p>449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79]+[.A1680]" office:value-type="float" office:value="4500" calcext:value-type="float">
            <text:p>45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80]+[.A1681]" office:value-type="float" office:value="4506" calcext:value-type="float">
            <text:p>450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81]+[.A1682]" office:value-type="float" office:value="4512" calcext:value-type="float">
            <text:p>451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82]+[.A1683]" office:value-type="float" office:value="4518" calcext:value-type="float">
            <text:p>451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83]+[.A1684]" office:value-type="float" office:value="4524" calcext:value-type="float">
            <text:p>452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84]+[.A1685]" office:value-type="float" office:value="4530" calcext:value-type="float">
            <text:p>453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85]+[.A1686]" office:value-type="float" office:value="4536" calcext:value-type="float">
            <text:p>45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86]+[.A1687]" office:value-type="float" office:value="4542" calcext:value-type="float">
            <text:p>454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87]+[.A1688]" office:value-type="float" office:value="4548" calcext:value-type="float">
            <text:p>454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88]+[.A1689]" office:value-type="float" office:value="4554" calcext:value-type="float">
            <text:p>455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89]+[.A1690]" office:value-type="float" office:value="4560" calcext:value-type="float">
            <text:p>456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90]+[.A1691]" office:value-type="float" office:value="4566" calcext:value-type="float">
            <text:p>456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91]+[.A1692]" office:value-type="float" office:value="4572" calcext:value-type="float">
            <text:p>457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92]+[.A1693]" office:value-type="float" office:value="4578" calcext:value-type="float">
            <text:p>457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93]+[.A1694]" office:value-type="float" office:value="4584" calcext:value-type="float">
            <text:p>458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94]+[.A1695]" office:value-type="float" office:value="4590" calcext:value-type="float">
            <text:p>459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95]+[.A1696]" office:value-type="float" office:value="4596" calcext:value-type="float">
            <text:p>459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96]+[.A1697]" office:value-type="float" office:value="4602" calcext:value-type="float">
            <text:p>46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97]+[.A1698]" office:value-type="float" office:value="4608" calcext:value-type="float">
            <text:p>460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98]+[.A1699]" office:value-type="float" office:value="4614" calcext:value-type="float">
            <text:p>461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99]+[.A1700]" office:value-type="float" office:value="4620" calcext:value-type="float">
            <text:p>462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00]+[.A1701]" office:value-type="float" office:value="4626" calcext:value-type="float">
            <text:p>462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01]+[.A1702]" office:value-type="float" office:value="4632" calcext:value-type="float">
            <text:p>463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02]+[.A1703]" office:value-type="float" office:value="4638" calcext:value-type="float">
            <text:p>463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03]+[.A1704]" office:value-type="float" office:value="4644" calcext:value-type="float">
            <text:p>464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04]+[.A1705]" office:value-type="float" office:value="4650" calcext:value-type="float">
            <text:p>465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05]+[.A1706]" office:value-type="float" office:value="4656" calcext:value-type="float">
            <text:p>465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06]+[.A1707]" office:value-type="float" office:value="4662" calcext:value-type="float">
            <text:p>466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07]+[.A1708]" office:value-type="float" office:value="4668" calcext:value-type="float">
            <text:p>466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08]+[.A1709]" office:value-type="float" office:value="4674" calcext:value-type="float">
            <text:p>467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09]+[.A1710]" office:value-type="float" office:value="4680" calcext:value-type="float">
            <text:p>468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10]+[.A1711]" office:value-type="float" office:value="4686" calcext:value-type="float">
            <text:p>468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11]+[.A1712]" office:value-type="float" office:value="4692" calcext:value-type="float">
            <text:p>469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12]+[.A1713]" office:value-type="float" office:value="4698" calcext:value-type="float">
            <text:p>469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13]+[.A1714]" office:value-type="float" office:value="4704" calcext:value-type="float">
            <text:p>470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14]+[.A1715]" office:value-type="float" office:value="4710" calcext:value-type="float">
            <text:p>471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15]+[.A1716]" office:value-type="float" office:value="4716" calcext:value-type="float">
            <text:p>471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16]+[.A1717]" office:value-type="float" office:value="4722" calcext:value-type="float">
            <text:p>472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17]+[.A1718]" office:value-type="float" office:value="4728" calcext:value-type="float">
            <text:p>472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18]+[.A1719]" office:value-type="float" office:value="4734" calcext:value-type="float">
            <text:p>473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19]+[.A1720]" office:value-type="float" office:value="4740" calcext:value-type="float">
            <text:p>474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20]+[.A1721]" office:value-type="float" office:value="4746" calcext:value-type="float">
            <text:p>474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21]+[.A1722]" office:value-type="float" office:value="4752" calcext:value-type="float">
            <text:p>475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22]+[.A1723]" office:value-type="float" office:value="4758" calcext:value-type="float">
            <text:p>475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23]+[.A1724]" office:value-type="float" office:value="4764" calcext:value-type="float">
            <text:p>476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24]+[.A1725]" office:value-type="float" office:value="4770" calcext:value-type="float">
            <text:p>477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25]+[.A1726]" office:value-type="float" office:value="4776" calcext:value-type="float">
            <text:p>477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26]+[.A1727]" office:value-type="float" office:value="4782" calcext:value-type="float">
            <text:p>478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27]+[.A1728]" office:value-type="float" office:value="4788" calcext:value-type="float">
            <text:p>478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28]+[.A1729]" office:value-type="float" office:value="4794" calcext:value-type="float">
            <text:p>479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29]+[.A1730]" office:value-type="float" office:value="4800" calcext:value-type="float">
            <text:p>48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30]+[.A1731]" office:value-type="float" office:value="4806" calcext:value-type="float">
            <text:p>480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31]+[.A1732]" office:value-type="float" office:value="4812" calcext:value-type="float">
            <text:p>481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32]+[.A1733]" office:value-type="float" office:value="4818" calcext:value-type="float">
            <text:p>481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33]+[.A1734]" office:value-type="float" office:value="4824" calcext:value-type="float">
            <text:p>482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34]+[.A1735]" office:value-type="float" office:value="4830" calcext:value-type="float">
            <text:p>483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35]+[.A1736]" office:value-type="float" office:value="4836" calcext:value-type="float">
            <text:p>48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36]+[.A1737]" office:value-type="float" office:value="4842" calcext:value-type="float">
            <text:p>484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37]+[.A1738]" office:value-type="float" office:value="4848" calcext:value-type="float">
            <text:p>484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38]+[.A1739]" office:value-type="float" office:value="4854" calcext:value-type="float">
            <text:p>485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39]+[.A1740]" office:value-type="float" office:value="4860" calcext:value-type="float">
            <text:p>486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40]+[.A1741]" office:value-type="float" office:value="4866" calcext:value-type="float">
            <text:p>486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41]+[.A1742]" office:value-type="float" office:value="4872" calcext:value-type="float">
            <text:p>487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42]+[.A1743]" office:value-type="float" office:value="4878" calcext:value-type="float">
            <text:p>487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43]+[.A1744]" office:value-type="float" office:value="4884" calcext:value-type="float">
            <text:p>488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44]+[.A1745]" office:value-type="float" office:value="4890" calcext:value-type="float">
            <text:p>489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45]+[.A1746]" office:value-type="float" office:value="4896" calcext:value-type="float">
            <text:p>489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46]+[.A1747]" office:value-type="float" office:value="4902" calcext:value-type="float">
            <text:p>49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47]+[.A1748]" office:value-type="float" office:value="4908" calcext:value-type="float">
            <text:p>490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48]+[.A1749]" office:value-type="float" office:value="4914" calcext:value-type="float">
            <text:p>491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49]+[.A1750]" office:value-type="float" office:value="4920" calcext:value-type="float">
            <text:p>492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50]+[.A1751]" office:value-type="float" office:value="4926" calcext:value-type="float">
            <text:p>492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51]+[.A1752]" office:value-type="float" office:value="4932" calcext:value-type="float">
            <text:p>493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52]+[.A1753]" office:value-type="float" office:value="4938" calcext:value-type="float">
            <text:p>493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53]+[.A1754]" office:value-type="float" office:value="4944" calcext:value-type="float">
            <text:p>494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54]+[.A1755]" office:value-type="float" office:value="4950" calcext:value-type="float">
            <text:p>495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55]+[.A1756]" office:value-type="float" office:value="4956" calcext:value-type="float">
            <text:p>495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56]+[.A1757]" office:value-type="float" office:value="4962" calcext:value-type="float">
            <text:p>496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57]+[.A1758]" office:value-type="float" office:value="4968" calcext:value-type="float">
            <text:p>496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58]+[.A1759]" office:value-type="float" office:value="4974" calcext:value-type="float">
            <text:p>497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59]+[.A1760]" office:value-type="float" office:value="4980" calcext:value-type="float">
            <text:p>498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60]+[.A1761]" office:value-type="float" office:value="4986" calcext:value-type="float">
            <text:p>498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61]+[.A1762]" office:value-type="float" office:value="4992" calcext:value-type="float">
            <text:p>499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62]+[.A1763]" office:value-type="float" office:value="4998" calcext:value-type="float">
            <text:p>499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63]+[.A1764]" office:value-type="float" office:value="5004" calcext:value-type="float">
            <text:p>500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64]+[.A1765]" office:value-type="float" office:value="5010" calcext:value-type="float">
            <text:p>501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65]+[.A1766]" office:value-type="float" office:value="5016" calcext:value-type="float">
            <text:p>501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66]+[.A1767]" office:value-type="float" office:value="5022" calcext:value-type="float">
            <text:p>502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67]+[.A1768]" office:value-type="float" office:value="5028" calcext:value-type="float">
            <text:p>502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68]+[.A1769]" office:value-type="float" office:value="5034" calcext:value-type="float">
            <text:p>503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69]+[.A1770]" office:value-type="float" office:value="5040" calcext:value-type="float">
            <text:p>504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70]+[.A1771]" office:value-type="float" office:value="5046" calcext:value-type="float">
            <text:p>504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71]+[.A1772]" office:value-type="float" office:value="5052" calcext:value-type="float">
            <text:p>505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72]+[.A1773]" office:value-type="float" office:value="5058" calcext:value-type="float">
            <text:p>505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73]+[.A1774]" office:value-type="float" office:value="5064" calcext:value-type="float">
            <text:p>506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74]+[.A1775]" office:value-type="float" office:value="5070" calcext:value-type="float">
            <text:p>507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75]+[.A1776]" office:value-type="float" office:value="5076" calcext:value-type="float">
            <text:p>507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76]+[.A1777]" office:value-type="float" office:value="5082" calcext:value-type="float">
            <text:p>508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77]+[.A1778]" office:value-type="float" office:value="5088" calcext:value-type="float">
            <text:p>508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78]+[.A1779]" office:value-type="float" office:value="5094" calcext:value-type="float">
            <text:p>509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79]+[.A1780]" office:value-type="float" office:value="5100" calcext:value-type="float">
            <text:p>51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80]+[.A1781]" office:value-type="float" office:value="5106" calcext:value-type="float">
            <text:p>510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81]+[.A1782]" office:value-type="float" office:value="5112" calcext:value-type="float">
            <text:p>511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82]+[.A1783]" office:value-type="float" office:value="5118" calcext:value-type="float">
            <text:p>511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83]+[.A1784]" office:value-type="float" office:value="5124" calcext:value-type="float">
            <text:p>512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84]+[.A1785]" office:value-type="float" office:value="5130" calcext:value-type="float">
            <text:p>513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85]+[.A1786]" office:value-type="float" office:value="5136" calcext:value-type="float">
            <text:p>51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86]+[.A1787]" office:value-type="float" office:value="5142" calcext:value-type="float">
            <text:p>514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87]+[.A1788]" office:value-type="float" office:value="5148" calcext:value-type="float">
            <text:p>514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88]+[.A1789]" office:value-type="float" office:value="5154" calcext:value-type="float">
            <text:p>515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89]+[.A1790]" office:value-type="float" office:value="5160" calcext:value-type="float">
            <text:p>516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90]+[.A1791]" office:value-type="float" office:value="5166" calcext:value-type="float">
            <text:p>516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91]+[.A1792]" office:value-type="float" office:value="5172" calcext:value-type="float">
            <text:p>517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92]+[.A1793]" office:value-type="float" office:value="5178" calcext:value-type="float">
            <text:p>517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93]+[.A1794]" office:value-type="float" office:value="5184" calcext:value-type="float">
            <text:p>518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94]+[.A1795]" office:value-type="float" office:value="5190" calcext:value-type="float">
            <text:p>519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95]+[.A1796]" office:value-type="float" office:value="5196" calcext:value-type="float">
            <text:p>519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96]+[.A1797]" office:value-type="float" office:value="5202" calcext:value-type="float">
            <text:p>52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97]+[.A1798]" office:value-type="float" office:value="5208" calcext:value-type="float">
            <text:p>520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98]+[.A1799]" office:value-type="float" office:value="5214" calcext:value-type="float">
            <text:p>521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99]+[.A1800]" office:value-type="float" office:value="5220" calcext:value-type="float">
            <text:p>522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800]+[.A1801]" office:value-type="float" office:value="5226" calcext:value-type="float">
            <text:p>522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01]+[.A1802]" office:value-type="float" office:value="5233" calcext:value-type="float">
            <text:p>523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02]+[.A1803]" office:value-type="float" office:value="5240" calcext:value-type="float">
            <text:p>524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03]+[.A1804]" office:value-type="float" office:value="5247" calcext:value-type="float">
            <text:p>524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04]+[.A1805]" office:value-type="float" office:value="5254" calcext:value-type="float">
            <text:p>525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05]+[.A1806]" office:value-type="float" office:value="5261" calcext:value-type="float">
            <text:p>526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06]+[.A1807]" office:value-type="float" office:value="5268" calcext:value-type="float">
            <text:p>526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07]+[.A1808]" office:value-type="float" office:value="5275" calcext:value-type="float">
            <text:p>527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08]+[.A1809]" office:value-type="float" office:value="5282" calcext:value-type="float">
            <text:p>528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09]+[.A1810]" office:value-type="float" office:value="5289" calcext:value-type="float">
            <text:p>528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10]+[.A1811]" office:value-type="float" office:value="5296" calcext:value-type="float">
            <text:p>529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11]+[.A1812]" office:value-type="float" office:value="5303" calcext:value-type="float">
            <text:p>530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12]+[.A1813]" office:value-type="float" office:value="5310" calcext:value-type="float">
            <text:p>531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13]+[.A1814]" office:value-type="float" office:value="5317" calcext:value-type="float">
            <text:p>531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14]+[.A1815]" office:value-type="float" office:value="5324" calcext:value-type="float">
            <text:p>532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15]+[.A1816]" office:value-type="float" office:value="5331" calcext:value-type="float">
            <text:p>533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16]+[.A1817]" office:value-type="float" office:value="5338" calcext:value-type="float">
            <text:p>533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17]+[.A1818]" office:value-type="float" office:value="5345" calcext:value-type="float">
            <text:p>534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18]+[.A1819]" office:value-type="float" office:value="5352" calcext:value-type="float">
            <text:p>535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19]+[.A1820]" office:value-type="float" office:value="5359" calcext:value-type="float">
            <text:p>535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20]+[.A1821]" office:value-type="float" office:value="5366" calcext:value-type="float">
            <text:p>536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21]+[.A1822]" office:value-type="float" office:value="5373" calcext:value-type="float">
            <text:p>537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22]+[.A1823]" office:value-type="float" office:value="5380" calcext:value-type="float">
            <text:p>538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23]+[.A1824]" office:value-type="float" office:value="5387" calcext:value-type="float">
            <text:p>538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24]+[.A1825]" office:value-type="float" office:value="5394" calcext:value-type="float">
            <text:p>539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25]+[.A1826]" office:value-type="float" office:value="5401" calcext:value-type="float">
            <text:p>540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26]+[.A1827]" office:value-type="float" office:value="5408" calcext:value-type="float">
            <text:p>540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27]+[.A1828]" office:value-type="float" office:value="5415" calcext:value-type="float">
            <text:p>541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28]+[.A1829]" office:value-type="float" office:value="5422" calcext:value-type="float">
            <text:p>542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29]+[.A1830]" office:value-type="float" office:value="5429" calcext:value-type="float">
            <text:p>542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30]+[.A1831]" office:value-type="float" office:value="5436" calcext:value-type="float">
            <text:p>543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31]+[.A1832]" office:value-type="float" office:value="5443" calcext:value-type="float">
            <text:p>544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32]+[.A1833]" office:value-type="float" office:value="5450" calcext:value-type="float">
            <text:p>545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33]+[.A1834]" office:value-type="float" office:value="5457" calcext:value-type="float">
            <text:p>545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34]+[.A1835]" office:value-type="float" office:value="5464" calcext:value-type="float">
            <text:p>546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35]+[.A1836]" office:value-type="float" office:value="5471" calcext:value-type="float">
            <text:p>547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36]+[.A1837]" office:value-type="float" office:value="5478" calcext:value-type="float">
            <text:p>547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37]+[.A1838]" office:value-type="float" office:value="5485" calcext:value-type="float">
            <text:p>548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38]+[.A1839]" office:value-type="float" office:value="5492" calcext:value-type="float">
            <text:p>549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39]+[.A1840]" office:value-type="float" office:value="5499" calcext:value-type="float">
            <text:p>549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40]+[.A1841]" office:value-type="float" office:value="5506" calcext:value-type="float">
            <text:p>550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41]+[.A1842]" office:value-type="float" office:value="5513" calcext:value-type="float">
            <text:p>55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42]+[.A1843]" office:value-type="float" office:value="5520" calcext:value-type="float">
            <text:p>552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43]+[.A1844]" office:value-type="float" office:value="5527" calcext:value-type="float">
            <text:p>552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44]+[.A1845]" office:value-type="float" office:value="5534" calcext:value-type="float">
            <text:p>553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45]+[.A1846]" office:value-type="float" office:value="5541" calcext:value-type="float">
            <text:p>554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46]+[.A1847]" office:value-type="float" office:value="5548" calcext:value-type="float">
            <text:p>554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47]+[.A1848]" office:value-type="float" office:value="5555" calcext:value-type="float">
            <text:p>555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48]+[.A1849]" office:value-type="float" office:value="5562" calcext:value-type="float">
            <text:p>556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49]+[.A1850]" office:value-type="float" office:value="5569" calcext:value-type="float">
            <text:p>556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50]+[.A1851]" office:value-type="float" office:value="5576" calcext:value-type="float">
            <text:p>55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51]+[.A1852]" office:value-type="float" office:value="5583" calcext:value-type="float">
            <text:p>558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52]+[.A1853]" office:value-type="float" office:value="5590" calcext:value-type="float">
            <text:p>559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53]+[.A1854]" office:value-type="float" office:value="5597" calcext:value-type="float">
            <text:p>559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54]+[.A1855]" office:value-type="float" office:value="5604" calcext:value-type="float">
            <text:p>560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55]+[.A1856]" office:value-type="float" office:value="5611" calcext:value-type="float">
            <text:p>561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56]+[.A1857]" office:value-type="float" office:value="5618" calcext:value-type="float">
            <text:p>561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57]+[.A1858]" office:value-type="float" office:value="5625" calcext:value-type="float">
            <text:p>562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58]+[.A1859]" office:value-type="float" office:value="5632" calcext:value-type="float">
            <text:p>563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59]+[.A1860]" office:value-type="float" office:value="5639" calcext:value-type="float">
            <text:p>563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60]+[.A1861]" office:value-type="float" office:value="5646" calcext:value-type="float">
            <text:p>564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61]+[.A1862]" office:value-type="float" office:value="5653" calcext:value-type="float">
            <text:p>565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62]+[.A1863]" office:value-type="float" office:value="5660" calcext:value-type="float">
            <text:p>566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63]+[.A1864]" office:value-type="float" office:value="5667" calcext:value-type="float">
            <text:p>566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64]+[.A1865]" office:value-type="float" office:value="5674" calcext:value-type="float">
            <text:p>567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65]+[.A1866]" office:value-type="float" office:value="5681" calcext:value-type="float">
            <text:p>568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66]+[.A1867]" office:value-type="float" office:value="5688" calcext:value-type="float">
            <text:p>568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67]+[.A1868]" office:value-type="float" office:value="5695" calcext:value-type="float">
            <text:p>569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68]+[.A1869]" office:value-type="float" office:value="5702" calcext:value-type="float">
            <text:p>57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69]+[.A1870]" office:value-type="float" office:value="5709" calcext:value-type="float">
            <text:p>570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70]+[.A1871]" office:value-type="float" office:value="5716" calcext:value-type="float">
            <text:p>57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71]+[.A1872]" office:value-type="float" office:value="5723" calcext:value-type="float">
            <text:p>572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72]+[.A1873]" office:value-type="float" office:value="5730" calcext:value-type="float">
            <text:p>573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73]+[.A1874]" office:value-type="float" office:value="5737" calcext:value-type="float">
            <text:p>573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74]+[.A1875]" office:value-type="float" office:value="5744" calcext:value-type="float">
            <text:p>574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75]+[.A1876]" office:value-type="float" office:value="5751" calcext:value-type="float">
            <text:p>575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76]+[.A1877]" office:value-type="float" office:value="5758" calcext:value-type="float">
            <text:p>575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77]+[.A1878]" office:value-type="float" office:value="5765" calcext:value-type="float">
            <text:p>576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78]+[.A1879]" office:value-type="float" office:value="5772" calcext:value-type="float">
            <text:p>577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79]+[.A1880]" office:value-type="float" office:value="5779" calcext:value-type="float">
            <text:p>577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80]+[.A1881]" office:value-type="float" office:value="5786" calcext:value-type="float">
            <text:p>578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81]+[.A1882]" office:value-type="float" office:value="5793" calcext:value-type="float">
            <text:p>579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82]+[.A1883]" office:value-type="float" office:value="5800" calcext:value-type="float">
            <text:p>58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83]+[.A1884]" office:value-type="float" office:value="5807" calcext:value-type="float">
            <text:p>580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84]+[.A1885]" office:value-type="float" office:value="5814" calcext:value-type="float">
            <text:p>581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85]+[.A1886]" office:value-type="float" office:value="5821" calcext:value-type="float">
            <text:p>582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86]+[.A1887]" office:value-type="float" office:value="5828" calcext:value-type="float">
            <text:p>582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87]+[.A1888]" office:value-type="float" office:value="5835" calcext:value-type="float">
            <text:p>583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88]+[.A1889]" office:value-type="float" office:value="5842" calcext:value-type="float">
            <text:p>584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89]+[.A1890]" office:value-type="float" office:value="5849" calcext:value-type="float">
            <text:p>584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90]+[.A1891]" office:value-type="float" office:value="5856" calcext:value-type="float">
            <text:p>585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91]+[.A1892]" office:value-type="float" office:value="5863" calcext:value-type="float">
            <text:p>586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92]+[.A1893]" office:value-type="float" office:value="5870" calcext:value-type="float">
            <text:p>587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93]+[.A1894]" office:value-type="float" office:value="5877" calcext:value-type="float">
            <text:p>587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94]+[.A1895]" office:value-type="float" office:value="5884" calcext:value-type="float">
            <text:p>588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95]+[.A1896]" office:value-type="float" office:value="5891" calcext:value-type="float">
            <text:p>589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96]+[.A1897]" office:value-type="float" office:value="5898" calcext:value-type="float">
            <text:p>589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97]+[.A1898]" office:value-type="float" office:value="5905" calcext:value-type="float">
            <text:p>590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98]+[.A1899]" office:value-type="float" office:value="5912" calcext:value-type="float">
            <text:p>591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99]+[.A1900]" office:value-type="float" office:value="5919" calcext:value-type="float">
            <text:p>591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00]+[.A1901]" office:value-type="float" office:value="5926" calcext:value-type="float">
            <text:p>592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01]+[.A1902]" office:value-type="float" office:value="5933" calcext:value-type="float">
            <text:p>593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02]+[.A1903]" office:value-type="float" office:value="5940" calcext:value-type="float">
            <text:p>594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03]+[.A1904]" office:value-type="float" office:value="5947" calcext:value-type="float">
            <text:p>594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04]+[.A1905]" office:value-type="float" office:value="5954" calcext:value-type="float">
            <text:p>595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05]+[.A1906]" office:value-type="float" office:value="5961" calcext:value-type="float">
            <text:p>596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06]+[.A1907]" office:value-type="float" office:value="5968" calcext:value-type="float">
            <text:p>596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07]+[.A1908]" office:value-type="float" office:value="5975" calcext:value-type="float">
            <text:p>597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08]+[.A1909]" office:value-type="float" office:value="5982" calcext:value-type="float">
            <text:p>598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09]+[.A1910]" office:value-type="float" office:value="5989" calcext:value-type="float">
            <text:p>598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10]+[.A1911]" office:value-type="float" office:value="5996" calcext:value-type="float">
            <text:p>599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11]+[.A1912]" office:value-type="float" office:value="6003" calcext:value-type="float">
            <text:p>600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12]+[.A1913]" office:value-type="float" office:value="6010" calcext:value-type="float">
            <text:p>601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13]+[.A1914]" office:value-type="float" office:value="6017" calcext:value-type="float">
            <text:p>601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14]+[.A1915]" office:value-type="float" office:value="6024" calcext:value-type="float">
            <text:p>602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15]+[.A1916]" office:value-type="float" office:value="6031" calcext:value-type="float">
            <text:p>603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16]+[.A1917]" office:value-type="float" office:value="6038" calcext:value-type="float">
            <text:p>603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17]+[.A1918]" office:value-type="float" office:value="6045" calcext:value-type="float">
            <text:p>604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18]+[.A1919]" office:value-type="float" office:value="6052" calcext:value-type="float">
            <text:p>605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19]+[.A1920]" office:value-type="float" office:value="6059" calcext:value-type="float">
            <text:p>605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20]+[.A1921]" office:value-type="float" office:value="6066" calcext:value-type="float">
            <text:p>606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21]+[.A1922]" office:value-type="float" office:value="6073" calcext:value-type="float">
            <text:p>607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22]+[.A1923]" office:value-type="float" office:value="6080" calcext:value-type="float">
            <text:p>608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23]+[.A1924]" office:value-type="float" office:value="6087" calcext:value-type="float">
            <text:p>608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24]+[.A1925]" office:value-type="float" office:value="6094" calcext:value-type="float">
            <text:p>609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25]+[.A1926]" office:value-type="float" office:value="6101" calcext:value-type="float">
            <text:p>610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926]+[.A1927]" office:value-type="float" office:value="6108" calcext:value-type="float">
            <text:p>610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27]+[.A1928]" office:value-type="float" office:value="6116" calcext:value-type="float">
            <text:p>611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28]+[.A1929]" office:value-type="float" office:value="6124" calcext:value-type="float">
            <text:p>61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29]+[.A1930]" office:value-type="float" office:value="6132" calcext:value-type="float">
            <text:p>613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30]+[.A1931]" office:value-type="float" office:value="6140" calcext:value-type="float">
            <text:p>614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31]+[.A1932]" office:value-type="float" office:value="6148" calcext:value-type="float">
            <text:p>61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32]+[.A1933]" office:value-type="float" office:value="6156" calcext:value-type="float">
            <text:p>615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33]+[.A1934]" office:value-type="float" office:value="6164" calcext:value-type="float">
            <text:p>616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34]+[.A1935]" office:value-type="float" office:value="6172" calcext:value-type="float">
            <text:p>61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35]+[.A1936]" office:value-type="float" office:value="6180" calcext:value-type="float">
            <text:p>618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36]+[.A1937]" office:value-type="float" office:value="6188" calcext:value-type="float">
            <text:p>618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37]+[.A1938]" office:value-type="float" office:value="6196" calcext:value-type="float">
            <text:p>619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38]+[.A1939]" office:value-type="float" office:value="6204" calcext:value-type="float">
            <text:p>620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39]+[.A1940]" office:value-type="float" office:value="6212" calcext:value-type="float">
            <text:p>621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40]+[.A1941]" office:value-type="float" office:value="6220" calcext:value-type="float">
            <text:p>622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41]+[.A1942]" office:value-type="float" office:value="6228" calcext:value-type="float">
            <text:p>622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42]+[.A1943]" office:value-type="float" office:value="6236" calcext:value-type="float">
            <text:p>62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43]+[.A1944]" office:value-type="float" office:value="6244" calcext:value-type="float">
            <text:p>624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44]+[.A1945]" office:value-type="float" office:value="6252" calcext:value-type="float">
            <text:p>625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45]+[.A1946]" office:value-type="float" office:value="6260" calcext:value-type="float">
            <text:p>626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46]+[.A1947]" office:value-type="float" office:value="6268" calcext:value-type="float">
            <text:p>626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47]+[.A1948]" office:value-type="float" office:value="6276" calcext:value-type="float">
            <text:p>627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48]+[.A1949]" office:value-type="float" office:value="6284" calcext:value-type="float">
            <text:p>628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49]+[.A1950]" office:value-type="float" office:value="6292" calcext:value-type="float">
            <text:p>629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50]+[.A1951]" office:value-type="float" office:value="6300" calcext:value-type="float">
            <text:p>63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51]+[.A1952]" office:value-type="float" office:value="6308" calcext:value-type="float">
            <text:p>630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52]+[.A1953]" office:value-type="float" office:value="6316" calcext:value-type="float">
            <text:p>631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53]+[.A1954]" office:value-type="float" office:value="6324" calcext:value-type="float">
            <text:p>63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54]+[.A1955]" office:value-type="float" office:value="6332" calcext:value-type="float">
            <text:p>633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55]+[.A1956]" office:value-type="float" office:value="6340" calcext:value-type="float">
            <text:p>634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56]+[.A1957]" office:value-type="float" office:value="6348" calcext:value-type="float">
            <text:p>63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57]+[.A1958]" office:value-type="float" office:value="6356" calcext:value-type="float">
            <text:p>635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58]+[.A1959]" office:value-type="float" office:value="6364" calcext:value-type="float">
            <text:p>636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59]+[.A1960]" office:value-type="float" office:value="6372" calcext:value-type="float">
            <text:p>63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60]+[.A1961]" office:value-type="float" office:value="6380" calcext:value-type="float">
            <text:p>638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61]+[.A1962]" office:value-type="float" office:value="6388" calcext:value-type="float">
            <text:p>638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62]+[.A1963]" office:value-type="float" office:value="6396" calcext:value-type="float">
            <text:p>639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63]+[.A1964]" office:value-type="float" office:value="6404" calcext:value-type="float">
            <text:p>640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64]+[.A1965]" office:value-type="float" office:value="6412" calcext:value-type="float">
            <text:p>641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65]+[.A1966]" office:value-type="float" office:value="6420" calcext:value-type="float">
            <text:p>642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66]+[.A1967]" office:value-type="float" office:value="6428" calcext:value-type="float">
            <text:p>642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67]+[.A1968]" office:value-type="float" office:value="6436" calcext:value-type="float">
            <text:p>64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68]+[.A1969]" office:value-type="float" office:value="6444" calcext:value-type="float">
            <text:p>644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69]+[.A1970]" office:value-type="float" office:value="6452" calcext:value-type="float">
            <text:p>645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70]+[.A1971]" office:value-type="float" office:value="6460" calcext:value-type="float">
            <text:p>646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71]+[.A1972]" office:value-type="float" office:value="6468" calcext:value-type="float">
            <text:p>646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72]+[.A1973]" office:value-type="float" office:value="6476" calcext:value-type="float">
            <text:p>647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73]+[.A1974]" office:value-type="float" office:value="6484" calcext:value-type="float">
            <text:p>648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74]+[.A1975]" office:value-type="float" office:value="6492" calcext:value-type="float">
            <text:p>649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75]+[.A1976]" office:value-type="float" office:value="6500" calcext:value-type="float">
            <text:p>65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76]+[.A1977]" office:value-type="float" office:value="6508" calcext:value-type="float">
            <text:p>650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77]+[.A1978]" office:value-type="float" office:value="6516" calcext:value-type="float">
            <text:p>651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78]+[.A1979]" office:value-type="float" office:value="6524" calcext:value-type="float">
            <text:p>65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79]+[.A1980]" office:value-type="float" office:value="6532" calcext:value-type="float">
            <text:p>653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80]+[.A1981]" office:value-type="float" office:value="6540" calcext:value-type="float">
            <text:p>654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81]+[.A1982]" office:value-type="float" office:value="6548" calcext:value-type="float">
            <text:p>65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82]+[.A1983]" office:value-type="float" office:value="6556" calcext:value-type="float">
            <text:p>655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83]+[.A1984]" office:value-type="float" office:value="6564" calcext:value-type="float">
            <text:p>656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84]+[.A1985]" office:value-type="float" office:value="6572" calcext:value-type="float">
            <text:p>65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85]+[.A1986]" office:value-type="float" office:value="6580" calcext:value-type="float">
            <text:p>658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86]+[.A1987]" office:value-type="float" office:value="6588" calcext:value-type="float">
            <text:p>658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87]+[.A1988]" office:value-type="float" office:value="6596" calcext:value-type="float">
            <text:p>659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88]+[.A1989]" office:value-type="float" office:value="6604" calcext:value-type="float">
            <text:p>660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89]+[.A1990]" office:value-type="float" office:value="6612" calcext:value-type="float">
            <text:p>661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90]+[.A1991]" office:value-type="float" office:value="6620" calcext:value-type="float">
            <text:p>662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91]+[.A1992]" office:value-type="float" office:value="6628" calcext:value-type="float">
            <text:p>662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92]+[.A1993]" office:value-type="float" office:value="6636" calcext:value-type="float">
            <text:p>66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93]+[.A1994]" office:value-type="float" office:value="6644" calcext:value-type="float">
            <text:p>664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94]+[.A1995]" office:value-type="float" office:value="6652" calcext:value-type="float">
            <text:p>665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95]+[.A1996]" office:value-type="float" office:value="6660" calcext:value-type="float">
            <text:p>666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96]+[.A1997]" office:value-type="float" office:value="6668" calcext:value-type="float">
            <text:p>666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97]+[.A1998]" office:value-type="float" office:value="6676" calcext:value-type="float">
            <text:p>667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98]+[.A1999]" office:value-type="float" office:value="6684" calcext:value-type="float">
            <text:p>668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99]+[.A2000]" office:value-type="float" office:value="6692" calcext:value-type="float">
            <text:p>669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00]+[.A2001]" office:value-type="float" office:value="6700" calcext:value-type="float">
            <text:p>67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01]+[.A2002]" office:value-type="float" office:value="6708" calcext:value-type="float">
            <text:p>670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02]+[.A2003]" office:value-type="float" office:value="6716" calcext:value-type="float">
            <text:p>671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03]+[.A2004]" office:value-type="float" office:value="6724" calcext:value-type="float">
            <text:p>67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04]+[.A2005]" office:value-type="float" office:value="6732" calcext:value-type="float">
            <text:p>673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05]+[.A2006]" office:value-type="float" office:value="6740" calcext:value-type="float">
            <text:p>674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06]+[.A2007]" office:value-type="float" office:value="6748" calcext:value-type="float">
            <text:p>67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07]+[.A2008]" office:value-type="float" office:value="6756" calcext:value-type="float">
            <text:p>675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08]+[.A2009]" office:value-type="float" office:value="6764" calcext:value-type="float">
            <text:p>676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09]+[.A2010]" office:value-type="float" office:value="6772" calcext:value-type="float">
            <text:p>67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10]+[.A2011]" office:value-type="float" office:value="6780" calcext:value-type="float">
            <text:p>678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11]+[.A2012]" office:value-type="float" office:value="6788" calcext:value-type="float">
            <text:p>678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12]+[.A2013]" office:value-type="float" office:value="6796" calcext:value-type="float">
            <text:p>679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13]+[.A2014]" office:value-type="float" office:value="6804" calcext:value-type="float">
            <text:p>680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14]+[.A2015]" office:value-type="float" office:value="6812" calcext:value-type="float">
            <text:p>681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15]+[.A2016]" office:value-type="float" office:value="6820" calcext:value-type="float">
            <text:p>682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16]+[.A2017]" office:value-type="float" office:value="6828" calcext:value-type="float">
            <text:p>682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17]+[.A2018]" office:value-type="float" office:value="6836" calcext:value-type="float">
            <text:p>68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18]+[.A2019]" office:value-type="float" office:value="6844" calcext:value-type="float">
            <text:p>684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19]+[.A2020]" office:value-type="float" office:value="6852" calcext:value-type="float">
            <text:p>685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20]+[.A2021]" office:value-type="float" office:value="6860" calcext:value-type="float">
            <text:p>686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21]+[.A2022]" office:value-type="float" office:value="6868" calcext:value-type="float">
            <text:p>686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22]+[.A2023]" office:value-type="float" office:value="6876" calcext:value-type="float">
            <text:p>687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23]+[.A2024]" office:value-type="float" office:value="6884" calcext:value-type="float">
            <text:p>688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24]+[.A2025]" office:value-type="float" office:value="6892" calcext:value-type="float">
            <text:p>689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25]+[.A2026]" office:value-type="float" office:value="6900" calcext:value-type="float">
            <text:p>69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26]+[.A2027]" office:value-type="float" office:value="6908" calcext:value-type="float">
            <text:p>690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27]+[.A2028]" office:value-type="float" office:value="6916" calcext:value-type="float">
            <text:p>691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28]+[.A2029]" office:value-type="float" office:value="6924" calcext:value-type="float">
            <text:p>69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29]+[.A2030]" office:value-type="float" office:value="6932" calcext:value-type="float">
            <text:p>693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30]+[.A2031]" office:value-type="float" office:value="6940" calcext:value-type="float">
            <text:p>694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31]+[.A2032]" office:value-type="float" office:value="6948" calcext:value-type="float">
            <text:p>69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32]+[.A2033]" office:value-type="float" office:value="6956" calcext:value-type="float">
            <text:p>695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33]+[.A2034]" office:value-type="float" office:value="6964" calcext:value-type="float">
            <text:p>696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34]+[.A2035]" office:value-type="float" office:value="6972" calcext:value-type="float">
            <text:p>69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35]+[.A2036]" office:value-type="float" office:value="6980" calcext:value-type="float">
            <text:p>698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36]+[.A2037]" office:value-type="float" office:value="6988" calcext:value-type="float">
            <text:p>698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37]+[.A2038]" office:value-type="float" office:value="6996" calcext:value-type="float">
            <text:p>699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38]+[.A2039]" office:value-type="float" office:value="7004" calcext:value-type="float">
            <text:p>700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39]+[.A2040]" office:value-type="float" office:value="7012" calcext:value-type="float">
            <text:p>701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40]+[.A2041]" office:value-type="float" office:value="7020" calcext:value-type="float">
            <text:p>702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41]+[.A2042]" office:value-type="float" office:value="7028" calcext:value-type="float">
            <text:p>702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42]+[.A2043]" office:value-type="float" office:value="7036" calcext:value-type="float">
            <text:p>70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43]+[.A2044]" office:value-type="float" office:value="7044" calcext:value-type="float">
            <text:p>704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44]+[.A2045]" office:value-type="float" office:value="7052" calcext:value-type="float">
            <text:p>705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45]+[.A2046]" office:value-type="float" office:value="7060" calcext:value-type="float">
            <text:p>706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46]+[.A2047]" office:value-type="float" office:value="7068" calcext:value-type="float">
            <text:p>706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47]+[.A2048]" office:value-type="float" office:value="7076" calcext:value-type="float">
            <text:p>707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48]+[.A2049]" office:value-type="float" office:value="7084" calcext:value-type="float">
            <text:p>708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49]+[.A2050]" office:value-type="float" office:value="7092" calcext:value-type="float">
            <text:p>709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50]+[.A2051]" office:value-type="float" office:value="7100" calcext:value-type="float">
            <text:p>71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51]+[.A2052]" office:value-type="float" office:value="7108" calcext:value-type="float">
            <text:p>710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52]+[.A2053]" office:value-type="float" office:value="7116" calcext:value-type="float">
            <text:p>711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53]+[.A2054]" office:value-type="float" office:value="7124" calcext:value-type="float">
            <text:p>71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54]+[.A2055]" office:value-type="float" office:value="7132" calcext:value-type="float">
            <text:p>713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55]+[.A2056]" office:value-type="float" office:value="7140" calcext:value-type="float">
            <text:p>714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56]+[.A2057]" office:value-type="float" office:value="7148" calcext:value-type="float">
            <text:p>71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57]+[.A2058]" office:value-type="float" office:value="7156" calcext:value-type="float">
            <text:p>715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58]+[.A2059]" office:value-type="float" office:value="7164" calcext:value-type="float">
            <text:p>716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59]+[.A2060]" office:value-type="float" office:value="7172" calcext:value-type="float">
            <text:p>71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60]+[.A2061]" office:value-type="float" office:value="7180" calcext:value-type="float">
            <text:p>718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61]+[.A2062]" office:value-type="float" office:value="7188" calcext:value-type="float">
            <text:p>718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62]+[.A2063]" office:value-type="float" office:value="7196" calcext:value-type="float">
            <text:p>719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63]+[.A2064]" office:value-type="float" office:value="7204" calcext:value-type="float">
            <text:p>720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64]+[.A2065]" office:value-type="float" office:value="7213" calcext:value-type="float">
            <text:p>721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65]+[.A2066]" office:value-type="float" office:value="7222" calcext:value-type="float">
            <text:p>722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66]+[.A2067]" office:value-type="float" office:value="7231" calcext:value-type="float">
            <text:p>723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67]+[.A2068]" office:value-type="float" office:value="7240" calcext:value-type="float">
            <text:p>724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68]+[.A2069]" office:value-type="float" office:value="7249" calcext:value-type="float">
            <text:p>724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69]+[.A2070]" office:value-type="float" office:value="7258" calcext:value-type="float">
            <text:p>725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70]+[.A2071]" office:value-type="float" office:value="7267" calcext:value-type="float">
            <text:p>726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71]+[.A2072]" office:value-type="float" office:value="7276" calcext:value-type="float">
            <text:p>727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72]+[.A2073]" office:value-type="float" office:value="7285" calcext:value-type="float">
            <text:p>728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73]+[.A2074]" office:value-type="float" office:value="7294" calcext:value-type="float">
            <text:p>729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74]+[.A2075]" office:value-type="float" office:value="7303" calcext:value-type="float">
            <text:p>730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75]+[.A2076]" office:value-type="float" office:value="7312" calcext:value-type="float">
            <text:p>731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76]+[.A2077]" office:value-type="float" office:value="7321" calcext:value-type="float">
            <text:p>732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77]+[.A2078]" office:value-type="float" office:value="7330" calcext:value-type="float">
            <text:p>733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78]+[.A2079]" office:value-type="float" office:value="7339" calcext:value-type="float">
            <text:p>733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79]+[.A2080]" office:value-type="float" office:value="7348" calcext:value-type="float">
            <text:p>734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80]+[.A2081]" office:value-type="float" office:value="7357" calcext:value-type="float">
            <text:p>735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81]+[.A2082]" office:value-type="float" office:value="7366" calcext:value-type="float">
            <text:p>736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82]+[.A2083]" office:value-type="float" office:value="7375" calcext:value-type="float">
            <text:p>737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83]+[.A2084]" office:value-type="float" office:value="7384" calcext:value-type="float">
            <text:p>738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84]+[.A2085]" office:value-type="float" office:value="7393" calcext:value-type="float">
            <text:p>739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85]+[.A2086]" office:value-type="float" office:value="7402" calcext:value-type="float">
            <text:p>740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86]+[.A2087]" office:value-type="float" office:value="7411" calcext:value-type="float">
            <text:p>741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87]+[.A2088]" office:value-type="float" office:value="7420" calcext:value-type="float">
            <text:p>742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88]+[.A2089]" office:value-type="float" office:value="7429" calcext:value-type="float">
            <text:p>742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89]+[.A2090]" office:value-type="float" office:value="7438" calcext:value-type="float">
            <text:p>743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90]+[.A2091]" office:value-type="float" office:value="7447" calcext:value-type="float">
            <text:p>744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91]+[.A2092]" office:value-type="float" office:value="7456" calcext:value-type="float">
            <text:p>745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92]+[.A2093]" office:value-type="float" office:value="7465" calcext:value-type="float">
            <text:p>746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93]+[.A2094]" office:value-type="float" office:value="7474" calcext:value-type="float">
            <text:p>747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94]+[.A2095]" office:value-type="float" office:value="7483" calcext:value-type="float">
            <text:p>748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95]+[.A2096]" office:value-type="float" office:value="7492" calcext:value-type="float">
            <text:p>749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96]+[.A2097]" office:value-type="float" office:value="7501" calcext:value-type="float">
            <text:p>750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97]+[.A2098]" office:value-type="float" office:value="7510" calcext:value-type="float">
            <text:p>75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98]+[.A2099]" office:value-type="float" office:value="7519" calcext:value-type="float">
            <text:p>751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99]+[.A2100]" office:value-type="float" office:value="7528" calcext:value-type="float">
            <text:p>752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00]+[.A2101]" office:value-type="float" office:value="7537" calcext:value-type="float">
            <text:p>753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01]+[.A2102]" office:value-type="float" office:value="7546" calcext:value-type="float">
            <text:p>754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02]+[.A2103]" office:value-type="float" office:value="7555" calcext:value-type="float">
            <text:p>755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03]+[.A2104]" office:value-type="float" office:value="7564" calcext:value-type="float">
            <text:p>756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04]+[.A2105]" office:value-type="float" office:value="7573" calcext:value-type="float">
            <text:p>757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05]+[.A2106]" office:value-type="float" office:value="7582" calcext:value-type="float">
            <text:p>758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06]+[.A2107]" office:value-type="float" office:value="7591" calcext:value-type="float">
            <text:p>759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07]+[.A2108]" office:value-type="float" office:value="7600" calcext:value-type="float">
            <text:p>76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08]+[.A2109]" office:value-type="float" office:value="7609" calcext:value-type="float">
            <text:p>760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09]+[.A2110]" office:value-type="float" office:value="7618" calcext:value-type="float">
            <text:p>761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10]+[.A2111]" office:value-type="float" office:value="7627" calcext:value-type="float">
            <text:p>762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11]+[.A2112]" office:value-type="float" office:value="7636" calcext:value-type="float">
            <text:p>763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12]+[.A2113]" office:value-type="float" office:value="7645" calcext:value-type="float">
            <text:p>764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13]+[.A2114]" office:value-type="float" office:value="7654" calcext:value-type="float">
            <text:p>765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14]+[.A2115]" office:value-type="float" office:value="7663" calcext:value-type="float">
            <text:p>766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15]+[.A2116]" office:value-type="float" office:value="7672" calcext:value-type="float">
            <text:p>767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16]+[.A2117]" office:value-type="float" office:value="7681" calcext:value-type="float">
            <text:p>768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17]+[.A2118]" office:value-type="float" office:value="7690" calcext:value-type="float">
            <text:p>769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18]+[.A2119]" office:value-type="float" office:value="7699" calcext:value-type="float">
            <text:p>769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19]+[.A2120]" office:value-type="float" office:value="7708" calcext:value-type="float">
            <text:p>770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20]+[.A2121]" office:value-type="float" office:value="7717" calcext:value-type="float">
            <text:p>771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21]+[.A2122]" office:value-type="float" office:value="7726" calcext:value-type="float">
            <text:p>772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22]+[.A2123]" office:value-type="float" office:value="7735" calcext:value-type="float">
            <text:p>773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23]+[.A2124]" office:value-type="float" office:value="7744" calcext:value-type="float">
            <text:p>774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24]+[.A2125]" office:value-type="float" office:value="7753" calcext:value-type="float">
            <text:p>775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25]+[.A2126]" office:value-type="float" office:value="7762" calcext:value-type="float">
            <text:p>776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26]+[.A2127]" office:value-type="float" office:value="7771" calcext:value-type="float">
            <text:p>777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27]+[.A2128]" office:value-type="float" office:value="7780" calcext:value-type="float">
            <text:p>778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28]+[.A2129]" office:value-type="float" office:value="7789" calcext:value-type="float">
            <text:p>778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29]+[.A2130]" office:value-type="float" office:value="7798" calcext:value-type="float">
            <text:p>77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30]+[.A2131]" office:value-type="float" office:value="7807" calcext:value-type="float">
            <text:p>780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31]+[.A2132]" office:value-type="float" office:value="7816" calcext:value-type="float">
            <text:p>781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32]+[.A2133]" office:value-type="float" office:value="7825" calcext:value-type="float">
            <text:p>782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33]+[.A2134]" office:value-type="float" office:value="7834" calcext:value-type="float">
            <text:p>783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34]+[.A2135]" office:value-type="float" office:value="7843" calcext:value-type="float">
            <text:p>784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35]+[.A2136]" office:value-type="float" office:value="7852" calcext:value-type="float">
            <text:p>785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36]+[.A2137]" office:value-type="float" office:value="7861" calcext:value-type="float">
            <text:p>786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37]+[.A2138]" office:value-type="float" office:value="7870" calcext:value-type="float">
            <text:p>787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38]+[.A2139]" office:value-type="float" office:value="7879" calcext:value-type="float">
            <text:p>787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39]+[.A2140]" office:value-type="float" office:value="7888" calcext:value-type="float">
            <text:p>788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40]+[.A2141]" office:value-type="float" office:value="7897" calcext:value-type="float">
            <text:p>789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41]+[.A2142]" office:value-type="float" office:value="7906" calcext:value-type="float">
            <text:p>790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42]+[.A2143]" office:value-type="float" office:value="7915" calcext:value-type="float">
            <text:p>791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43]+[.A2144]" office:value-type="float" office:value="7924" calcext:value-type="float">
            <text:p>792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44]+[.A2145]" office:value-type="float" office:value="7933" calcext:value-type="float">
            <text:p>793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45]+[.A2146]" office:value-type="float" office:value="7942" calcext:value-type="float">
            <text:p>794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46]+[.A2147]" office:value-type="float" office:value="7951" calcext:value-type="float">
            <text:p>795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47]+[.A2148]" office:value-type="float" office:value="7960" calcext:value-type="float">
            <text:p>796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48]+[.A2149]" office:value-type="float" office:value="7969" calcext:value-type="float">
            <text:p>796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49]+[.A2150]" office:value-type="float" office:value="7978" calcext:value-type="float">
            <text:p>797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50]+[.A2151]" office:value-type="float" office:value="7987" calcext:value-type="float">
            <text:p>798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51]+[.A2152]" office:value-type="float" office:value="7996" calcext:value-type="float">
            <text:p>799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52]+[.A2153]" office:value-type="float" office:value="8005" calcext:value-type="float">
            <text:p>800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53]+[.A2154]" office:value-type="float" office:value="8014" calcext:value-type="float">
            <text:p>801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54]+[.A2155]" office:value-type="float" office:value="8023" calcext:value-type="float">
            <text:p>802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55]+[.A2156]" office:value-type="float" office:value="8032" calcext:value-type="float">
            <text:p>803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56]+[.A2157]" office:value-type="float" office:value="8042" calcext:value-type="float">
            <text:p>80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57]+[.A2158]" office:value-type="float" office:value="8052" calcext:value-type="float">
            <text:p>80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58]+[.A2159]" office:value-type="float" office:value="8062" calcext:value-type="float">
            <text:p>80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59]+[.A2160]" office:value-type="float" office:value="8072" calcext:value-type="float">
            <text:p>80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60]+[.A2161]" office:value-type="float" office:value="8082" calcext:value-type="float">
            <text:p>80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61]+[.A2162]" office:value-type="float" office:value="8092" calcext:value-type="float">
            <text:p>80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62]+[.A2163]" office:value-type="float" office:value="8102" calcext:value-type="float">
            <text:p>81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63]+[.A2164]" office:value-type="float" office:value="8112" calcext:value-type="float">
            <text:p>811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64]+[.A2165]" office:value-type="float" office:value="8122" calcext:value-type="float">
            <text:p>812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65]+[.A2166]" office:value-type="float" office:value="8132" calcext:value-type="float">
            <text:p>813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66]+[.A2167]" office:value-type="float" office:value="8142" calcext:value-type="float">
            <text:p>81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67]+[.A2168]" office:value-type="float" office:value="8152" calcext:value-type="float">
            <text:p>81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68]+[.A2169]" office:value-type="float" office:value="8162" calcext:value-type="float">
            <text:p>81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69]+[.A2170]" office:value-type="float" office:value="8172" calcext:value-type="float">
            <text:p>81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70]+[.A2171]" office:value-type="float" office:value="8182" calcext:value-type="float">
            <text:p>81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71]+[.A2172]" office:value-type="float" office:value="8192" calcext:value-type="float">
            <text:p>81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72]+[.A2173]" office:value-type="float" office:value="8202" calcext:value-type="float">
            <text:p>82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73]+[.A2174]" office:value-type="float" office:value="8212" calcext:value-type="float">
            <text:p>821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74]+[.A2175]" office:value-type="float" office:value="8222" calcext:value-type="float">
            <text:p>822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75]+[.A2176]" office:value-type="float" office:value="8232" calcext:value-type="float">
            <text:p>823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76]+[.A2177]" office:value-type="float" office:value="8242" calcext:value-type="float">
            <text:p>82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77]+[.A2178]" office:value-type="float" office:value="8252" calcext:value-type="float">
            <text:p>82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78]+[.A2179]" office:value-type="float" office:value="8262" calcext:value-type="float">
            <text:p>82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79]+[.A2180]" office:value-type="float" office:value="8272" calcext:value-type="float">
            <text:p>82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80]+[.A2181]" office:value-type="float" office:value="8282" calcext:value-type="float">
            <text:p>82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81]+[.A2182]" office:value-type="float" office:value="8292" calcext:value-type="float">
            <text:p>82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82]+[.A2183]" office:value-type="float" office:value="8302" calcext:value-type="float">
            <text:p>83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83]+[.A2184]" office:value-type="float" office:value="8312" calcext:value-type="float">
            <text:p>831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84]+[.A2185]" office:value-type="float" office:value="8322" calcext:value-type="float">
            <text:p>832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85]+[.A2186]" office:value-type="float" office:value="8332" calcext:value-type="float">
            <text:p>833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86]+[.A2187]" office:value-type="float" office:value="8342" calcext:value-type="float">
            <text:p>83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87]+[.A2188]" office:value-type="float" office:value="8352" calcext:value-type="float">
            <text:p>83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88]+[.A2189]" office:value-type="float" office:value="8362" calcext:value-type="float">
            <text:p>83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89]+[.A2190]" office:value-type="float" office:value="8372" calcext:value-type="float">
            <text:p>83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90]+[.A2191]" office:value-type="float" office:value="8382" calcext:value-type="float">
            <text:p>83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91]+[.A2192]" office:value-type="float" office:value="8392" calcext:value-type="float">
            <text:p>83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92]+[.A2193]" office:value-type="float" office:value="8402" calcext:value-type="float">
            <text:p>84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93]+[.A2194]" office:value-type="float" office:value="8412" calcext:value-type="float">
            <text:p>841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94]+[.A2195]" office:value-type="float" office:value="8422" calcext:value-type="float">
            <text:p>842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95]+[.A2196]" office:value-type="float" office:value="8432" calcext:value-type="float">
            <text:p>843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96]+[.A2197]" office:value-type="float" office:value="8442" calcext:value-type="float">
            <text:p>84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97]+[.A2198]" office:value-type="float" office:value="8452" calcext:value-type="float">
            <text:p>84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98]+[.A2199]" office:value-type="float" office:value="8462" calcext:value-type="float">
            <text:p>84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99]+[.A2200]" office:value-type="float" office:value="8472" calcext:value-type="float">
            <text:p>84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00]+[.A2201]" office:value-type="float" office:value="8482" calcext:value-type="float">
            <text:p>84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01]+[.A2202]" office:value-type="float" office:value="8492" calcext:value-type="float">
            <text:p>84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02]+[.A2203]" office:value-type="float" office:value="8502" calcext:value-type="float">
            <text:p>85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03]+[.A2204]" office:value-type="float" office:value="8512" calcext:value-type="float">
            <text:p>851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04]+[.A2205]" office:value-type="float" office:value="8522" calcext:value-type="float">
            <text:p>852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05]+[.A2206]" office:value-type="float" office:value="8532" calcext:value-type="float">
            <text:p>853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06]+[.A2207]" office:value-type="float" office:value="8542" calcext:value-type="float">
            <text:p>85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07]+[.A2208]" office:value-type="float" office:value="8552" calcext:value-type="float">
            <text:p>85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08]+[.A2209]" office:value-type="float" office:value="8562" calcext:value-type="float">
            <text:p>85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09]+[.A2210]" office:value-type="float" office:value="8572" calcext:value-type="float">
            <text:p>85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10]+[.A2211]" office:value-type="float" office:value="8582" calcext:value-type="float">
            <text:p>85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11]+[.A2212]" office:value-type="float" office:value="8592" calcext:value-type="float">
            <text:p>85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12]+[.A2213]" office:value-type="float" office:value="8602" calcext:value-type="float">
            <text:p>86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13]+[.A2214]" office:value-type="float" office:value="8612" calcext:value-type="float">
            <text:p>861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14]+[.A2215]" office:value-type="float" office:value="8622" calcext:value-type="float">
            <text:p>862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15]+[.A2216]" office:value-type="float" office:value="8632" calcext:value-type="float">
            <text:p>863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16]+[.A2217]" office:value-type="float" office:value="8642" calcext:value-type="float">
            <text:p>86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17]+[.A2218]" office:value-type="float" office:value="8652" calcext:value-type="float">
            <text:p>86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18]+[.A2219]" office:value-type="float" office:value="8662" calcext:value-type="float">
            <text:p>86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19]+[.A2220]" office:value-type="float" office:value="8672" calcext:value-type="float">
            <text:p>86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20]+[.A2221]" office:value-type="float" office:value="8682" calcext:value-type="float">
            <text:p>86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21]+[.A2222]" office:value-type="float" office:value="8692" calcext:value-type="float">
            <text:p>86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22]+[.A2223]" office:value-type="float" office:value="8702" calcext:value-type="float">
            <text:p>87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23]+[.A2224]" office:value-type="float" office:value="8712" calcext:value-type="float">
            <text:p>871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24]+[.A2225]" office:value-type="float" office:value="8722" calcext:value-type="float">
            <text:p>872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25]+[.A2226]" office:value-type="float" office:value="8732" calcext:value-type="float">
            <text:p>873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26]+[.A2227]" office:value-type="float" office:value="8742" calcext:value-type="float">
            <text:p>87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27]+[.A2228]" office:value-type="float" office:value="8752" calcext:value-type="float">
            <text:p>87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28]+[.A2229]" office:value-type="float" office:value="8762" calcext:value-type="float">
            <text:p>87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29]+[.A2230]" office:value-type="float" office:value="8772" calcext:value-type="float">
            <text:p>87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30]+[.A2231]" office:value-type="float" office:value="8782" calcext:value-type="float">
            <text:p>87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31]+[.A2232]" office:value-type="float" office:value="8792" calcext:value-type="float">
            <text:p>87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32]+[.A2233]" office:value-type="float" office:value="8802" calcext:value-type="float">
            <text:p>88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33]+[.A2234]" office:value-type="float" office:value="8812" calcext:value-type="float">
            <text:p>881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34]+[.A2235]" office:value-type="float" office:value="8822" calcext:value-type="float">
            <text:p>882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35]+[.A2236]" office:value-type="float" office:value="8832" calcext:value-type="float">
            <text:p>883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36]+[.A2237]" office:value-type="float" office:value="8842" calcext:value-type="float">
            <text:p>88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37]+[.A2238]" office:value-type="float" office:value="8852" calcext:value-type="float">
            <text:p>88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38]+[.A2239]" office:value-type="float" office:value="8862" calcext:value-type="float">
            <text:p>88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39]+[.A2240]" office:value-type="float" office:value="8872" calcext:value-type="float">
            <text:p>88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40]+[.A2241]" office:value-type="float" office:value="8882" calcext:value-type="float">
            <text:p>88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41]+[.A2242]" office:value-type="float" office:value="8892" calcext:value-type="float">
            <text:p>88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42]+[.A2243]" office:value-type="float" office:value="8902" calcext:value-type="float">
            <text:p>89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43]+[.A2244]" office:value-type="float" office:value="8912" calcext:value-type="float">
            <text:p>891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44]+[.A2245]" office:value-type="float" office:value="8922" calcext:value-type="float">
            <text:p>892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45]+[.A2246]" office:value-type="float" office:value="8932" calcext:value-type="float">
            <text:p>893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46]+[.A2247]" office:value-type="float" office:value="8942" calcext:value-type="float">
            <text:p>89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47]+[.A2248]" office:value-type="float" office:value="8952" calcext:value-type="float">
            <text:p>89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48]+[.A2249]" office:value-type="float" office:value="8962" calcext:value-type="float">
            <text:p>89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49]+[.A2250]" office:value-type="float" office:value="8972" calcext:value-type="float">
            <text:p>89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50]+[.A2251]" office:value-type="float" office:value="8982" calcext:value-type="float">
            <text:p>89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51]+[.A2252]" office:value-type="float" office:value="8992" calcext:value-type="float">
            <text:p>89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52]+[.A2253]" office:value-type="float" office:value="9002" calcext:value-type="float">
            <text:p>90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53]+[.A2254]" office:value-type="float" office:value="9012" calcext:value-type="float">
            <text:p>901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54]+[.A2255]" office:value-type="float" office:value="9022" calcext:value-type="float">
            <text:p>902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55]+[.A2256]" office:value-type="float" office:value="9032" calcext:value-type="float">
            <text:p>903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56]+[.A2257]" office:value-type="float" office:value="9042" calcext:value-type="float">
            <text:p>90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57]+[.A2258]" office:value-type="float" office:value="9052" calcext:value-type="float">
            <text:p>90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58]+[.A2259]" office:value-type="float" office:value="9062" calcext:value-type="float">
            <text:p>90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59]+[.A2260]" office:value-type="float" office:value="9072" calcext:value-type="float">
            <text:p>90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60]+[.A2261]" office:value-type="float" office:value="9082" calcext:value-type="float">
            <text:p>90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61]+[.A2262]" office:value-type="float" office:value="9092" calcext:value-type="float">
            <text:p>90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62]+[.A2263]" office:value-type="float" office:value="9102" calcext:value-type="float">
            <text:p>91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63]+[.A2264]" office:value-type="float" office:value="9112" calcext:value-type="float">
            <text:p>911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64]+[.A2265]" office:value-type="float" office:value="9122" calcext:value-type="float">
            <text:p>912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65]+[.A2266]" office:value-type="float" office:value="9132" calcext:value-type="float">
            <text:p>913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66]+[.A2267]" office:value-type="float" office:value="9142" calcext:value-type="float">
            <text:p>91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67]+[.A2268]" office:value-type="float" office:value="9152" calcext:value-type="float">
            <text:p>91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68]+[.A2269]" office:value-type="float" office:value="9162" calcext:value-type="float">
            <text:p>91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69]+[.A2270]" office:value-type="float" office:value="9172" calcext:value-type="float">
            <text:p>91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70]+[.A2271]" office:value-type="float" office:value="9182" calcext:value-type="float">
            <text:p>91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71]+[.A2272]" office:value-type="float" office:value="9192" calcext:value-type="float">
            <text:p>91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72]+[.A2273]" office:value-type="float" office:value="9202" calcext:value-type="float">
            <text:p>92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73]+[.A2274]" office:value-type="float" office:value="9212" calcext:value-type="float">
            <text:p>921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74]+[.A2275]" office:value-type="float" office:value="9222" calcext:value-type="float">
            <text:p>922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75]+[.A2276]" office:value-type="float" office:value="9233" calcext:value-type="float">
            <text:p>923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76]+[.A2277]" office:value-type="float" office:value="9244" calcext:value-type="float">
            <text:p>924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77]+[.A2278]" office:value-type="float" office:value="9255" calcext:value-type="float">
            <text:p>925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78]+[.A2279]" office:value-type="float" office:value="9266" calcext:value-type="float">
            <text:p>926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79]+[.A2280]" office:value-type="float" office:value="9277" calcext:value-type="float">
            <text:p>927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80]+[.A2281]" office:value-type="float" office:value="9288" calcext:value-type="float">
            <text:p>928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81]+[.A2282]" office:value-type="float" office:value="9299" calcext:value-type="float">
            <text:p>929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82]+[.A2283]" office:value-type="float" office:value="9310" calcext:value-type="float">
            <text:p>93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83]+[.A2284]" office:value-type="float" office:value="9321" calcext:value-type="float">
            <text:p>932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84]+[.A2285]" office:value-type="float" office:value="9332" calcext:value-type="float">
            <text:p>933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85]+[.A2286]" office:value-type="float" office:value="9343" calcext:value-type="float">
            <text:p>934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86]+[.A2287]" office:value-type="float" office:value="9354" calcext:value-type="float">
            <text:p>935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87]+[.A2288]" office:value-type="float" office:value="9365" calcext:value-type="float">
            <text:p>936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88]+[.A2289]" office:value-type="float" office:value="9376" calcext:value-type="float">
            <text:p>937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89]+[.A2290]" office:value-type="float" office:value="9387" calcext:value-type="float">
            <text:p>938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90]+[.A2291]" office:value-type="float" office:value="9398" calcext:value-type="float">
            <text:p>939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91]+[.A2292]" office:value-type="float" office:value="9409" calcext:value-type="float">
            <text:p>940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92]+[.A2293]" office:value-type="float" office:value="9420" calcext:value-type="float">
            <text:p>94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93]+[.A2294]" office:value-type="float" office:value="9431" calcext:value-type="float">
            <text:p>943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94]+[.A2295]" office:value-type="float" office:value="9442" calcext:value-type="float">
            <text:p>944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95]+[.A2296]" office:value-type="float" office:value="9453" calcext:value-type="float">
            <text:p>945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96]+[.A2297]" office:value-type="float" office:value="9464" calcext:value-type="float">
            <text:p>946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97]+[.A2298]" office:value-type="float" office:value="9475" calcext:value-type="float">
            <text:p>947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98]+[.A2299]" office:value-type="float" office:value="9486" calcext:value-type="float">
            <text:p>948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99]+[.A2300]" office:value-type="float" office:value="9497" calcext:value-type="float">
            <text:p>949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00]+[.A2301]" office:value-type="float" office:value="9508" calcext:value-type="float">
            <text:p>950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01]+[.A2302]" office:value-type="float" office:value="9519" calcext:value-type="float">
            <text:p>951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02]+[.A2303]" office:value-type="float" office:value="9530" calcext:value-type="float">
            <text:p>953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03]+[.A2304]" office:value-type="float" office:value="9541" calcext:value-type="float">
            <text:p>954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04]+[.A2305]" office:value-type="float" office:value="9552" calcext:value-type="float">
            <text:p>955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05]+[.A2306]" office:value-type="float" office:value="9563" calcext:value-type="float">
            <text:p>956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06]+[.A2307]" office:value-type="float" office:value="9574" calcext:value-type="float">
            <text:p>957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07]+[.A2308]" office:value-type="float" office:value="9585" calcext:value-type="float">
            <text:p>958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08]+[.A2309]" office:value-type="float" office:value="9596" calcext:value-type="float">
            <text:p>959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09]+[.A2310]" office:value-type="float" office:value="9607" calcext:value-type="float">
            <text:p>960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10]+[.A2311]" office:value-type="float" office:value="9618" calcext:value-type="float">
            <text:p>961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11]+[.A2312]" office:value-type="float" office:value="9629" calcext:value-type="float">
            <text:p>962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12]+[.A2313]" office:value-type="float" office:value="9640" calcext:value-type="float">
            <text:p>964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13]+[.A2314]" office:value-type="float" office:value="9651" calcext:value-type="float">
            <text:p>965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14]+[.A2315]" office:value-type="float" office:value="9662" calcext:value-type="float">
            <text:p>966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15]+[.A2316]" office:value-type="float" office:value="9673" calcext:value-type="float">
            <text:p>967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16]+[.A2317]" office:value-type="float" office:value="9684" calcext:value-type="float">
            <text:p>968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17]+[.A2318]" office:value-type="float" office:value="9695" calcext:value-type="float">
            <text:p>969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18]+[.A2319]" office:value-type="float" office:value="9706" calcext:value-type="float">
            <text:p>970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19]+[.A2320]" office:value-type="float" office:value="9717" calcext:value-type="float">
            <text:p>971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20]+[.A2321]" office:value-type="float" office:value="9728" calcext:value-type="float">
            <text:p>972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21]+[.A2322]" office:value-type="float" office:value="9739" calcext:value-type="float">
            <text:p>973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22]+[.A2323]" office:value-type="float" office:value="9750" calcext:value-type="float">
            <text:p>975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23]+[.A2324]" office:value-type="float" office:value="9761" calcext:value-type="float">
            <text:p>976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24]+[.A2325]" office:value-type="float" office:value="9772" calcext:value-type="float">
            <text:p>977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25]+[.A2326]" office:value-type="float" office:value="9783" calcext:value-type="float">
            <text:p>978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26]+[.A2327]" office:value-type="float" office:value="9794" calcext:value-type="float">
            <text:p>979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27]+[.A2328]" office:value-type="float" office:value="9805" calcext:value-type="float">
            <text:p>980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28]+[.A2329]" office:value-type="float" office:value="9816" calcext:value-type="float">
            <text:p>981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29]+[.A2330]" office:value-type="float" office:value="9827" calcext:value-type="float">
            <text:p>982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0]+[.A2331]" office:value-type="float" office:value="9838" calcext:value-type="float">
            <text:p>983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1]+[.A2332]" office:value-type="float" office:value="9849" calcext:value-type="float">
            <text:p>984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2]+[.A2333]" office:value-type="float" office:value="9860" calcext:value-type="float">
            <text:p>986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3]+[.A2334]" office:value-type="float" office:value="9871" calcext:value-type="float">
            <text:p>987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4]+[.A2335]" office:value-type="float" office:value="9882" calcext:value-type="float">
            <text:p>988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5]+[.A2336]" office:value-type="float" office:value="9893" calcext:value-type="float">
            <text:p>989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6]+[.A2337]" office:value-type="float" office:value="9904" calcext:value-type="float">
            <text:p>990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7]+[.A2338]" office:value-type="float" office:value="9915" calcext:value-type="float">
            <text:p>991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8]+[.A2339]" office:value-type="float" office:value="9926" calcext:value-type="float">
            <text:p>992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9]+[.A2340]" office:value-type="float" office:value="9937" calcext:value-type="float">
            <text:p>993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40]+[.A2341]" office:value-type="float" office:value="9948" calcext:value-type="float">
            <text:p>994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41]+[.A2342]" office:value-type="float" office:value="9959" calcext:value-type="float">
            <text:p>995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42]+[.A2343]" office:value-type="float" office:value="9970" calcext:value-type="float">
            <text:p>997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43]+[.A2344]" office:value-type="float" office:value="9981" calcext:value-type="float">
            <text:p>998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44]+[.A2345]" office:value-type="float" office:value="9992" calcext:value-type="float">
            <text:p>999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45]+[.A2346]" office:value-type="float" office:value="10003" calcext:value-type="float">
            <text:p>1000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46]+[.A2347]" office:value-type="float" office:value="10014" calcext:value-type="float">
            <text:p>1001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47]+[.A2348]" office:value-type="float" office:value="10025" calcext:value-type="float">
            <text:p>1002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48]+[.A2349]" office:value-type="float" office:value="10036" calcext:value-type="float">
            <text:p>1003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49]+[.A2350]" office:value-type="float" office:value="10047" calcext:value-type="float">
            <text:p>1004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50]+[.A2351]" office:value-type="float" office:value="10058" calcext:value-type="float">
            <text:p>1005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51]+[.A2352]" office:value-type="float" office:value="10069" calcext:value-type="float">
            <text:p>1006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52]+[.A2353]" office:value-type="float" office:value="10080" calcext:value-type="float">
            <text:p>1008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53]+[.A2354]" office:value-type="float" office:value="10091" calcext:value-type="float">
            <text:p>1009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54]+[.A2355]" office:value-type="float" office:value="10102" calcext:value-type="float">
            <text:p>1010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55]+[.A2356]" office:value-type="float" office:value="10113" calcext:value-type="float">
            <text:p>1011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56]+[.A2357]" office:value-type="float" office:value="10124" calcext:value-type="float">
            <text:p>1012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57]+[.A2358]" office:value-type="float" office:value="10135" calcext:value-type="float">
            <text:p>1013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58]+[.A2359]" office:value-type="float" office:value="10146" calcext:value-type="float">
            <text:p>1014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59]+[.A2360]" office:value-type="float" office:value="10157" calcext:value-type="float">
            <text:p>1015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60]+[.A2361]" office:value-type="float" office:value="10168" calcext:value-type="float">
            <text:p>1016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61]+[.A2362]" office:value-type="float" office:value="10179" calcext:value-type="float">
            <text:p>1017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62]+[.A2363]" office:value-type="float" office:value="10190" calcext:value-type="float">
            <text:p>1019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63]+[.A2364]" office:value-type="float" office:value="10201" calcext:value-type="float">
            <text:p>1020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64]+[.A2365]" office:value-type="float" office:value="10212" calcext:value-type="float">
            <text:p>102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65]+[.A2366]" office:value-type="float" office:value="10223" calcext:value-type="float">
            <text:p>1022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66]+[.A2367]" office:value-type="float" office:value="10234" calcext:value-type="float">
            <text:p>1023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67]+[.A2368]" office:value-type="float" office:value="10245" calcext:value-type="float">
            <text:p>1024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68]+[.A2369]" office:value-type="float" office:value="10256" calcext:value-type="float">
            <text:p>1025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69]+[.A2370]" office:value-type="float" office:value="10267" calcext:value-type="float">
            <text:p>1026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70]+[.A2371]" office:value-type="float" office:value="10278" calcext:value-type="float">
            <text:p>1027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71]+[.A2372]" office:value-type="float" office:value="10289" calcext:value-type="float">
            <text:p>1028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72]+[.A2373]" office:value-type="float" office:value="10300" calcext:value-type="float">
            <text:p>103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73]+[.A2374]" office:value-type="float" office:value="10311" calcext:value-type="float">
            <text:p>103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74]+[.A2375]" office:value-type="float" office:value="10322" calcext:value-type="float">
            <text:p>1032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75]+[.A2376]" office:value-type="float" office:value="10334" calcext:value-type="float">
            <text:p>1033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76]+[.A2377]" office:value-type="float" office:value="10346" calcext:value-type="float">
            <text:p>1034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77]+[.A2378]" office:value-type="float" office:value="10358" calcext:value-type="float">
            <text:p>1035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78]+[.A2379]" office:value-type="float" office:value="10370" calcext:value-type="float">
            <text:p>1037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79]+[.A2380]" office:value-type="float" office:value="10382" calcext:value-type="float">
            <text:p>1038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80]+[.A2381]" office:value-type="float" office:value="10394" calcext:value-type="float">
            <text:p>1039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81]+[.A2382]" office:value-type="float" office:value="10406" calcext:value-type="float">
            <text:p>1040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82]+[.A2383]" office:value-type="float" office:value="10418" calcext:value-type="float">
            <text:p>1041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83]+[.A2384]" office:value-type="float" office:value="10430" calcext:value-type="float">
            <text:p>1043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84]+[.A2385]" office:value-type="float" office:value="10442" calcext:value-type="float">
            <text:p>1044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85]+[.A2386]" office:value-type="float" office:value="10454" calcext:value-type="float">
            <text:p>1045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86]+[.A2387]" office:value-type="float" office:value="10466" calcext:value-type="float">
            <text:p>1046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87]+[.A2388]" office:value-type="float" office:value="10478" calcext:value-type="float">
            <text:p>1047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88]+[.A2389]" office:value-type="float" office:value="10490" calcext:value-type="float">
            <text:p>1049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89]+[.A2390]" office:value-type="float" office:value="10502" calcext:value-type="float">
            <text:p>1050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90]+[.A2391]" office:value-type="float" office:value="10514" calcext:value-type="float">
            <text:p>1051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91]+[.A2392]" office:value-type="float" office:value="10526" calcext:value-type="float">
            <text:p>1052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92]+[.A2393]" office:value-type="float" office:value="10538" calcext:value-type="float">
            <text:p>1053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93]+[.A2394]" office:value-type="float" office:value="10550" calcext:value-type="float">
            <text:p>1055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94]+[.A2395]" office:value-type="float" office:value="10562" calcext:value-type="float">
            <text:p>1056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95]+[.A2396]" office:value-type="float" office:value="10574" calcext:value-type="float">
            <text:p>1057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96]+[.A2397]" office:value-type="float" office:value="10586" calcext:value-type="float">
            <text:p>1058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97]+[.A2398]" office:value-type="float" office:value="10598" calcext:value-type="float">
            <text:p>1059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98]+[.A2399]" office:value-type="float" office:value="10610" calcext:value-type="float">
            <text:p>1061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99]+[.A2400]" office:value-type="float" office:value="10622" calcext:value-type="float">
            <text:p>1062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00]+[.A2401]" office:value-type="float" office:value="10634" calcext:value-type="float">
            <text:p>1063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01]+[.A2402]" office:value-type="float" office:value="10646" calcext:value-type="float">
            <text:p>1064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02]+[.A2403]" office:value-type="float" office:value="10658" calcext:value-type="float">
            <text:p>1065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03]+[.A2404]" office:value-type="float" office:value="10670" calcext:value-type="float">
            <text:p>1067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04]+[.A2405]" office:value-type="float" office:value="10682" calcext:value-type="float">
            <text:p>1068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05]+[.A2406]" office:value-type="float" office:value="10694" calcext:value-type="float">
            <text:p>1069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06]+[.A2407]" office:value-type="float" office:value="10706" calcext:value-type="float">
            <text:p>1070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07]+[.A2408]" office:value-type="float" office:value="10718" calcext:value-type="float">
            <text:p>1071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08]+[.A2409]" office:value-type="float" office:value="10730" calcext:value-type="float">
            <text:p>1073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09]+[.A2410]" office:value-type="float" office:value="10742" calcext:value-type="float">
            <text:p>1074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10]+[.A2411]" office:value-type="float" office:value="10754" calcext:value-type="float">
            <text:p>1075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11]+[.A2412]" office:value-type="float" office:value="10766" calcext:value-type="float">
            <text:p>1076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12]+[.A2413]" office:value-type="float" office:value="10778" calcext:value-type="float">
            <text:p>1077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13]+[.A2414]" office:value-type="float" office:value="10790" calcext:value-type="float">
            <text:p>1079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14]+[.A2415]" office:value-type="float" office:value="10802" calcext:value-type="float">
            <text:p>1080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15]+[.A2416]" office:value-type="float" office:value="10814" calcext:value-type="float">
            <text:p>1081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16]+[.A2417]" office:value-type="float" office:value="10826" calcext:value-type="float">
            <text:p>1082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17]+[.A2418]" office:value-type="float" office:value="10838" calcext:value-type="float">
            <text:p>1083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18]+[.A2419]" office:value-type="float" office:value="10850" calcext:value-type="float">
            <text:p>1085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19]+[.A2420]" office:value-type="float" office:value="10862" calcext:value-type="float">
            <text:p>1086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20]+[.A2421]" office:value-type="float" office:value="10874" calcext:value-type="float">
            <text:p>1087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21]+[.A2422]" office:value-type="float" office:value="10886" calcext:value-type="float">
            <text:p>1088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22]+[.A2423]" office:value-type="float" office:value="10898" calcext:value-type="float">
            <text:p>1089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23]+[.A2424]" office:value-type="float" office:value="10910" calcext:value-type="float">
            <text:p>1091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24]+[.A2425]" office:value-type="float" office:value="10922" calcext:value-type="float">
            <text:p>1092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25]+[.A2426]" office:value-type="float" office:value="10934" calcext:value-type="float">
            <text:p>1093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26]+[.A2427]" office:value-type="float" office:value="10946" calcext:value-type="float">
            <text:p>1094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27]+[.A2428]" office:value-type="float" office:value="10958" calcext:value-type="float">
            <text:p>1095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28]+[.A2429]" office:value-type="float" office:value="10970" calcext:value-type="float">
            <text:p>1097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29]+[.A2430]" office:value-type="float" office:value="10982" calcext:value-type="float">
            <text:p>1098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30]+[.A2431]" office:value-type="float" office:value="10994" calcext:value-type="float">
            <text:p>1099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31]+[.A2432]" office:value-type="float" office:value="11006" calcext:value-type="float">
            <text:p>1100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32]+[.A2433]" office:value-type="float" office:value="11018" calcext:value-type="float">
            <text:p>1101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33]+[.A2434]" office:value-type="float" office:value="11030" calcext:value-type="float">
            <text:p>1103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34]+[.A2435]" office:value-type="float" office:value="11042" calcext:value-type="float">
            <text:p>1104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35]+[.A2436]" office:value-type="float" office:value="11054" calcext:value-type="float">
            <text:p>1105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36]+[.A2437]" office:value-type="float" office:value="11066" calcext:value-type="float">
            <text:p>1106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37]+[.A2438]" office:value-type="float" office:value="11078" calcext:value-type="float">
            <text:p>1107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38]+[.A2439]" office:value-type="float" office:value="11090" calcext:value-type="float">
            <text:p>1109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39]+[.A2440]" office:value-type="float" office:value="11102" calcext:value-type="float">
            <text:p>1110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40]+[.A2441]" office:value-type="float" office:value="11114" calcext:value-type="float">
            <text:p>1111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41]+[.A2442]" office:value-type="float" office:value="11126" calcext:value-type="float">
            <text:p>1112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42]+[.A2443]" office:value-type="float" office:value="11138" calcext:value-type="float">
            <text:p>1113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43]+[.A2444]" office:value-type="float" office:value="11150" calcext:value-type="float">
            <text:p>1115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44]+[.A2445]" office:value-type="float" office:value="11162" calcext:value-type="float">
            <text:p>1116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45]+[.A2446]" office:value-type="float" office:value="11174" calcext:value-type="float">
            <text:p>1117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46]+[.A2447]" office:value-type="float" office:value="11186" calcext:value-type="float">
            <text:p>1118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47]+[.A2448]" office:value-type="float" office:value="11198" calcext:value-type="float">
            <text:p>1119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48]+[.A2449]" office:value-type="float" office:value="11210" calcext:value-type="float">
            <text:p>1121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49]+[.A2450]" office:value-type="float" office:value="11222" calcext:value-type="float">
            <text:p>1122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50]+[.A2451]" office:value-type="float" office:value="11234" calcext:value-type="float">
            <text:p>1123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51]+[.A2452]" office:value-type="float" office:value="11246" calcext:value-type="float">
            <text:p>1124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52]+[.A2453]" office:value-type="float" office:value="11258" calcext:value-type="float">
            <text:p>1125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53]+[.A2454]" office:value-type="float" office:value="11270" calcext:value-type="float">
            <text:p>1127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54]+[.A2455]" office:value-type="float" office:value="11282" calcext:value-type="float">
            <text:p>1128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55]+[.A2456]" office:value-type="float" office:value="11294" calcext:value-type="float">
            <text:p>1129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56]+[.A2457]" office:value-type="float" office:value="11306" calcext:value-type="float">
            <text:p>1130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57]+[.A2458]" office:value-type="float" office:value="11318" calcext:value-type="float">
            <text:p>1131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58]+[.A2459]" office:value-type="float" office:value="11330" calcext:value-type="float">
            <text:p>1133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59]+[.A2460]" office:value-type="float" office:value="11342" calcext:value-type="float">
            <text:p>1134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60]+[.A2461]" office:value-type="float" office:value="11354" calcext:value-type="float">
            <text:p>1135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61]+[.A2462]" office:value-type="float" office:value="11366" calcext:value-type="float">
            <text:p>1136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62]+[.A2463]" office:value-type="float" office:value="11378" calcext:value-type="float">
            <text:p>1137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63]+[.A2464]" office:value-type="float" office:value="11390" calcext:value-type="float">
            <text:p>1139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64]+[.A2465]" office:value-type="float" office:value="11402" calcext:value-type="float">
            <text:p>1140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65]+[.A2466]" office:value-type="float" office:value="11414" calcext:value-type="float">
            <text:p>1141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66]+[.A2467]" office:value-type="float" office:value="11426" calcext:value-type="float">
            <text:p>1142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67]+[.A2468]" office:value-type="float" office:value="11438" calcext:value-type="float">
            <text:p>1143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68]+[.A2469]" office:value-type="float" office:value="11450" calcext:value-type="float">
            <text:p>1145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69]+[.A2470]" office:value-type="float" office:value="11462" calcext:value-type="float">
            <text:p>1146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70]+[.A2471]" office:value-type="float" office:value="11474" calcext:value-type="float">
            <text:p>1147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71]+[.A2472]" office:value-type="float" office:value="11486" calcext:value-type="float">
            <text:p>1148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72]+[.A2473]" office:value-type="float" office:value="11498" calcext:value-type="float">
            <text:p>1149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73]+[.A2474]" office:value-type="float" office:value="11511" calcext:value-type="float">
            <text:p>1151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74]+[.A2475]" office:value-type="float" office:value="11524" calcext:value-type="float">
            <text:p>1152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75]+[.A2476]" office:value-type="float" office:value="11537" calcext:value-type="float">
            <text:p>1153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76]+[.A2477]" office:value-type="float" office:value="11550" calcext:value-type="float">
            <text:p>1155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77]+[.A2478]" office:value-type="float" office:value="11563" calcext:value-type="float">
            <text:p>1156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78]+[.A2479]" office:value-type="float" office:value="11576" calcext:value-type="float">
            <text:p>1157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79]+[.A2480]" office:value-type="float" office:value="11589" calcext:value-type="float">
            <text:p>1158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80]+[.A2481]" office:value-type="float" office:value="11602" calcext:value-type="float">
            <text:p>1160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81]+[.A2482]" office:value-type="float" office:value="11615" calcext:value-type="float">
            <text:p>1161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82]+[.A2483]" office:value-type="float" office:value="11628" calcext:value-type="float">
            <text:p>1162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83]+[.A2484]" office:value-type="float" office:value="11641" calcext:value-type="float">
            <text:p>116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84]+[.A2485]" office:value-type="float" office:value="11654" calcext:value-type="float">
            <text:p>1165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85]+[.A2486]" office:value-type="float" office:value="11667" calcext:value-type="float">
            <text:p>1166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86]+[.A2487]" office:value-type="float" office:value="11680" calcext:value-type="float">
            <text:p>1168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87]+[.A2488]" office:value-type="float" office:value="11693" calcext:value-type="float">
            <text:p>1169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88]+[.A2489]" office:value-type="float" office:value="11706" calcext:value-type="float">
            <text:p>117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89]+[.A2490]" office:value-type="float" office:value="11719" calcext:value-type="float">
            <text:p>1171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90]+[.A2491]" office:value-type="float" office:value="11732" calcext:value-type="float">
            <text:p>1173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91]+[.A2492]" office:value-type="float" office:value="11745" calcext:value-type="float">
            <text:p>1174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92]+[.A2493]" office:value-type="float" office:value="11758" calcext:value-type="float">
            <text:p>1175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93]+[.A2494]" office:value-type="float" office:value="11771" calcext:value-type="float">
            <text:p>1177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94]+[.A2495]" office:value-type="float" office:value="11784" calcext:value-type="float">
            <text:p>1178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95]+[.A2496]" office:value-type="float" office:value="11797" calcext:value-type="float">
            <text:p>1179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96]+[.A2497]" office:value-type="float" office:value="11810" calcext:value-type="float">
            <text:p>1181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97]+[.A2498]" office:value-type="float" office:value="11823" calcext:value-type="float">
            <text:p>1182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98]+[.A2499]" office:value-type="float" office:value="11836" calcext:value-type="float">
            <text:p>1183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99]+[.A2500]" office:value-type="float" office:value="11849" calcext:value-type="float">
            <text:p>1184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00]+[.A2501]" office:value-type="float" office:value="11862" calcext:value-type="float">
            <text:p>1186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01]+[.A2502]" office:value-type="float" office:value="11875" calcext:value-type="float">
            <text:p>1187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02]+[.A2503]" office:value-type="float" office:value="11888" calcext:value-type="float">
            <text:p>1188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03]+[.A2504]" office:value-type="float" office:value="11901" calcext:value-type="float">
            <text:p>1190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04]+[.A2505]" office:value-type="float" office:value="11914" calcext:value-type="float">
            <text:p>119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05]+[.A2506]" office:value-type="float" office:value="11927" calcext:value-type="float">
            <text:p>1192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06]+[.A2507]" office:value-type="float" office:value="11940" calcext:value-type="float">
            <text:p>1194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07]+[.A2508]" office:value-type="float" office:value="11953" calcext:value-type="float">
            <text:p>1195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08]+[.A2509]" office:value-type="float" office:value="11966" calcext:value-type="float">
            <text:p>1196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09]+[.A2510]" office:value-type="float" office:value="11979" calcext:value-type="float">
            <text:p>1197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10]+[.A2511]" office:value-type="float" office:value="11992" calcext:value-type="float">
            <text:p>1199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11]+[.A2512]" office:value-type="float" office:value="12005" calcext:value-type="float">
            <text:p>1200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12]+[.A2513]" office:value-type="float" office:value="12018" calcext:value-type="float">
            <text:p>1201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13]+[.A2514]" office:value-type="float" office:value="12031" calcext:value-type="float">
            <text:p>1203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14]+[.A2515]" office:value-type="float" office:value="12044" calcext:value-type="float">
            <text:p>1204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15]+[.A2516]" office:value-type="float" office:value="12057" calcext:value-type="float">
            <text:p>1205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16]+[.A2517]" office:value-type="float" office:value="12070" calcext:value-type="float">
            <text:p>1207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17]+[.A2518]" office:value-type="float" office:value="12083" calcext:value-type="float">
            <text:p>1208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18]+[.A2519]" office:value-type="float" office:value="12096" calcext:value-type="float">
            <text:p>1209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19]+[.A2520]" office:value-type="float" office:value="12109" calcext:value-type="float">
            <text:p>1210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20]+[.A2521]" office:value-type="float" office:value="12122" calcext:value-type="float">
            <text:p>1212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21]+[.A2522]" office:value-type="float" office:value="12135" calcext:value-type="float">
            <text:p>1213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22]+[.A2523]" office:value-type="float" office:value="12148" calcext:value-type="float">
            <text:p>1214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23]+[.A2524]" office:value-type="float" office:value="12161" calcext:value-type="float">
            <text:p>1216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24]+[.A2525]" office:value-type="float" office:value="12174" calcext:value-type="float">
            <text:p>1217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25]+[.A2526]" office:value-type="float" office:value="12187" calcext:value-type="float">
            <text:p>1218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26]+[.A2527]" office:value-type="float" office:value="12200" calcext:value-type="float">
            <text:p>122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27]+[.A2528]" office:value-type="float" office:value="12213" calcext:value-type="float">
            <text:p>122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28]+[.A2529]" office:value-type="float" office:value="12226" calcext:value-type="float">
            <text:p>1222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29]+[.A2530]" office:value-type="float" office:value="12239" calcext:value-type="float">
            <text:p>1223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30]+[.A2531]" office:value-type="float" office:value="12252" calcext:value-type="float">
            <text:p>1225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31]+[.A2532]" office:value-type="float" office:value="12265" calcext:value-type="float">
            <text:p>1226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32]+[.A2533]" office:value-type="float" office:value="12278" calcext:value-type="float">
            <text:p>1227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33]+[.A2534]" office:value-type="float" office:value="12291" calcext:value-type="float">
            <text:p>1229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34]+[.A2535]" office:value-type="float" office:value="12304" calcext:value-type="float">
            <text:p>1230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35]+[.A2536]" office:value-type="float" office:value="12317" calcext:value-type="float">
            <text:p>1231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36]+[.A2537]" office:value-type="float" office:value="12330" calcext:value-type="float">
            <text:p>1233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37]+[.A2538]" office:value-type="float" office:value="12343" calcext:value-type="float">
            <text:p>1234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38]+[.A2539]" office:value-type="float" office:value="12356" calcext:value-type="float">
            <text:p>1235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39]+[.A2540]" office:value-type="float" office:value="12369" calcext:value-type="float">
            <text:p>1236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40]+[.A2541]" office:value-type="float" office:value="12382" calcext:value-type="float">
            <text:p>1238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41]+[.A2542]" office:value-type="float" office:value="12395" calcext:value-type="float">
            <text:p>1239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42]+[.A2543]" office:value-type="float" office:value="12408" calcext:value-type="float">
            <text:p>1240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43]+[.A2544]" office:value-type="float" office:value="12421" calcext:value-type="float">
            <text:p>1242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44]+[.A2545]" office:value-type="float" office:value="12434" calcext:value-type="float">
            <text:p>1243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45]+[.A2546]" office:value-type="float" office:value="12447" calcext:value-type="float">
            <text:p>1244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46]+[.A2547]" office:value-type="float" office:value="12460" calcext:value-type="float">
            <text:p>1246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47]+[.A2548]" office:value-type="float" office:value="12473" calcext:value-type="float">
            <text:p>1247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48]+[.A2549]" office:value-type="float" office:value="12486" calcext:value-type="float">
            <text:p>1248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49]+[.A2550]" office:value-type="float" office:value="12499" calcext:value-type="float">
            <text:p>1249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50]+[.A2551]" office:value-type="float" office:value="12512" calcext:value-type="float">
            <text:p>125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51]+[.A2552]" office:value-type="float" office:value="12525" calcext:value-type="float">
            <text:p>1252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52]+[.A2553]" office:value-type="float" office:value="12538" calcext:value-type="float">
            <text:p>1253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53]+[.A2554]" office:value-type="float" office:value="12551" calcext:value-type="float">
            <text:p>1255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54]+[.A2555]" office:value-type="float" office:value="12564" calcext:value-type="float">
            <text:p>1256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55]+[.A2556]" office:value-type="float" office:value="12577" calcext:value-type="float">
            <text:p>1257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56]+[.A2557]" office:value-type="float" office:value="12590" calcext:value-type="float">
            <text:p>1259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57]+[.A2558]" office:value-type="float" office:value="12603" calcext:value-type="float">
            <text:p>1260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58]+[.A2559]" office:value-type="float" office:value="12616" calcext:value-type="float">
            <text:p>1261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59]+[.A2560]" office:value-type="float" office:value="12629" calcext:value-type="float">
            <text:p>1262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60]+[.A2561]" office:value-type="float" office:value="12642" calcext:value-type="float">
            <text:p>126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61]+[.A2562]" office:value-type="float" office:value="12655" calcext:value-type="float">
            <text:p>1265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62]+[.A2563]" office:value-type="float" office:value="12668" calcext:value-type="float">
            <text:p>1266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63]+[.A2564]" office:value-type="float" office:value="12681" calcext:value-type="float">
            <text:p>1268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64]+[.A2565]" office:value-type="float" office:value="12694" calcext:value-type="float">
            <text:p>1269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65]+[.A2566]" office:value-type="float" office:value="12707" calcext:value-type="float">
            <text:p>1270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66]+[.A2567]" office:value-type="float" office:value="12720" calcext:value-type="float">
            <text:p>1272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67]+[.A2568]" office:value-type="float" office:value="12733" calcext:value-type="float">
            <text:p>1273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68]+[.A2569]" office:value-type="float" office:value="12746" calcext:value-type="float">
            <text:p>1274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69]+[.A2570]" office:value-type="float" office:value="12759" calcext:value-type="float">
            <text:p>1275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70]+[.A2571]" office:value-type="float" office:value="12772" calcext:value-type="float">
            <text:p>1277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71]+[.A2572]" office:value-type="float" office:value="12785" calcext:value-type="float">
            <text:p>1278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72]+[.A2573]" office:value-type="float" office:value="12799" calcext:value-type="float">
            <text:p>1279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73]+[.A2574]" office:value-type="float" office:value="12813" calcext:value-type="float">
            <text:p>128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74]+[.A2575]" office:value-type="float" office:value="12827" calcext:value-type="float">
            <text:p>1282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75]+[.A2576]" office:value-type="float" office:value="12841" calcext:value-type="float">
            <text:p>1284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76]+[.A2577]" office:value-type="float" office:value="12855" calcext:value-type="float">
            <text:p>1285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77]+[.A2578]" office:value-type="float" office:value="12869" calcext:value-type="float">
            <text:p>1286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78]+[.A2579]" office:value-type="float" office:value="12883" calcext:value-type="float">
            <text:p>1288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79]+[.A2580]" office:value-type="float" office:value="12897" calcext:value-type="float">
            <text:p>1289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80]+[.A2581]" office:value-type="float" office:value="12911" calcext:value-type="float">
            <text:p>1291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81]+[.A2582]" office:value-type="float" office:value="12925" calcext:value-type="float">
            <text:p>1292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82]+[.A2583]" office:value-type="float" office:value="12939" calcext:value-type="float">
            <text:p>1293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83]+[.A2584]" office:value-type="float" office:value="12953" calcext:value-type="float">
            <text:p>129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84]+[.A2585]" office:value-type="float" office:value="12967" calcext:value-type="float">
            <text:p>1296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85]+[.A2586]" office:value-type="float" office:value="12981" calcext:value-type="float">
            <text:p>1298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86]+[.A2587]" office:value-type="float" office:value="12995" calcext:value-type="float">
            <text:p>1299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87]+[.A2588]" office:value-type="float" office:value="13009" calcext:value-type="float">
            <text:p>1300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88]+[.A2589]" office:value-type="float" office:value="13023" calcext:value-type="float">
            <text:p>1302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89]+[.A2590]" office:value-type="float" office:value="13037" calcext:value-type="float">
            <text:p>1303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90]+[.A2591]" office:value-type="float" office:value="13051" calcext:value-type="float">
            <text:p>1305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91]+[.A2592]" office:value-type="float" office:value="13065" calcext:value-type="float">
            <text:p>1306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92]+[.A2593]" office:value-type="float" office:value="13079" calcext:value-type="float">
            <text:p>1307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93]+[.A2594]" office:value-type="float" office:value="13093" calcext:value-type="float">
            <text:p>1309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94]+[.A2595]" office:value-type="float" office:value="13107" calcext:value-type="float">
            <text:p>1310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95]+[.A2596]" office:value-type="float" office:value="13121" calcext:value-type="float">
            <text:p>1312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96]+[.A2597]" office:value-type="float" office:value="13135" calcext:value-type="float">
            <text:p>1313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97]+[.A2598]" office:value-type="float" office:value="13149" calcext:value-type="float">
            <text:p>1314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98]+[.A2599]" office:value-type="float" office:value="13163" calcext:value-type="float">
            <text:p>1316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99]+[.A2600]" office:value-type="float" office:value="13177" calcext:value-type="float">
            <text:p>1317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00]+[.A2601]" office:value-type="float" office:value="13191" calcext:value-type="float">
            <text:p>1319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01]+[.A2602]" office:value-type="float" office:value="13205" calcext:value-type="float">
            <text:p>1320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02]+[.A2603]" office:value-type="float" office:value="13219" calcext:value-type="float">
            <text:p>1321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03]+[.A2604]" office:value-type="float" office:value="13233" calcext:value-type="float">
            <text:p>1323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04]+[.A2605]" office:value-type="float" office:value="13247" calcext:value-type="float">
            <text:p>1324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05]+[.A2606]" office:value-type="float" office:value="13261" calcext:value-type="float">
            <text:p>1326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06]+[.A2607]" office:value-type="float" office:value="13275" calcext:value-type="float">
            <text:p>1327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07]+[.A2608]" office:value-type="float" office:value="13289" calcext:value-type="float">
            <text:p>1328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08]+[.A2609]" office:value-type="float" office:value="13303" calcext:value-type="float">
            <text:p>1330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09]+[.A2610]" office:value-type="float" office:value="13317" calcext:value-type="float">
            <text:p>1331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10]+[.A2611]" office:value-type="float" office:value="13331" calcext:value-type="float">
            <text:p>1333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11]+[.A2612]" office:value-type="float" office:value="13345" calcext:value-type="float">
            <text:p>1334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12]+[.A2613]" office:value-type="float" office:value="13359" calcext:value-type="float">
            <text:p>1335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13]+[.A2614]" office:value-type="float" office:value="13373" calcext:value-type="float">
            <text:p>1337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14]+[.A2615]" office:value-type="float" office:value="13387" calcext:value-type="float">
            <text:p>1338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15]+[.A2616]" office:value-type="float" office:value="13402" calcext:value-type="float">
            <text:p>1340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16]+[.A2617]" office:value-type="float" office:value="13417" calcext:value-type="float">
            <text:p>1341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17]+[.A2618]" office:value-type="float" office:value="13432" calcext:value-type="float">
            <text:p>1343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18]+[.A2619]" office:value-type="float" office:value="13447" calcext:value-type="float">
            <text:p>1344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19]+[.A2620]" office:value-type="float" office:value="13462" calcext:value-type="float">
            <text:p>1346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20]+[.A2621]" office:value-type="float" office:value="13477" calcext:value-type="float">
            <text:p>1347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21]+[.A2622]" office:value-type="float" office:value="13492" calcext:value-type="float">
            <text:p>1349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22]+[.A2623]" office:value-type="float" office:value="13507" calcext:value-type="float">
            <text:p>1350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23]+[.A2624]" office:value-type="float" office:value="13522" calcext:value-type="float">
            <text:p>1352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24]+[.A2625]" office:value-type="float" office:value="13537" calcext:value-type="float">
            <text:p>1353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25]+[.A2626]" office:value-type="float" office:value="13552" calcext:value-type="float">
            <text:p>1355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26]+[.A2627]" office:value-type="float" office:value="13567" calcext:value-type="float">
            <text:p>1356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27]+[.A2628]" office:value-type="float" office:value="13582" calcext:value-type="float">
            <text:p>1358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28]+[.A2629]" office:value-type="float" office:value="13597" calcext:value-type="float">
            <text:p>1359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29]+[.A2630]" office:value-type="float" office:value="13612" calcext:value-type="float">
            <text:p>1361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30]+[.A2631]" office:value-type="float" office:value="13627" calcext:value-type="float">
            <text:p>1362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31]+[.A2632]" office:value-type="float" office:value="13642" calcext:value-type="float">
            <text:p>1364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32]+[.A2633]" office:value-type="float" office:value="13657" calcext:value-type="float">
            <text:p>136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33]+[.A2634]" office:value-type="float" office:value="13672" calcext:value-type="float">
            <text:p>1367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34]+[.A2635]" office:value-type="float" office:value="13687" calcext:value-type="float">
            <text:p>1368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35]+[.A2636]" office:value-type="float" office:value="13702" calcext:value-type="float">
            <text:p>1370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36]+[.A2637]" office:value-type="float" office:value="13717" calcext:value-type="float">
            <text:p>1371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37]+[.A2638]" office:value-type="float" office:value="13732" calcext:value-type="float">
            <text:p>1373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38]+[.A2639]" office:value-type="float" office:value="13747" calcext:value-type="float">
            <text:p>1374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39]+[.A2640]" office:value-type="float" office:value="13762" calcext:value-type="float">
            <text:p>1376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40]+[.A2641]" office:value-type="float" office:value="13777" calcext:value-type="float">
            <text:p>1377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41]+[.A2642]" office:value-type="float" office:value="13792" calcext:value-type="float">
            <text:p>1379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42]+[.A2643]" office:value-type="float" office:value="13807" calcext:value-type="float">
            <text:p>1380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43]+[.A2644]" office:value-type="float" office:value="13822" calcext:value-type="float">
            <text:p>1382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44]+[.A2645]" office:value-type="float" office:value="13837" calcext:value-type="float">
            <text:p>1383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45]+[.A2646]" office:value-type="float" office:value="13852" calcext:value-type="float">
            <text:p>1385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46]+[.A2647]" office:value-type="float" office:value="13867" calcext:value-type="float">
            <text:p>1386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47]+[.A2648]" office:value-type="float" office:value="13882" calcext:value-type="float">
            <text:p>1388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48]+[.A2649]" office:value-type="float" office:value="13897" calcext:value-type="float">
            <text:p>1389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49]+[.A2650]" office:value-type="float" office:value="13912" calcext:value-type="float">
            <text:p>1391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50]+[.A2651]" office:value-type="float" office:value="13927" calcext:value-type="float">
            <text:p>1392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51]+[.A2652]" office:value-type="float" office:value="13942" calcext:value-type="float">
            <text:p>1394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52]+[.A2653]" office:value-type="float" office:value="13957" calcext:value-type="float">
            <text:p>139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53]+[.A2654]" office:value-type="float" office:value="13972" calcext:value-type="float">
            <text:p>1397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54]+[.A2655]" office:value-type="float" office:value="13987" calcext:value-type="float">
            <text:p>1398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55]+[.A2656]" office:value-type="float" office:value="14002" calcext:value-type="float">
            <text:p>1400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56]+[.A2657]" office:value-type="float" office:value="14017" calcext:value-type="float">
            <text:p>1401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57]+[.A2658]" office:value-type="float" office:value="14032" calcext:value-type="float">
            <text:p>1403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58]+[.A2659]" office:value-type="float" office:value="14047" calcext:value-type="float">
            <text:p>1404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59]+[.A2660]" office:value-type="float" office:value="14062" calcext:value-type="float">
            <text:p>1406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60]+[.A2661]" office:value-type="float" office:value="14077" calcext:value-type="float">
            <text:p>1407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61]+[.A2662]" office:value-type="float" office:value="14092" calcext:value-type="float">
            <text:p>1409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62]+[.A2663]" office:value-type="float" office:value="14107" calcext:value-type="float">
            <text:p>1410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63]+[.A2664]" office:value-type="float" office:value="14122" calcext:value-type="float">
            <text:p>1412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64]+[.A2665]" office:value-type="float" office:value="14137" calcext:value-type="float">
            <text:p>1413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65]+[.A2666]" office:value-type="float" office:value="14152" calcext:value-type="float">
            <text:p>1415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66]+[.A2667]" office:value-type="float" office:value="14167" calcext:value-type="float">
            <text:p>1416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67]+[.A2668]" office:value-type="float" office:value="14182" calcext:value-type="float">
            <text:p>1418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68]+[.A2669]" office:value-type="float" office:value="14197" calcext:value-type="float">
            <text:p>1419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69]+[.A2670]" office:value-type="float" office:value="14212" calcext:value-type="float">
            <text:p>1421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70]+[.A2671]" office:value-type="float" office:value="14227" calcext:value-type="float">
            <text:p>1422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71]+[.A2672]" office:value-type="float" office:value="14242" calcext:value-type="float">
            <text:p>1424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72]+[.A2673]" office:value-type="float" office:value="14257" calcext:value-type="float">
            <text:p>142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73]+[.A2674]" office:value-type="float" office:value="14272" calcext:value-type="float">
            <text:p>1427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74]+[.A2675]" office:value-type="float" office:value="14287" calcext:value-type="float">
            <text:p>1428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75]+[.A2676]" office:value-type="float" office:value="14302" calcext:value-type="float">
            <text:p>1430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76]+[.A2677]" office:value-type="float" office:value="14317" calcext:value-type="float">
            <text:p>1431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77]+[.A2678]" office:value-type="float" office:value="14332" calcext:value-type="float">
            <text:p>1433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78]+[.A2679]" office:value-type="float" office:value="14347" calcext:value-type="float">
            <text:p>1434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79]+[.A2680]" office:value-type="float" office:value="14362" calcext:value-type="float">
            <text:p>1436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80]+[.A2681]" office:value-type="float" office:value="14377" calcext:value-type="float">
            <text:p>1437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81]+[.A2682]" office:value-type="float" office:value="14392" calcext:value-type="float">
            <text:p>1439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82]+[.A2683]" office:value-type="float" office:value="14407" calcext:value-type="float">
            <text:p>1440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83]+[.A2684]" office:value-type="float" office:value="14422" calcext:value-type="float">
            <text:p>1442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84]+[.A2685]" office:value-type="float" office:value="14437" calcext:value-type="float">
            <text:p>1443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85]+[.A2686]" office:value-type="float" office:value="14452" calcext:value-type="float">
            <text:p>1445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86]+[.A2687]" office:value-type="float" office:value="14467" calcext:value-type="float">
            <text:p>1446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87]+[.A2688]" office:value-type="float" office:value="14482" calcext:value-type="float">
            <text:p>1448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88]+[.A2689]" office:value-type="float" office:value="14497" calcext:value-type="float">
            <text:p>1449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89]+[.A2690]" office:value-type="float" office:value="14512" calcext:value-type="float">
            <text:p>1451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90]+[.A2691]" office:value-type="float" office:value="14527" calcext:value-type="float">
            <text:p>1452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91]+[.A2692]" office:value-type="float" office:value="14542" calcext:value-type="float">
            <text:p>1454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92]+[.A2693]" office:value-type="float" office:value="14557" calcext:value-type="float">
            <text:p>145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93]+[.A2694]" office:value-type="float" office:value="14572" calcext:value-type="float">
            <text:p>1457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94]+[.A2695]" office:value-type="float" office:value="14587" calcext:value-type="float">
            <text:p>1458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95]+[.A2696]" office:value-type="float" office:value="14602" calcext:value-type="float">
            <text:p>1460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96]+[.A2697]" office:value-type="float" office:value="14617" calcext:value-type="float">
            <text:p>1461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97]+[.A2698]" office:value-type="float" office:value="14632" calcext:value-type="float">
            <text:p>1463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98]+[.A2699]" office:value-type="float" office:value="14647" calcext:value-type="float">
            <text:p>1464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699]+[.A2700]" office:value-type="float" office:value="14663" calcext:value-type="float">
            <text:p>1466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00]+[.A2701]" office:value-type="float" office:value="14679" calcext:value-type="float">
            <text:p>1467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01]+[.A2702]" office:value-type="float" office:value="14695" calcext:value-type="float">
            <text:p>1469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02]+[.A2703]" office:value-type="float" office:value="14711" calcext:value-type="float">
            <text:p>1471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03]+[.A2704]" office:value-type="float" office:value="14727" calcext:value-type="float">
            <text:p>1472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04]+[.A2705]" office:value-type="float" office:value="14743" calcext:value-type="float">
            <text:p>1474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05]+[.A2706]" office:value-type="float" office:value="14759" calcext:value-type="float">
            <text:p>1475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06]+[.A2707]" office:value-type="float" office:value="14775" calcext:value-type="float">
            <text:p>1477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07]+[.A2708]" office:value-type="float" office:value="14791" calcext:value-type="float">
            <text:p>1479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08]+[.A2709]" office:value-type="float" office:value="14807" calcext:value-type="float">
            <text:p>1480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09]+[.A2710]" office:value-type="float" office:value="14823" calcext:value-type="float">
            <text:p>1482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10]+[.A2711]" office:value-type="float" office:value="14839" calcext:value-type="float">
            <text:p>1483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11]+[.A2712]" office:value-type="float" office:value="14855" calcext:value-type="float">
            <text:p>1485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12]+[.A2713]" office:value-type="float" office:value="14871" calcext:value-type="float">
            <text:p>1487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13]+[.A2714]" office:value-type="float" office:value="14887" calcext:value-type="float">
            <text:p>1488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14]+[.A2715]" office:value-type="float" office:value="14903" calcext:value-type="float">
            <text:p>1490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15]+[.A2716]" office:value-type="float" office:value="14919" calcext:value-type="float">
            <text:p>1491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16]+[.A2717]" office:value-type="float" office:value="14935" calcext:value-type="float">
            <text:p>1493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17]+[.A2718]" office:value-type="float" office:value="14951" calcext:value-type="float">
            <text:p>1495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18]+[.A2719]" office:value-type="float" office:value="14967" calcext:value-type="float">
            <text:p>1496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19]+[.A2720]" office:value-type="float" office:value="14983" calcext:value-type="float">
            <text:p>1498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20]+[.A2721]" office:value-type="float" office:value="14999" calcext:value-type="float">
            <text:p>1499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21]+[.A2722]" office:value-type="float" office:value="15015" calcext:value-type="float">
            <text:p>150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22]+[.A2723]" office:value-type="float" office:value="15031" calcext:value-type="float">
            <text:p>1503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23]+[.A2724]" office:value-type="float" office:value="15047" calcext:value-type="float">
            <text:p>1504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24]+[.A2725]" office:value-type="float" office:value="15063" calcext:value-type="float">
            <text:p>1506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25]+[.A2726]" office:value-type="float" office:value="15079" calcext:value-type="float">
            <text:p>1507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26]+[.A2727]" office:value-type="float" office:value="15095" calcext:value-type="float">
            <text:p>1509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27]+[.A2728]" office:value-type="float" office:value="15111" calcext:value-type="float">
            <text:p>1511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28]+[.A2729]" office:value-type="float" office:value="15127" calcext:value-type="float">
            <text:p>1512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29]+[.A2730]" office:value-type="float" office:value="15143" calcext:value-type="float">
            <text:p>1514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30]+[.A2731]" office:value-type="float" office:value="15159" calcext:value-type="float">
            <text:p>1515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31]+[.A2732]" office:value-type="float" office:value="15175" calcext:value-type="float">
            <text:p>1517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32]+[.A2733]" office:value-type="float" office:value="15191" calcext:value-type="float">
            <text:p>1519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33]+[.A2734]" office:value-type="float" office:value="15207" calcext:value-type="float">
            <text:p>1520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34]+[.A2735]" office:value-type="float" office:value="15223" calcext:value-type="float">
            <text:p>1522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35]+[.A2736]" office:value-type="float" office:value="15239" calcext:value-type="float">
            <text:p>1523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36]+[.A2737]" office:value-type="float" office:value="15255" calcext:value-type="float">
            <text:p>1525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37]+[.A2738]" office:value-type="float" office:value="15271" calcext:value-type="float">
            <text:p>1527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38]+[.A2739]" office:value-type="float" office:value="15287" calcext:value-type="float">
            <text:p>1528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39]+[.A2740]" office:value-type="float" office:value="15303" calcext:value-type="float">
            <text:p>1530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40]+[.A2741]" office:value-type="float" office:value="15319" calcext:value-type="float">
            <text:p>1531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41]+[.A2742]" office:value-type="float" office:value="15335" calcext:value-type="float">
            <text:p>1533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42]+[.A2743]" office:value-type="float" office:value="15351" calcext:value-type="float">
            <text:p>1535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43]+[.A2744]" office:value-type="float" office:value="15367" calcext:value-type="float">
            <text:p>1536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44]+[.A2745]" office:value-type="float" office:value="15383" calcext:value-type="float">
            <text:p>1538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45]+[.A2746]" office:value-type="float" office:value="15399" calcext:value-type="float">
            <text:p>1539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46]+[.A2747]" office:value-type="float" office:value="15415" calcext:value-type="float">
            <text:p>154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47]+[.A2748]" office:value-type="float" office:value="15431" calcext:value-type="float">
            <text:p>1543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48]+[.A2749]" office:value-type="float" office:value="15448" calcext:value-type="float">
            <text:p>1544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49]+[.A2750]" office:value-type="float" office:value="15465" calcext:value-type="float">
            <text:p>1546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50]+[.A2751]" office:value-type="float" office:value="15482" calcext:value-type="float">
            <text:p>1548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51]+[.A2752]" office:value-type="float" office:value="15499" calcext:value-type="float">
            <text:p>1549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52]+[.A2753]" office:value-type="float" office:value="15516" calcext:value-type="float">
            <text:p>155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53]+[.A2754]" office:value-type="float" office:value="15533" calcext:value-type="float">
            <text:p>1553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54]+[.A2755]" office:value-type="float" office:value="15550" calcext:value-type="float">
            <text:p>1555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55]+[.A2756]" office:value-type="float" office:value="15567" calcext:value-type="float">
            <text:p>1556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56]+[.A2757]" office:value-type="float" office:value="15584" calcext:value-type="float">
            <text:p>1558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57]+[.A2758]" office:value-type="float" office:value="15601" calcext:value-type="float">
            <text:p>1560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58]+[.A2759]" office:value-type="float" office:value="15618" calcext:value-type="float">
            <text:p>156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59]+[.A2760]" office:value-type="float" office:value="15635" calcext:value-type="float">
            <text:p>1563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60]+[.A2761]" office:value-type="float" office:value="15652" calcext:value-type="float">
            <text:p>1565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61]+[.A2762]" office:value-type="float" office:value="15669" calcext:value-type="float">
            <text:p>1566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62]+[.A2763]" office:value-type="float" office:value="15686" calcext:value-type="float">
            <text:p>1568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63]+[.A2764]" office:value-type="float" office:value="15703" calcext:value-type="float">
            <text:p>1570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64]+[.A2765]" office:value-type="float" office:value="15720" calcext:value-type="float">
            <text:p>1572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65]+[.A2766]" office:value-type="float" office:value="15737" calcext:value-type="float">
            <text:p>1573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66]+[.A2767]" office:value-type="float" office:value="15754" calcext:value-type="float">
            <text:p>1575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67]+[.A2768]" office:value-type="float" office:value="15771" calcext:value-type="float">
            <text:p>1577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68]+[.A2769]" office:value-type="float" office:value="15788" calcext:value-type="float">
            <text:p>1578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69]+[.A2770]" office:value-type="float" office:value="15805" calcext:value-type="float">
            <text:p>1580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70]+[.A2771]" office:value-type="float" office:value="15822" calcext:value-type="float">
            <text:p>1582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71]+[.A2772]" office:value-type="float" office:value="15839" calcext:value-type="float">
            <text:p>1583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72]+[.A2773]" office:value-type="float" office:value="15856" calcext:value-type="float">
            <text:p>1585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73]+[.A2774]" office:value-type="float" office:value="15873" calcext:value-type="float">
            <text:p>1587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74]+[.A2775]" office:value-type="float" office:value="15890" calcext:value-type="float">
            <text:p>1589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75]+[.A2776]" office:value-type="float" office:value="15907" calcext:value-type="float">
            <text:p>1590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76]+[.A2777]" office:value-type="float" office:value="15924" calcext:value-type="float">
            <text:p>1592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77]+[.A2778]" office:value-type="float" office:value="15941" calcext:value-type="float">
            <text:p>159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78]+[.A2779]" office:value-type="float" office:value="15958" calcext:value-type="float">
            <text:p>1595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79]+[.A2780]" office:value-type="float" office:value="15975" calcext:value-type="float">
            <text:p>1597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80]+[.A2781]" office:value-type="float" office:value="15992" calcext:value-type="float">
            <text:p>1599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81]+[.A2782]" office:value-type="float" office:value="16009" calcext:value-type="float">
            <text:p>1600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82]+[.A2783]" office:value-type="float" office:value="16026" calcext:value-type="float">
            <text:p>1602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83]+[.A2784]" office:value-type="float" office:value="16043" calcext:value-type="float">
            <text:p>1604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84]+[.A2785]" office:value-type="float" office:value="16060" calcext:value-type="float">
            <text:p>1606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85]+[.A2786]" office:value-type="float" office:value="16077" calcext:value-type="float">
            <text:p>1607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86]+[.A2787]" office:value-type="float" office:value="16094" calcext:value-type="float">
            <text:p>1609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87]+[.A2788]" office:value-type="float" office:value="16111" calcext:value-type="float">
            <text:p>1611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88]+[.A2789]" office:value-type="float" office:value="16128" calcext:value-type="float">
            <text:p>1612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789]+[.A2790]" office:value-type="float" office:value="16145" calcext:value-type="float">
            <text:p>1614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790]+[.A2791]" office:value-type="float" office:value="16163" calcext:value-type="float">
            <text:p>1616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791]+[.A2792]" office:value-type="float" office:value="16181" calcext:value-type="float">
            <text:p>1618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792]+[.A2793]" office:value-type="float" office:value="16199" calcext:value-type="float">
            <text:p>1619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793]+[.A2794]" office:value-type="float" office:value="16217" calcext:value-type="float">
            <text:p>162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794]+[.A2795]" office:value-type="float" office:value="16235" calcext:value-type="float">
            <text:p>1623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795]+[.A2796]" office:value-type="float" office:value="16253" calcext:value-type="float">
            <text:p>1625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796]+[.A2797]" office:value-type="float" office:value="16271" calcext:value-type="float">
            <text:p>1627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797]+[.A2798]" office:value-type="float" office:value="16289" calcext:value-type="float">
            <text:p>1628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798]+[.A2799]" office:value-type="float" office:value="16307" calcext:value-type="float">
            <text:p>1630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799]+[.A2800]" office:value-type="float" office:value="16325" calcext:value-type="float">
            <text:p>1632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00]+[.A2801]" office:value-type="float" office:value="16343" calcext:value-type="float">
            <text:p>1634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01]+[.A2802]" office:value-type="float" office:value="16361" calcext:value-type="float">
            <text:p>1636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02]+[.A2803]" office:value-type="float" office:value="16379" calcext:value-type="float">
            <text:p>1637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03]+[.A2804]" office:value-type="float" office:value="16397" calcext:value-type="float">
            <text:p>1639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04]+[.A2805]" office:value-type="float" office:value="16415" calcext:value-type="float">
            <text:p>1641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05]+[.A2806]" office:value-type="float" office:value="16433" calcext:value-type="float">
            <text:p>1643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06]+[.A2807]" office:value-type="float" office:value="16451" calcext:value-type="float">
            <text:p>1645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07]+[.A2808]" office:value-type="float" office:value="16469" calcext:value-type="float">
            <text:p>1646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08]+[.A2809]" office:value-type="float" office:value="16487" calcext:value-type="float">
            <text:p>1648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09]+[.A2810]" office:value-type="float" office:value="16505" calcext:value-type="float">
            <text:p>1650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10]+[.A2811]" office:value-type="float" office:value="16523" calcext:value-type="float">
            <text:p>1652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11]+[.A2812]" office:value-type="float" office:value="16541" calcext:value-type="float">
            <text:p>1654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12]+[.A2813]" office:value-type="float" office:value="16559" calcext:value-type="float">
            <text:p>1655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13]+[.A2814]" office:value-type="float" office:value="16577" calcext:value-type="float">
            <text:p>1657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14]+[.A2815]" office:value-type="float" office:value="16595" calcext:value-type="float">
            <text:p>1659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15]+[.A2816]" office:value-type="float" office:value="16613" calcext:value-type="float">
            <text:p>1661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16]+[.A2817]" office:value-type="float" office:value="16631" calcext:value-type="float">
            <text:p>1663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17]+[.A2818]" office:value-type="float" office:value="16649" calcext:value-type="float">
            <text:p>1664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18]+[.A2819]" office:value-type="float" office:value="16667" calcext:value-type="float">
            <text:p>1666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19]+[.A2820]" office:value-type="float" office:value="16685" calcext:value-type="float">
            <text:p>1668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20]+[.A2821]" office:value-type="float" office:value="16703" calcext:value-type="float">
            <text:p>1670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21]+[.A2822]" office:value-type="float" office:value="16721" calcext:value-type="float">
            <text:p>1672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22]+[.A2823]" office:value-type="float" office:value="16739" calcext:value-type="float">
            <text:p>1673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23]+[.A2824]" office:value-type="float" office:value="16757" calcext:value-type="float">
            <text:p>1675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24]+[.A2825]" office:value-type="float" office:value="16775" calcext:value-type="float">
            <text:p>1677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25]+[.A2826]" office:value-type="float" office:value="16793" calcext:value-type="float">
            <text:p>1679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26]+[.A2827]" office:value-type="float" office:value="16811" calcext:value-type="float">
            <text:p>1681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27]+[.A2828]" office:value-type="float" office:value="16829" calcext:value-type="float">
            <text:p>1682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28]+[.A2829]" office:value-type="float" office:value="16847" calcext:value-type="float">
            <text:p>1684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29]+[.A2830]" office:value-type="float" office:value="16865" calcext:value-type="float">
            <text:p>1686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30]+[.A2831]" office:value-type="float" office:value="16883" calcext:value-type="float">
            <text:p>1688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31]+[.A2832]" office:value-type="float" office:value="16901" calcext:value-type="float">
            <text:p>1690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32]+[.A2833]" office:value-type="float" office:value="16919" calcext:value-type="float">
            <text:p>169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33]+[.A2834]" office:value-type="float" office:value="16937" calcext:value-type="float">
            <text:p>1693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34]+[.A2835]" office:value-type="float" office:value="16955" calcext:value-type="float">
            <text:p>1695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35]+[.A2836]" office:value-type="float" office:value="16973" calcext:value-type="float">
            <text:p>1697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36]+[.A2837]" office:value-type="float" office:value="16991" calcext:value-type="float">
            <text:p>1699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37]+[.A2838]" office:value-type="float" office:value="17009" calcext:value-type="float">
            <text:p>1700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38]+[.A2839]" office:value-type="float" office:value="17027" calcext:value-type="float">
            <text:p>1702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39]+[.A2840]" office:value-type="float" office:value="17045" calcext:value-type="float">
            <text:p>1704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40]+[.A2841]" office:value-type="float" office:value="17063" calcext:value-type="float">
            <text:p>1706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41]+[.A2842]" office:value-type="float" office:value="17081" calcext:value-type="float">
            <text:p>1708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42]+[.A2843]" office:value-type="float" office:value="17099" calcext:value-type="float">
            <text:p>1709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43]+[.A2844]" office:value-type="float" office:value="17117" calcext:value-type="float">
            <text:p>171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44]+[.A2845]" office:value-type="float" office:value="17135" calcext:value-type="float">
            <text:p>1713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45]+[.A2846]" office:value-type="float" office:value="17153" calcext:value-type="float">
            <text:p>1715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46]+[.A2847]" office:value-type="float" office:value="17171" calcext:value-type="float">
            <text:p>1717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47]+[.A2848]" office:value-type="float" office:value="17189" calcext:value-type="float">
            <text:p>1718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48]+[.A2849]" office:value-type="float" office:value="17207" calcext:value-type="float">
            <text:p>1720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49]+[.A2850]" office:value-type="float" office:value="17225" calcext:value-type="float">
            <text:p>1722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50]+[.A2851]" office:value-type="float" office:value="17243" calcext:value-type="float">
            <text:p>1724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51]+[.A2852]" office:value-type="float" office:value="17261" calcext:value-type="float">
            <text:p>1726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52]+[.A2853]" office:value-type="float" office:value="17279" calcext:value-type="float">
            <text:p>1727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53]+[.A2854]" office:value-type="float" office:value="17297" calcext:value-type="float">
            <text:p>1729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54]+[.A2855]" office:value-type="float" office:value="17315" calcext:value-type="float">
            <text:p>1731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55]+[.A2856]" office:value-type="float" office:value="17333" calcext:value-type="float">
            <text:p>1733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56]+[.A2857]" office:value-type="float" office:value="17351" calcext:value-type="float">
            <text:p>1735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57]+[.A2858]" office:value-type="float" office:value="17369" calcext:value-type="float">
            <text:p>1736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58]+[.A2859]" office:value-type="float" office:value="17387" calcext:value-type="float">
            <text:p>1738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59]+[.A2860]" office:value-type="float" office:value="17405" calcext:value-type="float">
            <text:p>1740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60]+[.A2861]" office:value-type="float" office:value="17423" calcext:value-type="float">
            <text:p>1742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61]+[.A2862]" office:value-type="float" office:value="17441" calcext:value-type="float">
            <text:p>1744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62]+[.A2863]" office:value-type="float" office:value="17459" calcext:value-type="float">
            <text:p>1745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63]+[.A2864]" office:value-type="float" office:value="17477" calcext:value-type="float">
            <text:p>1747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64]+[.A2865]" office:value-type="float" office:value="17495" calcext:value-type="float">
            <text:p>1749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65]+[.A2866]" office:value-type="float" office:value="17513" calcext:value-type="float">
            <text:p>1751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66]+[.A2867]" office:value-type="float" office:value="17531" calcext:value-type="float">
            <text:p>1753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67]+[.A2868]" office:value-type="float" office:value="17549" calcext:value-type="float">
            <text:p>1754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68]+[.A2869]" office:value-type="float" office:value="17567" calcext:value-type="float">
            <text:p>1756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69]+[.A2870]" office:value-type="float" office:value="17585" calcext:value-type="float">
            <text:p>1758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70]+[.A2871]" office:value-type="float" office:value="17603" calcext:value-type="float">
            <text:p>1760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71]+[.A2872]" office:value-type="float" office:value="17621" calcext:value-type="float">
            <text:p>1762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72]+[.A2873]" office:value-type="float" office:value="17639" calcext:value-type="float">
            <text:p>1763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73]+[.A2874]" office:value-type="float" office:value="17657" calcext:value-type="float">
            <text:p>1765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74]+[.A2875]" office:value-type="float" office:value="17675" calcext:value-type="float">
            <text:p>1767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75]+[.A2876]" office:value-type="float" office:value="17693" calcext:value-type="float">
            <text:p>1769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76]+[.A2877]" office:value-type="float" office:value="17711" calcext:value-type="float">
            <text:p>1771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77]+[.A2878]" office:value-type="float" office:value="17729" calcext:value-type="float">
            <text:p>1772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78]+[.A2879]" office:value-type="float" office:value="17747" calcext:value-type="float">
            <text:p>1774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79]+[.A2880]" office:value-type="float" office:value="17765" calcext:value-type="float">
            <text:p>1776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80]+[.A2881]" office:value-type="float" office:value="17783" calcext:value-type="float">
            <text:p>1778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81]+[.A2882]" office:value-type="float" office:value="17801" calcext:value-type="float">
            <text:p>1780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82]+[.A2883]" office:value-type="float" office:value="17819" calcext:value-type="float">
            <text:p>178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83]+[.A2884]" office:value-type="float" office:value="17837" calcext:value-type="float">
            <text:p>1783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84]+[.A2885]" office:value-type="float" office:value="17855" calcext:value-type="float">
            <text:p>1785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85]+[.A2886]" office:value-type="float" office:value="17873" calcext:value-type="float">
            <text:p>1787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86]+[.A2887]" office:value-type="float" office:value="17891" calcext:value-type="float">
            <text:p>1789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87]+[.A2888]" office:value-type="float" office:value="17909" calcext:value-type="float">
            <text:p>1790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88]+[.A2889]" office:value-type="float" office:value="17927" calcext:value-type="float">
            <text:p>1792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89]+[.A2890]" office:value-type="float" office:value="17945" calcext:value-type="float">
            <text:p>1794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890]+[.A2891]" office:value-type="float" office:value="17963" calcext:value-type="float">
            <text:p>1796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891]+[.A2892]" office:value-type="float" office:value="17982" calcext:value-type="float">
            <text:p>1798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892]+[.A2893]" office:value-type="float" office:value="18001" calcext:value-type="float">
            <text:p>1800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893]+[.A2894]" office:value-type="float" office:value="18020" calcext:value-type="float">
            <text:p>180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894]+[.A2895]" office:value-type="float" office:value="18039" calcext:value-type="float">
            <text:p>1803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895]+[.A2896]" office:value-type="float" office:value="18058" calcext:value-type="float">
            <text:p>1805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896]+[.A2897]" office:value-type="float" office:value="18077" calcext:value-type="float">
            <text:p>1807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897]+[.A2898]" office:value-type="float" office:value="18096" calcext:value-type="float">
            <text:p>1809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898]+[.A2899]" office:value-type="float" office:value="18115" calcext:value-type="float">
            <text:p>1811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899]+[.A2900]" office:value-type="float" office:value="18134" calcext:value-type="float">
            <text:p>1813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00]+[.A2901]" office:value-type="float" office:value="18153" calcext:value-type="float">
            <text:p>1815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01]+[.A2902]" office:value-type="float" office:value="18172" calcext:value-type="float">
            <text:p>1817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02]+[.A2903]" office:value-type="float" office:value="18191" calcext:value-type="float">
            <text:p>1819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03]+[.A2904]" office:value-type="float" office:value="18210" calcext:value-type="float">
            <text:p>1821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04]+[.A2905]" office:value-type="float" office:value="18229" calcext:value-type="float">
            <text:p>1822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05]+[.A2906]" office:value-type="float" office:value="18248" calcext:value-type="float">
            <text:p>1824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06]+[.A2907]" office:value-type="float" office:value="18267" calcext:value-type="float">
            <text:p>1826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07]+[.A2908]" office:value-type="float" office:value="18286" calcext:value-type="float">
            <text:p>1828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08]+[.A2909]" office:value-type="float" office:value="18305" calcext:value-type="float">
            <text:p>183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09]+[.A2910]" office:value-type="float" office:value="18324" calcext:value-type="float">
            <text:p>1832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10]+[.A2911]" office:value-type="float" office:value="18343" calcext:value-type="float">
            <text:p>1834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11]+[.A2912]" office:value-type="float" office:value="18362" calcext:value-type="float">
            <text:p>1836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12]+[.A2913]" office:value-type="float" office:value="18381" calcext:value-type="float">
            <text:p>1838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13]+[.A2914]" office:value-type="float" office:value="18400" calcext:value-type="float">
            <text:p>1840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14]+[.A2915]" office:value-type="float" office:value="18419" calcext:value-type="float">
            <text:p>184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15]+[.A2916]" office:value-type="float" office:value="18438" calcext:value-type="float">
            <text:p>1843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16]+[.A2917]" office:value-type="float" office:value="18457" calcext:value-type="float">
            <text:p>1845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17]+[.A2918]" office:value-type="float" office:value="18476" calcext:value-type="float">
            <text:p>1847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18]+[.A2919]" office:value-type="float" office:value="18495" calcext:value-type="float">
            <text:p>1849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19]+[.A2920]" office:value-type="float" office:value="18514" calcext:value-type="float">
            <text:p>1851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20]+[.A2921]" office:value-type="float" office:value="18533" calcext:value-type="float">
            <text:p>1853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21]+[.A2922]" office:value-type="float" office:value="18552" calcext:value-type="float">
            <text:p>1855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22]+[.A2923]" office:value-type="float" office:value="18571" calcext:value-type="float">
            <text:p>1857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23]+[.A2924]" office:value-type="float" office:value="18590" calcext:value-type="float">
            <text:p>1859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24]+[.A2925]" office:value-type="float" office:value="18609" calcext:value-type="float">
            <text:p>1860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25]+[.A2926]" office:value-type="float" office:value="18628" calcext:value-type="float">
            <text:p>1862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26]+[.A2927]" office:value-type="float" office:value="18647" calcext:value-type="float">
            <text:p>1864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27]+[.A2928]" office:value-type="float" office:value="18666" calcext:value-type="float">
            <text:p>1866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28]+[.A2929]" office:value-type="float" office:value="18685" calcext:value-type="float">
            <text:p>1868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29]+[.A2930]" office:value-type="float" office:value="18704" calcext:value-type="float">
            <text:p>1870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30]+[.A2931]" office:value-type="float" office:value="18723" calcext:value-type="float">
            <text:p>1872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31]+[.A2932]" office:value-type="float" office:value="18742" calcext:value-type="float">
            <text:p>1874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32]+[.A2933]" office:value-type="float" office:value="18761" calcext:value-type="float">
            <text:p>1876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33]+[.A2934]" office:value-type="float" office:value="18780" calcext:value-type="float">
            <text:p>1878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34]+[.A2935]" office:value-type="float" office:value="18799" calcext:value-type="float">
            <text:p>1879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35]+[.A2936]" office:value-type="float" office:value="18818" calcext:value-type="float">
            <text:p>188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36]+[.A2937]" office:value-type="float" office:value="18837" calcext:value-type="float">
            <text:p>1883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37]+[.A2938]" office:value-type="float" office:value="18856" calcext:value-type="float">
            <text:p>1885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38]+[.A2939]" office:value-type="float" office:value="18875" calcext:value-type="float">
            <text:p>1887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39]+[.A2940]" office:value-type="float" office:value="18894" calcext:value-type="float">
            <text:p>1889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40]+[.A2941]" office:value-type="float" office:value="18913" calcext:value-type="float">
            <text:p>1891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41]+[.A2942]" office:value-type="float" office:value="18932" calcext:value-type="float">
            <text:p>1893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42]+[.A2943]" office:value-type="float" office:value="18951" calcext:value-type="float">
            <text:p>1895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43]+[.A2944]" office:value-type="float" office:value="18970" calcext:value-type="float">
            <text:p>1897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44]+[.A2945]" office:value-type="float" office:value="18989" calcext:value-type="float">
            <text:p>1898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45]+[.A2946]" office:value-type="float" office:value="19008" calcext:value-type="float">
            <text:p>1900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46]+[.A2947]" office:value-type="float" office:value="19027" calcext:value-type="float">
            <text:p>1902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947]+[.A2948]" office:value-type="float" office:value="19046" calcext:value-type="float">
            <text:p>1904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48]+[.A2949]" office:value-type="float" office:value="19066" calcext:value-type="float">
            <text:p>1906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49]+[.A2950]" office:value-type="float" office:value="19086" calcext:value-type="float">
            <text:p>1908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50]+[.A2951]" office:value-type="float" office:value="19106" calcext:value-type="float">
            <text:p>1910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51]+[.A2952]" office:value-type="float" office:value="19126" calcext:value-type="float">
            <text:p>1912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52]+[.A2953]" office:value-type="float" office:value="19146" calcext:value-type="float">
            <text:p>1914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53]+[.A2954]" office:value-type="float" office:value="19166" calcext:value-type="float">
            <text:p>1916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54]+[.A2955]" office:value-type="float" office:value="19186" calcext:value-type="float">
            <text:p>1918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55]+[.A2956]" office:value-type="float" office:value="19206" calcext:value-type="float">
            <text:p>1920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56]+[.A2957]" office:value-type="float" office:value="19226" calcext:value-type="float">
            <text:p>1922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57]+[.A2958]" office:value-type="float" office:value="19246" calcext:value-type="float">
            <text:p>1924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58]+[.A2959]" office:value-type="float" office:value="19266" calcext:value-type="float">
            <text:p>1926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59]+[.A2960]" office:value-type="float" office:value="19286" calcext:value-type="float">
            <text:p>1928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60]+[.A2961]" office:value-type="float" office:value="19306" calcext:value-type="float">
            <text:p>1930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61]+[.A2962]" office:value-type="float" office:value="19326" calcext:value-type="float">
            <text:p>1932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62]+[.A2963]" office:value-type="float" office:value="19346" calcext:value-type="float">
            <text:p>1934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63]+[.A2964]" office:value-type="float" office:value="19366" calcext:value-type="float">
            <text:p>1936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64]+[.A2965]" office:value-type="float" office:value="19386" calcext:value-type="float">
            <text:p>1938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65]+[.A2966]" office:value-type="float" office:value="19406" calcext:value-type="float">
            <text:p>1940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66]+[.A2967]" office:value-type="float" office:value="19426" calcext:value-type="float">
            <text:p>1942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67]+[.A2968]" office:value-type="float" office:value="19446" calcext:value-type="float">
            <text:p>1944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68]+[.A2969]" office:value-type="float" office:value="19466" calcext:value-type="float">
            <text:p>1946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69]+[.A2970]" office:value-type="float" office:value="19486" calcext:value-type="float">
            <text:p>1948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70]+[.A2971]" office:value-type="float" office:value="19506" calcext:value-type="float">
            <text:p>1950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71]+[.A2972]" office:value-type="float" office:value="19526" calcext:value-type="float">
            <text:p>1952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72]+[.A2973]" office:value-type="float" office:value="19546" calcext:value-type="float">
            <text:p>1954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73]+[.A2974]" office:value-type="float" office:value="19566" calcext:value-type="float">
            <text:p>1956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74]+[.A2975]" office:value-type="float" office:value="19586" calcext:value-type="float">
            <text:p>1958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75]+[.A2976]" office:value-type="float" office:value="19606" calcext:value-type="float">
            <text:p>1960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76]+[.A2977]" office:value-type="float" office:value="19626" calcext:value-type="float">
            <text:p>1962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77]+[.A2978]" office:value-type="float" office:value="19646" calcext:value-type="float">
            <text:p>1964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78]+[.A2979]" office:value-type="float" office:value="19666" calcext:value-type="float">
            <text:p>1966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79]+[.A2980]" office:value-type="float" office:value="19686" calcext:value-type="float">
            <text:p>1968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80]+[.A2981]" office:value-type="float" office:value="19706" calcext:value-type="float">
            <text:p>1970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81]+[.A2982]" office:value-type="float" office:value="19726" calcext:value-type="float">
            <text:p>1972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82]+[.A2983]" office:value-type="float" office:value="19747" calcext:value-type="float">
            <text:p>1974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83]+[.A2984]" office:value-type="float" office:value="19768" calcext:value-type="float">
            <text:p>1976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84]+[.A2985]" office:value-type="float" office:value="19789" calcext:value-type="float">
            <text:p>1978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85]+[.A2986]" office:value-type="float" office:value="19810" calcext:value-type="float">
            <text:p>1981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86]+[.A2987]" office:value-type="float" office:value="19831" calcext:value-type="float">
            <text:p>1983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87]+[.A2988]" office:value-type="float" office:value="19852" calcext:value-type="float">
            <text:p>1985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88]+[.A2989]" office:value-type="float" office:value="19873" calcext:value-type="float">
            <text:p>1987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89]+[.A2990]" office:value-type="float" office:value="19894" calcext:value-type="float">
            <text:p>1989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90]+[.A2991]" office:value-type="float" office:value="19915" calcext:value-type="float">
            <text:p>1991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91]+[.A2992]" office:value-type="float" office:value="19936" calcext:value-type="float">
            <text:p>1993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92]+[.A2993]" office:value-type="float" office:value="19957" calcext:value-type="float">
            <text:p>1995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93]+[.A2994]" office:value-type="float" office:value="19978" calcext:value-type="float">
            <text:p>1997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94]+[.A2995]" office:value-type="float" office:value="19999" calcext:value-type="float">
            <text:p>1999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95]+[.A2996]" office:value-type="float" office:value="20020" calcext:value-type="float">
            <text:p>200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96]+[.A2997]" office:value-type="float" office:value="20041" calcext:value-type="float">
            <text:p>2004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97]+[.A2998]" office:value-type="float" office:value="20062" calcext:value-type="float">
            <text:p>2006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98]+[.A2999]" office:value-type="float" office:value="20083" calcext:value-type="float">
            <text:p>2008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99]+[.A3000]" office:value-type="float" office:value="20104" calcext:value-type="float">
            <text:p>2010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00]+[.A3001]" office:value-type="float" office:value="20125" calcext:value-type="float">
            <text:p>2012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01]+[.A3002]" office:value-type="float" office:value="20146" calcext:value-type="float">
            <text:p>2014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02]+[.A3003]" office:value-type="float" office:value="20167" calcext:value-type="float">
            <text:p>2016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03]+[.A3004]" office:value-type="float" office:value="20188" calcext:value-type="float">
            <text:p>2018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04]+[.A3005]" office:value-type="float" office:value="20209" calcext:value-type="float">
            <text:p>2020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05]+[.A3006]" office:value-type="float" office:value="20230" calcext:value-type="float">
            <text:p>2023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06]+[.A3007]" office:value-type="float" office:value="20251" calcext:value-type="float">
            <text:p>2025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07]+[.A3008]" office:value-type="float" office:value="20272" calcext:value-type="float">
            <text:p>2027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08]+[.A3009]" office:value-type="float" office:value="20293" calcext:value-type="float">
            <text:p>2029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09]+[.A3010]" office:value-type="float" office:value="20314" calcext:value-type="float">
            <text:p>2031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10]+[.A3011]" office:value-type="float" office:value="20335" calcext:value-type="float">
            <text:p>2033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11]+[.A3012]" office:value-type="float" office:value="20356" calcext:value-type="float">
            <text:p>2035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12]+[.A3013]" office:value-type="float" office:value="20377" calcext:value-type="float">
            <text:p>2037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13]+[.A3014]" office:value-type="float" office:value="20398" calcext:value-type="float">
            <text:p>2039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14]+[.A3015]" office:value-type="float" office:value="20419" calcext:value-type="float">
            <text:p>2041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15]+[.A3016]" office:value-type="float" office:value="20440" calcext:value-type="float">
            <text:p>2044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16]+[.A3017]" office:value-type="float" office:value="20461" calcext:value-type="float">
            <text:p>2046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17]+[.A3018]" office:value-type="float" office:value="20482" calcext:value-type="float">
            <text:p>2048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18]+[.A3019]" office:value-type="float" office:value="20503" calcext:value-type="float">
            <text:p>2050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19]+[.A3020]" office:value-type="float" office:value="20524" calcext:value-type="float">
            <text:p>2052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20]+[.A3021]" office:value-type="float" office:value="20545" calcext:value-type="float">
            <text:p>2054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21]+[.A3022]" office:value-type="float" office:value="20566" calcext:value-type="float">
            <text:p>2056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22]+[.A3023]" office:value-type="float" office:value="20587" calcext:value-type="float">
            <text:p>2058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23]+[.A3024]" office:value-type="float" office:value="20608" calcext:value-type="float">
            <text:p>2060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24]+[.A3025]" office:value-type="float" office:value="20629" calcext:value-type="float">
            <text:p>2062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025]+[.A3026]" office:value-type="float" office:value="20650" calcext:value-type="float">
            <text:p>2065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26]+[.A3027]" office:value-type="float" office:value="20672" calcext:value-type="float">
            <text:p>2067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27]+[.A3028]" office:value-type="float" office:value="20694" calcext:value-type="float">
            <text:p>2069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28]+[.A3029]" office:value-type="float" office:value="20716" calcext:value-type="float">
            <text:p>2071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29]+[.A3030]" office:value-type="float" office:value="20738" calcext:value-type="float">
            <text:p>2073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30]+[.A3031]" office:value-type="float" office:value="20760" calcext:value-type="float">
            <text:p>2076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31]+[.A3032]" office:value-type="float" office:value="20782" calcext:value-type="float">
            <text:p>2078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32]+[.A3033]" office:value-type="float" office:value="20804" calcext:value-type="float">
            <text:p>2080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33]+[.A3034]" office:value-type="float" office:value="20826" calcext:value-type="float">
            <text:p>2082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34]+[.A3035]" office:value-type="float" office:value="20848" calcext:value-type="float">
            <text:p>2084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35]+[.A3036]" office:value-type="float" office:value="20870" calcext:value-type="float">
            <text:p>2087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36]+[.A3037]" office:value-type="float" office:value="20892" calcext:value-type="float">
            <text:p>2089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37]+[.A3038]" office:value-type="float" office:value="20914" calcext:value-type="float">
            <text:p>2091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38]+[.A3039]" office:value-type="float" office:value="20936" calcext:value-type="float">
            <text:p>2093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39]+[.A3040]" office:value-type="float" office:value="20958" calcext:value-type="float">
            <text:p>2095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40]+[.A3041]" office:value-type="float" office:value="20980" calcext:value-type="float">
            <text:p>2098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41]+[.A3042]" office:value-type="float" office:value="21002" calcext:value-type="float">
            <text:p>2100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42]+[.A3043]" office:value-type="float" office:value="21024" calcext:value-type="float">
            <text:p>2102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43]+[.A3044]" office:value-type="float" office:value="21046" calcext:value-type="float">
            <text:p>2104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44]+[.A3045]" office:value-type="float" office:value="21068" calcext:value-type="float">
            <text:p>2106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45]+[.A3046]" office:value-type="float" office:value="21090" calcext:value-type="float">
            <text:p>2109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46]+[.A3047]" office:value-type="float" office:value="21112" calcext:value-type="float">
            <text:p>2111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47]+[.A3048]" office:value-type="float" office:value="21134" calcext:value-type="float">
            <text:p>2113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48]+[.A3049]" office:value-type="float" office:value="21156" calcext:value-type="float">
            <text:p>2115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49]+[.A3050]" office:value-type="float" office:value="21178" calcext:value-type="float">
            <text:p>2117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50]+[.A3051]" office:value-type="float" office:value="21200" calcext:value-type="float">
            <text:p>2120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51]+[.A3052]" office:value-type="float" office:value="21222" calcext:value-type="float">
            <text:p>212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52]+[.A3053]" office:value-type="float" office:value="21244" calcext:value-type="float">
            <text:p>2124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53]+[.A3054]" office:value-type="float" office:value="21266" calcext:value-type="float">
            <text:p>2126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54]+[.A3055]" office:value-type="float" office:value="21288" calcext:value-type="float">
            <text:p>2128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55]+[.A3056]" office:value-type="float" office:value="21310" calcext:value-type="float">
            <text:p>2131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56]+[.A3057]" office:value-type="float" office:value="21332" calcext:value-type="float">
            <text:p>2133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57]+[.A3058]" office:value-type="float" office:value="21354" calcext:value-type="float">
            <text:p>2135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58]+[.A3059]" office:value-type="float" office:value="21376" calcext:value-type="float">
            <text:p>2137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59]+[.A3060]" office:value-type="float" office:value="21398" calcext:value-type="float">
            <text:p>2139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60]+[.A3061]" office:value-type="float" office:value="21420" calcext:value-type="float">
            <text:p>2142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61]+[.A3062]" office:value-type="float" office:value="21442" calcext:value-type="float">
            <text:p>2144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62]+[.A3063]" office:value-type="float" office:value="21464" calcext:value-type="float">
            <text:p>2146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63]+[.A3064]" office:value-type="float" office:value="21486" calcext:value-type="float">
            <text:p>2148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64]+[.A3065]" office:value-type="float" office:value="21508" calcext:value-type="float">
            <text:p>2150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65]+[.A3066]" office:value-type="float" office:value="21530" calcext:value-type="float">
            <text:p>2153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66]+[.A3067]" office:value-type="float" office:value="21552" calcext:value-type="float">
            <text:p>2155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67]+[.A3068]" office:value-type="float" office:value="21574" calcext:value-type="float">
            <text:p>2157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68]+[.A3069]" office:value-type="float" office:value="21596" calcext:value-type="float">
            <text:p>2159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69]+[.A3070]" office:value-type="float" office:value="21618" calcext:value-type="float">
            <text:p>2161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70]+[.A3071]" office:value-type="float" office:value="21640" calcext:value-type="float">
            <text:p>2164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71]+[.A3072]" office:value-type="float" office:value="21662" calcext:value-type="float">
            <text:p>2166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72]+[.A3073]" office:value-type="float" office:value="21684" calcext:value-type="float">
            <text:p>2168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73]+[.A3074]" office:value-type="float" office:value="21706" calcext:value-type="float">
            <text:p>2170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74]+[.A3075]" office:value-type="float" office:value="21728" calcext:value-type="float">
            <text:p>2172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75]+[.A3076]" office:value-type="float" office:value="21750" calcext:value-type="float">
            <text:p>2175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76]+[.A3077]" office:value-type="float" office:value="21772" calcext:value-type="float">
            <text:p>2177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77]+[.A3078]" office:value-type="float" office:value="21795" calcext:value-type="float">
            <text:p>2179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78]+[.A3079]" office:value-type="float" office:value="21818" calcext:value-type="float">
            <text:p>2181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79]+[.A3080]" office:value-type="float" office:value="21841" calcext:value-type="float">
            <text:p>218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80]+[.A3081]" office:value-type="float" office:value="21864" calcext:value-type="float">
            <text:p>2186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81]+[.A3082]" office:value-type="float" office:value="21887" calcext:value-type="float">
            <text:p>2188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82]+[.A3083]" office:value-type="float" office:value="21910" calcext:value-type="float">
            <text:p>2191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83]+[.A3084]" office:value-type="float" office:value="21933" calcext:value-type="float">
            <text:p>2193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84]+[.A3085]" office:value-type="float" office:value="21956" calcext:value-type="float">
            <text:p>2195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85]+[.A3086]" office:value-type="float" office:value="21979" calcext:value-type="float">
            <text:p>2197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86]+[.A3087]" office:value-type="float" office:value="22002" calcext:value-type="float">
            <text:p>2200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87]+[.A3088]" office:value-type="float" office:value="22025" calcext:value-type="float">
            <text:p>2202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88]+[.A3089]" office:value-type="float" office:value="22048" calcext:value-type="float">
            <text:p>2204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89]+[.A3090]" office:value-type="float" office:value="22071" calcext:value-type="float">
            <text:p>2207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90]+[.A3091]" office:value-type="float" office:value="22094" calcext:value-type="float">
            <text:p>2209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91]+[.A3092]" office:value-type="float" office:value="22117" calcext:value-type="float">
            <text:p>2211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92]+[.A3093]" office:value-type="float" office:value="22140" calcext:value-type="float">
            <text:p>2214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93]+[.A3094]" office:value-type="float" office:value="22163" calcext:value-type="float">
            <text:p>2216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94]+[.A3095]" office:value-type="float" office:value="22186" calcext:value-type="float">
            <text:p>2218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95]+[.A3096]" office:value-type="float" office:value="22209" calcext:value-type="float">
            <text:p>2220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96]+[.A3097]" office:value-type="float" office:value="22232" calcext:value-type="float">
            <text:p>2223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97]+[.A3098]" office:value-type="float" office:value="22255" calcext:value-type="float">
            <text:p>2225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98]+[.A3099]" office:value-type="float" office:value="22278" calcext:value-type="float">
            <text:p>2227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099]+[.A3100]" office:value-type="float" office:value="22301" calcext:value-type="float">
            <text:p>2230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00]+[.A3101]" office:value-type="float" office:value="22324" calcext:value-type="float">
            <text:p>2232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01]+[.A3102]" office:value-type="float" office:value="22347" calcext:value-type="float">
            <text:p>2234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02]+[.A3103]" office:value-type="float" office:value="22370" calcext:value-type="float">
            <text:p>2237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03]+[.A3104]" office:value-type="float" office:value="22393" calcext:value-type="float">
            <text:p>2239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04]+[.A3105]" office:value-type="float" office:value="22416" calcext:value-type="float">
            <text:p>2241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05]+[.A3106]" office:value-type="float" office:value="22439" calcext:value-type="float">
            <text:p>2243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06]+[.A3107]" office:value-type="float" office:value="22462" calcext:value-type="float">
            <text:p>2246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07]+[.A3108]" office:value-type="float" office:value="22485" calcext:value-type="float">
            <text:p>2248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08]+[.A3109]" office:value-type="float" office:value="22508" calcext:value-type="float">
            <text:p>2250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09]+[.A3110]" office:value-type="float" office:value="22531" calcext:value-type="float">
            <text:p>2253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10]+[.A3111]" office:value-type="float" office:value="22554" calcext:value-type="float">
            <text:p>2255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11]+[.A3112]" office:value-type="float" office:value="22577" calcext:value-type="float">
            <text:p>2257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12]+[.A3113]" office:value-type="float" office:value="22600" calcext:value-type="float">
            <text:p>2260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13]+[.A3114]" office:value-type="float" office:value="22623" calcext:value-type="float">
            <text:p>226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14]+[.A3115]" office:value-type="float" office:value="22646" calcext:value-type="float">
            <text:p>2264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15]+[.A3116]" office:value-type="float" office:value="22669" calcext:value-type="float">
            <text:p>2266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16]+[.A3117]" office:value-type="float" office:value="22692" calcext:value-type="float">
            <text:p>2269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17]+[.A3118]" office:value-type="float" office:value="22715" calcext:value-type="float">
            <text:p>2271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18]+[.A3119]" office:value-type="float" office:value="22738" calcext:value-type="float">
            <text:p>2273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19]+[.A3120]" office:value-type="float" office:value="22761" calcext:value-type="float">
            <text:p>2276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20]+[.A3121]" office:value-type="float" office:value="22784" calcext:value-type="float">
            <text:p>2278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21]+[.A3122]" office:value-type="float" office:value="22807" calcext:value-type="float">
            <text:p>2280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22]+[.A3123]" office:value-type="float" office:value="22830" calcext:value-type="float">
            <text:p>2283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23]+[.A3124]" office:value-type="float" office:value="22853" calcext:value-type="float">
            <text:p>2285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24]+[.A3125]" office:value-type="float" office:value="22876" calcext:value-type="float">
            <text:p>2287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25]+[.A3126]" office:value-type="float" office:value="22899" calcext:value-type="float">
            <text:p>2289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26]+[.A3127]" office:value-type="float" office:value="22923" calcext:value-type="float">
            <text:p>229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27]+[.A3128]" office:value-type="float" office:value="22947" calcext:value-type="float">
            <text:p>2294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28]+[.A3129]" office:value-type="float" office:value="22971" calcext:value-type="float">
            <text:p>2297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29]+[.A3130]" office:value-type="float" office:value="22995" calcext:value-type="float">
            <text:p>2299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30]+[.A3131]" office:value-type="float" office:value="23019" calcext:value-type="float">
            <text:p>2301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31]+[.A3132]" office:value-type="float" office:value="23043" calcext:value-type="float">
            <text:p>2304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32]+[.A3133]" office:value-type="float" office:value="23067" calcext:value-type="float">
            <text:p>2306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33]+[.A3134]" office:value-type="float" office:value="23091" calcext:value-type="float">
            <text:p>2309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34]+[.A3135]" office:value-type="float" office:value="23115" calcext:value-type="float">
            <text:p>2311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35]+[.A3136]" office:value-type="float" office:value="23139" calcext:value-type="float">
            <text:p>2313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36]+[.A3137]" office:value-type="float" office:value="23163" calcext:value-type="float">
            <text:p>2316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37]+[.A3138]" office:value-type="float" office:value="23187" calcext:value-type="float">
            <text:p>2318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38]+[.A3139]" office:value-type="float" office:value="23211" calcext:value-type="float">
            <text:p>2321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39]+[.A3140]" office:value-type="float" office:value="23235" calcext:value-type="float">
            <text:p>232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40]+[.A3141]" office:value-type="float" office:value="23259" calcext:value-type="float">
            <text:p>2325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41]+[.A3142]" office:value-type="float" office:value="23283" calcext:value-type="float">
            <text:p>2328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42]+[.A3143]" office:value-type="float" office:value="23307" calcext:value-type="float">
            <text:p>2330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43]+[.A3144]" office:value-type="float" office:value="23331" calcext:value-type="float">
            <text:p>2333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44]+[.A3145]" office:value-type="float" office:value="23355" calcext:value-type="float">
            <text:p>2335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45]+[.A3146]" office:value-type="float" office:value="23379" calcext:value-type="float">
            <text:p>2337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46]+[.A3147]" office:value-type="float" office:value="23403" calcext:value-type="float">
            <text:p>2340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47]+[.A3148]" office:value-type="float" office:value="23427" calcext:value-type="float">
            <text:p>2342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48]+[.A3149]" office:value-type="float" office:value="23451" calcext:value-type="float">
            <text:p>2345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49]+[.A3150]" office:value-type="float" office:value="23475" calcext:value-type="float">
            <text:p>2347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50]+[.A3151]" office:value-type="float" office:value="23499" calcext:value-type="float">
            <text:p>2349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51]+[.A3152]" office:value-type="float" office:value="23523" calcext:value-type="float">
            <text:p>235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52]+[.A3153]" office:value-type="float" office:value="23547" calcext:value-type="float">
            <text:p>2354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53]+[.A3154]" office:value-type="float" office:value="23571" calcext:value-type="float">
            <text:p>2357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54]+[.A3155]" office:value-type="float" office:value="23595" calcext:value-type="float">
            <text:p>2359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55]+[.A3156]" office:value-type="float" office:value="23619" calcext:value-type="float">
            <text:p>2361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56]+[.A3157]" office:value-type="float" office:value="23643" calcext:value-type="float">
            <text:p>2364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57]+[.A3158]" office:value-type="float" office:value="23667" calcext:value-type="float">
            <text:p>2366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58]+[.A3159]" office:value-type="float" office:value="23691" calcext:value-type="float">
            <text:p>2369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59]+[.A3160]" office:value-type="float" office:value="23715" calcext:value-type="float">
            <text:p>2371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60]+[.A3161]" office:value-type="float" office:value="23739" calcext:value-type="float">
            <text:p>2373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61]+[.A3162]" office:value-type="float" office:value="23763" calcext:value-type="float">
            <text:p>2376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62]+[.A3163]" office:value-type="float" office:value="23787" calcext:value-type="float">
            <text:p>2378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63]+[.A3164]" office:value-type="float" office:value="23811" calcext:value-type="float">
            <text:p>2381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64]+[.A3165]" office:value-type="float" office:value="23835" calcext:value-type="float">
            <text:p>238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65]+[.A3166]" office:value-type="float" office:value="23859" calcext:value-type="float">
            <text:p>2385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66]+[.A3167]" office:value-type="float" office:value="23883" calcext:value-type="float">
            <text:p>2388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67]+[.A3168]" office:value-type="float" office:value="23907" calcext:value-type="float">
            <text:p>2390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68]+[.A3169]" office:value-type="float" office:value="23931" calcext:value-type="float">
            <text:p>2393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69]+[.A3170]" office:value-type="float" office:value="23955" calcext:value-type="float">
            <text:p>2395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170]+[.A3171]" office:value-type="float" office:value="23979" calcext:value-type="float">
            <text:p>2397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71]+[.A3172]" office:value-type="float" office:value="24004" calcext:value-type="float">
            <text:p>2400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72]+[.A3173]" office:value-type="float" office:value="24029" calcext:value-type="float">
            <text:p>240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73]+[.A3174]" office:value-type="float" office:value="24054" calcext:value-type="float">
            <text:p>2405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74]+[.A3175]" office:value-type="float" office:value="24079" calcext:value-type="float">
            <text:p>2407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75]+[.A3176]" office:value-type="float" office:value="24104" calcext:value-type="float">
            <text:p>2410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76]+[.A3177]" office:value-type="float" office:value="24129" calcext:value-type="float">
            <text:p>241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77]+[.A3178]" office:value-type="float" office:value="24154" calcext:value-type="float">
            <text:p>2415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78]+[.A3179]" office:value-type="float" office:value="24179" calcext:value-type="float">
            <text:p>2417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79]+[.A3180]" office:value-type="float" office:value="24204" calcext:value-type="float">
            <text:p>2420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80]+[.A3181]" office:value-type="float" office:value="24229" calcext:value-type="float">
            <text:p>242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81]+[.A3182]" office:value-type="float" office:value="24254" calcext:value-type="float">
            <text:p>2425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82]+[.A3183]" office:value-type="float" office:value="24279" calcext:value-type="float">
            <text:p>2427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83]+[.A3184]" office:value-type="float" office:value="24304" calcext:value-type="float">
            <text:p>2430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84]+[.A3185]" office:value-type="float" office:value="24329" calcext:value-type="float">
            <text:p>243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85]+[.A3186]" office:value-type="float" office:value="24354" calcext:value-type="float">
            <text:p>2435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86]+[.A3187]" office:value-type="float" office:value="24379" calcext:value-type="float">
            <text:p>2437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87]+[.A3188]" office:value-type="float" office:value="24404" calcext:value-type="float">
            <text:p>2440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88]+[.A3189]" office:value-type="float" office:value="24429" calcext:value-type="float">
            <text:p>244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89]+[.A3190]" office:value-type="float" office:value="24454" calcext:value-type="float">
            <text:p>2445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90]+[.A3191]" office:value-type="float" office:value="24479" calcext:value-type="float">
            <text:p>2447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91]+[.A3192]" office:value-type="float" office:value="24504" calcext:value-type="float">
            <text:p>2450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92]+[.A3193]" office:value-type="float" office:value="24529" calcext:value-type="float">
            <text:p>245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93]+[.A3194]" office:value-type="float" office:value="24554" calcext:value-type="float">
            <text:p>2455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94]+[.A3195]" office:value-type="float" office:value="24579" calcext:value-type="float">
            <text:p>2457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95]+[.A3196]" office:value-type="float" office:value="24604" calcext:value-type="float">
            <text:p>2460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96]+[.A3197]" office:value-type="float" office:value="24629" calcext:value-type="float">
            <text:p>246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97]+[.A3198]" office:value-type="float" office:value="24654" calcext:value-type="float">
            <text:p>2465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98]+[.A3199]" office:value-type="float" office:value="24679" calcext:value-type="float">
            <text:p>2467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199]+[.A3200]" office:value-type="float" office:value="24704" calcext:value-type="float">
            <text:p>2470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00]+[.A3201]" office:value-type="float" office:value="24729" calcext:value-type="float">
            <text:p>247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01]+[.A3202]" office:value-type="float" office:value="24754" calcext:value-type="float">
            <text:p>2475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02]+[.A3203]" office:value-type="float" office:value="24779" calcext:value-type="float">
            <text:p>2477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03]+[.A3204]" office:value-type="float" office:value="24804" calcext:value-type="float">
            <text:p>2480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04]+[.A3205]" office:value-type="float" office:value="24829" calcext:value-type="float">
            <text:p>248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05]+[.A3206]" office:value-type="float" office:value="24854" calcext:value-type="float">
            <text:p>2485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06]+[.A3207]" office:value-type="float" office:value="24879" calcext:value-type="float">
            <text:p>2487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07]+[.A3208]" office:value-type="float" office:value="24904" calcext:value-type="float">
            <text:p>2490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08]+[.A3209]" office:value-type="float" office:value="24929" calcext:value-type="float">
            <text:p>249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09]+[.A3210]" office:value-type="float" office:value="24954" calcext:value-type="float">
            <text:p>2495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10]+[.A3211]" office:value-type="float" office:value="24979" calcext:value-type="float">
            <text:p>2497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11]+[.A3212]" office:value-type="float" office:value="25004" calcext:value-type="float">
            <text:p>2500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12]+[.A3213]" office:value-type="float" office:value="25029" calcext:value-type="float">
            <text:p>250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13]+[.A3214]" office:value-type="float" office:value="25054" calcext:value-type="float">
            <text:p>2505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14]+[.A3215]" office:value-type="float" office:value="25079" calcext:value-type="float">
            <text:p>2507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15]+[.A3216]" office:value-type="float" office:value="25104" calcext:value-type="float">
            <text:p>2510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16]+[.A3217]" office:value-type="float" office:value="25129" calcext:value-type="float">
            <text:p>251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17]+[.A3218]" office:value-type="float" office:value="25154" calcext:value-type="float">
            <text:p>2515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18]+[.A3219]" office:value-type="float" office:value="25179" calcext:value-type="float">
            <text:p>2517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19]+[.A3220]" office:value-type="float" office:value="25204" calcext:value-type="float">
            <text:p>2520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20]+[.A3221]" office:value-type="float" office:value="25229" calcext:value-type="float">
            <text:p>252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221]+[.A3222]" office:value-type="float" office:value="25254" calcext:value-type="float">
            <text:p>2525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22]+[.A3223]" office:value-type="float" office:value="25281" calcext:value-type="float">
            <text:p>2528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23]+[.A3224]" office:value-type="float" office:value="25308" calcext:value-type="float">
            <text:p>2530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24]+[.A3225]" office:value-type="float" office:value="25335" calcext:value-type="float">
            <text:p>2533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25]+[.A3226]" office:value-type="float" office:value="25362" calcext:value-type="float">
            <text:p>2536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26]+[.A3227]" office:value-type="float" office:value="25389" calcext:value-type="float">
            <text:p>2538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27]+[.A3228]" office:value-type="float" office:value="25416" calcext:value-type="float">
            <text:p>2541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28]+[.A3229]" office:value-type="float" office:value="25443" calcext:value-type="float">
            <text:p>2544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29]+[.A3230]" office:value-type="float" office:value="25470" calcext:value-type="float">
            <text:p>2547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30]+[.A3231]" office:value-type="float" office:value="25497" calcext:value-type="float">
            <text:p>2549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31]+[.A3232]" office:value-type="float" office:value="25524" calcext:value-type="float">
            <text:p>2552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32]+[.A3233]" office:value-type="float" office:value="25551" calcext:value-type="float">
            <text:p>2555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33]+[.A3234]" office:value-type="float" office:value="25578" calcext:value-type="float">
            <text:p>2557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34]+[.A3235]" office:value-type="float" office:value="25605" calcext:value-type="float">
            <text:p>2560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35]+[.A3236]" office:value-type="float" office:value="25632" calcext:value-type="float">
            <text:p>2563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36]+[.A3237]" office:value-type="float" office:value="25659" calcext:value-type="float">
            <text:p>2565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37]+[.A3238]" office:value-type="float" office:value="25686" calcext:value-type="float">
            <text:p>2568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38]+[.A3239]" office:value-type="float" office:value="25713" calcext:value-type="float">
            <text:p>2571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39]+[.A3240]" office:value-type="float" office:value="25740" calcext:value-type="float">
            <text:p>2574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40]+[.A3241]" office:value-type="float" office:value="25767" calcext:value-type="float">
            <text:p>2576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41]+[.A3242]" office:value-type="float" office:value="25794" calcext:value-type="float">
            <text:p>2579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42]+[.A3243]" office:value-type="float" office:value="25821" calcext:value-type="float">
            <text:p>2582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43]+[.A3244]" office:value-type="float" office:value="25848" calcext:value-type="float">
            <text:p>2584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44]+[.A3245]" office:value-type="float" office:value="25875" calcext:value-type="float">
            <text:p>2587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45]+[.A3246]" office:value-type="float" office:value="25902" calcext:value-type="float">
            <text:p>2590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46]+[.A3247]" office:value-type="float" office:value="25929" calcext:value-type="float">
            <text:p>2592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47]+[.A3248]" office:value-type="float" office:value="25956" calcext:value-type="float">
            <text:p>2595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48]+[.A3249]" office:value-type="float" office:value="25983" calcext:value-type="float">
            <text:p>2598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49]+[.A3250]" office:value-type="float" office:value="26010" calcext:value-type="float">
            <text:p>2601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50]+[.A3251]" office:value-type="float" office:value="26037" calcext:value-type="float">
            <text:p>2603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51]+[.A3252]" office:value-type="float" office:value="26064" calcext:value-type="float">
            <text:p>2606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52]+[.A3253]" office:value-type="float" office:value="26091" calcext:value-type="float">
            <text:p>2609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53]+[.A3254]" office:value-type="float" office:value="26118" calcext:value-type="float">
            <text:p>2611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54]+[.A3255]" office:value-type="float" office:value="26145" calcext:value-type="float">
            <text:p>2614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55]+[.A3256]" office:value-type="float" office:value="26172" calcext:value-type="float">
            <text:p>2617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56]+[.A3257]" office:value-type="float" office:value="26199" calcext:value-type="float">
            <text:p>2619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57]+[.A3258]" office:value-type="float" office:value="26226" calcext:value-type="float">
            <text:p>262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58]+[.A3259]" office:value-type="float" office:value="26253" calcext:value-type="float">
            <text:p>2625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59]+[.A3260]" office:value-type="float" office:value="26280" calcext:value-type="float">
            <text:p>2628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260]+[.A3261]" office:value-type="float" office:value="26307" calcext:value-type="float">
            <text:p>2630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61]+[.A3262]" office:value-type="float" office:value="26335" calcext:value-type="float">
            <text:p>2633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62]+[.A3263]" office:value-type="float" office:value="26363" calcext:value-type="float">
            <text:p>2636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63]+[.A3264]" office:value-type="float" office:value="26391" calcext:value-type="float">
            <text:p>2639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64]+[.A3265]" office:value-type="float" office:value="26419" calcext:value-type="float">
            <text:p>2641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65]+[.A3266]" office:value-type="float" office:value="26447" calcext:value-type="float">
            <text:p>2644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66]+[.A3267]" office:value-type="float" office:value="26475" calcext:value-type="float">
            <text:p>2647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67]+[.A3268]" office:value-type="float" office:value="26503" calcext:value-type="float">
            <text:p>2650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68]+[.A3269]" office:value-type="float" office:value="26531" calcext:value-type="float">
            <text:p>2653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69]+[.A3270]" office:value-type="float" office:value="26559" calcext:value-type="float">
            <text:p>2655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70]+[.A3271]" office:value-type="float" office:value="26587" calcext:value-type="float">
            <text:p>2658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71]+[.A3272]" office:value-type="float" office:value="26615" calcext:value-type="float">
            <text:p>2661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72]+[.A3273]" office:value-type="float" office:value="26643" calcext:value-type="float">
            <text:p>2664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73]+[.A3274]" office:value-type="float" office:value="26671" calcext:value-type="float">
            <text:p>2667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74]+[.A3275]" office:value-type="float" office:value="26699" calcext:value-type="float">
            <text:p>2669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75]+[.A3276]" office:value-type="float" office:value="26727" calcext:value-type="float">
            <text:p>267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76]+[.A3277]" office:value-type="float" office:value="26755" calcext:value-type="float">
            <text:p>2675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77]+[.A3278]" office:value-type="float" office:value="26783" calcext:value-type="float">
            <text:p>2678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78]+[.A3279]" office:value-type="float" office:value="26811" calcext:value-type="float">
            <text:p>2681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79]+[.A3280]" office:value-type="float" office:value="26839" calcext:value-type="float">
            <text:p>2683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80]+[.A3281]" office:value-type="float" office:value="26867" calcext:value-type="float">
            <text:p>2686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81]+[.A3282]" office:value-type="float" office:value="26895" calcext:value-type="float">
            <text:p>2689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82]+[.A3283]" office:value-type="float" office:value="26923" calcext:value-type="float">
            <text:p>2692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83]+[.A3284]" office:value-type="float" office:value="26951" calcext:value-type="float">
            <text:p>2695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84]+[.A3285]" office:value-type="float" office:value="26979" calcext:value-type="float">
            <text:p>2697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85]+[.A3286]" office:value-type="float" office:value="27007" calcext:value-type="float">
            <text:p>2700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86]+[.A3287]" office:value-type="float" office:value="27035" calcext:value-type="float">
            <text:p>2703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87]+[.A3288]" office:value-type="float" office:value="27063" calcext:value-type="float">
            <text:p>2706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88]+[.A3289]" office:value-type="float" office:value="27091" calcext:value-type="float">
            <text:p>2709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89]+[.A3290]" office:value-type="float" office:value="27119" calcext:value-type="float">
            <text:p>2711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90]+[.A3291]" office:value-type="float" office:value="27147" calcext:value-type="float">
            <text:p>2714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91]+[.A3292]" office:value-type="float" office:value="27175" calcext:value-type="float">
            <text:p>2717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92]+[.A3293]" office:value-type="float" office:value="27203" calcext:value-type="float">
            <text:p>2720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93]+[.A3294]" office:value-type="float" office:value="27231" calcext:value-type="float">
            <text:p>2723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94]+[.A3295]" office:value-type="float" office:value="27259" calcext:value-type="float">
            <text:p>2725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95]+[.A3296]" office:value-type="float" office:value="27287" calcext:value-type="float">
            <text:p>2728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96]+[.A3297]" office:value-type="float" office:value="27315" calcext:value-type="float">
            <text:p>2731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97]+[.A3298]" office:value-type="float" office:value="27343" calcext:value-type="float">
            <text:p>2734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98]+[.A3299]" office:value-type="float" office:value="27371" calcext:value-type="float">
            <text:p>2737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99]+[.A3300]" office:value-type="float" office:value="27399" calcext:value-type="float">
            <text:p>2739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300]+[.A3301]" office:value-type="float" office:value="27427" calcext:value-type="float">
            <text:p>274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301]+[.A3302]" office:value-type="float" office:value="27455" calcext:value-type="float">
            <text:p>2745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302]+[.A3303]" office:value-type="float" office:value="27483" calcext:value-type="float">
            <text:p>2748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303]+[.A3304]" office:value-type="float" office:value="27511" calcext:value-type="float">
            <text:p>2751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04]+[.A3305]" office:value-type="float" office:value="27540" calcext:value-type="float">
            <text:p>2754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05]+[.A3306]" office:value-type="float" office:value="27569" calcext:value-type="float">
            <text:p>2756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06]+[.A3307]" office:value-type="float" office:value="27598" calcext:value-type="float">
            <text:p>2759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07]+[.A3308]" office:value-type="float" office:value="27627" calcext:value-type="float">
            <text:p>2762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08]+[.A3309]" office:value-type="float" office:value="27656" calcext:value-type="float">
            <text:p>2765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09]+[.A3310]" office:value-type="float" office:value="27685" calcext:value-type="float">
            <text:p>2768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10]+[.A3311]" office:value-type="float" office:value="27714" calcext:value-type="float">
            <text:p>2771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11]+[.A3312]" office:value-type="float" office:value="27743" calcext:value-type="float">
            <text:p>2774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12]+[.A3313]" office:value-type="float" office:value="27772" calcext:value-type="float">
            <text:p>2777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13]+[.A3314]" office:value-type="float" office:value="27801" calcext:value-type="float">
            <text:p>2780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14]+[.A3315]" office:value-type="float" office:value="27830" calcext:value-type="float">
            <text:p>2783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15]+[.A3316]" office:value-type="float" office:value="27859" calcext:value-type="float">
            <text:p>2785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16]+[.A3317]" office:value-type="float" office:value="27888" calcext:value-type="float">
            <text:p>2788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17]+[.A3318]" office:value-type="float" office:value="27917" calcext:value-type="float">
            <text:p>2791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18]+[.A3319]" office:value-type="float" office:value="27946" calcext:value-type="float">
            <text:p>2794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19]+[.A3320]" office:value-type="float" office:value="27975" calcext:value-type="float">
            <text:p>2797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20]+[.A3321]" office:value-type="float" office:value="28004" calcext:value-type="float">
            <text:p>2800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21]+[.A3322]" office:value-type="float" office:value="28033" calcext:value-type="float">
            <text:p>2803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22]+[.A3323]" office:value-type="float" office:value="28062" calcext:value-type="float">
            <text:p>2806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23]+[.A3324]" office:value-type="float" office:value="28091" calcext:value-type="float">
            <text:p>2809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24]+[.A3325]" office:value-type="float" office:value="28120" calcext:value-type="float">
            <text:p>2812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25]+[.A3326]" office:value-type="float" office:value="28149" calcext:value-type="float">
            <text:p>2814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26]+[.A3327]" office:value-type="float" office:value="28178" calcext:value-type="float">
            <text:p>2817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27]+[.A3328]" office:value-type="float" office:value="28207" calcext:value-type="float">
            <text:p>2820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28]+[.A3329]" office:value-type="float" office:value="28236" calcext:value-type="float">
            <text:p>2823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29]+[.A3330]" office:value-type="float" office:value="28265" calcext:value-type="float">
            <text:p>2826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30]+[.A3331]" office:value-type="float" office:value="28294" calcext:value-type="float">
            <text:p>2829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31]+[.A3332]" office:value-type="float" office:value="28323" calcext:value-type="float">
            <text:p>2832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32]+[.A3333]" office:value-type="float" office:value="28352" calcext:value-type="float">
            <text:p>2835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33]+[.A3334]" office:value-type="float" office:value="28381" calcext:value-type="float">
            <text:p>2838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34]+[.A3335]" office:value-type="float" office:value="28410" calcext:value-type="float">
            <text:p>2841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35]+[.A3336]" office:value-type="float" office:value="28439" calcext:value-type="float">
            <text:p>2843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36]+[.A3337]" office:value-type="float" office:value="28468" calcext:value-type="float">
            <text:p>2846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37]+[.A3338]" office:value-type="float" office:value="28497" calcext:value-type="float">
            <text:p>2849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38]+[.A3339]" office:value-type="float" office:value="28526" calcext:value-type="float">
            <text:p>2852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39]+[.A3340]" office:value-type="float" office:value="28555" calcext:value-type="float">
            <text:p>2855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40]+[.A3341]" office:value-type="float" office:value="28584" calcext:value-type="float">
            <text:p>2858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41]+[.A3342]" office:value-type="float" office:value="28613" calcext:value-type="float">
            <text:p>2861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42]+[.A3343]" office:value-type="float" office:value="28642" calcext:value-type="float">
            <text:p>2864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43]+[.A3344]" office:value-type="float" office:value="28671" calcext:value-type="float">
            <text:p>2867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44]+[.A3345]" office:value-type="float" office:value="28700" calcext:value-type="float">
            <text:p>2870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45]+[.A3346]" office:value-type="float" office:value="28729" calcext:value-type="float">
            <text:p>287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46]+[.A3347]" office:value-type="float" office:value="28758" calcext:value-type="float">
            <text:p>2875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47]+[.A3348]" office:value-type="float" office:value="28787" calcext:value-type="float">
            <text:p>2878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48]+[.A3349]" office:value-type="float" office:value="28816" calcext:value-type="float">
            <text:p>2881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49]+[.A3350]" office:value-type="float" office:value="28845" calcext:value-type="float">
            <text:p>2884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50]+[.A3351]" office:value-type="float" office:value="28874" calcext:value-type="float">
            <text:p>2887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51]+[.A3352]" office:value-type="float" office:value="28905" calcext:value-type="float">
            <text:p>2890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52]+[.A3353]" office:value-type="float" office:value="28936" calcext:value-type="float">
            <text:p>2893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53]+[.A3354]" office:value-type="float" office:value="28967" calcext:value-type="float">
            <text:p>2896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54]+[.A3355]" office:value-type="float" office:value="28998" calcext:value-type="float">
            <text:p>2899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55]+[.A3356]" office:value-type="float" office:value="29029" calcext:value-type="float">
            <text:p>2902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56]+[.A3357]" office:value-type="float" office:value="29060" calcext:value-type="float">
            <text:p>2906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57]+[.A3358]" office:value-type="float" office:value="29091" calcext:value-type="float">
            <text:p>2909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58]+[.A3359]" office:value-type="float" office:value="29122" calcext:value-type="float">
            <text:p>2912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59]+[.A3360]" office:value-type="float" office:value="29153" calcext:value-type="float">
            <text:p>2915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60]+[.A3361]" office:value-type="float" office:value="29184" calcext:value-type="float">
            <text:p>2918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61]+[.A3362]" office:value-type="float" office:value="29215" calcext:value-type="float">
            <text:p>2921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62]+[.A3363]" office:value-type="float" office:value="29246" calcext:value-type="float">
            <text:p>2924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63]+[.A3364]" office:value-type="float" office:value="29277" calcext:value-type="float">
            <text:p>2927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64]+[.A3365]" office:value-type="float" office:value="29308" calcext:value-type="float">
            <text:p>2930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65]+[.A3366]" office:value-type="float" office:value="29339" calcext:value-type="float">
            <text:p>2933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66]+[.A3367]" office:value-type="float" office:value="29370" calcext:value-type="float">
            <text:p>2937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67]+[.A3368]" office:value-type="float" office:value="29401" calcext:value-type="float">
            <text:p>2940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68]+[.A3369]" office:value-type="float" office:value="29432" calcext:value-type="float">
            <text:p>294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69]+[.A3370]" office:value-type="float" office:value="29463" calcext:value-type="float">
            <text:p>2946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70]+[.A3371]" office:value-type="float" office:value="29494" calcext:value-type="float">
            <text:p>2949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71]+[.A3372]" office:value-type="float" office:value="29525" calcext:value-type="float">
            <text:p>2952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72]+[.A3373]" office:value-type="float" office:value="29556" calcext:value-type="float">
            <text:p>2955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73]+[.A3374]" office:value-type="float" office:value="29587" calcext:value-type="float">
            <text:p>2958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74]+[.A3375]" office:value-type="float" office:value="29618" calcext:value-type="float">
            <text:p>2961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75]+[.A3376]" office:value-type="float" office:value="29649" calcext:value-type="float">
            <text:p>2964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76]+[.A3377]" office:value-type="float" office:value="29680" calcext:value-type="float">
            <text:p>2968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77]+[.A3378]" office:value-type="float" office:value="29711" calcext:value-type="float">
            <text:p>2971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78]+[.A3379]" office:value-type="float" office:value="29742" calcext:value-type="float">
            <text:p>2974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79]+[.A3380]" office:value-type="float" office:value="29773" calcext:value-type="float">
            <text:p>2977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80]+[.A3381]" office:value-type="float" office:value="29804" calcext:value-type="float">
            <text:p>2980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81]+[.A3382]" office:value-type="float" office:value="29835" calcext:value-type="float">
            <text:p>2983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82]+[.A3383]" office:value-type="float" office:value="29866" calcext:value-type="float">
            <text:p>2986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83]+[.A3384]" office:value-type="float" office:value="29897" calcext:value-type="float">
            <text:p>2989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84]+[.A3385]" office:value-type="float" office:value="29928" calcext:value-type="float">
            <text:p>2992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85]+[.A3386]" office:value-type="float" office:value="29959" calcext:value-type="float">
            <text:p>2995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86]+[.A3387]" office:value-type="float" office:value="29990" calcext:value-type="float">
            <text:p>2999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87]+[.A3388]" office:value-type="float" office:value="30021" calcext:value-type="float">
            <text:p>3002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88]+[.A3389]" office:value-type="float" office:value="30052" calcext:value-type="float">
            <text:p>3005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89]+[.A3390]" office:value-type="float" office:value="30083" calcext:value-type="float">
            <text:p>3008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90]+[.A3391]" office:value-type="float" office:value="30114" calcext:value-type="float">
            <text:p>3011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91]+[.A3392]" office:value-type="float" office:value="30145" calcext:value-type="float">
            <text:p>3014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92]+[.A3393]" office:value-type="float" office:value="30176" calcext:value-type="float">
            <text:p>3017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93]+[.A3394]" office:value-type="float" office:value="30208" calcext:value-type="float">
            <text:p>3020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94]+[.A3395]" office:value-type="float" office:value="30240" calcext:value-type="float">
            <text:p>3024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95]+[.A3396]" office:value-type="float" office:value="30272" calcext:value-type="float">
            <text:p>3027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96]+[.A3397]" office:value-type="float" office:value="30304" calcext:value-type="float">
            <text:p>3030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97]+[.A3398]" office:value-type="float" office:value="30336" calcext:value-type="float">
            <text:p>3033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98]+[.A3399]" office:value-type="float" office:value="30368" calcext:value-type="float">
            <text:p>3036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99]+[.A3400]" office:value-type="float" office:value="30400" calcext:value-type="float">
            <text:p>3040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00]+[.A3401]" office:value-type="float" office:value="30432" calcext:value-type="float">
            <text:p>304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01]+[.A3402]" office:value-type="float" office:value="30464" calcext:value-type="float">
            <text:p>3046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02]+[.A3403]" office:value-type="float" office:value="30496" calcext:value-type="float">
            <text:p>3049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03]+[.A3404]" office:value-type="float" office:value="30528" calcext:value-type="float">
            <text:p>3052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04]+[.A3405]" office:value-type="float" office:value="30560" calcext:value-type="float">
            <text:p>3056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05]+[.A3406]" office:value-type="float" office:value="30592" calcext:value-type="float">
            <text:p>3059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06]+[.A3407]" office:value-type="float" office:value="30624" calcext:value-type="float">
            <text:p>3062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07]+[.A3408]" office:value-type="float" office:value="30656" calcext:value-type="float">
            <text:p>3065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08]+[.A3409]" office:value-type="float" office:value="30688" calcext:value-type="float">
            <text:p>3068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09]+[.A3410]" office:value-type="float" office:value="30720" calcext:value-type="float">
            <text:p>3072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10]+[.A3411]" office:value-type="float" office:value="30752" calcext:value-type="float">
            <text:p>3075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11]+[.A3412]" office:value-type="float" office:value="30784" calcext:value-type="float">
            <text:p>3078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12]+[.A3413]" office:value-type="float" office:value="30816" calcext:value-type="float">
            <text:p>3081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13]+[.A3414]" office:value-type="float" office:value="30848" calcext:value-type="float">
            <text:p>3084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14]+[.A3415]" office:value-type="float" office:value="30880" calcext:value-type="float">
            <text:p>3088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15]+[.A3416]" office:value-type="float" office:value="30912" calcext:value-type="float">
            <text:p>3091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16]+[.A3417]" office:value-type="float" office:value="30944" calcext:value-type="float">
            <text:p>3094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17]+[.A3418]" office:value-type="float" office:value="30976" calcext:value-type="float">
            <text:p>3097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18]+[.A3419]" office:value-type="float" office:value="31008" calcext:value-type="float">
            <text:p>3100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19]+[.A3420]" office:value-type="float" office:value="31040" calcext:value-type="float">
            <text:p>3104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20]+[.A3421]" office:value-type="float" office:value="31072" calcext:value-type="float">
            <text:p>3107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21]+[.A3422]" office:value-type="float" office:value="31104" calcext:value-type="float">
            <text:p>3110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22]+[.A3423]" office:value-type="float" office:value="31136" calcext:value-type="float">
            <text:p>3113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23]+[.A3424]" office:value-type="float" office:value="31168" calcext:value-type="float">
            <text:p>3116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24]+[.A3425]" office:value-type="float" office:value="31200" calcext:value-type="float">
            <text:p>3120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25]+[.A3426]" office:value-type="float" office:value="31232" calcext:value-type="float">
            <text:p>312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26]+[.A3427]" office:value-type="float" office:value="31264" calcext:value-type="float">
            <text:p>3126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27]+[.A3428]" office:value-type="float" office:value="31296" calcext:value-type="float">
            <text:p>3129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28]+[.A3429]" office:value-type="float" office:value="31328" calcext:value-type="float">
            <text:p>3132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29]+[.A3430]" office:value-type="float" office:value="31360" calcext:value-type="float">
            <text:p>3136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30]+[.A3431]" office:value-type="float" office:value="31392" calcext:value-type="float">
            <text:p>3139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31]+[.A3432]" office:value-type="float" office:value="31424" calcext:value-type="float">
            <text:p>3142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32]+[.A3433]" office:value-type="float" office:value="31456" calcext:value-type="float">
            <text:p>3145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33]+[.A3434]" office:value-type="float" office:value="31488" calcext:value-type="float">
            <text:p>3148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34]+[.A3435]" office:value-type="float" office:value="31520" calcext:value-type="float">
            <text:p>3152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35]+[.A3436]" office:value-type="float" office:value="31552" calcext:value-type="float">
            <text:p>3155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36]+[.A3437]" office:value-type="float" office:value="31585" calcext:value-type="float">
            <text:p>3158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37]+[.A3438]" office:value-type="float" office:value="31618" calcext:value-type="float">
            <text:p>3161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38]+[.A3439]" office:value-type="float" office:value="31651" calcext:value-type="float">
            <text:p>3165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39]+[.A3440]" office:value-type="float" office:value="31684" calcext:value-type="float">
            <text:p>3168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40]+[.A3441]" office:value-type="float" office:value="31717" calcext:value-type="float">
            <text:p>3171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41]+[.A3442]" office:value-type="float" office:value="31750" calcext:value-type="float">
            <text:p>3175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42]+[.A3443]" office:value-type="float" office:value="31783" calcext:value-type="float">
            <text:p>3178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43]+[.A3444]" office:value-type="float" office:value="31816" calcext:value-type="float">
            <text:p>3181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44]+[.A3445]" office:value-type="float" office:value="31849" calcext:value-type="float">
            <text:p>3184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45]+[.A3446]" office:value-type="float" office:value="31882" calcext:value-type="float">
            <text:p>3188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46]+[.A3447]" office:value-type="float" office:value="31915" calcext:value-type="float">
            <text:p>3191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47]+[.A3448]" office:value-type="float" office:value="31948" calcext:value-type="float">
            <text:p>3194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48]+[.A3449]" office:value-type="float" office:value="31981" calcext:value-type="float">
            <text:p>3198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49]+[.A3450]" office:value-type="float" office:value="32014" calcext:value-type="float">
            <text:p>3201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50]+[.A3451]" office:value-type="float" office:value="32047" calcext:value-type="float">
            <text:p>3204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51]+[.A3452]" office:value-type="float" office:value="32080" calcext:value-type="float">
            <text:p>3208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52]+[.A3453]" office:value-type="float" office:value="32113" calcext:value-type="float">
            <text:p>3211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53]+[.A3454]" office:value-type="float" office:value="32146" calcext:value-type="float">
            <text:p>3214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54]+[.A3455]" office:value-type="float" office:value="32179" calcext:value-type="float">
            <text:p>3217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55]+[.A3456]" office:value-type="float" office:value="32212" calcext:value-type="float">
            <text:p>3221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56]+[.A3457]" office:value-type="float" office:value="32245" calcext:value-type="float">
            <text:p>3224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57]+[.A3458]" office:value-type="float" office:value="32278" calcext:value-type="float">
            <text:p>3227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58]+[.A3459]" office:value-type="float" office:value="32311" calcext:value-type="float">
            <text:p>3231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59]+[.A3460]" office:value-type="float" office:value="32344" calcext:value-type="float">
            <text:p>3234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60]+[.A3461]" office:value-type="float" office:value="32377" calcext:value-type="float">
            <text:p>3237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61]+[.A3462]" office:value-type="float" office:value="32410" calcext:value-type="float">
            <text:p>3241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62]+[.A3463]" office:value-type="float" office:value="32443" calcext:value-type="float">
            <text:p>3244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63]+[.A3464]" office:value-type="float" office:value="32476" calcext:value-type="float">
            <text:p>3247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64]+[.A3465]" office:value-type="float" office:value="32509" calcext:value-type="float">
            <text:p>3250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65]+[.A3466]" office:value-type="float" office:value="32542" calcext:value-type="float">
            <text:p>3254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66]+[.A3467]" office:value-type="float" office:value="32575" calcext:value-type="float">
            <text:p>3257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67]+[.A3468]" office:value-type="float" office:value="32608" calcext:value-type="float">
            <text:p>3260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68]+[.A3469]" office:value-type="float" office:value="32641" calcext:value-type="float">
            <text:p>3264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69]+[.A3470]" office:value-type="float" office:value="32674" calcext:value-type="float">
            <text:p>3267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70]+[.A3471]" office:value-type="float" office:value="32707" calcext:value-type="float">
            <text:p>3270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71]+[.A3472]" office:value-type="float" office:value="32740" calcext:value-type="float">
            <text:p>3274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72]+[.A3473]" office:value-type="float" office:value="32773" calcext:value-type="float">
            <text:p>3277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73]+[.A3474]" office:value-type="float" office:value="32806" calcext:value-type="float">
            <text:p>3280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74]+[.A3475]" office:value-type="float" office:value="32839" calcext:value-type="float">
            <text:p>3283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75]+[.A3476]" office:value-type="float" office:value="32872" calcext:value-type="float">
            <text:p>3287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76]+[.A3477]" office:value-type="float" office:value="32907" calcext:value-type="float">
            <text:p>3290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77]+[.A3478]" office:value-type="float" office:value="32942" calcext:value-type="float">
            <text:p>3294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78]+[.A3479]" office:value-type="float" office:value="32977" calcext:value-type="float">
            <text:p>3297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79]+[.A3480]" office:value-type="float" office:value="33012" calcext:value-type="float">
            <text:p>3301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80]+[.A3481]" office:value-type="float" office:value="33047" calcext:value-type="float">
            <text:p>3304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81]+[.A3482]" office:value-type="float" office:value="33082" calcext:value-type="float">
            <text:p>3308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82]+[.A3483]" office:value-type="float" office:value="33117" calcext:value-type="float">
            <text:p>3311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83]+[.A3484]" office:value-type="float" office:value="33152" calcext:value-type="float">
            <text:p>3315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84]+[.A3485]" office:value-type="float" office:value="33187" calcext:value-type="float">
            <text:p>3318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85]+[.A3486]" office:value-type="float" office:value="33222" calcext:value-type="float">
            <text:p>3322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86]+[.A3487]" office:value-type="float" office:value="33257" calcext:value-type="float">
            <text:p>3325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87]+[.A3488]" office:value-type="float" office:value="33292" calcext:value-type="float">
            <text:p>3329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88]+[.A3489]" office:value-type="float" office:value="33327" calcext:value-type="float">
            <text:p>3332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89]+[.A3490]" office:value-type="float" office:value="33362" calcext:value-type="float">
            <text:p>3336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90]+[.A3491]" office:value-type="float" office:value="33397" calcext:value-type="float">
            <text:p>3339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91]+[.A3492]" office:value-type="float" office:value="33432" calcext:value-type="float">
            <text:p>3343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92]+[.A3493]" office:value-type="float" office:value="33467" calcext:value-type="float">
            <text:p>3346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93]+[.A3494]" office:value-type="float" office:value="33502" calcext:value-type="float">
            <text:p>3350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94]+[.A3495]" office:value-type="float" office:value="33537" calcext:value-type="float">
            <text:p>3353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95]+[.A3496]" office:value-type="float" office:value="33572" calcext:value-type="float">
            <text:p>3357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96]+[.A3497]" office:value-type="float" office:value="33607" calcext:value-type="float">
            <text:p>3360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97]+[.A3498]" office:value-type="float" office:value="33642" calcext:value-type="float">
            <text:p>3364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98]+[.A3499]" office:value-type="float" office:value="33677" calcext:value-type="float">
            <text:p>3367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99]+[.A3500]" office:value-type="float" office:value="33712" calcext:value-type="float">
            <text:p>3371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00]+[.A3501]" office:value-type="float" office:value="33747" calcext:value-type="float">
            <text:p>3374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01]+[.A3502]" office:value-type="float" office:value="33782" calcext:value-type="float">
            <text:p>3378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02]+[.A3503]" office:value-type="float" office:value="33817" calcext:value-type="float">
            <text:p>3381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03]+[.A3504]" office:value-type="float" office:value="33852" calcext:value-type="float">
            <text:p>3385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04]+[.A3505]" office:value-type="float" office:value="33887" calcext:value-type="float">
            <text:p>3388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05]+[.A3506]" office:value-type="float" office:value="33922" calcext:value-type="float">
            <text:p>3392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06]+[.A3507]" office:value-type="float" office:value="33957" calcext:value-type="float">
            <text:p>3395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07]+[.A3508]" office:value-type="float" office:value="33992" calcext:value-type="float">
            <text:p>3399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08]+[.A3509]" office:value-type="float" office:value="34027" calcext:value-type="float">
            <text:p>3402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09]+[.A3510]" office:value-type="float" office:value="34062" calcext:value-type="float">
            <text:p>3406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10]+[.A3511]" office:value-type="float" office:value="34097" calcext:value-type="float">
            <text:p>3409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11]+[.A3512]" office:value-type="float" office:value="34132" calcext:value-type="float">
            <text:p>3413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12]+[.A3513]" office:value-type="float" office:value="34167" calcext:value-type="float">
            <text:p>3416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13]+[.A3514]" office:value-type="float" office:value="34202" calcext:value-type="float">
            <text:p>3420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14]+[.A3515]" office:value-type="float" office:value="34237" calcext:value-type="float">
            <text:p>3423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15]+[.A3516]" office:value-type="float" office:value="34272" calcext:value-type="float">
            <text:p>3427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16]+[.A3517]" office:value-type="float" office:value="34307" calcext:value-type="float">
            <text:p>3430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17]+[.A3518]" office:value-type="float" office:value="34342" calcext:value-type="float">
            <text:p>3434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18]+[.A3519]" office:value-type="float" office:value="34377" calcext:value-type="float">
            <text:p>3437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19]+[.A3520]" office:value-type="float" office:value="34412" calcext:value-type="float">
            <text:p>3441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20]+[.A3521]" office:value-type="float" office:value="34447" calcext:value-type="float">
            <text:p>3444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21]+[.A3522]" office:value-type="float" office:value="34482" calcext:value-type="float">
            <text:p>3448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22]+[.A3523]" office:value-type="float" office:value="34517" calcext:value-type="float">
            <text:p>3451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23]+[.A3524]" office:value-type="float" office:value="34552" calcext:value-type="float">
            <text:p>3455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24]+[.A3525]" office:value-type="float" office:value="34589" calcext:value-type="float">
            <text:p>3458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25]+[.A3526]" office:value-type="float" office:value="34626" calcext:value-type="float">
            <text:p>3462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26]+[.A3527]" office:value-type="float" office:value="34663" calcext:value-type="float">
            <text:p>3466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27]+[.A3528]" office:value-type="float" office:value="34700" calcext:value-type="float">
            <text:p>3470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28]+[.A3529]" office:value-type="float" office:value="34737" calcext:value-type="float">
            <text:p>347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29]+[.A3530]" office:value-type="float" office:value="34774" calcext:value-type="float">
            <text:p>3477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30]+[.A3531]" office:value-type="float" office:value="34811" calcext:value-type="float">
            <text:p>3481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31]+[.A3532]" office:value-type="float" office:value="34848" calcext:value-type="float">
            <text:p>3484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32]+[.A3533]" office:value-type="float" office:value="34885" calcext:value-type="float">
            <text:p>3488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33]+[.A3534]" office:value-type="float" office:value="34922" calcext:value-type="float">
            <text:p>3492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34]+[.A3535]" office:value-type="float" office:value="34959" calcext:value-type="float">
            <text:p>3495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35]+[.A3536]" office:value-type="float" office:value="34996" calcext:value-type="float">
            <text:p>3499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36]+[.A3537]" office:value-type="float" office:value="35033" calcext:value-type="float">
            <text:p>3503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37]+[.A3538]" office:value-type="float" office:value="35070" calcext:value-type="float">
            <text:p>3507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38]+[.A3539]" office:value-type="float" office:value="35107" calcext:value-type="float">
            <text:p>3510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39]+[.A3540]" office:value-type="float" office:value="35144" calcext:value-type="float">
            <text:p>3514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40]+[.A3541]" office:value-type="float" office:value="35181" calcext:value-type="float">
            <text:p>3518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41]+[.A3542]" office:value-type="float" office:value="35218" calcext:value-type="float">
            <text:p>3521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42]+[.A3543]" office:value-type="float" office:value="35255" calcext:value-type="float">
            <text:p>3525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43]+[.A3544]" office:value-type="float" office:value="35292" calcext:value-type="float">
            <text:p>3529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44]+[.A3545]" office:value-type="float" office:value="35329" calcext:value-type="float">
            <text:p>3532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45]+[.A3546]" office:value-type="float" office:value="35366" calcext:value-type="float">
            <text:p>3536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46]+[.A3547]" office:value-type="float" office:value="35403" calcext:value-type="float">
            <text:p>3540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47]+[.A3548]" office:value-type="float" office:value="35440" calcext:value-type="float">
            <text:p>3544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48]+[.A3549]" office:value-type="float" office:value="35477" calcext:value-type="float">
            <text:p>3547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49]+[.A3550]" office:value-type="float" office:value="35514" calcext:value-type="float">
            <text:p>3551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50]+[.A3551]" office:value-type="float" office:value="35551" calcext:value-type="float">
            <text:p>3555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51]+[.A3552]" office:value-type="float" office:value="35588" calcext:value-type="float">
            <text:p>3558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52]+[.A3553]" office:value-type="float" office:value="35625" calcext:value-type="float">
            <text:p>356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53]+[.A3554]" office:value-type="float" office:value="35662" calcext:value-type="float">
            <text:p>3566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54]+[.A3555]" office:value-type="float" office:value="35699" calcext:value-type="float">
            <text:p>3569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55]+[.A3556]" office:value-type="float" office:value="35736" calcext:value-type="float">
            <text:p>357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56]+[.A3557]" office:value-type="float" office:value="35773" calcext:value-type="float">
            <text:p>3577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57]+[.A3558]" office:value-type="float" office:value="35810" calcext:value-type="float">
            <text:p>3581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58]+[.A3559]" office:value-type="float" office:value="35847" calcext:value-type="float">
            <text:p>3584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59]+[.A3560]" office:value-type="float" office:value="35884" calcext:value-type="float">
            <text:p>3588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60]+[.A3561]" office:value-type="float" office:value="35921" calcext:value-type="float">
            <text:p>3592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61]+[.A3562]" office:value-type="float" office:value="35958" calcext:value-type="float">
            <text:p>3595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62]+[.A3563]" office:value-type="float" office:value="35995" calcext:value-type="float">
            <text:p>3599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63]+[.A3564]" office:value-type="float" office:value="36032" calcext:value-type="float">
            <text:p>3603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64]+[.A3565]" office:value-type="float" office:value="36069" calcext:value-type="float">
            <text:p>3606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65]+[.A3566]" office:value-type="float" office:value="36106" calcext:value-type="float">
            <text:p>3610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66]+[.A3567]" office:value-type="float" office:value="36143" calcext:value-type="float">
            <text:p>3614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67]+[.A3568]" office:value-type="float" office:value="36180" calcext:value-type="float">
            <text:p>3618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68]+[.A3569]" office:value-type="float" office:value="36217" calcext:value-type="float">
            <text:p>3621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69]+[.A3570]" office:value-type="float" office:value="36254" calcext:value-type="float">
            <text:p>3625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70]+[.A3571]" office:value-type="float" office:value="36291" calcext:value-type="float">
            <text:p>3629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71]+[.A3572]" office:value-type="float" office:value="36328" calcext:value-type="float">
            <text:p>3632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72]+[.A3573]" office:value-type="float" office:value="36365" calcext:value-type="float">
            <text:p>3636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73]+[.A3574]" office:value-type="float" office:value="36402" calcext:value-type="float">
            <text:p>3640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74]+[.A3575]" office:value-type="float" office:value="36439" calcext:value-type="float">
            <text:p>3643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75]+[.A3576]" office:value-type="float" office:value="36477" calcext:value-type="float">
            <text:p>3647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76]+[.A3577]" office:value-type="float" office:value="36515" calcext:value-type="float">
            <text:p>3651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77]+[.A3578]" office:value-type="float" office:value="36553" calcext:value-type="float">
            <text:p>3655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78]+[.A3579]" office:value-type="float" office:value="36591" calcext:value-type="float">
            <text:p>3659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79]+[.A3580]" office:value-type="float" office:value="36629" calcext:value-type="float">
            <text:p>3662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80]+[.A3581]" office:value-type="float" office:value="36667" calcext:value-type="float">
            <text:p>3666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81]+[.A3582]" office:value-type="float" office:value="36705" calcext:value-type="float">
            <text:p>3670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82]+[.A3583]" office:value-type="float" office:value="36743" calcext:value-type="float">
            <text:p>3674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83]+[.A3584]" office:value-type="float" office:value="36781" calcext:value-type="float">
            <text:p>3678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84]+[.A3585]" office:value-type="float" office:value="36819" calcext:value-type="float">
            <text:p>3681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85]+[.A3586]" office:value-type="float" office:value="36857" calcext:value-type="float">
            <text:p>3685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86]+[.A3587]" office:value-type="float" office:value="36895" calcext:value-type="float">
            <text:p>3689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87]+[.A3588]" office:value-type="float" office:value="36933" calcext:value-type="float">
            <text:p>3693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88]+[.A3589]" office:value-type="float" office:value="36971" calcext:value-type="float">
            <text:p>3697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89]+[.A3590]" office:value-type="float" office:value="37009" calcext:value-type="float">
            <text:p>3700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90]+[.A3591]" office:value-type="float" office:value="37047" calcext:value-type="float">
            <text:p>3704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91]+[.A3592]" office:value-type="float" office:value="37085" calcext:value-type="float">
            <text:p>3708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92]+[.A3593]" office:value-type="float" office:value="37123" calcext:value-type="float">
            <text:p>3712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93]+[.A3594]" office:value-type="float" office:value="37161" calcext:value-type="float">
            <text:p>3716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94]+[.A3595]" office:value-type="float" office:value="37199" calcext:value-type="float">
            <text:p>3719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95]+[.A3596]" office:value-type="float" office:value="37237" calcext:value-type="float">
            <text:p>372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96]+[.A3597]" office:value-type="float" office:value="37275" calcext:value-type="float">
            <text:p>3727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97]+[.A3598]" office:value-type="float" office:value="37313" calcext:value-type="float">
            <text:p>3731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98]+[.A3599]" office:value-type="float" office:value="37351" calcext:value-type="float">
            <text:p>3735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599]+[.A3600]" office:value-type="float" office:value="37389" calcext:value-type="float">
            <text:p>3738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600]+[.A3601]" office:value-type="float" office:value="37427" calcext:value-type="float">
            <text:p>3742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601]+[.A3602]" office:value-type="float" office:value="37465" calcext:value-type="float">
            <text:p>3746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602]+[.A3603]" office:value-type="float" office:value="37503" calcext:value-type="float">
            <text:p>3750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603]+[.A3604]" office:value-type="float" office:value="37541" calcext:value-type="float">
            <text:p>3754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604]+[.A3605]" office:value-type="float" office:value="37579" calcext:value-type="float">
            <text:p>3757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605]+[.A3606]" office:value-type="float" office:value="37617" calcext:value-type="float">
            <text:p>3761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606]+[.A3607]" office:value-type="float" office:value="37655" calcext:value-type="float">
            <text:p>3765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607]+[.A3608]" office:value-type="float" office:value="37693" calcext:value-type="float">
            <text:p>3769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608]+[.A3609]" office:value-type="float" office:value="37731" calcext:value-type="float">
            <text:p>3773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609]+[.A3610]" office:value-type="float" office:value="37769" calcext:value-type="float">
            <text:p>3776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610]+[.A3611]" office:value-type="float" office:value="37807" calcext:value-type="float">
            <text:p>3780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611]+[.A3612]" office:value-type="float" office:value="37845" calcext:value-type="float">
            <text:p>3784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612]+[.A3613]" office:value-type="float" office:value="37883" calcext:value-type="float">
            <text:p>3788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613]+[.A3614]" office:value-type="float" office:value="37921" calcext:value-type="float">
            <text:p>3792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614]+[.A3615]" office:value-type="float" office:value="37959" calcext:value-type="float">
            <text:p>3795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15]+[.A3616]" office:value-type="float" office:value="37999" calcext:value-type="float">
            <text:p>3799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16]+[.A3617]" office:value-type="float" office:value="38039" calcext:value-type="float">
            <text:p>380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17]+[.A3618]" office:value-type="float" office:value="38079" calcext:value-type="float">
            <text:p>3807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18]+[.A3619]" office:value-type="float" office:value="38119" calcext:value-type="float">
            <text:p>3811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19]+[.A3620]" office:value-type="float" office:value="38159" calcext:value-type="float">
            <text:p>3815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20]+[.A3621]" office:value-type="float" office:value="38199" calcext:value-type="float">
            <text:p>3819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21]+[.A3622]" office:value-type="float" office:value="38239" calcext:value-type="float">
            <text:p>382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22]+[.A3623]" office:value-type="float" office:value="38279" calcext:value-type="float">
            <text:p>3827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23]+[.A3624]" office:value-type="float" office:value="38319" calcext:value-type="float">
            <text:p>3831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24]+[.A3625]" office:value-type="float" office:value="38359" calcext:value-type="float">
            <text:p>3835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25]+[.A3626]" office:value-type="float" office:value="38399" calcext:value-type="float">
            <text:p>3839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26]+[.A3627]" office:value-type="float" office:value="38439" calcext:value-type="float">
            <text:p>384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27]+[.A3628]" office:value-type="float" office:value="38479" calcext:value-type="float">
            <text:p>3847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28]+[.A3629]" office:value-type="float" office:value="38519" calcext:value-type="float">
            <text:p>3851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29]+[.A3630]" office:value-type="float" office:value="38559" calcext:value-type="float">
            <text:p>3855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30]+[.A3631]" office:value-type="float" office:value="38599" calcext:value-type="float">
            <text:p>3859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31]+[.A3632]" office:value-type="float" office:value="38639" calcext:value-type="float">
            <text:p>386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32]+[.A3633]" office:value-type="float" office:value="38679" calcext:value-type="float">
            <text:p>3867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33]+[.A3634]" office:value-type="float" office:value="38719" calcext:value-type="float">
            <text:p>3871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34]+[.A3635]" office:value-type="float" office:value="38759" calcext:value-type="float">
            <text:p>3875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35]+[.A3636]" office:value-type="float" office:value="38799" calcext:value-type="float">
            <text:p>3879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36]+[.A3637]" office:value-type="float" office:value="38839" calcext:value-type="float">
            <text:p>388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37]+[.A3638]" office:value-type="float" office:value="38879" calcext:value-type="float">
            <text:p>3887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38]+[.A3639]" office:value-type="float" office:value="38919" calcext:value-type="float">
            <text:p>3891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39]+[.A3640]" office:value-type="float" office:value="38959" calcext:value-type="float">
            <text:p>3895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40]+[.A3641]" office:value-type="float" office:value="38999" calcext:value-type="float">
            <text:p>3899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41]+[.A3642]" office:value-type="float" office:value="39039" calcext:value-type="float">
            <text:p>390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42]+[.A3643]" office:value-type="float" office:value="39079" calcext:value-type="float">
            <text:p>3907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43]+[.A3644]" office:value-type="float" office:value="39119" calcext:value-type="float">
            <text:p>3911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44]+[.A3645]" office:value-type="float" office:value="39159" calcext:value-type="float">
            <text:p>3915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45]+[.A3646]" office:value-type="float" office:value="39199" calcext:value-type="float">
            <text:p>3919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46]+[.A3647]" office:value-type="float" office:value="39239" calcext:value-type="float">
            <text:p>392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47]+[.A3648]" office:value-type="float" office:value="39279" calcext:value-type="float">
            <text:p>3927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48]+[.A3649]" office:value-type="float" office:value="39319" calcext:value-type="float">
            <text:p>3931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49]+[.A3650]" office:value-type="float" office:value="39359" calcext:value-type="float">
            <text:p>3935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50]+[.A3651]" office:value-type="float" office:value="39399" calcext:value-type="float">
            <text:p>3939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51]+[.A3652]" office:value-type="float" office:value="39439" calcext:value-type="float">
            <text:p>394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52]+[.A3653]" office:value-type="float" office:value="39479" calcext:value-type="float">
            <text:p>3947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53]+[.A3654]" office:value-type="float" office:value="39519" calcext:value-type="float">
            <text:p>3951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654]+[.A3655]" office:value-type="float" office:value="39559" calcext:value-type="float">
            <text:p>3955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55]+[.A3656]" office:value-type="float" office:value="39601" calcext:value-type="float">
            <text:p>3960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56]+[.A3657]" office:value-type="float" office:value="39643" calcext:value-type="float">
            <text:p>3964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57]+[.A3658]" office:value-type="float" office:value="39685" calcext:value-type="float">
            <text:p>3968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58]+[.A3659]" office:value-type="float" office:value="39727" calcext:value-type="float">
            <text:p>3972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59]+[.A3660]" office:value-type="float" office:value="39769" calcext:value-type="float">
            <text:p>3976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60]+[.A3661]" office:value-type="float" office:value="39811" calcext:value-type="float">
            <text:p>3981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61]+[.A3662]" office:value-type="float" office:value="39853" calcext:value-type="float">
            <text:p>3985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62]+[.A3663]" office:value-type="float" office:value="39895" calcext:value-type="float">
            <text:p>3989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63]+[.A3664]" office:value-type="float" office:value="39937" calcext:value-type="float">
            <text:p>3993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64]+[.A3665]" office:value-type="float" office:value="39979" calcext:value-type="float">
            <text:p>3997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65]+[.A3666]" office:value-type="float" office:value="40021" calcext:value-type="float">
            <text:p>4002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66]+[.A3667]" office:value-type="float" office:value="40063" calcext:value-type="float">
            <text:p>4006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67]+[.A3668]" office:value-type="float" office:value="40105" calcext:value-type="float">
            <text:p>4010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68]+[.A3669]" office:value-type="float" office:value="40147" calcext:value-type="float">
            <text:p>4014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69]+[.A3670]" office:value-type="float" office:value="40189" calcext:value-type="float">
            <text:p>4018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70]+[.A3671]" office:value-type="float" office:value="40231" calcext:value-type="float">
            <text:p>4023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71]+[.A3672]" office:value-type="float" office:value="40273" calcext:value-type="float">
            <text:p>4027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72]+[.A3673]" office:value-type="float" office:value="40315" calcext:value-type="float">
            <text:p>4031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73]+[.A3674]" office:value-type="float" office:value="40357" calcext:value-type="float">
            <text:p>4035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74]+[.A3675]" office:value-type="float" office:value="40399" calcext:value-type="float">
            <text:p>4039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75]+[.A3676]" office:value-type="float" office:value="40441" calcext:value-type="float">
            <text:p>404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76]+[.A3677]" office:value-type="float" office:value="40483" calcext:value-type="float">
            <text:p>4048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77]+[.A3678]" office:value-type="float" office:value="40525" calcext:value-type="float">
            <text:p>4052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78]+[.A3679]" office:value-type="float" office:value="40567" calcext:value-type="float">
            <text:p>4056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79]+[.A3680]" office:value-type="float" office:value="40609" calcext:value-type="float">
            <text:p>4060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80]+[.A3681]" office:value-type="float" office:value="40651" calcext:value-type="float">
            <text:p>4065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81]+[.A3682]" office:value-type="float" office:value="40693" calcext:value-type="float">
            <text:p>4069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82]+[.A3683]" office:value-type="float" office:value="40735" calcext:value-type="float">
            <text:p>4073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83]+[.A3684]" office:value-type="float" office:value="40777" calcext:value-type="float">
            <text:p>4077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84]+[.A3685]" office:value-type="float" office:value="40819" calcext:value-type="float">
            <text:p>4081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85]+[.A3686]" office:value-type="float" office:value="40861" calcext:value-type="float">
            <text:p>4086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86]+[.A3687]" office:value-type="float" office:value="40903" calcext:value-type="float">
            <text:p>4090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87]+[.A3688]" office:value-type="float" office:value="40945" calcext:value-type="float">
            <text:p>4094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88]+[.A3689]" office:value-type="float" office:value="40987" calcext:value-type="float">
            <text:p>4098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89]+[.A3690]" office:value-type="float" office:value="41029" calcext:value-type="float">
            <text:p>4102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90]+[.A3691]" office:value-type="float" office:value="41071" calcext:value-type="float">
            <text:p>4107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91]+[.A3692]" office:value-type="float" office:value="41113" calcext:value-type="float">
            <text:p>4111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92]+[.A3693]" office:value-type="float" office:value="41155" calcext:value-type="float">
            <text:p>4115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93]+[.A3694]" office:value-type="float" office:value="41197" calcext:value-type="float">
            <text:p>4119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94]+[.A3695]" office:value-type="float" office:value="41239" calcext:value-type="float">
            <text:p>4123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95]+[.A3696]" office:value-type="float" office:value="41281" calcext:value-type="float">
            <text:p>4128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96]+[.A3697]" office:value-type="float" office:value="41323" calcext:value-type="float">
            <text:p>4132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97]+[.A3698]" office:value-type="float" office:value="41365" calcext:value-type="float">
            <text:p>4136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98]+[.A3699]" office:value-type="float" office:value="41407" calcext:value-type="float">
            <text:p>4140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699]+[.A3700]" office:value-type="float" office:value="41449" calcext:value-type="float">
            <text:p>4144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700]+[.A3701]" office:value-type="float" office:value="41491" calcext:value-type="float">
            <text:p>4149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701]+[.A3702]" office:value-type="float" office:value="41533" calcext:value-type="float">
            <text:p>4153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702]+[.A3703]" office:value-type="float" office:value="41575" calcext:value-type="float">
            <text:p>4157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703]+[.A3704]" office:value-type="float" office:value="41617" calcext:value-type="float">
            <text:p>4161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04]+[.A3705]" office:value-type="float" office:value="41661" calcext:value-type="float">
            <text:p>4166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05]+[.A3706]" office:value-type="float" office:value="41705" calcext:value-type="float">
            <text:p>4170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06]+[.A3707]" office:value-type="float" office:value="41749" calcext:value-type="float">
            <text:p>4174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07]+[.A3708]" office:value-type="float" office:value="41793" calcext:value-type="float">
            <text:p>4179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08]+[.A3709]" office:value-type="float" office:value="41837" calcext:value-type="float">
            <text:p>4183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09]+[.A3710]" office:value-type="float" office:value="41881" calcext:value-type="float">
            <text:p>4188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10]+[.A3711]" office:value-type="float" office:value="41925" calcext:value-type="float">
            <text:p>4192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11]+[.A3712]" office:value-type="float" office:value="41969" calcext:value-type="float">
            <text:p>4196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12]+[.A3713]" office:value-type="float" office:value="42013" calcext:value-type="float">
            <text:p>4201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13]+[.A3714]" office:value-type="float" office:value="42057" calcext:value-type="float">
            <text:p>4205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14]+[.A3715]" office:value-type="float" office:value="42101" calcext:value-type="float">
            <text:p>4210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15]+[.A3716]" office:value-type="float" office:value="42145" calcext:value-type="float">
            <text:p>421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16]+[.A3717]" office:value-type="float" office:value="42189" calcext:value-type="float">
            <text:p>4218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17]+[.A3718]" office:value-type="float" office:value="42233" calcext:value-type="float">
            <text:p>4223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18]+[.A3719]" office:value-type="float" office:value="42277" calcext:value-type="float">
            <text:p>4227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19]+[.A3720]" office:value-type="float" office:value="42321" calcext:value-type="float">
            <text:p>4232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20]+[.A3721]" office:value-type="float" office:value="42365" calcext:value-type="float">
            <text:p>4236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21]+[.A3722]" office:value-type="float" office:value="42409" calcext:value-type="float">
            <text:p>4240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22]+[.A3723]" office:value-type="float" office:value="42453" calcext:value-type="float">
            <text:p>4245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23]+[.A3724]" office:value-type="float" office:value="42497" calcext:value-type="float">
            <text:p>4249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24]+[.A3725]" office:value-type="float" office:value="42541" calcext:value-type="float">
            <text:p>4254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25]+[.A3726]" office:value-type="float" office:value="42585" calcext:value-type="float">
            <text:p>4258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26]+[.A3727]" office:value-type="float" office:value="42629" calcext:value-type="float">
            <text:p>4262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27]+[.A3728]" office:value-type="float" office:value="42673" calcext:value-type="float">
            <text:p>4267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28]+[.A3729]" office:value-type="float" office:value="42717" calcext:value-type="float">
            <text:p>4271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29]+[.A3730]" office:value-type="float" office:value="42761" calcext:value-type="float">
            <text:p>4276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30]+[.A3731]" office:value-type="float" office:value="42805" calcext:value-type="float">
            <text:p>4280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31]+[.A3732]" office:value-type="float" office:value="42849" calcext:value-type="float">
            <text:p>4284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32]+[.A3733]" office:value-type="float" office:value="42893" calcext:value-type="float">
            <text:p>4289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33]+[.A3734]" office:value-type="float" office:value="42937" calcext:value-type="float">
            <text:p>4293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34]+[.A3735]" office:value-type="float" office:value="42981" calcext:value-type="float">
            <text:p>4298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35]+[.A3736]" office:value-type="float" office:value="43025" calcext:value-type="float">
            <text:p>4302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36]+[.A3737]" office:value-type="float" office:value="43069" calcext:value-type="float">
            <text:p>4306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37]+[.A3738]" office:value-type="float" office:value="43113" calcext:value-type="float">
            <text:p>4311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38]+[.A3739]" office:value-type="float" office:value="43157" calcext:value-type="float">
            <text:p>4315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39]+[.A3740]" office:value-type="float" office:value="43201" calcext:value-type="float">
            <text:p>4320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40]+[.A3741]" office:value-type="float" office:value="43245" calcext:value-type="float">
            <text:p>4324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41]+[.A3742]" office:value-type="float" office:value="43289" calcext:value-type="float">
            <text:p>4328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42]+[.A3743]" office:value-type="float" office:value="43333" calcext:value-type="float">
            <text:p>4333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43]+[.A3744]" office:value-type="float" office:value="43377" calcext:value-type="float">
            <text:p>4337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44]+[.A3745]" office:value-type="float" office:value="43421" calcext:value-type="float">
            <text:p>4342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45]+[.A3746]" office:value-type="float" office:value="43465" calcext:value-type="float">
            <text:p>4346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46]+[.A3747]" office:value-type="float" office:value="43509" calcext:value-type="float">
            <text:p>4350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47]+[.A3748]" office:value-type="float" office:value="43553" calcext:value-type="float">
            <text:p>4355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48]+[.A3749]" office:value-type="float" office:value="43597" calcext:value-type="float">
            <text:p>4359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49]+[.A3750]" office:value-type="float" office:value="43641" calcext:value-type="float">
            <text:p>4364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50]+[.A3751]" office:value-type="float" office:value="43685" calcext:value-type="float">
            <text:p>4368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3751]+[.A3752]" office:value-type="float" office:value="43729" calcext:value-type="float">
            <text:p>4372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52]+[.A3753]" office:value-type="float" office:value="43775" calcext:value-type="float">
            <text:p>4377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53]+[.A3754]" office:value-type="float" office:value="43821" calcext:value-type="float">
            <text:p>4382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54]+[.A3755]" office:value-type="float" office:value="43867" calcext:value-type="float">
            <text:p>4386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55]+[.A3756]" office:value-type="float" office:value="43913" calcext:value-type="float">
            <text:p>4391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56]+[.A3757]" office:value-type="float" office:value="43959" calcext:value-type="float">
            <text:p>4395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57]+[.A3758]" office:value-type="float" office:value="44005" calcext:value-type="float">
            <text:p>4400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58]+[.A3759]" office:value-type="float" office:value="44051" calcext:value-type="float">
            <text:p>4405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59]+[.A3760]" office:value-type="float" office:value="44097" calcext:value-type="float">
            <text:p>4409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60]+[.A3761]" office:value-type="float" office:value="44143" calcext:value-type="float">
            <text:p>4414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61]+[.A3762]" office:value-type="float" office:value="44189" calcext:value-type="float">
            <text:p>4418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62]+[.A3763]" office:value-type="float" office:value="44235" calcext:value-type="float">
            <text:p>4423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63]+[.A3764]" office:value-type="float" office:value="44281" calcext:value-type="float">
            <text:p>4428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64]+[.A3765]" office:value-type="float" office:value="44327" calcext:value-type="float">
            <text:p>4432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65]+[.A3766]" office:value-type="float" office:value="44373" calcext:value-type="float">
            <text:p>4437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66]+[.A3767]" office:value-type="float" office:value="44419" calcext:value-type="float">
            <text:p>4441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67]+[.A3768]" office:value-type="float" office:value="44465" calcext:value-type="float">
            <text:p>4446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68]+[.A3769]" office:value-type="float" office:value="44511" calcext:value-type="float">
            <text:p>4451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69]+[.A3770]" office:value-type="float" office:value="44557" calcext:value-type="float">
            <text:p>4455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70]+[.A3771]" office:value-type="float" office:value="44603" calcext:value-type="float">
            <text:p>446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71]+[.A3772]" office:value-type="float" office:value="44649" calcext:value-type="float">
            <text:p>4464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72]+[.A3773]" office:value-type="float" office:value="44695" calcext:value-type="float">
            <text:p>4469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73]+[.A3774]" office:value-type="float" office:value="44741" calcext:value-type="float">
            <text:p>4474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74]+[.A3775]" office:value-type="float" office:value="44787" calcext:value-type="float">
            <text:p>4478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75]+[.A3776]" office:value-type="float" office:value="44833" calcext:value-type="float">
            <text:p>4483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76]+[.A3777]" office:value-type="float" office:value="44879" calcext:value-type="float">
            <text:p>4487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77]+[.A3778]" office:value-type="float" office:value="44925" calcext:value-type="float">
            <text:p>4492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78]+[.A3779]" office:value-type="float" office:value="44971" calcext:value-type="float">
            <text:p>4497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79]+[.A3780]" office:value-type="float" office:value="45017" calcext:value-type="float">
            <text:p>4501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80]+[.A3781]" office:value-type="float" office:value="45063" calcext:value-type="float">
            <text:p>4506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81]+[.A3782]" office:value-type="float" office:value="45109" calcext:value-type="float">
            <text:p>4510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82]+[.A3783]" office:value-type="float" office:value="45155" calcext:value-type="float">
            <text:p>4515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83]+[.A3784]" office:value-type="float" office:value="45201" calcext:value-type="float">
            <text:p>4520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84]+[.A3785]" office:value-type="float" office:value="45247" calcext:value-type="float">
            <text:p>4524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85]+[.A3786]" office:value-type="float" office:value="45293" calcext:value-type="float">
            <text:p>4529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86]+[.A3787]" office:value-type="float" office:value="45339" calcext:value-type="float">
            <text:p>4533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87]+[.A3788]" office:value-type="float" office:value="45385" calcext:value-type="float">
            <text:p>4538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88]+[.A3789]" office:value-type="float" office:value="45431" calcext:value-type="float">
            <text:p>4543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89]+[.A3790]" office:value-type="float" office:value="45477" calcext:value-type="float">
            <text:p>4547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90]+[.A3791]" office:value-type="float" office:value="45523" calcext:value-type="float">
            <text:p>4552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91]+[.A3792]" office:value-type="float" office:value="45569" calcext:value-type="float">
            <text:p>4556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92]+[.A3793]" office:value-type="float" office:value="45615" calcext:value-type="float">
            <text:p>4561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93]+[.A3794]" office:value-type="float" office:value="45661" calcext:value-type="float">
            <text:p>4566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94]+[.A3795]" office:value-type="float" office:value="45707" calcext:value-type="float">
            <text:p>4570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95]+[.A3796]" office:value-type="float" office:value="45753" calcext:value-type="float">
            <text:p>4575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96]+[.A3797]" office:value-type="float" office:value="45799" calcext:value-type="float">
            <text:p>4579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97]+[.A3798]" office:value-type="float" office:value="45845" calcext:value-type="float">
            <text:p>458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98]+[.A3799]" office:value-type="float" office:value="45891" calcext:value-type="float">
            <text:p>4589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799]+[.A3800]" office:value-type="float" office:value="45937" calcext:value-type="float">
            <text:p>4593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800]+[.A3801]" office:value-type="float" office:value="45983" calcext:value-type="float">
            <text:p>4598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801]+[.A3802]" office:value-type="float" office:value="46029" calcext:value-type="float">
            <text:p>4602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802]+[.A3803]" office:value-type="float" office:value="46075" calcext:value-type="float">
            <text:p>4607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803]+[.A3804]" office:value-type="float" office:value="46121" calcext:value-type="float">
            <text:p>4612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804]+[.A3805]" office:value-type="float" office:value="46167" calcext:value-type="float">
            <text:p>4616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805]+[.A3806]" office:value-type="float" office:value="46213" calcext:value-type="float">
            <text:p>4621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3806]+[.A3807]" office:value-type="float" office:value="46259" calcext:value-type="float">
            <text:p>4625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07]+[.A3808]" office:value-type="float" office:value="46307" calcext:value-type="float">
            <text:p>4630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08]+[.A3809]" office:value-type="float" office:value="46355" calcext:value-type="float">
            <text:p>4635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09]+[.A3810]" office:value-type="float" office:value="46403" calcext:value-type="float">
            <text:p>4640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10]+[.A3811]" office:value-type="float" office:value="46451" calcext:value-type="float">
            <text:p>4645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11]+[.A3812]" office:value-type="float" office:value="46499" calcext:value-type="float">
            <text:p>4649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12]+[.A3813]" office:value-type="float" office:value="46547" calcext:value-type="float">
            <text:p>465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13]+[.A3814]" office:value-type="float" office:value="46595" calcext:value-type="float">
            <text:p>4659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14]+[.A3815]" office:value-type="float" office:value="46643" calcext:value-type="float">
            <text:p>4664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15]+[.A3816]" office:value-type="float" office:value="46691" calcext:value-type="float">
            <text:p>4669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16]+[.A3817]" office:value-type="float" office:value="46739" calcext:value-type="float">
            <text:p>4673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17]+[.A3818]" office:value-type="float" office:value="46787" calcext:value-type="float">
            <text:p>4678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18]+[.A3819]" office:value-type="float" office:value="46835" calcext:value-type="float">
            <text:p>4683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19]+[.A3820]" office:value-type="float" office:value="46883" calcext:value-type="float">
            <text:p>4688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20]+[.A3821]" office:value-type="float" office:value="46931" calcext:value-type="float">
            <text:p>4693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21]+[.A3822]" office:value-type="float" office:value="46979" calcext:value-type="float">
            <text:p>4697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22]+[.A3823]" office:value-type="float" office:value="47027" calcext:value-type="float">
            <text:p>4702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23]+[.A3824]" office:value-type="float" office:value="47075" calcext:value-type="float">
            <text:p>4707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24]+[.A3825]" office:value-type="float" office:value="47123" calcext:value-type="float">
            <text:p>4712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25]+[.A3826]" office:value-type="float" office:value="47171" calcext:value-type="float">
            <text:p>4717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3826]+[.A3827]" office:value-type="float" office:value="47232" calcext:value-type="float">
            <text:p>47232</text:p>
          </table:table-cell>
          <table:table-cell office:value-type="float" office:value="47232" calcext:value-type="float">
            <text:p>47232</text:p>
          </table:table-cell>
          <table:table-cell table:formula="of:=[.C3827]-[.B38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27]+[.A3828]" office:value-type="float" office:value="47280" calcext:value-type="float">
            <text:p>4728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28]+[.A3829]" office:value-type="float" office:value="47328" calcext:value-type="float">
            <text:p>4732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29]+[.A3830]" office:value-type="float" office:value="47376" calcext:value-type="float">
            <text:p>4737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30]+[.A3831]" office:value-type="float" office:value="47424" calcext:value-type="float">
            <text:p>4742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31]+[.A3832]" office:value-type="float" office:value="47472" calcext:value-type="float">
            <text:p>4747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32]+[.A3833]" office:value-type="float" office:value="47520" calcext:value-type="float">
            <text:p>4752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33]+[.A3834]" office:value-type="float" office:value="47568" calcext:value-type="float">
            <text:p>4756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34]+[.A3835]" office:value-type="float" office:value="47616" calcext:value-type="float">
            <text:p>4761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35]+[.A3836]" office:value-type="float" office:value="47664" calcext:value-type="float">
            <text:p>4766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36]+[.A3837]" office:value-type="float" office:value="47712" calcext:value-type="float">
            <text:p>4771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37]+[.A3838]" office:value-type="float" office:value="47760" calcext:value-type="float">
            <text:p>4776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38]+[.A3839]" office:value-type="float" office:value="47808" calcext:value-type="float">
            <text:p>4780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39]+[.A3840]" office:value-type="float" office:value="47856" calcext:value-type="float">
            <text:p>4785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40]+[.A3841]" office:value-type="float" office:value="47904" calcext:value-type="float">
            <text:p>4790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41]+[.A3842]" office:value-type="float" office:value="47952" calcext:value-type="float">
            <text:p>4795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42]+[.A3843]" office:value-type="float" office:value="48000" calcext:value-type="float">
            <text:p>4800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43]+[.A3844]" office:value-type="float" office:value="48048" calcext:value-type="float">
            <text:p>480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44]+[.A3845]" office:value-type="float" office:value="48096" calcext:value-type="float">
            <text:p>4809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45]+[.A3846]" office:value-type="float" office:value="48144" calcext:value-type="float">
            <text:p>4814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46]+[.A3847]" office:value-type="float" office:value="48192" calcext:value-type="float">
            <text:p>4819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47]+[.A3848]" office:value-type="float" office:value="48240" calcext:value-type="float">
            <text:p>4824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48]+[.A3849]" office:value-type="float" office:value="48288" calcext:value-type="float">
            <text:p>4828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49]+[.A3850]" office:value-type="float" office:value="48336" calcext:value-type="float">
            <text:p>4833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50]+[.A3851]" office:value-type="float" office:value="48384" calcext:value-type="float">
            <text:p>4838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3851]+[.A3852]" office:value-type="float" office:value="48432" calcext:value-type="float">
            <text:p>4843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52]+[.A3853]" office:value-type="float" office:value="48483" calcext:value-type="float">
            <text:p>4848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53]+[.A3854]" office:value-type="float" office:value="48534" calcext:value-type="float">
            <text:p>4853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54]+[.A3855]" office:value-type="float" office:value="48585" calcext:value-type="float">
            <text:p>4858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55]+[.A3856]" office:value-type="float" office:value="48636" calcext:value-type="float">
            <text:p>4863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56]+[.A3857]" office:value-type="float" office:value="48687" calcext:value-type="float">
            <text:p>4868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57]+[.A3858]" office:value-type="float" office:value="48738" calcext:value-type="float">
            <text:p>4873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58]+[.A3859]" office:value-type="float" office:value="48789" calcext:value-type="float">
            <text:p>4878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59]+[.A3860]" office:value-type="float" office:value="48840" calcext:value-type="float">
            <text:p>4884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60]+[.A3861]" office:value-type="float" office:value="48891" calcext:value-type="float">
            <text:p>4889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61]+[.A3862]" office:value-type="float" office:value="48942" calcext:value-type="float">
            <text:p>4894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62]+[.A3863]" office:value-type="float" office:value="48993" calcext:value-type="float">
            <text:p>4899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63]+[.A3864]" office:value-type="float" office:value="49044" calcext:value-type="float">
            <text:p>4904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64]+[.A3865]" office:value-type="float" office:value="49095" calcext:value-type="float">
            <text:p>4909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65]+[.A3866]" office:value-type="float" office:value="49146" calcext:value-type="float">
            <text:p>4914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66]+[.A3867]" office:value-type="float" office:value="49197" calcext:value-type="float">
            <text:p>4919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67]+[.A3868]" office:value-type="float" office:value="49248" calcext:value-type="float">
            <text:p>4924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68]+[.A3869]" office:value-type="float" office:value="49299" calcext:value-type="float">
            <text:p>4929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69]+[.A3870]" office:value-type="float" office:value="49350" calcext:value-type="float">
            <text:p>4935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70]+[.A3871]" office:value-type="float" office:value="49401" calcext:value-type="float">
            <text:p>4940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71]+[.A3872]" office:value-type="float" office:value="49452" calcext:value-type="float">
            <text:p>4945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72]+[.A3873]" office:value-type="float" office:value="49503" calcext:value-type="float">
            <text:p>4950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73]+[.A3874]" office:value-type="float" office:value="49554" calcext:value-type="float">
            <text:p>4955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74]+[.A3875]" office:value-type="float" office:value="49605" calcext:value-type="float">
            <text:p>4960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75]+[.A3876]" office:value-type="float" office:value="49656" calcext:value-type="float">
            <text:p>4965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76]+[.A3877]" office:value-type="float" office:value="49707" calcext:value-type="float">
            <text:p>4970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77]+[.A3878]" office:value-type="float" office:value="49758" calcext:value-type="float">
            <text:p>4975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78]+[.A3879]" office:value-type="float" office:value="49809" calcext:value-type="float">
            <text:p>4980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79]+[.A3880]" office:value-type="float" office:value="49860" calcext:value-type="float">
            <text:p>4986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80]+[.A3881]" office:value-type="float" office:value="49911" calcext:value-type="float">
            <text:p>4991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81]+[.A3882]" office:value-type="float" office:value="49962" calcext:value-type="float">
            <text:p>4996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82]+[.A3883]" office:value-type="float" office:value="50013" calcext:value-type="float">
            <text:p>5001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83]+[.A3884]" office:value-type="float" office:value="50064" calcext:value-type="float">
            <text:p>5006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84]+[.A3885]" office:value-type="float" office:value="50115" calcext:value-type="float">
            <text:p>5011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85]+[.A3886]" office:value-type="float" office:value="50166" calcext:value-type="float">
            <text:p>5016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86]+[.A3887]" office:value-type="float" office:value="50217" calcext:value-type="float">
            <text:p>5021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87]+[.A3888]" office:value-type="float" office:value="50268" calcext:value-type="float">
            <text:p>5026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88]+[.A3889]" office:value-type="float" office:value="50319" calcext:value-type="float">
            <text:p>5031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89]+[.A3890]" office:value-type="float" office:value="50370" calcext:value-type="float">
            <text:p>5037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90]+[.A3891]" office:value-type="float" office:value="50421" calcext:value-type="float">
            <text:p>5042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91]+[.A3892]" office:value-type="float" office:value="50472" calcext:value-type="float">
            <text:p>5047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92]+[.A3893]" office:value-type="float" office:value="50523" calcext:value-type="float">
            <text:p>5052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93]+[.A3894]" office:value-type="float" office:value="50574" calcext:value-type="float">
            <text:p>5057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94]+[.A3895]" office:value-type="float" office:value="50625" calcext:value-type="float">
            <text:p>5062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95]+[.A3896]" office:value-type="float" office:value="50676" calcext:value-type="float">
            <text:p>5067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96]+[.A3897]" office:value-type="float" office:value="50727" calcext:value-type="float">
            <text:p>5072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3897]+[.A3898]" office:value-type="float" office:value="50778" calcext:value-type="float">
            <text:p>5077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898]+[.A3899]" office:value-type="float" office:value="50831" calcext:value-type="float">
            <text:p>5083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899]+[.A3900]" office:value-type="float" office:value="50884" calcext:value-type="float">
            <text:p>5088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00]+[.A3901]" office:value-type="float" office:value="50937" calcext:value-type="float">
            <text:p>5093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01]+[.A3902]" office:value-type="float" office:value="50990" calcext:value-type="float">
            <text:p>5099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02]+[.A3903]" office:value-type="float" office:value="51043" calcext:value-type="float">
            <text:p>5104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03]+[.A3904]" office:value-type="float" office:value="51096" calcext:value-type="float">
            <text:p>5109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04]+[.A3905]" office:value-type="float" office:value="51149" calcext:value-type="float">
            <text:p>5114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05]+[.A3906]" office:value-type="float" office:value="51202" calcext:value-type="float">
            <text:p>5120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06]+[.A3907]" office:value-type="float" office:value="51255" calcext:value-type="float">
            <text:p>5125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07]+[.A3908]" office:value-type="float" office:value="51308" calcext:value-type="float">
            <text:p>5130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08]+[.A3909]" office:value-type="float" office:value="51361" calcext:value-type="float">
            <text:p>5136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09]+[.A3910]" office:value-type="float" office:value="51414" calcext:value-type="float">
            <text:p>5141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10]+[.A3911]" office:value-type="float" office:value="51467" calcext:value-type="float">
            <text:p>5146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11]+[.A3912]" office:value-type="float" office:value="51520" calcext:value-type="float">
            <text:p>5152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12]+[.A3913]" office:value-type="float" office:value="51573" calcext:value-type="float">
            <text:p>5157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13]+[.A3914]" office:value-type="float" office:value="51626" calcext:value-type="float">
            <text:p>5162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14]+[.A3915]" office:value-type="float" office:value="51679" calcext:value-type="float">
            <text:p>5167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15]+[.A3916]" office:value-type="float" office:value="51732" calcext:value-type="float">
            <text:p>5173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16]+[.A3917]" office:value-type="float" office:value="51785" calcext:value-type="float">
            <text:p>5178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17]+[.A3918]" office:value-type="float" office:value="51838" calcext:value-type="float">
            <text:p>5183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18]+[.A3919]" office:value-type="float" office:value="51891" calcext:value-type="float">
            <text:p>5189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19]+[.A3920]" office:value-type="float" office:value="51944" calcext:value-type="float">
            <text:p>5194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20]+[.A3921]" office:value-type="float" office:value="51997" calcext:value-type="float">
            <text:p>5199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21]+[.A3922]" office:value-type="float" office:value="52050" calcext:value-type="float">
            <text:p>5205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22]+[.A3923]" office:value-type="float" office:value="52103" calcext:value-type="float">
            <text:p>5210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23]+[.A3924]" office:value-type="float" office:value="52156" calcext:value-type="float">
            <text:p>5215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24]+[.A3925]" office:value-type="float" office:value="52209" calcext:value-type="float">
            <text:p>5220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25]+[.A3926]" office:value-type="float" office:value="52262" calcext:value-type="float">
            <text:p>5226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26]+[.A3927]" office:value-type="float" office:value="52315" calcext:value-type="float">
            <text:p>5231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27]+[.A3928]" office:value-type="float" office:value="52368" calcext:value-type="float">
            <text:p>5236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28]+[.A3929]" office:value-type="float" office:value="52421" calcext:value-type="float">
            <text:p>5242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29]+[.A3930]" office:value-type="float" office:value="52474" calcext:value-type="float">
            <text:p>5247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30]+[.A3931]" office:value-type="float" office:value="52527" calcext:value-type="float">
            <text:p>5252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31]+[.A3932]" office:value-type="float" office:value="52580" calcext:value-type="float">
            <text:p>5258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32]+[.A3933]" office:value-type="float" office:value="52633" calcext:value-type="float">
            <text:p>5263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33]+[.A3934]" office:value-type="float" office:value="52686" calcext:value-type="float">
            <text:p>5268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34]+[.A3935]" office:value-type="float" office:value="52739" calcext:value-type="float">
            <text:p>5273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35]+[.A3936]" office:value-type="float" office:value="52792" calcext:value-type="float">
            <text:p>5279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36]+[.A3937]" office:value-type="float" office:value="52845" calcext:value-type="float">
            <text:p>5284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37]+[.A3938]" office:value-type="float" office:value="52898" calcext:value-type="float">
            <text:p>5289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38]+[.A3939]" office:value-type="float" office:value="52951" calcext:value-type="float">
            <text:p>5295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39]+[.A3940]" office:value-type="float" office:value="53004" calcext:value-type="float">
            <text:p>5300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40]+[.A3941]" office:value-type="float" office:value="53057" calcext:value-type="float">
            <text:p>5305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41]+[.A3942]" office:value-type="float" office:value="53110" calcext:value-type="float">
            <text:p>5311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42]+[.A3943]" office:value-type="float" office:value="53163" calcext:value-type="float">
            <text:p>5316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943]+[.A3944]" office:value-type="float" office:value="53216" calcext:value-type="float">
            <text:p>5321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44]+[.A3945]" office:value-type="float" office:value="53272" calcext:value-type="float">
            <text:p>5327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45]+[.A3946]" office:value-type="float" office:value="53328" calcext:value-type="float">
            <text:p>5332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46]+[.A3947]" office:value-type="float" office:value="53384" calcext:value-type="float">
            <text:p>5338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47]+[.A3948]" office:value-type="float" office:value="53440" calcext:value-type="float">
            <text:p>5344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48]+[.A3949]" office:value-type="float" office:value="53496" calcext:value-type="float">
            <text:p>5349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49]+[.A3950]" office:value-type="float" office:value="53552" calcext:value-type="float">
            <text:p>5355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50]+[.A3951]" office:value-type="float" office:value="53608" calcext:value-type="float">
            <text:p>5360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51]+[.A3952]" office:value-type="float" office:value="53664" calcext:value-type="float">
            <text:p>5366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52]+[.A3953]" office:value-type="float" office:value="53720" calcext:value-type="float">
            <text:p>5372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53]+[.A3954]" office:value-type="float" office:value="53776" calcext:value-type="float">
            <text:p>5377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54]+[.A3955]" office:value-type="float" office:value="53832" calcext:value-type="float">
            <text:p>5383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55]+[.A3956]" office:value-type="float" office:value="53888" calcext:value-type="float">
            <text:p>5388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56]+[.A3957]" office:value-type="float" office:value="53944" calcext:value-type="float">
            <text:p>5394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57]+[.A3958]" office:value-type="float" office:value="54000" calcext:value-type="float">
            <text:p>5400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58]+[.A3959]" office:value-type="float" office:value="54056" calcext:value-type="float">
            <text:p>540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59]+[.A3960]" office:value-type="float" office:value="54112" calcext:value-type="float">
            <text:p>5411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60]+[.A3961]" office:value-type="float" office:value="54168" calcext:value-type="float">
            <text:p>5416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61]+[.A3962]" office:value-type="float" office:value="54224" calcext:value-type="float">
            <text:p>5422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62]+[.A3963]" office:value-type="float" office:value="54280" calcext:value-type="float">
            <text:p>5428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63]+[.A3964]" office:value-type="float" office:value="54336" calcext:value-type="float">
            <text:p>5433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64]+[.A3965]" office:value-type="float" office:value="54392" calcext:value-type="float">
            <text:p>5439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65]+[.A3966]" office:value-type="float" office:value="54448" calcext:value-type="float">
            <text:p>5444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66]+[.A3967]" office:value-type="float" office:value="54504" calcext:value-type="float">
            <text:p>5450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67]+[.A3968]" office:value-type="float" office:value="54560" calcext:value-type="float">
            <text:p>5456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68]+[.A3969]" office:value-type="float" office:value="54616" calcext:value-type="float">
            <text:p>5461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69]+[.A3970]" office:value-type="float" office:value="54672" calcext:value-type="float">
            <text:p>5467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70]+[.A3971]" office:value-type="float" office:value="54728" calcext:value-type="float">
            <text:p>5472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71]+[.A3972]" office:value-type="float" office:value="54784" calcext:value-type="float">
            <text:p>5478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72]+[.A3973]" office:value-type="float" office:value="54840" calcext:value-type="float">
            <text:p>5484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73]+[.A3974]" office:value-type="float" office:value="54896" calcext:value-type="float">
            <text:p>5489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74]+[.A3975]" office:value-type="float" office:value="54952" calcext:value-type="float">
            <text:p>5495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75]+[.A3976]" office:value-type="float" office:value="55008" calcext:value-type="float">
            <text:p>5500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76]+[.A3977]" office:value-type="float" office:value="55064" calcext:value-type="float">
            <text:p>5506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77]+[.A3978]" office:value-type="float" office:value="55120" calcext:value-type="float">
            <text:p>5512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78]+[.A3979]" office:value-type="float" office:value="55176" calcext:value-type="float">
            <text:p>5517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79]+[.A3980]" office:value-type="float" office:value="55232" calcext:value-type="float">
            <text:p>5523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80]+[.A3981]" office:value-type="float" office:value="55288" calcext:value-type="float">
            <text:p>5528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81]+[.A3982]" office:value-type="float" office:value="55344" calcext:value-type="float">
            <text:p>5534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82]+[.A3983]" office:value-type="float" office:value="55400" calcext:value-type="float">
            <text:p>5540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83]+[.A3984]" office:value-type="float" office:value="55456" calcext:value-type="float">
            <text:p>5545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84]+[.A3985]" office:value-type="float" office:value="55512" calcext:value-type="float">
            <text:p>5551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3985]+[.A3986]" office:value-type="float" office:value="55568" calcext:value-type="float">
            <text:p>5556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3986]+[.A3987]" office:value-type="float" office:value="55626" calcext:value-type="float">
            <text:p>5562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3987]+[.A3988]" office:value-type="float" office:value="55684" calcext:value-type="float">
            <text:p>5568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3988]+[.A3989]" office:value-type="float" office:value="55742" calcext:value-type="float">
            <text:p>5574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3989]+[.A3990]" office:value-type="float" office:value="55800" calcext:value-type="float">
            <text:p>5580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3990]+[.A3991]" office:value-type="float" office:value="55858" calcext:value-type="float">
            <text:p>5585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3991]+[.A3992]" office:value-type="float" office:value="55916" calcext:value-type="float">
            <text:p>5591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3992]+[.A3993]" office:value-type="float" office:value="55974" calcext:value-type="float">
            <text:p>5597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3993]+[.A3994]" office:value-type="float" office:value="56032" calcext:value-type="float">
            <text:p>5603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3994]+[.A3995]" office:value-type="float" office:value="56090" calcext:value-type="float">
            <text:p>5609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3995]+[.A3996]" office:value-type="float" office:value="56148" calcext:value-type="float">
            <text:p>5614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3996]+[.A3997]" office:value-type="float" office:value="56206" calcext:value-type="float">
            <text:p>5620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3997]+[.A3998]" office:value-type="float" office:value="56264" calcext:value-type="float">
            <text:p>5626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3998]+[.A3999]" office:value-type="float" office:value="56322" calcext:value-type="float">
            <text:p>5632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3999]+[.A4000]" office:value-type="float" office:value="56380" calcext:value-type="float">
            <text:p>5638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00]+[.A4001]" office:value-type="float" office:value="56438" calcext:value-type="float">
            <text:p>5643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01]+[.A4002]" office:value-type="float" office:value="56496" calcext:value-type="float">
            <text:p>5649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02]+[.A4003]" office:value-type="float" office:value="56554" calcext:value-type="float">
            <text:p>5655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03]+[.A4004]" office:value-type="float" office:value="56612" calcext:value-type="float">
            <text:p>5661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04]+[.A4005]" office:value-type="float" office:value="56670" calcext:value-type="float">
            <text:p>5667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05]+[.A4006]" office:value-type="float" office:value="56728" calcext:value-type="float">
            <text:p>5672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06]+[.A4007]" office:value-type="float" office:value="56786" calcext:value-type="float">
            <text:p>5678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07]+[.A4008]" office:value-type="float" office:value="56844" calcext:value-type="float">
            <text:p>5684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08]+[.A4009]" office:value-type="float" office:value="56902" calcext:value-type="float">
            <text:p>5690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09]+[.A4010]" office:value-type="float" office:value="56960" calcext:value-type="float">
            <text:p>5696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10]+[.A4011]" office:value-type="float" office:value="57018" calcext:value-type="float">
            <text:p>5701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11]+[.A4012]" office:value-type="float" office:value="57076" calcext:value-type="float">
            <text:p>5707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12]+[.A4013]" office:value-type="float" office:value="57134" calcext:value-type="float">
            <text:p>5713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13]+[.A4014]" office:value-type="float" office:value="57192" calcext:value-type="float">
            <text:p>5719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14]+[.A4015]" office:value-type="float" office:value="57250" calcext:value-type="float">
            <text:p>5725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15]+[.A4016]" office:value-type="float" office:value="57308" calcext:value-type="float">
            <text:p>5730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16]+[.A4017]" office:value-type="float" office:value="57366" calcext:value-type="float">
            <text:p>5736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17]+[.A4018]" office:value-type="float" office:value="57424" calcext:value-type="float">
            <text:p>5742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18]+[.A4019]" office:value-type="float" office:value="57482" calcext:value-type="float">
            <text:p>5748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19]+[.A4020]" office:value-type="float" office:value="57540" calcext:value-type="float">
            <text:p>5754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20]+[.A4021]" office:value-type="float" office:value="57598" calcext:value-type="float">
            <text:p>5759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21]+[.A4022]" office:value-type="float" office:value="57656" calcext:value-type="float">
            <text:p>5765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22]+[.A4023]" office:value-type="float" office:value="57714" calcext:value-type="float">
            <text:p>5771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4023]+[.A4024]" office:value-type="float" office:value="57772" calcext:value-type="float">
            <text:p>5777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24]+[.A4025]" office:value-type="float" office:value="57833" calcext:value-type="float">
            <text:p>5783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25]+[.A4026]" office:value-type="float" office:value="57894" calcext:value-type="float">
            <text:p>5789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26]+[.A4027]" office:value-type="float" office:value="57955" calcext:value-type="float">
            <text:p>5795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27]+[.A4028]" office:value-type="float" office:value="58016" calcext:value-type="float">
            <text:p>5801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28]+[.A4029]" office:value-type="float" office:value="58077" calcext:value-type="float">
            <text:p>5807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29]+[.A4030]" office:value-type="float" office:value="58138" calcext:value-type="float">
            <text:p>5813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30]+[.A4031]" office:value-type="float" office:value="58199" calcext:value-type="float">
            <text:p>5819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31]+[.A4032]" office:value-type="float" office:value="58260" calcext:value-type="float">
            <text:p>5826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32]+[.A4033]" office:value-type="float" office:value="58321" calcext:value-type="float">
            <text:p>5832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33]+[.A4034]" office:value-type="float" office:value="58382" calcext:value-type="float">
            <text:p>5838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34]+[.A4035]" office:value-type="float" office:value="58443" calcext:value-type="float">
            <text:p>5844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35]+[.A4036]" office:value-type="float" office:value="58504" calcext:value-type="float">
            <text:p>5850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36]+[.A4037]" office:value-type="float" office:value="58565" calcext:value-type="float">
            <text:p>5856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37]+[.A4038]" office:value-type="float" office:value="58626" calcext:value-type="float">
            <text:p>5862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38]+[.A4039]" office:value-type="float" office:value="58687" calcext:value-type="float">
            <text:p>5868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39]+[.A4040]" office:value-type="float" office:value="58748" calcext:value-type="float">
            <text:p>5874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40]+[.A4041]" office:value-type="float" office:value="58809" calcext:value-type="float">
            <text:p>5880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41]+[.A4042]" office:value-type="float" office:value="58870" calcext:value-type="float">
            <text:p>5887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42]+[.A4043]" office:value-type="float" office:value="58931" calcext:value-type="float">
            <text:p>5893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43]+[.A4044]" office:value-type="float" office:value="58992" calcext:value-type="float">
            <text:p>5899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44]+[.A4045]" office:value-type="float" office:value="59053" calcext:value-type="float">
            <text:p>5905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45]+[.A4046]" office:value-type="float" office:value="59114" calcext:value-type="float">
            <text:p>5911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46]+[.A4047]" office:value-type="float" office:value="59175" calcext:value-type="float">
            <text:p>5917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47]+[.A4048]" office:value-type="float" office:value="59236" calcext:value-type="float">
            <text:p>5923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48]+[.A4049]" office:value-type="float" office:value="59297" calcext:value-type="float">
            <text:p>5929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49]+[.A4050]" office:value-type="float" office:value="59358" calcext:value-type="float">
            <text:p>5935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50]+[.A4051]" office:value-type="float" office:value="59419" calcext:value-type="float">
            <text:p>5941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51]+[.A4052]" office:value-type="float" office:value="59480" calcext:value-type="float">
            <text:p>5948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52]+[.A4053]" office:value-type="float" office:value="59541" calcext:value-type="float">
            <text:p>5954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53]+[.A4054]" office:value-type="float" office:value="59602" calcext:value-type="float">
            <text:p>5960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54]+[.A4055]" office:value-type="float" office:value="59663" calcext:value-type="float">
            <text:p>5966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55]+[.A4056]" office:value-type="float" office:value="59724" calcext:value-type="float">
            <text:p>5972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56]+[.A4057]" office:value-type="float" office:value="59785" calcext:value-type="float">
            <text:p>5978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57]+[.A4058]" office:value-type="float" office:value="59846" calcext:value-type="float">
            <text:p>5984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58]+[.A4059]" office:value-type="float" office:value="59907" calcext:value-type="float">
            <text:p>5990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59]+[.A4060]" office:value-type="float" office:value="59968" calcext:value-type="float">
            <text:p>5996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60]+[.A4061]" office:value-type="float" office:value="60029" calcext:value-type="float">
            <text:p>6002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61]+[.A4062]" office:value-type="float" office:value="60090" calcext:value-type="float">
            <text:p>6009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62]+[.A4063]" office:value-type="float" office:value="60151" calcext:value-type="float">
            <text:p>6015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63]+[.A4064]" office:value-type="float" office:value="60212" calcext:value-type="float">
            <text:p>6021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64]+[.A4065]" office:value-type="float" office:value="60273" calcext:value-type="float">
            <text:p>6027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65]+[.A4066]" office:value-type="float" office:value="60334" calcext:value-type="float">
            <text:p>6033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66]+[.A4067]" office:value-type="float" office:value="60395" calcext:value-type="float">
            <text:p>6039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67]+[.A4068]" office:value-type="float" office:value="60456" calcext:value-type="float">
            <text:p>6045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68]+[.A4069]" office:value-type="float" office:value="60517" calcext:value-type="float">
            <text:p>6051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69]+[.A4070]" office:value-type="float" office:value="60578" calcext:value-type="float">
            <text:p>6057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70]+[.A4071]" office:value-type="float" office:value="60639" calcext:value-type="float">
            <text:p>6063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4071]+[.A4072]" office:value-type="float" office:value="60700" calcext:value-type="float">
            <text:p>6070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72]+[.A4073]" office:value-type="float" office:value="60764" calcext:value-type="float">
            <text:p>607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73]+[.A4074]" office:value-type="float" office:value="60828" calcext:value-type="float">
            <text:p>6082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74]+[.A4075]" office:value-type="float" office:value="60892" calcext:value-type="float">
            <text:p>6089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75]+[.A4076]" office:value-type="float" office:value="60956" calcext:value-type="float">
            <text:p>6095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76]+[.A4077]" office:value-type="float" office:value="61020" calcext:value-type="float">
            <text:p>6102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77]+[.A4078]" office:value-type="float" office:value="61084" calcext:value-type="float">
            <text:p>6108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78]+[.A4079]" office:value-type="float" office:value="61148" calcext:value-type="float">
            <text:p>6114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79]+[.A4080]" office:value-type="float" office:value="61212" calcext:value-type="float">
            <text:p>6121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80]+[.A4081]" office:value-type="float" office:value="61276" calcext:value-type="float">
            <text:p>6127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81]+[.A4082]" office:value-type="float" office:value="61340" calcext:value-type="float">
            <text:p>6134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82]+[.A4083]" office:value-type="float" office:value="61404" calcext:value-type="float">
            <text:p>6140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83]+[.A4084]" office:value-type="float" office:value="61468" calcext:value-type="float">
            <text:p>6146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84]+[.A4085]" office:value-type="float" office:value="61532" calcext:value-type="float">
            <text:p>6153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85]+[.A4086]" office:value-type="float" office:value="61596" calcext:value-type="float">
            <text:p>6159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86]+[.A4087]" office:value-type="float" office:value="61660" calcext:value-type="float">
            <text:p>6166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87]+[.A4088]" office:value-type="float" office:value="61724" calcext:value-type="float">
            <text:p>6172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88]+[.A4089]" office:value-type="float" office:value="61788" calcext:value-type="float">
            <text:p>6178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89]+[.A4090]" office:value-type="float" office:value="61852" calcext:value-type="float">
            <text:p>6185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90]+[.A4091]" office:value-type="float" office:value="61916" calcext:value-type="float">
            <text:p>6191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91]+[.A4092]" office:value-type="float" office:value="61980" calcext:value-type="float">
            <text:p>6198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92]+[.A4093]" office:value-type="float" office:value="62044" calcext:value-type="float">
            <text:p>6204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93]+[.A4094]" office:value-type="float" office:value="62108" calcext:value-type="float">
            <text:p>6210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94]+[.A4095]" office:value-type="float" office:value="62172" calcext:value-type="float">
            <text:p>6217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95]+[.A4096]" office:value-type="float" office:value="62236" calcext:value-type="float">
            <text:p>6223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96]+[.A4097]" office:value-type="float" office:value="62300" calcext:value-type="float">
            <text:p>6230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97]+[.A4098]" office:value-type="float" office:value="62364" calcext:value-type="float">
            <text:p>623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98]+[.A4099]" office:value-type="float" office:value="62428" calcext:value-type="float">
            <text:p>6242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099]+[.A4100]" office:value-type="float" office:value="62492" calcext:value-type="float">
            <text:p>6249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100]+[.A4101]" office:value-type="float" office:value="62556" calcext:value-type="float">
            <text:p>6255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101]+[.A4102]" office:value-type="float" office:value="62620" calcext:value-type="float">
            <text:p>6262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102]+[.A4103]" office:value-type="float" office:value="62684" calcext:value-type="float">
            <text:p>6268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103]+[.A4104]" office:value-type="float" office:value="62748" calcext:value-type="float">
            <text:p>6274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104]+[.A4105]" office:value-type="float" office:value="62812" calcext:value-type="float">
            <text:p>6281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105]+[.A4106]" office:value-type="float" office:value="62876" calcext:value-type="float">
            <text:p>6287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106]+[.A4107]" office:value-type="float" office:value="62940" calcext:value-type="float">
            <text:p>6294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107]+[.A4108]" office:value-type="float" office:value="63004" calcext:value-type="float">
            <text:p>6300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108]+[.A4109]" office:value-type="float" office:value="63068" calcext:value-type="float">
            <text:p>6306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109]+[.A4110]" office:value-type="float" office:value="63132" calcext:value-type="float">
            <text:p>6313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110]+[.A4111]" office:value-type="float" office:value="63196" calcext:value-type="float">
            <text:p>6319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4111]+[.A4112]" office:value-type="float" office:value="63260" calcext:value-type="float">
            <text:p>6326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12]+[.A4113]" office:value-type="float" office:value="63327" calcext:value-type="float">
            <text:p>6332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13]+[.A4114]" office:value-type="float" office:value="63394" calcext:value-type="float">
            <text:p>6339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14]+[.A4115]" office:value-type="float" office:value="63461" calcext:value-type="float">
            <text:p>6346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15]+[.A4116]" office:value-type="float" office:value="63528" calcext:value-type="float">
            <text:p>6352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16]+[.A4117]" office:value-type="float" office:value="63595" calcext:value-type="float">
            <text:p>6359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17]+[.A4118]" office:value-type="float" office:value="63662" calcext:value-type="float">
            <text:p>6366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18]+[.A4119]" office:value-type="float" office:value="63729" calcext:value-type="float">
            <text:p>63729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19]+[.A4120]" office:value-type="float" office:value="63796" calcext:value-type="float">
            <text:p>6379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20]+[.A4121]" office:value-type="float" office:value="63863" calcext:value-type="float">
            <text:p>6386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21]+[.A4122]" office:value-type="float" office:value="63930" calcext:value-type="float">
            <text:p>6393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22]+[.A4123]" office:value-type="float" office:value="63997" calcext:value-type="float">
            <text:p>6399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23]+[.A4124]" office:value-type="float" office:value="64064" calcext:value-type="float">
            <text:p>6406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24]+[.A4125]" office:value-type="float" office:value="64131" calcext:value-type="float">
            <text:p>6413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25]+[.A4126]" office:value-type="float" office:value="64198" calcext:value-type="float">
            <text:p>6419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26]+[.A4127]" office:value-type="float" office:value="64265" calcext:value-type="float">
            <text:p>6426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27]+[.A4128]" office:value-type="float" office:value="64332" calcext:value-type="float">
            <text:p>6433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28]+[.A4129]" office:value-type="float" office:value="64399" calcext:value-type="float">
            <text:p>64399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29]+[.A4130]" office:value-type="float" office:value="64466" calcext:value-type="float">
            <text:p>6446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30]+[.A4131]" office:value-type="float" office:value="64533" calcext:value-type="float">
            <text:p>6453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31]+[.A4132]" office:value-type="float" office:value="64600" calcext:value-type="float">
            <text:p>6460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32]+[.A4133]" office:value-type="float" office:value="64667" calcext:value-type="float">
            <text:p>646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33]+[.A4134]" office:value-type="float" office:value="64734" calcext:value-type="float">
            <text:p>6473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34]+[.A4135]" office:value-type="float" office:value="64801" calcext:value-type="float">
            <text:p>6480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35]+[.A4136]" office:value-type="float" office:value="64868" calcext:value-type="float">
            <text:p>6486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36]+[.A4137]" office:value-type="float" office:value="64935" calcext:value-type="float">
            <text:p>6493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37]+[.A4138]" office:value-type="float" office:value="65002" calcext:value-type="float">
            <text:p>6500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38]+[.A4139]" office:value-type="float" office:value="65069" calcext:value-type="float">
            <text:p>65069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39]+[.A4140]" office:value-type="float" office:value="65136" calcext:value-type="float">
            <text:p>6513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40]+[.A4141]" office:value-type="float" office:value="65203" calcext:value-type="float">
            <text:p>6520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41]+[.A4142]" office:value-type="float" office:value="65270" calcext:value-type="float">
            <text:p>6527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42]+[.A4143]" office:value-type="float" office:value="65337" calcext:value-type="float">
            <text:p>6533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43]+[.A4144]" office:value-type="float" office:value="65404" calcext:value-type="float">
            <text:p>6540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44]+[.A4145]" office:value-type="float" office:value="65471" calcext:value-type="float">
            <text:p>6547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45]+[.A4146]" office:value-type="float" office:value="65538" calcext:value-type="float">
            <text:p>6553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46]+[.A4147]" office:value-type="float" office:value="65605" calcext:value-type="float">
            <text:p>6560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47]+[.A4148]" office:value-type="float" office:value="65672" calcext:value-type="float">
            <text:p>6567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48]+[.A4149]" office:value-type="float" office:value="65739" calcext:value-type="float">
            <text:p>65739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49]+[.A4150]" office:value-type="float" office:value="65806" calcext:value-type="float">
            <text:p>6580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50]+[.A4151]" office:value-type="float" office:value="65873" calcext:value-type="float">
            <text:p>6587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51]+[.A4152]" office:value-type="float" office:value="65940" calcext:value-type="float">
            <text:p>6594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52]+[.A4153]" office:value-type="float" office:value="66007" calcext:value-type="float">
            <text:p>6600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4153]+[.A4154]" office:value-type="float" office:value="66074" calcext:value-type="float">
            <text:p>6607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54]+[.A4155]" office:value-type="float" office:value="66144" calcext:value-type="float">
            <text:p>6614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55]+[.A4156]" office:value-type="float" office:value="66214" calcext:value-type="float">
            <text:p>6621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56]+[.A4157]" office:value-type="float" office:value="66284" calcext:value-type="float">
            <text:p>6628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57]+[.A4158]" office:value-type="float" office:value="66354" calcext:value-type="float">
            <text:p>6635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58]+[.A4159]" office:value-type="float" office:value="66424" calcext:value-type="float">
            <text:p>6642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59]+[.A4160]" office:value-type="float" office:value="66494" calcext:value-type="float">
            <text:p>6649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60]+[.A4161]" office:value-type="float" office:value="66564" calcext:value-type="float">
            <text:p>6656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61]+[.A4162]" office:value-type="float" office:value="66634" calcext:value-type="float">
            <text:p>6663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62]+[.A4163]" office:value-type="float" office:value="66704" calcext:value-type="float">
            <text:p>6670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63]+[.A4164]" office:value-type="float" office:value="66774" calcext:value-type="float">
            <text:p>6677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64]+[.A4165]" office:value-type="float" office:value="66844" calcext:value-type="float">
            <text:p>6684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65]+[.A4166]" office:value-type="float" office:value="66914" calcext:value-type="float">
            <text:p>6691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66]+[.A4167]" office:value-type="float" office:value="66984" calcext:value-type="float">
            <text:p>6698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67]+[.A4168]" office:value-type="float" office:value="67054" calcext:value-type="float">
            <text:p>6705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68]+[.A4169]" office:value-type="float" office:value="67124" calcext:value-type="float">
            <text:p>6712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69]+[.A4170]" office:value-type="float" office:value="67194" calcext:value-type="float">
            <text:p>6719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70]+[.A4171]" office:value-type="float" office:value="67264" calcext:value-type="float">
            <text:p>6726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71]+[.A4172]" office:value-type="float" office:value="67334" calcext:value-type="float">
            <text:p>6733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72]+[.A4173]" office:value-type="float" office:value="67404" calcext:value-type="float">
            <text:p>6740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73]+[.A4174]" office:value-type="float" office:value="67474" calcext:value-type="float">
            <text:p>6747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74]+[.A4175]" office:value-type="float" office:value="67544" calcext:value-type="float">
            <text:p>6754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75]+[.A4176]" office:value-type="float" office:value="67614" calcext:value-type="float">
            <text:p>6761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76]+[.A4177]" office:value-type="float" office:value="67684" calcext:value-type="float">
            <text:p>6768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77]+[.A4178]" office:value-type="float" office:value="67754" calcext:value-type="float">
            <text:p>6775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78]+[.A4179]" office:value-type="float" office:value="67824" calcext:value-type="float">
            <text:p>6782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79]+[.A4180]" office:value-type="float" office:value="67894" calcext:value-type="float">
            <text:p>6789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80]+[.A4181]" office:value-type="float" office:value="67964" calcext:value-type="float">
            <text:p>6796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81]+[.A4182]" office:value-type="float" office:value="68034" calcext:value-type="float">
            <text:p>6803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82]+[.A4183]" office:value-type="float" office:value="68104" calcext:value-type="float">
            <text:p>6810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83]+[.A4184]" office:value-type="float" office:value="68174" calcext:value-type="float">
            <text:p>6817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84]+[.A4185]" office:value-type="float" office:value="68244" calcext:value-type="float">
            <text:p>6824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85]+[.A4186]" office:value-type="float" office:value="68314" calcext:value-type="float">
            <text:p>6831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86]+[.A4187]" office:value-type="float" office:value="68384" calcext:value-type="float">
            <text:p>6838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87]+[.A4188]" office:value-type="float" office:value="68454" calcext:value-type="float">
            <text:p>6845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88]+[.A4189]" office:value-type="float" office:value="68524" calcext:value-type="float">
            <text:p>6852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89]+[.A4190]" office:value-type="float" office:value="68594" calcext:value-type="float">
            <text:p>6859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90]+[.A4191]" office:value-type="float" office:value="68664" calcext:value-type="float">
            <text:p>6866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91]+[.A4192]" office:value-type="float" office:value="68734" calcext:value-type="float">
            <text:p>6873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4192]+[.A4193]" office:value-type="float" office:value="68804" calcext:value-type="float">
            <text:p>6880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193]+[.A4194]" office:value-type="float" office:value="68877" calcext:value-type="float">
            <text:p>6887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194]+[.A4195]" office:value-type="float" office:value="68950" calcext:value-type="float">
            <text:p>6895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195]+[.A4196]" office:value-type="float" office:value="69023" calcext:value-type="float">
            <text:p>6902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196]+[.A4197]" office:value-type="float" office:value="69096" calcext:value-type="float">
            <text:p>6909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197]+[.A4198]" office:value-type="float" office:value="69169" calcext:value-type="float">
            <text:p>6916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198]+[.A4199]" office:value-type="float" office:value="69242" calcext:value-type="float">
            <text:p>6924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199]+[.A4200]" office:value-type="float" office:value="69315" calcext:value-type="float">
            <text:p>6931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00]+[.A4201]" office:value-type="float" office:value="69388" calcext:value-type="float">
            <text:p>6938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01]+[.A4202]" office:value-type="float" office:value="69461" calcext:value-type="float">
            <text:p>6946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02]+[.A4203]" office:value-type="float" office:value="69534" calcext:value-type="float">
            <text:p>6953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03]+[.A4204]" office:value-type="float" office:value="69607" calcext:value-type="float">
            <text:p>6960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04]+[.A4205]" office:value-type="float" office:value="69680" calcext:value-type="float">
            <text:p>6968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05]+[.A4206]" office:value-type="float" office:value="69753" calcext:value-type="float">
            <text:p>6975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06]+[.A4207]" office:value-type="float" office:value="69826" calcext:value-type="float">
            <text:p>6982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07]+[.A4208]" office:value-type="float" office:value="69899" calcext:value-type="float">
            <text:p>6989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08]+[.A4209]" office:value-type="float" office:value="69972" calcext:value-type="float">
            <text:p>6997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09]+[.A4210]" office:value-type="float" office:value="70045" calcext:value-type="float">
            <text:p>7004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10]+[.A4211]" office:value-type="float" office:value="70118" calcext:value-type="float">
            <text:p>7011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11]+[.A4212]" office:value-type="float" office:value="70191" calcext:value-type="float">
            <text:p>7019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12]+[.A4213]" office:value-type="float" office:value="70264" calcext:value-type="float">
            <text:p>7026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13]+[.A4214]" office:value-type="float" office:value="70337" calcext:value-type="float">
            <text:p>7033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14]+[.A4215]" office:value-type="float" office:value="70410" calcext:value-type="float">
            <text:p>7041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15]+[.A4216]" office:value-type="float" office:value="70483" calcext:value-type="float">
            <text:p>7048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16]+[.A4217]" office:value-type="float" office:value="70556" calcext:value-type="float">
            <text:p>7055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17]+[.A4218]" office:value-type="float" office:value="70629" calcext:value-type="float">
            <text:p>7062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18]+[.A4219]" office:value-type="float" office:value="70702" calcext:value-type="float">
            <text:p>7070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19]+[.A4220]" office:value-type="float" office:value="70775" calcext:value-type="float">
            <text:p>707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20]+[.A4221]" office:value-type="float" office:value="70848" calcext:value-type="float">
            <text:p>7084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21]+[.A4222]" office:value-type="float" office:value="70921" calcext:value-type="float">
            <text:p>7092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22]+[.A4223]" office:value-type="float" office:value="70994" calcext:value-type="float">
            <text:p>7099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23]+[.A4224]" office:value-type="float" office:value="71067" calcext:value-type="float">
            <text:p>7106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24]+[.A4225]" office:value-type="float" office:value="71140" calcext:value-type="float">
            <text:p>7114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25]+[.A4226]" office:value-type="float" office:value="71213" calcext:value-type="float">
            <text:p>7121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26]+[.A4227]" office:value-type="float" office:value="71286" calcext:value-type="float">
            <text:p>7128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27]+[.A4228]" office:value-type="float" office:value="71359" calcext:value-type="float">
            <text:p>7135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28]+[.A4229]" office:value-type="float" office:value="71432" calcext:value-type="float">
            <text:p>7143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29]+[.A4230]" office:value-type="float" office:value="71505" calcext:value-type="float">
            <text:p>7150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30]+[.A4231]" office:value-type="float" office:value="71578" calcext:value-type="float">
            <text:p>7157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4231]+[.A4232]" office:value-type="float" office:value="71651" calcext:value-type="float">
            <text:p>7165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32]+[.A4233]" office:value-type="float" office:value="71728" calcext:value-type="float">
            <text:p>7172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33]+[.A4234]" office:value-type="float" office:value="71805" calcext:value-type="float">
            <text:p>7180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34]+[.A4235]" office:value-type="float" office:value="71882" calcext:value-type="float">
            <text:p>7188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35]+[.A4236]" office:value-type="float" office:value="71959" calcext:value-type="float">
            <text:p>7195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36]+[.A4237]" office:value-type="float" office:value="72036" calcext:value-type="float">
            <text:p>7203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37]+[.A4238]" office:value-type="float" office:value="72113" calcext:value-type="float">
            <text:p>7211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38]+[.A4239]" office:value-type="float" office:value="72190" calcext:value-type="float">
            <text:p>7219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39]+[.A4240]" office:value-type="float" office:value="72267" calcext:value-type="float">
            <text:p>7226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40]+[.A4241]" office:value-type="float" office:value="72344" calcext:value-type="float">
            <text:p>7234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41]+[.A4242]" office:value-type="float" office:value="72421" calcext:value-type="float">
            <text:p>7242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42]+[.A4243]" office:value-type="float" office:value="72498" calcext:value-type="float">
            <text:p>7249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43]+[.A4244]" office:value-type="float" office:value="72575" calcext:value-type="float">
            <text:p>7257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44]+[.A4245]" office:value-type="float" office:value="72652" calcext:value-type="float">
            <text:p>7265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45]+[.A4246]" office:value-type="float" office:value="72729" calcext:value-type="float">
            <text:p>7272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46]+[.A4247]" office:value-type="float" office:value="72806" calcext:value-type="float">
            <text:p>7280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47]+[.A4248]" office:value-type="float" office:value="72883" calcext:value-type="float">
            <text:p>7288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48]+[.A4249]" office:value-type="float" office:value="72960" calcext:value-type="float">
            <text:p>7296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49]+[.A4250]" office:value-type="float" office:value="73037" calcext:value-type="float">
            <text:p>7303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50]+[.A4251]" office:value-type="float" office:value="73114" calcext:value-type="float">
            <text:p>7311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51]+[.A4252]" office:value-type="float" office:value="73191" calcext:value-type="float">
            <text:p>7319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52]+[.A4253]" office:value-type="float" office:value="73268" calcext:value-type="float">
            <text:p>7326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53]+[.A4254]" office:value-type="float" office:value="73345" calcext:value-type="float">
            <text:p>7334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54]+[.A4255]" office:value-type="float" office:value="73422" calcext:value-type="float">
            <text:p>7342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55]+[.A4256]" office:value-type="float" office:value="73499" calcext:value-type="float">
            <text:p>7349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56]+[.A4257]" office:value-type="float" office:value="73576" calcext:value-type="float">
            <text:p>7357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57]+[.A4258]" office:value-type="float" office:value="73653" calcext:value-type="float">
            <text:p>7365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58]+[.A4259]" office:value-type="float" office:value="73730" calcext:value-type="float">
            <text:p>7373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59]+[.A4260]" office:value-type="float" office:value="73807" calcext:value-type="float">
            <text:p>7380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60]+[.A4261]" office:value-type="float" office:value="73884" calcext:value-type="float">
            <text:p>7388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61]+[.A4262]" office:value-type="float" office:value="73961" calcext:value-type="float">
            <text:p>7396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62]+[.A4263]" office:value-type="float" office:value="74038" calcext:value-type="float">
            <text:p>7403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63]+[.A4264]" office:value-type="float" office:value="74115" calcext:value-type="float">
            <text:p>7411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64]+[.A4265]" office:value-type="float" office:value="74192" calcext:value-type="float">
            <text:p>7419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65]+[.A4266]" office:value-type="float" office:value="74269" calcext:value-type="float">
            <text:p>7426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66]+[.A4267]" office:value-type="float" office:value="74346" calcext:value-type="float">
            <text:p>7434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67]+[.A4268]" office:value-type="float" office:value="74423" calcext:value-type="float">
            <text:p>7442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68]+[.A4269]" office:value-type="float" office:value="74500" calcext:value-type="float">
            <text:p>7450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69]+[.A4270]" office:value-type="float" office:value="74577" calcext:value-type="float">
            <text:p>745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70]+[.A4271]" office:value-type="float" office:value="74654" calcext:value-type="float">
            <text:p>7465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71]+[.A4272]" office:value-type="float" office:value="74731" calcext:value-type="float">
            <text:p>7473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72]+[.A4273]" office:value-type="float" office:value="74808" calcext:value-type="float">
            <text:p>7480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4273]+[.A4274]" office:value-type="float" office:value="74885" calcext:value-type="float">
            <text:p>7488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74]+[.A4275]" office:value-type="float" office:value="74965" calcext:value-type="float">
            <text:p>7496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75]+[.A4276]" office:value-type="float" office:value="75045" calcext:value-type="float">
            <text:p>7504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76]+[.A4277]" office:value-type="float" office:value="75125" calcext:value-type="float">
            <text:p>7512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77]+[.A4278]" office:value-type="float" office:value="75205" calcext:value-type="float">
            <text:p>7520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78]+[.A4279]" office:value-type="float" office:value="75285" calcext:value-type="float">
            <text:p>7528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79]+[.A4280]" office:value-type="float" office:value="75365" calcext:value-type="float">
            <text:p>7536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80]+[.A4281]" office:value-type="float" office:value="75445" calcext:value-type="float">
            <text:p>7544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81]+[.A4282]" office:value-type="float" office:value="75525" calcext:value-type="float">
            <text:p>7552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82]+[.A4283]" office:value-type="float" office:value="75605" calcext:value-type="float">
            <text:p>7560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83]+[.A4284]" office:value-type="float" office:value="75685" calcext:value-type="float">
            <text:p>7568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84]+[.A4285]" office:value-type="float" office:value="75765" calcext:value-type="float">
            <text:p>7576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85]+[.A4286]" office:value-type="float" office:value="75845" calcext:value-type="float">
            <text:p>7584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86]+[.A4287]" office:value-type="float" office:value="75925" calcext:value-type="float">
            <text:p>7592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87]+[.A4288]" office:value-type="float" office:value="76005" calcext:value-type="float">
            <text:p>7600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88]+[.A4289]" office:value-type="float" office:value="76085" calcext:value-type="float">
            <text:p>7608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89]+[.A4290]" office:value-type="float" office:value="76165" calcext:value-type="float">
            <text:p>7616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90]+[.A4291]" office:value-type="float" office:value="76245" calcext:value-type="float">
            <text:p>7624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91]+[.A4292]" office:value-type="float" office:value="76325" calcext:value-type="float">
            <text:p>7632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92]+[.A4293]" office:value-type="float" office:value="76405" calcext:value-type="float">
            <text:p>7640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93]+[.A4294]" office:value-type="float" office:value="76485" calcext:value-type="float">
            <text:p>7648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94]+[.A4295]" office:value-type="float" office:value="76565" calcext:value-type="float">
            <text:p>7656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95]+[.A4296]" office:value-type="float" office:value="76645" calcext:value-type="float">
            <text:p>7664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96]+[.A4297]" office:value-type="float" office:value="76725" calcext:value-type="float">
            <text:p>7672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97]+[.A4298]" office:value-type="float" office:value="76805" calcext:value-type="float">
            <text:p>7680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98]+[.A4299]" office:value-type="float" office:value="76885" calcext:value-type="float">
            <text:p>7688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299]+[.A4300]" office:value-type="float" office:value="76965" calcext:value-type="float">
            <text:p>7696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00]+[.A4301]" office:value-type="float" office:value="77045" calcext:value-type="float">
            <text:p>7704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01]+[.A4302]" office:value-type="float" office:value="77125" calcext:value-type="float">
            <text:p>7712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02]+[.A4303]" office:value-type="float" office:value="77205" calcext:value-type="float">
            <text:p>7720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03]+[.A4304]" office:value-type="float" office:value="77285" calcext:value-type="float">
            <text:p>7728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04]+[.A4305]" office:value-type="float" office:value="77365" calcext:value-type="float">
            <text:p>7736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05]+[.A4306]" office:value-type="float" office:value="77445" calcext:value-type="float">
            <text:p>7744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06]+[.A4307]" office:value-type="float" office:value="77525" calcext:value-type="float">
            <text:p>7752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07]+[.A4308]" office:value-type="float" office:value="77605" calcext:value-type="float">
            <text:p>7760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08]+[.A4309]" office:value-type="float" office:value="77685" calcext:value-type="float">
            <text:p>7768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09]+[.A4310]" office:value-type="float" office:value="77765" calcext:value-type="float">
            <text:p>7776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10]+[.A4311]" office:value-type="float" office:value="77845" calcext:value-type="float">
            <text:p>7784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11]+[.A4312]" office:value-type="float" office:value="77925" calcext:value-type="float">
            <text:p>7792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12]+[.A4313]" office:value-type="float" office:value="78005" calcext:value-type="float">
            <text:p>7800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13]+[.A4314]" office:value-type="float" office:value="78085" calcext:value-type="float">
            <text:p>7808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14]+[.A4315]" office:value-type="float" office:value="78165" calcext:value-type="float">
            <text:p>7816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15]+[.A4316]" office:value-type="float" office:value="78245" calcext:value-type="float">
            <text:p>7824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16]+[.A4317]" office:value-type="float" office:value="78325" calcext:value-type="float">
            <text:p>7832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17]+[.A4318]" office:value-type="float" office:value="78405" calcext:value-type="float">
            <text:p>7840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18]+[.A4319]" office:value-type="float" office:value="78485" calcext:value-type="float">
            <text:p>7848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19]+[.A4320]" office:value-type="float" office:value="78565" calcext:value-type="float">
            <text:p>7856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20]+[.A4321]" office:value-type="float" office:value="78645" calcext:value-type="float">
            <text:p>7864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21]+[.A4322]" office:value-type="float" office:value="78725" calcext:value-type="float">
            <text:p>7872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22]+[.A4323]" office:value-type="float" office:value="78805" calcext:value-type="float">
            <text:p>7880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23]+[.A4324]" office:value-type="float" office:value="78885" calcext:value-type="float">
            <text:p>7888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24]+[.A4325]" office:value-type="float" office:value="78965" calcext:value-type="float">
            <text:p>7896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325]+[.A4326]" office:value-type="float" office:value="79045" calcext:value-type="float">
            <text:p>7904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26]+[.A4327]" office:value-type="float" office:value="79129" calcext:value-type="float">
            <text:p>7912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27]+[.A4328]" office:value-type="float" office:value="79213" calcext:value-type="float">
            <text:p>7921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28]+[.A4329]" office:value-type="float" office:value="79297" calcext:value-type="float">
            <text:p>7929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29]+[.A4330]" office:value-type="float" office:value="79381" calcext:value-type="float">
            <text:p>7938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30]+[.A4331]" office:value-type="float" office:value="79465" calcext:value-type="float">
            <text:p>7946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31]+[.A4332]" office:value-type="float" office:value="79549" calcext:value-type="float">
            <text:p>7954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32]+[.A4333]" office:value-type="float" office:value="79633" calcext:value-type="float">
            <text:p>7963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33]+[.A4334]" office:value-type="float" office:value="79717" calcext:value-type="float">
            <text:p>7971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34]+[.A4335]" office:value-type="float" office:value="79801" calcext:value-type="float">
            <text:p>7980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35]+[.A4336]" office:value-type="float" office:value="79885" calcext:value-type="float">
            <text:p>7988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36]+[.A4337]" office:value-type="float" office:value="79969" calcext:value-type="float">
            <text:p>7996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37]+[.A4338]" office:value-type="float" office:value="80053" calcext:value-type="float">
            <text:p>8005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38]+[.A4339]" office:value-type="float" office:value="80137" calcext:value-type="float">
            <text:p>8013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39]+[.A4340]" office:value-type="float" office:value="80221" calcext:value-type="float">
            <text:p>8022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40]+[.A4341]" office:value-type="float" office:value="80305" calcext:value-type="float">
            <text:p>8030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41]+[.A4342]" office:value-type="float" office:value="80389" calcext:value-type="float">
            <text:p>8038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42]+[.A4343]" office:value-type="float" office:value="80473" calcext:value-type="float">
            <text:p>8047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43]+[.A4344]" office:value-type="float" office:value="80557" calcext:value-type="float">
            <text:p>8055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44]+[.A4345]" office:value-type="float" office:value="80641" calcext:value-type="float">
            <text:p>8064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45]+[.A4346]" office:value-type="float" office:value="80725" calcext:value-type="float">
            <text:p>8072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46]+[.A4347]" office:value-type="float" office:value="80809" calcext:value-type="float">
            <text:p>8080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47]+[.A4348]" office:value-type="float" office:value="80893" calcext:value-type="float">
            <text:p>8089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48]+[.A4349]" office:value-type="float" office:value="80977" calcext:value-type="float">
            <text:p>8097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49]+[.A4350]" office:value-type="float" office:value="81061" calcext:value-type="float">
            <text:p>8106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50]+[.A4351]" office:value-type="float" office:value="81145" calcext:value-type="float">
            <text:p>8114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51]+[.A4352]" office:value-type="float" office:value="81229" calcext:value-type="float">
            <text:p>8122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52]+[.A4353]" office:value-type="float" office:value="81313" calcext:value-type="float">
            <text:p>8131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53]+[.A4354]" office:value-type="float" office:value="81397" calcext:value-type="float">
            <text:p>8139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54]+[.A4355]" office:value-type="float" office:value="81481" calcext:value-type="float">
            <text:p>8148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55]+[.A4356]" office:value-type="float" office:value="81565" calcext:value-type="float">
            <text:p>8156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56]+[.A4357]" office:value-type="float" office:value="81649" calcext:value-type="float">
            <text:p>8164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57]+[.A4358]" office:value-type="float" office:value="81733" calcext:value-type="float">
            <text:p>8173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58]+[.A4359]" office:value-type="float" office:value="81817" calcext:value-type="float">
            <text:p>8181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59]+[.A4360]" office:value-type="float" office:value="81901" calcext:value-type="float">
            <text:p>8190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60]+[.A4361]" office:value-type="float" office:value="81985" calcext:value-type="float">
            <text:p>8198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61]+[.A4362]" office:value-type="float" office:value="82069" calcext:value-type="float">
            <text:p>8206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62]+[.A4363]" office:value-type="float" office:value="82153" calcext:value-type="float">
            <text:p>8215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63]+[.A4364]" office:value-type="float" office:value="82237" calcext:value-type="float">
            <text:p>8223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64]+[.A4365]" office:value-type="float" office:value="82321" calcext:value-type="float">
            <text:p>8232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65]+[.A4366]" office:value-type="float" office:value="82405" calcext:value-type="float">
            <text:p>8240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66]+[.A4367]" office:value-type="float" office:value="82489" calcext:value-type="float">
            <text:p>8248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67]+[.A4368]" office:value-type="float" office:value="82573" calcext:value-type="float">
            <text:p>8257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368]+[.A4369]" office:value-type="float" office:value="82657" calcext:value-type="float">
            <text:p>8265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69]+[.A4370]" office:value-type="float" office:value="82745" calcext:value-type="float">
            <text:p>8274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70]+[.A4371]" office:value-type="float" office:value="82833" calcext:value-type="float">
            <text:p>8283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71]+[.A4372]" office:value-type="float" office:value="82921" calcext:value-type="float">
            <text:p>8292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72]+[.A4373]" office:value-type="float" office:value="83009" calcext:value-type="float">
            <text:p>8300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73]+[.A4374]" office:value-type="float" office:value="83097" calcext:value-type="float">
            <text:p>8309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74]+[.A4375]" office:value-type="float" office:value="83185" calcext:value-type="float">
            <text:p>8318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75]+[.A4376]" office:value-type="float" office:value="83273" calcext:value-type="float">
            <text:p>8327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76]+[.A4377]" office:value-type="float" office:value="83361" calcext:value-type="float">
            <text:p>8336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77]+[.A4378]" office:value-type="float" office:value="83449" calcext:value-type="float">
            <text:p>8344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78]+[.A4379]" office:value-type="float" office:value="83537" calcext:value-type="float">
            <text:p>8353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79]+[.A4380]" office:value-type="float" office:value="83625" calcext:value-type="float">
            <text:p>8362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80]+[.A4381]" office:value-type="float" office:value="83713" calcext:value-type="float">
            <text:p>8371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81]+[.A4382]" office:value-type="float" office:value="83801" calcext:value-type="float">
            <text:p>8380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82]+[.A4383]" office:value-type="float" office:value="83889" calcext:value-type="float">
            <text:p>8388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83]+[.A4384]" office:value-type="float" office:value="83977" calcext:value-type="float">
            <text:p>8397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84]+[.A4385]" office:value-type="float" office:value="84065" calcext:value-type="float">
            <text:p>8406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85]+[.A4386]" office:value-type="float" office:value="84153" calcext:value-type="float">
            <text:p>8415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86]+[.A4387]" office:value-type="float" office:value="84241" calcext:value-type="float">
            <text:p>8424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87]+[.A4388]" office:value-type="float" office:value="84329" calcext:value-type="float">
            <text:p>8432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88]+[.A4389]" office:value-type="float" office:value="84417" calcext:value-type="float">
            <text:p>8441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89]+[.A4390]" office:value-type="float" office:value="84505" calcext:value-type="float">
            <text:p>8450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90]+[.A4391]" office:value-type="float" office:value="84593" calcext:value-type="float">
            <text:p>8459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91]+[.A4392]" office:value-type="float" office:value="84681" calcext:value-type="float">
            <text:p>8468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92]+[.A4393]" office:value-type="float" office:value="84769" calcext:value-type="float">
            <text:p>8476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93]+[.A4394]" office:value-type="float" office:value="84857" calcext:value-type="float">
            <text:p>8485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94]+[.A4395]" office:value-type="float" office:value="84945" calcext:value-type="float">
            <text:p>8494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95]+[.A4396]" office:value-type="float" office:value="85033" calcext:value-type="float">
            <text:p>8503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96]+[.A4397]" office:value-type="float" office:value="85121" calcext:value-type="float">
            <text:p>8512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97]+[.A4398]" office:value-type="float" office:value="85209" calcext:value-type="float">
            <text:p>8520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98]+[.A4399]" office:value-type="float" office:value="85297" calcext:value-type="float">
            <text:p>8529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399]+[.A4400]" office:value-type="float" office:value="85385" calcext:value-type="float">
            <text:p>8538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400]+[.A4401]" office:value-type="float" office:value="85473" calcext:value-type="float">
            <text:p>8547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401]+[.A4402]" office:value-type="float" office:value="85561" calcext:value-type="float">
            <text:p>8556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402]+[.A4403]" office:value-type="float" office:value="85649" calcext:value-type="float">
            <text:p>8564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403]+[.A4404]" office:value-type="float" office:value="85737" calcext:value-type="float">
            <text:p>8573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404]+[.A4405]" office:value-type="float" office:value="85825" calcext:value-type="float">
            <text:p>8582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405]+[.A4406]" office:value-type="float" office:value="85913" calcext:value-type="float">
            <text:p>8591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06]+[.A4407]" office:value-type="float" office:value="86005" calcext:value-type="float">
            <text:p>8600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07]+[.A4408]" office:value-type="float" office:value="86097" calcext:value-type="float">
            <text:p>8609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08]+[.A4409]" office:value-type="float" office:value="86189" calcext:value-type="float">
            <text:p>8618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09]+[.A4410]" office:value-type="float" office:value="86281" calcext:value-type="float">
            <text:p>8628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10]+[.A4411]" office:value-type="float" office:value="86373" calcext:value-type="float">
            <text:p>8637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11]+[.A4412]" office:value-type="float" office:value="86465" calcext:value-type="float">
            <text:p>8646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12]+[.A4413]" office:value-type="float" office:value="86557" calcext:value-type="float">
            <text:p>8655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13]+[.A4414]" office:value-type="float" office:value="86649" calcext:value-type="float">
            <text:p>8664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14]+[.A4415]" office:value-type="float" office:value="86741" calcext:value-type="float">
            <text:p>8674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15]+[.A4416]" office:value-type="float" office:value="86833" calcext:value-type="float">
            <text:p>8683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16]+[.A4417]" office:value-type="float" office:value="86925" calcext:value-type="float">
            <text:p>8692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17]+[.A4418]" office:value-type="float" office:value="87017" calcext:value-type="float">
            <text:p>8701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18]+[.A4419]" office:value-type="float" office:value="87109" calcext:value-type="float">
            <text:p>8710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19]+[.A4420]" office:value-type="float" office:value="87201" calcext:value-type="float">
            <text:p>8720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20]+[.A4421]" office:value-type="float" office:value="87293" calcext:value-type="float">
            <text:p>8729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21]+[.A4422]" office:value-type="float" office:value="87385" calcext:value-type="float">
            <text:p>8738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22]+[.A4423]" office:value-type="float" office:value="87477" calcext:value-type="float">
            <text:p>8747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23]+[.A4424]" office:value-type="float" office:value="87569" calcext:value-type="float">
            <text:p>8756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24]+[.A4425]" office:value-type="float" office:value="87661" calcext:value-type="float">
            <text:p>8766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25]+[.A4426]" office:value-type="float" office:value="87753" calcext:value-type="float">
            <text:p>8775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26]+[.A4427]" office:value-type="float" office:value="87845" calcext:value-type="float">
            <text:p>8784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27]+[.A4428]" office:value-type="float" office:value="87937" calcext:value-type="float">
            <text:p>8793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28]+[.A4429]" office:value-type="float" office:value="88029" calcext:value-type="float">
            <text:p>8802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29]+[.A4430]" office:value-type="float" office:value="88121" calcext:value-type="float">
            <text:p>8812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30]+[.A4431]" office:value-type="float" office:value="88213" calcext:value-type="float">
            <text:p>8821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31]+[.A4432]" office:value-type="float" office:value="88305" calcext:value-type="float">
            <text:p>8830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32]+[.A4433]" office:value-type="float" office:value="88397" calcext:value-type="float">
            <text:p>8839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33]+[.A4434]" office:value-type="float" office:value="88489" calcext:value-type="float">
            <text:p>8848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34]+[.A4435]" office:value-type="float" office:value="88581" calcext:value-type="float">
            <text:p>8858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35]+[.A4436]" office:value-type="float" office:value="88673" calcext:value-type="float">
            <text:p>8867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36]+[.A4437]" office:value-type="float" office:value="88765" calcext:value-type="float">
            <text:p>8876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37]+[.A4438]" office:value-type="float" office:value="88857" calcext:value-type="float">
            <text:p>8885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38]+[.A4439]" office:value-type="float" office:value="88949" calcext:value-type="float">
            <text:p>8894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39]+[.A4440]" office:value-type="float" office:value="89041" calcext:value-type="float">
            <text:p>8904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40]+[.A4441]" office:value-type="float" office:value="89133" calcext:value-type="float">
            <text:p>8913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41]+[.A4442]" office:value-type="float" office:value="89225" calcext:value-type="float">
            <text:p>8922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42]+[.A4443]" office:value-type="float" office:value="89317" calcext:value-type="float">
            <text:p>8931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43]+[.A4444]" office:value-type="float" office:value="89409" calcext:value-type="float">
            <text:p>8940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44]+[.A4445]" office:value-type="float" office:value="89501" calcext:value-type="float">
            <text:p>8950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45]+[.A4446]" office:value-type="float" office:value="89593" calcext:value-type="float">
            <text:p>8959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46]+[.A4447]" office:value-type="float" office:value="89685" calcext:value-type="float">
            <text:p>8968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47]+[.A4448]" office:value-type="float" office:value="89777" calcext:value-type="float">
            <text:p>8977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448]+[.A4449]" office:value-type="float" office:value="89869" calcext:value-type="float">
            <text:p>8986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49]+[.A4450]" office:value-type="float" office:value="89965" calcext:value-type="float">
            <text:p>8996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50]+[.A4451]" office:value-type="float" office:value="90061" calcext:value-type="float">
            <text:p>9006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51]+[.A4452]" office:value-type="float" office:value="90157" calcext:value-type="float">
            <text:p>9015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52]+[.A4453]" office:value-type="float" office:value="90253" calcext:value-type="float">
            <text:p>9025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53]+[.A4454]" office:value-type="float" office:value="90349" calcext:value-type="float">
            <text:p>9034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54]+[.A4455]" office:value-type="float" office:value="90445" calcext:value-type="float">
            <text:p>9044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55]+[.A4456]" office:value-type="float" office:value="90541" calcext:value-type="float">
            <text:p>9054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56]+[.A4457]" office:value-type="float" office:value="90637" calcext:value-type="float">
            <text:p>9063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57]+[.A4458]" office:value-type="float" office:value="90733" calcext:value-type="float">
            <text:p>9073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58]+[.A4459]" office:value-type="float" office:value="90829" calcext:value-type="float">
            <text:p>9082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59]+[.A4460]" office:value-type="float" office:value="90925" calcext:value-type="float">
            <text:p>9092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60]+[.A4461]" office:value-type="float" office:value="91021" calcext:value-type="float">
            <text:p>9102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61]+[.A4462]" office:value-type="float" office:value="91117" calcext:value-type="float">
            <text:p>9111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62]+[.A4463]" office:value-type="float" office:value="91213" calcext:value-type="float">
            <text:p>9121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63]+[.A4464]" office:value-type="float" office:value="91309" calcext:value-type="float">
            <text:p>9130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64]+[.A4465]" office:value-type="float" office:value="91405" calcext:value-type="float">
            <text:p>9140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65]+[.A4466]" office:value-type="float" office:value="91501" calcext:value-type="float">
            <text:p>9150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66]+[.A4467]" office:value-type="float" office:value="91597" calcext:value-type="float">
            <text:p>9159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67]+[.A4468]" office:value-type="float" office:value="91693" calcext:value-type="float">
            <text:p>9169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68]+[.A4469]" office:value-type="float" office:value="91789" calcext:value-type="float">
            <text:p>9178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69]+[.A4470]" office:value-type="float" office:value="91885" calcext:value-type="float">
            <text:p>9188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70]+[.A4471]" office:value-type="float" office:value="91981" calcext:value-type="float">
            <text:p>9198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71]+[.A4472]" office:value-type="float" office:value="92077" calcext:value-type="float">
            <text:p>9207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72]+[.A4473]" office:value-type="float" office:value="92173" calcext:value-type="float">
            <text:p>9217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73]+[.A4474]" office:value-type="float" office:value="92269" calcext:value-type="float">
            <text:p>9226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74]+[.A4475]" office:value-type="float" office:value="92365" calcext:value-type="float">
            <text:p>9236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75]+[.A4476]" office:value-type="float" office:value="92461" calcext:value-type="float">
            <text:p>9246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76]+[.A4477]" office:value-type="float" office:value="92557" calcext:value-type="float">
            <text:p>9255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77]+[.A4478]" office:value-type="float" office:value="92653" calcext:value-type="float">
            <text:p>9265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78]+[.A4479]" office:value-type="float" office:value="92749" calcext:value-type="float">
            <text:p>9274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79]+[.A4480]" office:value-type="float" office:value="92845" calcext:value-type="float">
            <text:p>9284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80]+[.A4481]" office:value-type="float" office:value="92941" calcext:value-type="float">
            <text:p>9294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81]+[.A4482]" office:value-type="float" office:value="93037" calcext:value-type="float">
            <text:p>9303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82]+[.A4483]" office:value-type="float" office:value="93133" calcext:value-type="float">
            <text:p>9313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83]+[.A4484]" office:value-type="float" office:value="93229" calcext:value-type="float">
            <text:p>9322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84]+[.A4485]" office:value-type="float" office:value="93325" calcext:value-type="float">
            <text:p>9332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85]+[.A4486]" office:value-type="float" office:value="93421" calcext:value-type="float">
            <text:p>9342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86]+[.A4487]" office:value-type="float" office:value="93517" calcext:value-type="float">
            <text:p>9351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87]+[.A4488]" office:value-type="float" office:value="93613" calcext:value-type="float">
            <text:p>9361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88]+[.A4489]" office:value-type="float" office:value="93709" calcext:value-type="float">
            <text:p>9370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89]+[.A4490]" office:value-type="float" office:value="93805" calcext:value-type="float">
            <text:p>9380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90]+[.A4491]" office:value-type="float" office:value="93901" calcext:value-type="float">
            <text:p>9390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91]+[.A4492]" office:value-type="float" office:value="93997" calcext:value-type="float">
            <text:p>9399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92]+[.A4493]" office:value-type="float" office:value="94093" calcext:value-type="float">
            <text:p>9409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93]+[.A4494]" office:value-type="float" office:value="94189" calcext:value-type="float">
            <text:p>9418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94]+[.A4495]" office:value-type="float" office:value="94285" calcext:value-type="float">
            <text:p>9428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95]+[.A4496]" office:value-type="float" office:value="94381" calcext:value-type="float">
            <text:p>9438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96]+[.A4497]" office:value-type="float" office:value="94477" calcext:value-type="float">
            <text:p>94477</text:p>
          </table:table-cell>
          <table:table-cell table:number-columns-repeated="5"/>
        </table:table-row>
        <table:table-row table:style-name="ro1" table:number-rows-repeated="1044078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02_26-2'.B1:'02_26-2'.B1048576">
            <calcext:condition calcext:apply-style-name="Accent 1" calcext:value="&gt;47232" calcext:base-cell-address="'02_26-2'.B1"/>
          </calcext:conditional-format>
        </calcext:conditional-formats>
      </table:table>
      <table:named-expressions/>
      <table:database-ranges>
        <table:database-range table:name="__Anonymous_Sheet_DB__0" table:target-range-address="'02_26-2'.A1:'02_26-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06T13:09:33.491304200</dc:date>
    <meta:editing-duration>PT9M3S</meta:editing-duration>
    <meta:editing-cycles>1</meta:editing-cycles>
    <meta:document-statistic meta:table-count="1" meta:cell-count="8998" meta:object-count="0"/>
    <meta:generator>LibreOffice/25.8.2.2$Windows_X86_64 LibreOffice_project/d401f2107ccab8f924a8e2df40f573aab7605b6f</meta:generator>
  </office:meta>
</office:document-meta>
</file>